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eltic Knots" svg:font-family="'Celtic Knot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27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99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ltic Knot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Q$2:.$Q$10])" table:allow-empty-cell="true" table:display-list="unsorted" table:base-cell-address="Sheet1.K2">
          <table:error-message table:message-type="stop" table:display="true"/>
        </table:content-validation>
        <table:content-validation table:name="val2" table:condition="of:cell-content-is-in-list(&quot;Q2:Q10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lain</text:p>
          </table:table-cell>
          <table:table-cell table:style-name="ce3" office:value-type="string" calcext:value-type="string">
            <text:p>Usable</text:p>
          </table:table-cell>
          <table:table-cell table:style-name="ce5"/>
          <table:table-cell table:style-name="ce7" office:value-type="string" calcext:value-type="string">
            <text:p>Glyph</text:p>
          </table:table-cell>
          <table:table-cell table:style-name="ce9" office:value-type="string" calcext:value-type="string">
            <text:p>Rotate 90</text:p>
          </table:table-cell>
          <table:table-cell table:style-name="ce12" office:value-type="string" calcext:value-type="string">
            <text:p>Rotate 180</text:p>
          </table:table-cell>
          <table:table-cell table:style-name="ce12" office:value-type="string" calcext:value-type="string">
            <text:p>Mirror X</text:p>
          </table:table-cell>
          <table:table-cell table:style-name="ce16" office:value-type="string" calcext:value-type="string">
            <text:p>Mirror Y</text:p>
          </table:table-cell>
          <table:table-cell table:style-name="ce12"/>
          <table:table-cell table:style-name="ce7" office:value-type="string" calcext:value-type="string">
            <text:p>Glyph</text:p>
          </table:table-cell>
          <table:table-cell table:style-name="ce1" office:value-type="string" calcext:value-type="string">
            <text:p>Connect Up</text:p>
          </table:table-cell>
          <table:table-cell table:style-name="ce22" office:value-type="string" calcext:value-type="string">
            <text:p>Connect Down</text:p>
          </table:table-cell>
          <table:table-cell table:style-name="ce22" office:value-type="string" calcext:value-type="string">
            <text:p>Connect Left</text:p>
          </table:table-cell>
          <table:table-cell table:style-name="ce24" office:value-type="string" calcext:value-type="string">
            <text:p>Connect Right</text:p>
          </table:table-cell>
          <table:table-cell table:style-name="ce39" table:number-columns-repeated="2"/>
          <table:table-cell table:style-name="ce27" office:value-type="string" calcext:value-type="string">
            <text:p>Connection::</text:p>
          </table:table-cell>
          <table:table-cell table:style-name="ce29"/>
          <table:table-cell table:style-name="ce9" office:value-type="string" calcext:value-type="string">
            <text:p>Rotate 90</text:p>
          </table:table-cell>
          <table:table-cell table:style-name="ce12" office:value-type="string" calcext:value-type="string">
            <text:p>Rotate 180</text:p>
          </table:table-cell>
          <table:table-cell table:style-name="ce12" office:value-type="string" calcext:value-type="string">
            <text:p>Mirror X</text:p>
          </table:table-cell>
          <table:table-cell table:style-name="ce12" office:value-type="string" calcext:value-type="string">
            <text:p>Mirror Y</text:p>
          </table:table-cell>
          <table:table-cell table:style-name="ce12" office:value-type="string" calcext:value-type="string">
            <text:p>Mirror Fwd Diag</text:p>
          </table:table-cell>
          <table:table-cell table:style-name="ce16" office:value-type="string" calcext:value-type="string">
            <text:p>Mirror Bkwd Diag</text:p>
          </table:table-cell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4" table:formula="of:=4=COUNTA([.$E2:.$H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]" office:value-type="string" office:string-value=" " calcext:value-type="string">
            <text:p>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style-name="ce13"/>
          <table:table-cell table:style-name="ce8" table:formula="of:=[.$A2]" office:value-type="string" office:string-value=" " calcext:value-type="string">
            <text:p><text:s/>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style-name="ce39" table:number-columns-repeated="2"/>
          <table:table-cell table:style-name="ce53" office:value-type="string" calcext:value-type="string">
            <text:p>EMPTY</text:p>
          </table:table-cell>
          <table:table-cell table:style-name="ce58" office:value-type="string" calcext:value-type="string">
            <text:p>Nothing on this side</text:p>
          </table:table-cell>
          <table:table-cell table:style-name="ce31" table:content-validation-name="val2" office:value-type="string" calcext:value-type="string">
            <text:p>EMPTY</text:p>
          </table:table-cell>
          <table:table-cell table:number-columns-repeated="4" table:style-name="ce33" table:content-validation-name="val2" office:value-type="string" calcext:value-type="string">
            <text:p>EMPTY</text:p>
          </table:table-cell>
          <table:table-cell table:style-name="ce35" table:content-validation-name="val2" office:value-type="string" calcext:value-type="string">
            <text:p>EMPTY</text:p>
          </table:table-cell>
        </table:table-row>
        <table:table-row table:style-name="ro2">
          <table:table-cell table:style-name="ce2" office:value-type="string" calcext:value-type="string">
            <text:p>!</text:p>
          </table:table-cell>
          <table:table-cell table:style-name="ce4" table:formula="of:=4=COUNTA([.$E3:.$H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]" office:value-type="string" office:string-value="!" calcext:value-type="string">
            <text:p>!</text:p>
          </table:table-cell>
          <table:table-cell table:style-name="ce10" office:value-type="string" calcext:value-type="string">
            <text:p>~</text:p>
          </table:table-cell>
          <table:table-cell table:number-columns-repeated="2" table:style-name="ce14" office:value-type="string" calcext:value-type="string">
            <text:p>!</text:p>
          </table:table-cell>
          <table:table-cell table:style-name="ce18" office:value-type="string" calcext:value-type="string">
            <text:p>!</text:p>
          </table:table-cell>
          <table:table-cell table:style-name="ce14"/>
          <table:table-cell table:style-name="ce8" table:formula="of:=[.$A3]" office:value-type="string" office:string-value="!" calcext:value-type="string">
            <text:p>!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style-name="ce39" table:number-columns-repeated="2"/>
          <table:table-cell table:style-name="ce53" office:value-type="string" calcext:value-type="string">
            <text:p>DIAG_BOTH</text:p>
          </table:table-cell>
          <table:table-cell table:style-name="ce58" office:value-type="string" calcext:value-type="string">
            <text:p>Overlapping diagonal lines</text:p>
          </table:table-cell>
          <table:table-cell table:style-name="ce31" table:content-validation-name="val2" office:value-type="string" calcext:value-type="string">
            <text:p>DIAG_BOTH</text:p>
          </table:table-cell>
          <table:table-cell table:number-columns-repeated="4" table:style-name="ce33" table:content-validation-name="val2" office:value-type="string" calcext:value-type="string">
            <text:p>DIAG_BOTH</text:p>
          </table:table-cell>
          <table:table-cell table:style-name="ce35" table:content-validation-name="val2" office:value-type="string" calcext:value-type="string">
            <text:p>DIAG_BOTH</text:p>
          </table:table-cell>
        </table:table-row>
        <table:table-row table:style-name="ro2">
          <table:table-cell table:style-name="ce2" office:value-type="string" calcext:value-type="string">
            <text:p>"</text:p>
          </table:table-cell>
          <table:table-cell table:style-name="ce4" table:formula="of:=4=COUNTA([.$E4:.$H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]" office:value-type="string" office:string-value="&quot;" calcext:value-type="string">
            <text:p>"</text:p>
          </table:table-cell>
          <table:table-cell table:style-name="ce10" office:value-type="string" calcext:value-type="string">
            <text:p>"</text:p>
          </table:table-cell>
          <table:table-cell table:number-columns-repeated="2" table:style-name="ce14" office:value-type="string" calcext:value-type="string">
            <text:p>"</text:p>
          </table:table-cell>
          <table:table-cell table:style-name="ce18" office:value-type="string" calcext:value-type="string">
            <text:p>"</text:p>
          </table:table-cell>
          <table:table-cell table:style-name="ce14"/>
          <table:table-cell table:style-name="ce8" table:formula="of:=[.$A4]" office:value-type="string" office:string-value="&quot;" calcext:value-type="string">
            <text:p>"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style-name="ce39" table:number-columns-repeated="2"/>
          <table:table-cell table:style-name="ce53" office:value-type="string" calcext:value-type="string">
            <text:p>ORTHO_BOTH</text:p>
          </table:table-cell>
          <table:table-cell table:style-name="ce58" office:value-type="string" calcext:value-type="string">
            <text:p>straight lines</text:p>
          </table:table-cell>
          <table:table-cell table:style-name="ce31" table:content-validation-name="val2" office:value-type="string" calcext:value-type="string">
            <text:p>ORTHO_BOTH</text:p>
          </table:table-cell>
          <table:table-cell table:number-columns-repeated="4" table:style-name="ce33" table:content-validation-name="val2" office:value-type="string" calcext:value-type="string">
            <text:p>ORTHO_BOTH</text:p>
          </table:table-cell>
          <table:table-cell table:style-name="ce35" table:content-validation-name="val2" office:value-type="string" calcext:value-type="string">
            <text:p>ORTHO_BOTH</text:p>
          </table:table-cell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4" table:formula="of:=4=COUNTA([.$E5:.$H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]" office:value-type="string" office:string-value="#" calcext:value-type="string">
            <text:p>#</text:p>
          </table:table-cell>
          <table:table-cell table:style-name="ce10" office:value-type="string" calcext:value-type="string">
            <text:p>@</text:p>
          </table:table-cell>
          <table:table-cell table:number-columns-repeated="2" table:style-name="ce14" office:value-type="string" calcext:value-type="string">
            <text:p>#</text:p>
          </table:table-cell>
          <table:table-cell table:style-name="ce18" office:value-type="string" calcext:value-type="string">
            <text:p>#</text:p>
          </table:table-cell>
          <table:table-cell table:style-name="ce14"/>
          <table:table-cell table:style-name="ce8" table:formula="of:=[.$A5]" office:value-type="string" office:string-value="#" calcext:value-type="string">
            <text:p>#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style-name="ce39" table:number-columns-repeated="2"/>
          <table:table-cell table:style-name="ce53" office:value-type="string" calcext:value-type="string">
            <text:p>DIAG_FRONT</text:p>
          </table:table-cell>
          <table:table-cell table:style-name="ce58" office:value-type="string" calcext:value-type="string">
            <text:p>Only the top diagonal line</text:p>
          </table:table-cell>
          <table:table-cell table:style-name="ce31" table:content-validation-name="val2" office:value-type="string" calcext:value-type="string">
            <text:p>DIAG_FRONT</text:p>
          </table:table-cell>
          <table:table-cell table:style-name="ce33" table:content-validation-name="val2" office:value-type="string" calcext:value-type="string">
            <text:p>DIAG_FRONT</text:p>
          </table:table-cell>
          <table:table-cell table:number-columns-repeated="3" table:style-name="ce33" table:content-validation-name="val2" office:value-type="string" calcext:value-type="string">
            <text:p>DIAG_BACK</text:p>
          </table:table-cell>
          <table:table-cell table:style-name="ce35" table:content-validation-name="val2" office:value-type="string" calcext:value-type="string">
            <text:p>DIAG_BACK</text:p>
          </table:table-cell>
        </table:table-row>
        <table:table-row table:style-name="ro2">
          <table:table-cell table:style-name="ce2" office:value-type="string" calcext:value-type="string">
            <text:p>$</text:p>
          </table:table-cell>
          <table:table-cell table:style-name="ce4" table:formula="of:=4=COUNTA([.$E6:.$H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]" office:value-type="string" office:string-value="$" calcext:value-type="string">
            <text:p>$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8" office:value-type="string" calcext:value-type="string">
            <text:p>$</text:p>
          </table:table-cell>
          <table:table-cell table:style-name="ce14"/>
          <table:table-cell table:style-name="ce8" table:formula="of:=[.$A6]" office:value-type="string" office:string-value="$" calcext:value-type="string">
            <text:p>$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style-name="ce39" table:number-columns-repeated="2"/>
          <table:table-cell table:style-name="ce53" office:value-type="string" calcext:value-type="string">
            <text:p>DIAG_BACK</text:p>
          </table:table-cell>
          <table:table-cell table:style-name="ce58" office:value-type="string" calcext:value-type="string">
            <text:p>Only the bottom diagonal line </text:p>
          </table:table-cell>
          <table:table-cell table:style-name="ce31" table:content-validation-name="val2" office:value-type="string" calcext:value-type="string">
            <text:p>DIAG_BACK</text:p>
          </table:table-cell>
          <table:table-cell table:style-name="ce33" table:content-validation-name="val2" office:value-type="string" calcext:value-type="string">
            <text:p>DIAG_BACK</text:p>
          </table:table-cell>
          <table:table-cell table:number-columns-repeated="3" table:style-name="ce33" table:content-validation-name="val2" office:value-type="string" calcext:value-type="string">
            <text:p>DIAG_FRONT</text:p>
          </table:table-cell>
          <table:table-cell table:style-name="ce35" table:content-validation-name="val2" office:value-type="string" calcext:value-type="string">
            <text:p>DIAG_FRONT</text:p>
          </table:table-cell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4" table:formula="of:=4=COUNTA([.$E7:.$H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]" office:value-type="string" office:string-value="%" calcext:value-type="string">
            <text:p>%</text:p>
          </table:table-cell>
          <table:table-cell table:style-name="ce10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T</text:p>
          </table:table-cell>
          <table:table-cell table:style-name="ce18" office:value-type="string" calcext:value-type="string">
            <text:p>%</text:p>
          </table:table-cell>
          <table:table-cell table:style-name="ce14"/>
          <table:table-cell table:style-name="ce8" table:formula="of:=[.$A7]" office:value-type="string" office:string-value="%" calcext:value-type="string">
            <text:p>%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style-name="ce39" table:number-columns-repeated="2"/>
          <table:table-cell table:style-name="ce53" office:value-type="string" calcext:value-type="string">
            <text:p>ORTHO_UP</text:p>
          </table:table-cell>
          <table:table-cell table:style-name="ce58" office:value-type="string" calcext:value-type="string">
            <text:p>Only the uppermost straight line</text:p>
          </table:table-cell>
          <table:table-cell table:style-name="ce31" table:content-validation-name="val2" office:value-type="string" calcext:value-type="string">
            <text:p>ORTHO_RIGHT</text:p>
          </table:table-cell>
          <table:table-cell table:number-columns-repeated="2" table:style-name="ce33" table:content-validation-name="val2" office:value-type="string" calcext:value-type="string">
            <text:p>ORTHO_DOWN</text:p>
          </table:table-cell>
          <table:table-cell table:style-name="ce33" table:content-validation-name="val2" office:value-type="string" calcext:value-type="string">
            <text:p>ORTHO_UP</text:p>
          </table:table-cell>
          <table:table-cell table:style-name="ce33" table:content-validation-name="val2" office:value-type="string" calcext:value-type="string">
            <text:p>ORTHO_RIGHT</text:p>
          </table:table-cell>
          <table:table-cell table:style-name="ce35" table:content-validation-name="val2" office:value-type="string" calcext:value-type="string">
            <text:p>ORTHO_LEFT</text:p>
          </table:table-cell>
        </table:table-row>
        <table:table-row table:style-name="ro2">
          <table:table-cell table:style-name="ce2" office:value-type="string" calcext:value-type="string">
            <text:p>&amp;</text:p>
          </table:table-cell>
          <table:table-cell table:style-name="ce4" table:formula="of:=4=COUNTA([.$E8:.$H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]" office:value-type="string" office:string-value="&amp;" calcext:value-type="string">
            <text:p>&amp;</text:p>
          </table:table-cell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U</text:p>
          </table:table-cell>
          <table:table-cell table:style-name="ce18" office:value-type="string" calcext:value-type="string">
            <text:p>*</text:p>
          </table:table-cell>
          <table:table-cell table:style-name="ce14"/>
          <table:table-cell table:style-name="ce8" table:formula="of:=[.$A8]" office:value-type="string" office:string-value="&amp;" calcext:value-type="string">
            <text:p>&amp;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style-name="ce39" table:number-columns-repeated="2"/>
          <table:table-cell table:style-name="ce53" office:value-type="string" calcext:value-type="string">
            <text:p>ORTHO_DOWN</text:p>
          </table:table-cell>
          <table:table-cell table:style-name="ce58" office:value-type="string" calcext:value-type="string">
            <text:p>Only the lowermost straight line</text:p>
          </table:table-cell>
          <table:table-cell table:style-name="ce31" table:content-validation-name="val2" office:value-type="string" calcext:value-type="string">
            <text:p>ORTHO_LEFT</text:p>
          </table:table-cell>
          <table:table-cell table:number-columns-repeated="2" table:style-name="ce33" table:content-validation-name="val2" office:value-type="string" calcext:value-type="string">
            <text:p>ORTHO_UP</text:p>
          </table:table-cell>
          <table:table-cell table:style-name="ce33" table:content-validation-name="val2" office:value-type="string" calcext:value-type="string">
            <text:p>ORTHO_DOWN</text:p>
          </table:table-cell>
          <table:table-cell table:style-name="ce33" table:content-validation-name="val2" office:value-type="string" calcext:value-type="string">
            <text:p>ORTHO_LEFT</text:p>
          </table:table-cell>
          <table:table-cell table:style-name="ce35" table:content-validation-name="val2" office:value-type="string" calcext:value-type="string">
            <text:p>ORTHO_RIGHT</text:p>
          </table:table-cell>
        </table:table-row>
        <table:table-row table:style-name="ro2">
          <table:table-cell table:style-name="ce2" office:value-type="string" calcext:value-type="string">
            <text:p>'</text:p>
          </table:table-cell>
          <table:table-cell table:style-name="ce4" table:formula="of:=4=COUNTA([.$E9:.$H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]" office:value-type="string" office:string-value="'" calcext:value-type="string">
            <text:p>'</text:p>
          </table:table-cell>
          <table:table-cell table:style-name="ce10" office:value-type="string" calcext:value-type="string">
            <text:p>'</text:p>
          </table:table-cell>
          <table:table-cell table:number-columns-repeated="2" table:style-name="ce14" office:value-type="string" calcext:value-type="string">
            <text:p>'</text:p>
          </table:table-cell>
          <table:table-cell table:style-name="ce18" office:value-type="string" calcext:value-type="string">
            <text:p>'</text:p>
          </table:table-cell>
          <table:table-cell table:style-name="ce14"/>
          <table:table-cell table:style-name="ce8" table:formula="of:=[.$A9]" office:value-type="string" office:string-value="'" calcext:value-type="string">
            <text:p>'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style-name="ce39" table:number-columns-repeated="2"/>
          <table:table-cell table:style-name="ce53" office:value-type="string" calcext:value-type="string">
            <text:p>ORTHO_LEFT</text:p>
          </table:table-cell>
          <table:table-cell table:style-name="ce58" office:value-type="string" calcext:value-type="string">
            <text:p>Only the leftmost straight line</text:p>
          </table:table-cell>
          <table:table-cell table:style-name="ce31" table:content-validation-name="val2" office:value-type="string" calcext:value-type="string">
            <text:p>ORTHO_UP</text:p>
          </table:table-cell>
          <table:table-cell table:style-name="ce33" table:content-validation-name="val2" office:value-type="string" calcext:value-type="string">
            <text:p>ORTHO_RIGHT</text:p>
          </table:table-cell>
          <table:table-cell table:style-name="ce33" table:content-validation-name="val2" office:value-type="string" calcext:value-type="string">
            <text:p>ORTHO_LEFT</text:p>
          </table:table-cell>
          <table:table-cell table:style-name="ce33" table:content-validation-name="val2" office:value-type="string" calcext:value-type="string">
            <text:p>ORTHO_RIGHT</text:p>
          </table:table-cell>
          <table:table-cell table:style-name="ce33" table:content-validation-name="val2" office:value-type="string" calcext:value-type="string">
            <text:p>ORTHO_DOWN</text:p>
          </table:table-cell>
          <table:table-cell table:style-name="ce35" table:content-validation-name="val2" office:value-type="string" calcext:value-type="string">
            <text:p>ORTHO_UP</text:p>
          </table:table-cell>
        </table:table-row>
        <table:table-row table:style-name="ro2">
          <table:table-cell table:style-name="ce2" office:value-type="string" calcext:value-type="string">
            <text:p>(</text:p>
          </table:table-cell>
          <table:table-cell table:style-name="ce4" table:formula="of:=4=COUNTA([.$E10:.$H1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]" office:value-type="string" office:string-value="(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O</text:p>
          </table:table-cell>
          <table:table-cell table:style-name="ce18" office:value-type="string" calcext:value-type="string">
            <text:p>)</text:p>
          </table:table-cell>
          <table:table-cell table:style-name="ce14"/>
          <table:table-cell table:style-name="ce8" table:formula="of:=[.$A10]" office:value-type="string" office:string-value="(" calcext:value-type="string">
            <text:p>(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style-name="ce39" table:number-columns-repeated="2"/>
          <table:table-cell table:style-name="ce28" office:value-type="string" calcext:value-type="string">
            <text:p>ORTHO_RIGHT</text:p>
          </table:table-cell>
          <table:table-cell table:style-name="ce30" office:value-type="string" calcext:value-type="string">
            <text:p>Only the rightmost straight line</text:p>
          </table:table-cell>
          <table:table-cell table:style-name="ce32" table:content-validation-name="val2" office:value-type="string" calcext:value-type="string">
            <text:p>ORTHO_DOWN</text:p>
          </table:table-cell>
          <table:table-cell table:style-name="ce34" table:content-validation-name="val2" office:value-type="string" calcext:value-type="string">
            <text:p>ORTHO_LEFT</text:p>
          </table:table-cell>
          <table:table-cell table:style-name="ce34" table:content-validation-name="val2" office:value-type="string" calcext:value-type="string">
            <text:p>ORTHO_RIGHT</text:p>
          </table:table-cell>
          <table:table-cell table:style-name="ce34" table:content-validation-name="val2" office:value-type="string" calcext:value-type="string">
            <text:p>ORTHO_LEFT</text:p>
          </table:table-cell>
          <table:table-cell table:style-name="ce34" table:content-validation-name="val2" office:value-type="string" calcext:value-type="string">
            <text:p>ORTHO_UP</text:p>
          </table:table-cell>
          <table:table-cell table:style-name="ce36" table:content-validation-name="val2" office:value-type="string" calcext:value-type="string">
            <text:p>ORTHO_DOWN</text:p>
          </table:table-cell>
        </table:table-row>
        <table:table-row table:style-name="ro2">
          <table:table-cell table:style-name="ce2" office:value-type="string" calcext:value-type="string">
            <text:p>)</text:p>
          </table:table-cell>
          <table:table-cell table:style-name="ce4" table:formula="of:=4=COUNTA([.$E11:.$H1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]" office:value-type="string" office:string-value=")" calcext:value-type="string">
            <text:p>)</text:p>
          </table:table-cell>
          <table:table-cell table:style-name="ce10" office:value-type="string" calcext:value-type="string">
            <text:p>P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8" office:value-type="string" calcext:value-type="string">
            <text:p>(</text:p>
          </table:table-cell>
          <table:table-cell table:style-name="ce14"/>
          <table:table-cell table:style-name="ce8" table:formula="of:=[.$A11]" office:value-type="string" office:string-value=")" calcext:value-type="string">
            <text:p>)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*</text:p>
          </table:table-cell>
          <table:table-cell table:style-name="ce4" table:formula="of:=4=COUNTA([.$E12:.$H1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]" office:value-type="string" office:string-value="*" calcext:value-type="string">
            <text:p>*</text:p>
          </table:table-cell>
          <table:table-cell table:style-name="ce10" office:value-type="string" calcext:value-type="string">
            <text:p>&lt;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I</text:p>
          </table:table-cell>
          <table:table-cell table:style-name="ce18" office:value-type="string" calcext:value-type="string">
            <text:p>&amp;</text:p>
          </table:table-cell>
          <table:table-cell table:style-name="ce14"/>
          <table:table-cell table:style-name="ce8" table:formula="of:=[.$A12]" office:value-type="string" office:string-value="*" calcext:value-type="string">
            <text:p>*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+</text:p>
          </table:table-cell>
          <table:table-cell table:style-name="ce4" table:formula="of:=4=COUNTA([.$E13:.$H1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]" office:value-type="string" office:string-value="+" calcext:value-type="string">
            <text:p>+</text:p>
          </table:table-cell>
          <table:table-cell table:style-name="ce10" office:value-type="string" calcext:value-type="string">
            <text:p>}</text:p>
          </table:table-cell>
          <table:table-cell table:style-name="ce14" office:value-type="string" calcext:value-type="string">
            <text:p>{</text:p>
          </table:table-cell>
          <table:table-cell table:style-name="ce14" office:value-type="string" calcext:value-type="string">
            <text:p>}</text:p>
          </table:table-cell>
          <table:table-cell table:style-name="ce18" office:value-type="string" calcext:value-type="string">
            <text:p>_</text:p>
          </table:table-cell>
          <table:table-cell table:style-name="ce14"/>
          <table:table-cell table:style-name="ce8" table:formula="of:=[.$A13]" office:value-type="string" office:string-value="+" calcext:value-type="string">
            <text:p>+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,</text:p>
          </table:table-cell>
          <table:table-cell table:style-name="ce4" table:formula="of:=4=COUNTA([.$E14:.$H1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]" office:value-type="string" office:string-value="," calcext:value-type="string">
            <text:p>,</text:p>
          </table:table-cell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8" office:value-type="string" calcext:value-type="string">
            <text:p>m</text:p>
          </table:table-cell>
          <table:table-cell table:style-name="ce14"/>
          <table:table-cell table:style-name="ce8" table:formula="of:=[.$A14]" office:value-type="string" office:string-value="," calcext:value-type="string">
            <text:p>,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4" table:formula="of:=4=COUNTA([.$E15:.$H1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]" office:value-type="string" office:string-value="-" calcext:value-type="string">
            <text:p>-</text:p>
          </table:table-cell>
          <table:table-cell table:style-name="ce10" office:value-type="string" calcext:value-type="string">
            <text:p>]</text:p>
          </table:table-cell>
          <table:table-cell table:number-columns-repeated="2" table:style-name="ce14" office:value-type="string" calcext:value-type="string">
            <text:p>=</text:p>
          </table:table-cell>
          <table:table-cell table:style-name="ce18" office:value-type="string" calcext:value-type="string">
            <text:p>-</text:p>
          </table:table-cell>
          <table:table-cell table:style-name="ce14"/>
          <table:table-cell table:style-name="ce8" table:formula="of:=[.$A15]" office:value-type="string" office:string-value="-" calcext:value-type="string">
            <text:p>-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.</text:p>
          </table:table-cell>
          <table:table-cell table:style-name="ce4" table:formula="of:=4=COUNTA([.$E16:.$H1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6]" office:value-type="string" office:string-value="." calcext:value-type="string">
            <text:p>.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;</text:p>
          </table:table-cell>
          <table:table-cell table:style-name="ce14" office:value-type="string" calcext:value-type="string">
            <text:p>l</text:p>
          </table:table-cell>
          <table:table-cell table:style-name="ce18" office:value-type="string" calcext:value-type="string">
            <text:p>/</text:p>
          </table:table-cell>
          <table:table-cell table:style-name="ce14"/>
          <table:table-cell table:style-name="ce8" table:formula="of:=[.$A16]" office:value-type="string" office:string-value="." calcext:value-type="string">
            <text:p>.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/</text:p>
          </table:table-cell>
          <table:table-cell table:style-name="ce4" table:formula="of:=4=COUNTA([.$E17:.$H1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]" office:value-type="string" office:string-value="/" calcext:value-type="string">
            <text:p>/</text:p>
          </table:table-cell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;</text:p>
          </table:table-cell>
          <table:table-cell table:style-name="ce18" office:value-type="string" calcext:value-type="string">
            <text:p>.</text:p>
          </table:table-cell>
          <table:table-cell table:style-name="ce14"/>
          <table:table-cell table:style-name="ce8" table:formula="of:=[.$A17]" office:value-type="string" office:string-value="/" calcext:value-type="string">
            <text:p>/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table:formula="of:=4=COUNTA([.$E18:.$H1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]" office:value-type="float" office:value="0" calcext:value-type="float">
            <text:p>0</text:p>
          </table:table-cell>
          <table:table-cell table:style-name="ce10" office:value-type="string" calcext:value-type="string">
            <text:p>/</text:p>
          </table:table-cell>
          <table:table-cell table:style-name="ce14" office:value-type="string" calcext:value-type="string">
            <text:p>o</text:p>
          </table:table-cell>
          <table:table-cell table:style-name="ce14" office:value-type="string" calcext:value-type="string">
            <text:p>p</text:p>
          </table:table-cell>
          <table:table-cell table:style-name="ce18" office:value-type="float" office:value="9" calcext:value-type="float">
            <text:p>9</text:p>
          </table:table-cell>
          <table:table-cell table:style-name="ce14"/>
          <table:table-cell table:style-name="ce8" table:formula="of:=[.$A18]" office:value-type="float" office:value="0" calcext:value-type="float">
            <text:p>0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table:formula="of:=4=COUNTA([.$E19:.$H1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]" office:value-type="float" office:value="1" calcext:value-type="float">
            <text:p>1</text:p>
          </table:table-cell>
          <table:table-cell table:style-name="ce10" office:value-type="string" calcext:value-type="string">
            <text:p>`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4"/>
          <table:table-cell table:style-name="ce8" table:formula="of:=[.$A19]" office:value-type="float" office:value="1" calcext:value-type="float">
            <text:p>1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table:formula="of:=4=COUNTA([.$E20:.$H2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0]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4"/>
          <table:table-cell table:style-name="ce8" table:formula="of:=[.$A20]" office:value-type="float" office:value="2" calcext:value-type="float">
            <text:p>2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formula="of:=4=COUNTA([.$E21:.$H2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1]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4"/>
          <table:table-cell table:style-name="ce8" table:formula="of:=[.$A21]" office:value-type="float" office:value="3" calcext:value-type="float">
            <text:p>3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formula="of:=4=COUNTA([.$E22:.$H2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2]" office:value-type="float" office:value="4" calcext:value-type="float">
            <text:p>4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r</text:p>
          </table:table-cell>
          <table:table-cell table:style-name="ce18" office:value-type="float" office:value="4" calcext:value-type="float">
            <text:p>4</text:p>
          </table:table-cell>
          <table:table-cell table:style-name="ce14"/>
          <table:table-cell table:style-name="ce8" table:formula="of:=[.$A22]" office:value-type="float" office:value="4" calcext:value-type="float">
            <text:p>4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formula="of:=4=COUNTA([.$E23:.$H2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3]" office:value-type="float" office:value="5" calcext:value-type="float">
            <text:p>5</text:p>
          </table:table-cell>
          <table:table-cell table:style-name="ce10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t</text:p>
          </table:table-cell>
          <table:table-cell table:style-name="ce18" office:value-type="float" office:value="5" calcext:value-type="float">
            <text:p>5</text:p>
          </table:table-cell>
          <table:table-cell table:style-name="ce14"/>
          <table:table-cell table:style-name="ce8" table:formula="of:=[.$A23]" office:value-type="float" office:value="5" calcext:value-type="float">
            <text:p>5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formula="of:=4=COUNTA([.$E24:.$H2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4]" office:value-type="float" office:value="6" calcext:value-type="float">
            <text:p>6</text:p>
          </table:table-cell>
          <table:table-cell table:style-name="ce10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8" office:value-type="float" office:value="6" calcext:value-type="float">
            <text:p>6</text:p>
          </table:table-cell>
          <table:table-cell table:style-name="ce14"/>
          <table:table-cell table:style-name="ce8" table:formula="of:=[.$A24]" office:value-type="float" office:value="6" calcext:value-type="float">
            <text:p>6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formula="of:=4=COUNTA([.$E25:.$H2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5]" office:value-type="float" office:value="7" calcext:value-type="float">
            <text:p>7</text:p>
          </table:table-cell>
          <table:table-cell table:style-name="ce10" office:value-type="string" calcext:value-type="string">
            <text:p>k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u</text:p>
          </table:table-cell>
          <table:table-cell table:style-name="ce18" office:value-type="float" office:value="8" calcext:value-type="float">
            <text:p>8</text:p>
          </table:table-cell>
          <table:table-cell table:style-name="ce14"/>
          <table:table-cell table:style-name="ce8" table:formula="of:=[.$A25]" office:value-type="float" office:value="7" calcext:value-type="float">
            <text:p>7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formula="of:=4=COUNTA([.$E26:.$H2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6]" office:value-type="float" office:value="8" calcext:value-type="float">
            <text:p>8</text:p>
          </table:table-cell>
          <table:table-cell table:style-name="ce10" office:value-type="string" calcext:value-type="string">
            <text:p>,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i</text:p>
          </table:table-cell>
          <table:table-cell table:style-name="ce18" office:value-type="float" office:value="7" calcext:value-type="float">
            <text:p>7</text:p>
          </table:table-cell>
          <table:table-cell table:style-name="ce14"/>
          <table:table-cell table:style-name="ce8" table:formula="of:=[.$A26]" office:value-type="float" office:value="8" calcext:value-type="float">
            <text:p>8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formula="of:=4=COUNTA([.$E27:.$H2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7]" office:value-type="float" office:value="9" calcext:value-type="float">
            <text:p>9</text:p>
          </table:table-cell>
          <table:table-cell table:style-name="ce10" office:value-type="string" calcext:value-type="string">
            <text:p>;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o</text:p>
          </table:table-cell>
          <table:table-cell table:style-name="ce18" office:value-type="float" office:value="0" calcext:value-type="float">
            <text:p>0</text:p>
          </table:table-cell>
          <table:table-cell table:style-name="ce14"/>
          <table:table-cell table:style-name="ce8" table:formula="of:=[.$A27]" office:value-type="float" office:value="9" calcext:value-type="float">
            <text:p>9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:</text:p>
          </table:table-cell>
          <table:table-cell table:style-name="ce4" table:formula="of:=4=COUNTA([.$E28:.$H2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8]" office:value-type="string" office:string-value=":" calcext:value-type="string">
            <text:p>:</text:p>
          </table:table-cell>
          <table:table-cell table:style-name="ce10" office:value-type="string" calcext:value-type="string">
            <text:p>?</text:p>
          </table:table-cell>
          <table:table-cell table:style-name="ce14" office:value-type="string" calcext:value-type="string">
            <text:p>&gt;</text:p>
          </table:table-cell>
          <table:table-cell table:style-name="ce14" office:value-type="string" calcext:value-type="string">
            <text:p>?</text:p>
          </table:table-cell>
          <table:table-cell table:style-name="ce18" office:value-type="string" calcext:value-type="string">
            <text:p>L</text:p>
          </table:table-cell>
          <table:table-cell table:style-name="ce14"/>
          <table:table-cell table:style-name="ce8" table:formula="of:=[.$A28]" office:value-type="string" office:string-value=":" calcext:value-type="string">
            <text:p>: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;</text:p>
          </table:table-cell>
          <table:table-cell table:style-name="ce4" table:formula="of:=4=COUNTA([.$E29:.$H2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9]" office:value-type="string" office:string-value=";" calcext:value-type="string">
            <text:p>;</text:p>
          </table:table-cell>
          <table:table-cell table:style-name="ce10" office:value-type="string" calcext:value-type="string">
            <text:p>p</text:p>
          </table:table-cell>
          <table:table-cell table:style-name="ce14" office:value-type="string" calcext:value-type="string">
            <text:p>.</text:p>
          </table:table-cell>
          <table:table-cell table:style-name="ce14" office:value-type="string" calcext:value-type="string">
            <text:p>/</text:p>
          </table:table-cell>
          <table:table-cell table:style-name="ce18" office:value-type="string" calcext:value-type="string">
            <text:p>l</text:p>
          </table:table-cell>
          <table:table-cell table:style-name="ce14"/>
          <table:table-cell table:style-name="ce8" table:formula="of:=[.$A29]" office:value-type="string" office:string-value=";" calcext:value-type="string">
            <text:p>;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&lt;</text:p>
          </table:table-cell>
          <table:table-cell table:style-name="ce4" table:formula="of:=4=COUNTA([.$E30:.$H3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0]" office:value-type="string" office:string-value="&lt;" calcext:value-type="string">
            <text:p>&lt;</text:p>
          </table:table-cell>
          <table:table-cell table:style-name="ce10" office:value-type="string" calcext:value-type="string">
            <text:p>U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8" office:value-type="string" calcext:value-type="string">
            <text:p>M</text:p>
          </table:table-cell>
          <table:table-cell table:style-name="ce14"/>
          <table:table-cell table:style-name="ce8" table:formula="of:=[.$A30]" office:value-type="string" office:string-value="&lt;" calcext:value-type="string">
            <text:p>&lt;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=</text:p>
          </table:table-cell>
          <table:table-cell table:style-name="ce4" table:formula="of:=4=COUNTA([.$E31:.$H3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1]" office:value-type="string" office:string-value="=" calcext:value-type="string">
            <text:p>=</text:p>
          </table:table-cell>
          <table:table-cell table:style-name="ce10" office:value-type="string" calcext:value-type="string">
            <text:p>[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=</text:p>
          </table:table-cell>
          <table:table-cell table:style-name="ce14"/>
          <table:table-cell table:style-name="ce8" table:formula="of:=[.$A31]" office:value-type="string" office:string-value="=" calcext:value-type="string">
            <text:p>=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&gt;</text:p>
          </table:table-cell>
          <table:table-cell table:style-name="ce4" table:formula="of:=4=COUNTA([.$E32:.$H3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2]" office:value-type="string" office:string-value="&gt;" calcext:value-type="string">
            <text:p>&gt;</text:p>
          </table:table-cell>
          <table:table-cell table:style-name="ce10" office:value-type="string" calcext:value-type="string">
            <text:p>L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string" calcext:value-type="string">
            <text:p>L</text:p>
          </table:table-cell>
          <table:table-cell table:style-name="ce18" office:value-type="string" calcext:value-type="string">
            <text:p>?</text:p>
          </table:table-cell>
          <table:table-cell table:style-name="ce14"/>
          <table:table-cell table:style-name="ce8" table:formula="of:=[.$A32]" office:value-type="string" office:string-value="&gt;" calcext:value-type="string">
            <text:p>&gt;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4" table:formula="of:=4=COUNTA([.$E33:.$H3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3]" office:value-type="string" office:string-value="?" calcext:value-type="string">
            <text:p>?</text:p>
          </table:table-cell>
          <table:table-cell table:style-name="ce10" office:value-type="string" calcext:value-type="string">
            <text:p>&gt;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:</text:p>
          </table:table-cell>
          <table:table-cell table:style-name="ce18" office:value-type="string" calcext:value-type="string">
            <text:p>&gt;</text:p>
          </table:table-cell>
          <table:table-cell table:style-name="ce14"/>
          <table:table-cell table:style-name="ce8" table:formula="of:=[.$A33]" office:value-type="string" office:string-value="?" calcext:value-type="string">
            <text:p>?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@</text:p>
          </table:table-cell>
          <table:table-cell table:style-name="ce4" table:formula="of:=4=COUNTA([.$E34:.$H3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4]" office:value-type="string" office:string-value="@" calcext:value-type="string">
            <text:p>@</text:p>
          </table:table-cell>
          <table:table-cell table:style-name="ce10" office:value-type="string" calcext:value-type="string">
            <text:p>#</text:p>
          </table:table-cell>
          <table:table-cell table:number-columns-repeated="2" table:style-name="ce14" office:value-type="string" calcext:value-type="string">
            <text:p>@</text:p>
          </table:table-cell>
          <table:table-cell table:style-name="ce18" office:value-type="string" calcext:value-type="string">
            <text:p>@</text:p>
          </table:table-cell>
          <table:table-cell table:style-name="ce14"/>
          <table:table-cell table:style-name="ce8" table:formula="of:=[.$A34]" office:value-type="string" office:string-value="@" calcext:value-type="string">
            <text:p>@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4" table:formula="of:=4=COUNTA([.$E35:.$H3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5]" office:value-type="string" office:string-value="A" calcext:value-type="string">
            <text:p>A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D</text:p>
          </table:table-cell>
          <table:table-cell table:style-name="ce14"/>
          <table:table-cell table:style-name="ce8" table:formula="of:=[.$A35]" office:value-type="string" office:string-value="A" calcext:value-type="string">
            <text:p>A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4" table:formula="of:=4=COUNTA([.$E36:.$H3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6]" office:value-type="string" office:string-value="B" calcext:value-type="string">
            <text:p>B</text:p>
          </table:table-cell>
          <table:table-cell table:style-name="ce10" office:value-type="string" calcext:value-type="string">
            <text:p>^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4"/>
          <table:table-cell table:style-name="ce8" table:formula="of:=[.$A36]" office:value-type="string" office:string-value="B" calcext:value-type="string">
            <text:p>B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4" table:formula="of:=4=COUNTA([.$E37:.$H3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7]" office:value-type="string" office:string-value="C" calcext:value-type="string">
            <text:p>C</text:p>
          </table:table-cell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E</text:p>
          </table:table-cell>
          <table:table-cell table:style-name="ce18" office:value-type="string" calcext:value-type="string">
            <text:p>Z</text:p>
          </table:table-cell>
          <table:table-cell table:style-name="ce14"/>
          <table:table-cell table:style-name="ce8" table:formula="of:=[.$A37]" office:value-type="string" office:string-value="C" calcext:value-type="string">
            <text:p>C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4" table:formula="of:=4=COUNTA([.$E38:.$H3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8]" office:value-type="string" office:string-value="D" calcext:value-type="string">
            <text:p>D</text:p>
          </table:table-cell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style-name="ce14"/>
          <table:table-cell table:style-name="ce8" table:formula="of:=[.$A38]" office:value-type="string" office:string-value="D" calcext:value-type="string">
            <text:p>D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4" table:formula="of:=4=COUNTA([.$E39:.$H3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39]" office:value-type="string" office:string-value="E" calcext:value-type="string">
            <text:p>E</text:p>
          </table:table-cell>
          <table:table-cell table:style-name="ce10" office:value-type="string" calcext:value-type="string">
            <text:p>C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18" office:value-type="string" calcext:value-type="string">
            <text:p>Q</text:p>
          </table:table-cell>
          <table:table-cell table:style-name="ce14"/>
          <table:table-cell table:style-name="ce8" table:formula="of:=[.$A39]" office:value-type="string" office:string-value="E" calcext:value-type="string">
            <text:p>E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table:formula="of:=4=COUNTA([.$E40:.$H4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0]" office:value-type="string" office:string-value="F" calcext:value-type="string">
            <text:p>F</text:p>
          </table:table-cell>
          <table:table-cell table:style-name="ce10" office:value-type="string" calcext:value-type="string">
            <text:p>$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V</text:p>
          </table:table-cell>
          <table:table-cell table:style-name="ce14"/>
          <table:table-cell table:style-name="ce8" table:formula="of:=[.$A40]" office:value-type="string" office:string-value="F" calcext:value-type="string">
            <text:p>F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4" table:formula="of:=4=COUNTA([.$E41:.$H4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1]" office:value-type="string" office:string-value="G" calcext:value-type="string">
            <text:p>G</text:p>
          </table:table-cell>
          <table:table-cell table:style-name="ce10" office:value-type="string" calcext:value-type="string">
            <text:p>%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4"/>
          <table:table-cell table:style-name="ce8" table:formula="of:=[.$A41]" office:value-type="string" office:string-value="G" calcext:value-type="string">
            <text:p>G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4" table:formula="of:=4=COUNTA([.$E42:.$H4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2]" office:value-type="string" office:string-value="H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8" office:value-type="string" calcext:value-type="string">
            <text:p>G</text:p>
          </table:table-cell>
          <table:table-cell table:style-name="ce14"/>
          <table:table-cell table:style-name="ce8" table:formula="of:=[.$A42]" office:value-type="string" office:string-value="H" calcext:value-type="string">
            <text:p>H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4" table:formula="of:=4=COUNTA([.$E43:.$H4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3]" office:value-type="string" office:string-value="I" calcext:value-type="string">
            <text:p>I</text:p>
          </table:table-cell>
          <table:table-cell table:style-name="ce10" office:value-type="string" calcext:value-type="string">
            <text:p>M</text:p>
          </table:table-cell>
          <table:table-cell table:style-name="ce14" office:value-type="string" calcext:value-type="string">
            <text:p>&amp;</text:p>
          </table:table-cell>
          <table:table-cell table:style-name="ce14" office:value-type="string" calcext:value-type="string">
            <text:p>*</text:p>
          </table:table-cell>
          <table:table-cell table:style-name="ce18" office:value-type="string" calcext:value-type="string">
            <text:p>U</text:p>
          </table:table-cell>
          <table:table-cell table:style-name="ce14"/>
          <table:table-cell table:style-name="ce8" table:formula="of:=[.$A43]" office:value-type="string" office:string-value="I" calcext:value-type="string">
            <text:p>I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4" table:formula="of:=4=COUNTA([.$E44:.$H4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4]" office:value-type="string" office:string-value="J" calcext:value-type="string">
            <text:p>J</text:p>
          </table:table-cell>
          <table:table-cell table:style-name="ce10" office:value-type="string" calcext:value-type="string">
            <text:p>*</text:p>
          </table:table-cell>
          <table:table-cell table:style-name="ce14" office:value-type="string" calcext:value-type="string">
            <text:p>&lt;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string" calcext:value-type="string">
            <text:p>K</text:p>
          </table:table-cell>
          <table:table-cell table:style-name="ce14"/>
          <table:table-cell table:style-name="ce8" table:formula="of:=[.$A44]" office:value-type="string" office:string-value="J" calcext:value-type="string">
            <text:p>J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table:formula="of:=4=COUNTA([.$E45:.$H4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5]" office:value-type="string" office:string-value="K" calcext:value-type="string">
            <text:p>K</text:p>
          </table:table-cell>
          <table:table-cell table:style-name="ce10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&lt;</text:p>
          </table:table-cell>
          <table:table-cell table:style-name="ce18" office:value-type="string" calcext:value-type="string">
            <text:p>J</text:p>
          </table:table-cell>
          <table:table-cell table:style-name="ce14"/>
          <table:table-cell table:style-name="ce8" table:formula="of:=[.$A45]" office:value-type="string" office:string-value="K" calcext:value-type="string">
            <text:p>K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4" table:formula="of:=4=COUNTA([.$E46:.$H4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6]" office:value-type="string" office:string-value="L" calcext:value-type="string">
            <text:p>L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&gt;</text:p>
          </table:table-cell>
          <table:table-cell table:style-name="ce18" office:value-type="string" calcext:value-type="string">
            <text:p>:</text:p>
          </table:table-cell>
          <table:table-cell table:style-name="ce14"/>
          <table:table-cell table:style-name="ce8" table:formula="of:=[.$A46]" office:value-type="string" office:string-value="L" calcext:value-type="string">
            <text:p>L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4" table:formula="of:=4=COUNTA([.$E47:.$H4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7]" office:value-type="string" office:string-value="M" calcext:value-type="string">
            <text:p>M</text:p>
          </table:table-cell>
          <table:table-cell table:style-name="ce10" office:value-type="string" calcext:value-type="string">
            <text:p>&amp;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J</text:p>
          </table:table-cell>
          <table:table-cell table:style-name="ce18" office:value-type="string" calcext:value-type="string">
            <text:p>&lt;</text:p>
          </table:table-cell>
          <table:table-cell table:style-name="ce14"/>
          <table:table-cell table:style-name="ce8" table:formula="of:=[.$A47]" office:value-type="string" office:string-value="M" calcext:value-type="string">
            <text:p>M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table:formula="of:=4=COUNTA([.$E48:.$H4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8]" office:value-type="string" office:string-value="N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N</text:p>
          </table:table-cell>
          <table:table-cell table:style-name="ce18" office:value-type="string" calcext:value-type="string">
            <text:p>B</text:p>
          </table:table-cell>
          <table:table-cell table:style-name="ce14"/>
          <table:table-cell table:style-name="ce8" table:formula="of:=[.$A48]" office:value-type="string" office:string-value="N" calcext:value-type="string">
            <text:p>N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4" table:formula="of:=4=COUNTA([.$E49:.$H4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49]" office:value-type="string" office:string-value="O" calcext:value-type="string">
            <text:p>O</text:p>
          </table:table-cell>
          <table:table-cell table:style-name="ce10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4" office:value-type="string" calcext:value-type="string">
            <text:p>(</text:p>
          </table:table-cell>
          <table:table-cell table:style-name="ce18" office:value-type="string" calcext:value-type="string">
            <text:p>P</text:p>
          </table:table-cell>
          <table:table-cell table:style-name="ce14"/>
          <table:table-cell table:style-name="ce8" table:formula="of:=[.$A49]" office:value-type="string" office:string-value="O" calcext:value-type="string">
            <text:p>O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4" table:formula="of:=4=COUNTA([.$E50:.$H5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0]" office:value-type="string" office:string-value="P" calcext:value-type="string">
            <text:p>P</text:p>
          </table:table-cell>
          <table:table-cell table:style-name="ce10" office:value-type="string" calcext:value-type="string">
            <text:p>O</text:p>
          </table:table-cell>
          <table:table-cell table:style-name="ce14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8" office:value-type="string" calcext:value-type="string">
            <text:p>O</text:p>
          </table:table-cell>
          <table:table-cell table:style-name="ce14"/>
          <table:table-cell table:style-name="ce8" table:formula="of:=[.$A50]" office:value-type="string" office:string-value="P" calcext:value-type="string">
            <text:p>P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4" table:formula="of:=4=COUNTA([.$E51:.$H5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1]" office:value-type="string" office:string-value="Q" calcext:value-type="string">
            <text:p>Q</text:p>
          </table:table-cell>
          <table:table-cell table:style-name="ce10" office:value-type="string" calcext:value-type="string">
            <text:p>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Z</text:p>
          </table:table-cell>
          <table:table-cell table:style-name="ce18" office:value-type="string" calcext:value-type="string">
            <text:p>E</text:p>
          </table:table-cell>
          <table:table-cell table:style-name="ce14"/>
          <table:table-cell table:style-name="ce8" table:formula="of:=[.$A51]" office:value-type="string" office:string-value="Q" calcext:value-type="string">
            <text:p>Q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4" table:formula="of:=4=COUNTA([.$E52:.$H5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2]" office:value-type="string" office:string-value="R" calcext:value-type="string">
            <text:p>R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4" office:value-type="string" calcext:value-type="string">
            <text:p>$</text:p>
          </table:table-cell>
          <table:table-cell table:style-name="ce18" office:value-type="string" calcext:value-type="string">
            <text:p>R</text:p>
          </table:table-cell>
          <table:table-cell table:style-name="ce14"/>
          <table:table-cell table:style-name="ce8" table:formula="of:=[.$A52]" office:value-type="string" office:string-value="R" calcext:value-type="string">
            <text:p>R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4" table:formula="of:=4=COUNTA([.$E53:.$H5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3]" office:value-type="string" office:string-value="S" calcext:value-type="string">
            <text:p>S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8" office:value-type="string" calcext:value-type="string">
            <text:p>S</text:p>
          </table:table-cell>
          <table:table-cell table:style-name="ce14"/>
          <table:table-cell table:style-name="ce8" table:formula="of:=[.$A53]" office:value-type="string" office:string-value="S" calcext:value-type="string">
            <text:p>S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4" table:formula="of:=4=COUNTA([.$E54:.$H5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4]" office:value-type="string" office:string-value="T" calcext:value-type="string">
            <text:p>T</text:p>
          </table:table-cell>
          <table:table-cell table:style-name="ce10" office:value-type="string" calcext:value-type="string">
            <text:p>G</text:p>
          </table:table-cell>
          <table:table-cell table:number-columns-repeated="2" table:style-name="ce14" office:value-type="string" calcext:value-type="string">
            <text:p>%</text:p>
          </table:table-cell>
          <table:table-cell table:style-name="ce18" office:value-type="string" calcext:value-type="string">
            <text:p>T</text:p>
          </table:table-cell>
          <table:table-cell table:style-name="ce14"/>
          <table:table-cell table:style-name="ce8" table:formula="of:=[.$A54]" office:value-type="string" office:string-value="T" calcext:value-type="string">
            <text:p>T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4" table:formula="of:=4=COUNTA([.$E55:.$H5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5]" office:value-type="string" office:string-value="U" calcext:value-type="string">
            <text:p>U</text:p>
          </table:table-cell>
          <table:table-cell table:style-name="ce10" office:value-type="string" calcext:value-type="string">
            <text:p>J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&amp;</text:p>
          </table:table-cell>
          <table:table-cell table:style-name="ce18" office:value-type="string" calcext:value-type="string">
            <text:p>I</text:p>
          </table:table-cell>
          <table:table-cell table:style-name="ce14"/>
          <table:table-cell table:style-name="ce8" table:formula="of:=[.$A55]" office:value-type="string" office:string-value="U" calcext:value-type="string">
            <text:p>U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4" table:formula="of:=4=COUNTA([.$E56:.$H5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6]" office:value-type="string" office:string-value="V" calcext:value-type="string">
            <text:p>V</text:p>
          </table:table-cell>
          <table:table-cell table:style-name="ce10" office:value-type="string" calcext:value-type="string">
            <text:p>R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style-name="ce14"/>
          <table:table-cell table:style-name="ce8" table:formula="of:=[.$A56]" office:value-type="string" office:string-value="V" calcext:value-type="string">
            <text:p>V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4" table:formula="of:=4=COUNTA([.$E57:.$H5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7]" office:value-type="string" office:string-value="W" calcext:value-type="string">
            <text:p>W</text:p>
          </table:table-cell>
          <table:table-cell table:style-name="ce10" office:value-type="string" calcext:value-type="string">
            <text:p>D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14"/>
          <table:table-cell table:style-name="ce8" table:formula="of:=[.$A57]" office:value-type="string" office:string-value="W" calcext:value-type="string">
            <text:p>W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4" table:formula="of:=4=COUNTA([.$E58:.$H5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8]" office:value-type="string" office:string-value="X" calcext:value-type="string">
            <text:p>X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4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4"/>
          <table:table-cell table:style-name="ce8" table:formula="of:=[.$A58]" office:value-type="string" office:string-value="X" calcext:value-type="string">
            <text:p>X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4" table:formula="of:=4=COUNTA([.$E59:.$H5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59]" office:value-type="string" office:string-value="Y" calcext:value-type="string">
            <text:p>Y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4" office:value-type="string" calcext:value-type="string">
            <text:p>^</text:p>
          </table:table-cell>
          <table:table-cell table:style-name="ce18" office:value-type="string" calcext:value-type="string">
            <text:p>Y</text:p>
          </table:table-cell>
          <table:table-cell table:style-name="ce14"/>
          <table:table-cell table:style-name="ce8" table:formula="of:=[.$A59]" office:value-type="string" office:string-value="Y" calcext:value-type="string">
            <text:p>Y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4" table:formula="of:=4=COUNTA([.$E60:.$H6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0]" office:value-type="string" office:string-value="Z" calcext:value-type="string">
            <text:p>Z</text:p>
          </table:table-cell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Q</text:p>
          </table:table-cell>
          <table:table-cell table:style-name="ce18" office:value-type="string" calcext:value-type="string">
            <text:p>C</text:p>
          </table:table-cell>
          <table:table-cell table:style-name="ce14"/>
          <table:table-cell table:style-name="ce8" table:formula="of:=[.$A60]" office:value-type="string" office:string-value="Z" calcext:value-type="string">
            <text:p>Z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[</text:p>
          </table:table-cell>
          <table:table-cell table:style-name="ce4" table:formula="of:=4=COUNTA([.$E61:.$H6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1]" office:value-type="string" office:string-value="[" calcext:value-type="string">
            <text:p>[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]</text:p>
          </table:table-cell>
          <table:table-cell table:style-name="ce14" office:value-type="string" calcext:value-type="string">
            <text:p>[</text:p>
          </table:table-cell>
          <table:table-cell table:style-name="ce18" office:value-type="string" calcext:value-type="string">
            <text:p>]</text:p>
          </table:table-cell>
          <table:table-cell table:style-name="ce14"/>
          <table:table-cell table:style-name="ce8" table:formula="of:=[.$A61]" office:value-type="string" office:string-value="[" calcext:value-type="string">
            <text:p>[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\</text:p>
          </table:table-cell>
          <table:table-cell table:style-name="ce4" table:formula="of:=4=COUNTA([.$E62:.$H6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2]" office:value-type="string" office:string-value="\" calcext:value-type="string">
            <text:p>\</text:p>
          </table:table-cell>
          <table:table-cell table:style-name="ce10" office:value-type="string" calcext:value-type="string">
            <text:p>|</text:p>
          </table:table-cell>
          <table:table-cell table:number-columns-repeated="2" table:style-name="ce14" office:value-type="string" calcext:value-type="string">
            <text:p>\</text:p>
          </table:table-cell>
          <table:table-cell table:style-name="ce18" office:value-type="string" calcext:value-type="string">
            <text:p>\</text:p>
          </table:table-cell>
          <table:table-cell table:style-name="ce14"/>
          <table:table-cell table:style-name="ce8" table:formula="of:=[.$A62]" office:value-type="string" office:string-value="\" calcext:value-type="string">
            <text:p>\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]</text:p>
          </table:table-cell>
          <table:table-cell table:style-name="ce4" table:formula="of:=4=COUNTA([.$E63:.$H6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3]" office:value-type="string" office:string-value="]" calcext:value-type="string">
            <text:p>]</text:p>
          </table:table-cell>
          <table:table-cell table:style-name="ce10" office:value-type="string" calcext:value-type="string">
            <text:p>=</text:p>
          </table:table-cell>
          <table:table-cell table:style-name="ce14" office:value-type="string" calcext:value-type="string">
            <text:p>[</text:p>
          </table:table-cell>
          <table:table-cell table:style-name="ce14" office:value-type="string" calcext:value-type="string">
            <text:p>]</text:p>
          </table:table-cell>
          <table:table-cell table:style-name="ce18" office:value-type="string" calcext:value-type="string">
            <text:p>[</text:p>
          </table:table-cell>
          <table:table-cell table:style-name="ce14"/>
          <table:table-cell table:style-name="ce8" table:formula="of:=[.$A63]" office:value-type="string" office:string-value="]" calcext:value-type="string">
            <text:p>]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^</text:p>
          </table:table-cell>
          <table:table-cell table:style-name="ce4" table:formula="of:=4=COUNTA([.$E64:.$H6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4]" office:value-type="string" office:string-value="^" calcext:value-type="string">
            <text:p>^</text:p>
          </table:table-cell>
          <table:table-cell table:style-name="ce10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8" office:value-type="string" calcext:value-type="string">
            <text:p>^</text:p>
          </table:table-cell>
          <table:table-cell table:style-name="ce14"/>
          <table:table-cell table:style-name="ce8" table:formula="of:=[.$A64]" office:value-type="string" office:string-value="^" calcext:value-type="string">
            <text:p>^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_</text:p>
          </table:table-cell>
          <table:table-cell table:style-name="ce4" table:formula="of:=4=COUNTA([.$E65:.$H6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5]" office:value-type="string" office:string-value="_" calcext:value-type="string">
            <text:p>_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string" calcext:value-type="string">
            <text:p>}</text:p>
          </table:table-cell>
          <table:table-cell table:style-name="ce14" office:value-type="string" calcext:value-type="string">
            <text:p>{</text:p>
          </table:table-cell>
          <table:table-cell table:style-name="ce18" office:value-type="string" calcext:value-type="string">
            <text:p>+</text:p>
          </table:table-cell>
          <table:table-cell table:style-name="ce14"/>
          <table:table-cell table:style-name="ce8" table:formula="of:=[.$A65]" office:value-type="string" office:string-value="_" calcext:value-type="string">
            <text:p>_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4" table:formula="of:=4=COUNTA([.$E66:.$H6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6]" office:value-type="string" office:string-value="`" calcext:value-type="string">
            <text:p>`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`</text:p>
          </table:table-cell>
          <table:table-cell table:style-name="ce18" office:value-type="string" calcext:value-type="string">
            <text:p>`</text:p>
          </table:table-cell>
          <table:table-cell table:style-name="ce14"/>
          <table:table-cell table:style-name="ce8" table:formula="of:=[.$A66]" office:value-type="string" office:string-value="`" calcext:value-type="string">
            <text:p>`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4" table:formula="of:=4=COUNTA([.$E67:.$H6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7]" office:value-type="string" office:string-value="a" calcext:value-type="string">
            <text:p>a</text:p>
          </table:table-cell>
          <table:table-cell table:style-name="ce10" office:value-type="string" calcext:value-type="string">
            <text:p>w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d</text:p>
          </table:table-cell>
          <table:table-cell table:style-name="ce14"/>
          <table:table-cell table:style-name="ce8" table:formula="of:=[.$A67]" office:value-type="string" office:string-value="a" calcext:value-type="string">
            <text:p>a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4" table:formula="of:=4=COUNTA([.$E68:.$H6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8]" office:value-type="string" office:string-value="b" calcext:value-type="string">
            <text:p>b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b</text:p>
          </table:table-cell>
          <table:table-cell table:style-name="ce18" office:value-type="string" calcext:value-type="string">
            <text:p>n</text:p>
          </table:table-cell>
          <table:table-cell table:style-name="ce14"/>
          <table:table-cell table:style-name="ce8" table:formula="of:=[.$A68]" office:value-type="string" office:string-value="b" calcext:value-type="string">
            <text:p>b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4" table:formula="of:=4=COUNTA([.$E69:.$H6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69]" office:value-type="string" office:string-value="c" calcext:value-type="string">
            <text:p>c</text:p>
          </table:table-cell>
          <table:table-cell table:style-name="ce10" office:value-type="string" calcext:value-type="string">
            <text:p>z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e</text:p>
          </table:table-cell>
          <table:table-cell table:style-name="ce18" office:value-type="string" calcext:value-type="string">
            <text:p>z</text:p>
          </table:table-cell>
          <table:table-cell table:style-name="ce14"/>
          <table:table-cell table:style-name="ce8" table:formula="of:=[.$A69]" office:value-type="string" office:string-value="c" calcext:value-type="string">
            <text:p>c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4" table:formula="of:=4=COUNTA([.$E70:.$H7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0]" office:value-type="string" office:string-value="d" calcext:value-type="string">
            <text:p>d</text:p>
          </table:table-cell>
          <table:table-cell table:style-name="ce10" office:value-type="string" calcext:value-type="string">
            <text:p>x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d</text:p>
          </table:table-cell>
          <table:table-cell table:style-name="ce18" office:value-type="string" calcext:value-type="string">
            <text:p>a</text:p>
          </table:table-cell>
          <table:table-cell table:style-name="ce14"/>
          <table:table-cell table:style-name="ce8" table:formula="of:=[.$A70]" office:value-type="string" office:string-value="d" calcext:value-type="string">
            <text:p>d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4" table:formula="of:=4=COUNTA([.$E71:.$H7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1]" office:value-type="string" office:string-value="e" calcext:value-type="string">
            <text:p>e</text:p>
          </table:table-cell>
          <table:table-cell table:style-name="ce10" office:value-type="string" calcext:value-type="string">
            <text:p>c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18" office:value-type="string" calcext:value-type="string">
            <text:p>q</text:p>
          </table:table-cell>
          <table:table-cell table:style-name="ce14"/>
          <table:table-cell table:style-name="ce8" table:formula="of:=[.$A71]" office:value-type="string" office:string-value="e" calcext:value-type="string">
            <text:p>e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table:formula="of:=4=COUNTA([.$E72:.$H7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2]" office:value-type="string" office:string-value="f" calcext:value-type="string">
            <text:p>f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f</text:p>
          </table:table-cell>
          <table:table-cell table:style-name="ce18" office:value-type="string" calcext:value-type="string">
            <text:p>v</text:p>
          </table:table-cell>
          <table:table-cell table:style-name="ce14"/>
          <table:table-cell table:style-name="ce8" table:formula="of:=[.$A72]" office:value-type="string" office:string-value="f" calcext:value-type="string">
            <text:p>f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4" table:formula="of:=4=COUNTA([.$E73:.$H7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3]" office:value-type="string" office:string-value="g" calcext:value-type="string">
            <text:p>g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4"/>
          <table:table-cell table:style-name="ce8" table:formula="of:=[.$A73]" office:value-type="string" office:string-value="g" calcext:value-type="string">
            <text:p>g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4" table:formula="of:=4=COUNTA([.$E74:.$H7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4]" office:value-type="string" office:string-value="h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8" office:value-type="string" calcext:value-type="string">
            <text:p>g</text:p>
          </table:table-cell>
          <table:table-cell table:style-name="ce14"/>
          <table:table-cell table:style-name="ce8" table:formula="of:=[.$A74]" office:value-type="string" office:string-value="h" calcext:value-type="string">
            <text:p>h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4" table:formula="of:=4=COUNTA([.$E75:.$H7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5]" office:value-type="string" office:string-value="i" calcext:value-type="string">
            <text:p>i</text:p>
          </table:table-cell>
          <table:table-cell table:style-name="ce10" office:value-type="string" calcext:value-type="string">
            <text:p>m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u</text:p>
          </table:table-cell>
          <table:table-cell table:style-name="ce14"/>
          <table:table-cell table:style-name="ce8" table:formula="of:=[.$A75]" office:value-type="string" office:string-value="i" calcext:value-type="string">
            <text:p>i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4" table:formula="of:=4=COUNTA([.$E76:.$H7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6]" office:value-type="string" office:string-value="j" calcext:value-type="string">
            <text:p>j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,</text:p>
          </table:table-cell>
          <table:table-cell table:style-name="ce14" office:value-type="string" calcext:value-type="string">
            <text:p>m</text:p>
          </table:table-cell>
          <table:table-cell table:style-name="ce18" office:value-type="string" calcext:value-type="string">
            <text:p>k</text:p>
          </table:table-cell>
          <table:table-cell table:style-name="ce14"/>
          <table:table-cell table:style-name="ce8" table:formula="of:=[.$A76]" office:value-type="string" office:string-value="j" calcext:value-type="string">
            <text:p>j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4" table:formula="of:=4=COUNTA([.$E77:.$H7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7]" office:value-type="string" office:string-value="k" calcext:value-type="string">
            <text:p>k</text:p>
          </table:table-cell>
          <table:table-cell table:style-name="ce10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,</text:p>
          </table:table-cell>
          <table:table-cell table:style-name="ce18" office:value-type="string" calcext:value-type="string">
            <text:p>j</text:p>
          </table:table-cell>
          <table:table-cell table:style-name="ce14"/>
          <table:table-cell table:style-name="ce8" table:formula="of:=[.$A77]" office:value-type="string" office:string-value="k" calcext:value-type="string">
            <text:p>k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4" table:formula="of:=4=COUNTA([.$E78:.$H7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8]" office:value-type="string" office:string-value="l" calcext:value-type="string">
            <text:p>l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.</text:p>
          </table:table-cell>
          <table:table-cell table:style-name="ce18" office:value-type="string" calcext:value-type="string">
            <text:p>;</text:p>
          </table:table-cell>
          <table:table-cell table:style-name="ce14"/>
          <table:table-cell table:style-name="ce8" table:formula="of:=[.$A78]" office:value-type="string" office:string-value="l" calcext:value-type="string">
            <text:p>l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4" table:formula="of:=4=COUNTA([.$E79:.$H7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79]" office:value-type="string" office:string-value="m" calcext:value-type="string">
            <text:p>m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j</text:p>
          </table:table-cell>
          <table:table-cell table:style-name="ce18" office:value-type="string" calcext:value-type="string">
            <text:p>,</text:p>
          </table:table-cell>
          <table:table-cell table:style-name="ce14"/>
          <table:table-cell table:style-name="ce8" table:formula="of:=[.$A79]" office:value-type="string" office:string-value="m" calcext:value-type="string">
            <text:p>m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table:formula="of:=4=COUNTA([.$E80:.$H8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0]" office:value-type="string" office:string-value="n" calcext:value-type="string">
            <text:p>n</text:p>
          </table:table-cell>
          <table:table-cell table:style-name="ce10" office:value-type="string" calcext:value-type="string">
            <text:p>y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n</text:p>
          </table:table-cell>
          <table:table-cell table:style-name="ce18" office:value-type="string" calcext:value-type="string">
            <text:p>b</text:p>
          </table:table-cell>
          <table:table-cell table:style-name="ce14"/>
          <table:table-cell table:style-name="ce8" table:formula="of:=[.$A80]" office:value-type="string" office:string-value="n" calcext:value-type="string">
            <text:p>n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4" table:formula="of:=4=COUNTA([.$E81:.$H8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1]" office:value-type="string" office:string-value="o" calcext:value-type="string">
            <text:p>o</text:p>
          </table:table-cell>
          <table:table-cell table:style-name="ce10" office:value-type="string" calcext:value-type="string">
            <text:p>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8" office:value-type="string" calcext:value-type="string">
            <text:p>p</text:p>
          </table:table-cell>
          <table:table-cell table:style-name="ce14"/>
          <table:table-cell table:style-name="ce8" table:formula="of:=[.$A81]" office:value-type="string" office:string-value="o" calcext:value-type="string">
            <text:p>o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4" table:formula="of:=4=COUNTA([.$E82:.$H8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2]" office:value-type="string" office:string-value="p" calcext:value-type="string">
            <text:p>p</text:p>
          </table:table-cell>
          <table:table-cell table:style-name="ce10" office:value-type="string" calcext:value-type="string">
            <text:p>.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o</text:p>
          </table:table-cell>
          <table:table-cell table:style-name="ce14"/>
          <table:table-cell table:style-name="ce8" table:formula="of:=[.$A82]" office:value-type="string" office:string-value="p" calcext:value-type="string">
            <text:p>p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4" table:formula="of:=4=COUNTA([.$E83:.$H8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3]" office:value-type="string" office:string-value="q" calcext:value-type="string">
            <text:p>q</text:p>
          </table:table-cell>
          <table:table-cell table:style-name="ce10" office:value-type="string" calcext:value-type="string">
            <text:p>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z</text:p>
          </table:table-cell>
          <table:table-cell table:style-name="ce18" office:value-type="string" calcext:value-type="string">
            <text:p>e</text:p>
          </table:table-cell>
          <table:table-cell table:style-name="ce14"/>
          <table:table-cell table:style-name="ce8" table:formula="of:=[.$A83]" office:value-type="string" office:string-value="q" calcext:value-type="string">
            <text:p>q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4" table:formula="of:=4=COUNTA([.$E84:.$H8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4]" office:value-type="string" office:string-value="r" calcext:value-type="string">
            <text:p>r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r</text:p>
          </table:table-cell>
          <table:table-cell table:style-name="ce14"/>
          <table:table-cell table:style-name="ce8" table:formula="of:=[.$A84]" office:value-type="string" office:string-value="r" calcext:value-type="string">
            <text:p>r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4" table:formula="of:=4=COUNTA([.$E85:.$H8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5]" office:value-type="string" office:string-value="s" calcext:value-type="string">
            <text:p>s</text:p>
          </table:table-cell>
          <table:table-cell table:style-name="ce10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8" office:value-type="string" calcext:value-type="string">
            <text:p>s</text:p>
          </table:table-cell>
          <table:table-cell table:style-name="ce14"/>
          <table:table-cell table:style-name="ce8" table:formula="of:=[.$A85]" office:value-type="string" office:string-value="s" calcext:value-type="string">
            <text:p>s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4" table:formula="of:=4=COUNTA([.$E86:.$H8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6]" office:value-type="string" office:string-value="t" calcext:value-type="string">
            <text:p>t</text:p>
          </table:table-cell>
          <table:table-cell table:style-name="ce10" office:value-type="string" calcext:value-type="string">
            <text:p>g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t</text:p>
          </table:table-cell>
          <table:table-cell table:style-name="ce14"/>
          <table:table-cell table:style-name="ce8" table:formula="of:=[.$A86]" office:value-type="string" office:string-value="t" calcext:value-type="string">
            <text:p>t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4" table:formula="of:=4=COUNTA([.$E87:.$H8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7]" office:value-type="string" office:string-value="u" calcext:value-type="string">
            <text:p>u</text:p>
          </table:table-cell>
          <table:table-cell table:style-name="ce10" office:value-type="string" calcext:value-type="string">
            <text:p>j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i</text:p>
          </table:table-cell>
          <table:table-cell table:style-name="ce14"/>
          <table:table-cell table:style-name="ce8" table:formula="of:=[.$A87]" office:value-type="string" office:string-value="u" calcext:value-type="string">
            <text:p>u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v</text:p>
          </table:table-cell>
          <table:table-cell table:style-name="ce4" table:formula="of:=4=COUNTA([.$E88:.$H8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8]" office:value-type="string" office:string-value="v" calcext:value-type="string">
            <text:p>v</text:p>
          </table:table-cell>
          <table:table-cell table:style-name="ce10" office:value-type="string" calcext:value-type="string">
            <text:p>r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style-name="ce14"/>
          <table:table-cell table:style-name="ce8" table:formula="of:=[.$A88]" office:value-type="string" office:string-value="v" calcext:value-type="string">
            <text:p>v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4" table:formula="of:=4=COUNTA([.$E89:.$H8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89]" office:value-type="string" office:string-value="w" calcext:value-type="string">
            <text:p>w</text:p>
          </table:table-cell>
          <table:table-cell table:style-name="ce10" office:value-type="string" calcext:value-type="string">
            <text:p>d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8" office:value-type="string" calcext:value-type="string">
            <text:p>w</text:p>
          </table:table-cell>
          <table:table-cell table:style-name="ce14"/>
          <table:table-cell table:style-name="ce8" table:formula="of:=[.$A89]" office:value-type="string" office:string-value="w" calcext:value-type="string">
            <text:p>w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4" table:formula="of:=4=COUNTA([.$E90:.$H9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0]" office:value-type="string" office:string-value="x" calcext:value-type="string">
            <text:p>x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4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4"/>
          <table:table-cell table:style-name="ce8" table:formula="of:=[.$A90]" office:value-type="string" office:string-value="x" calcext:value-type="string">
            <text:p>x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4" table:formula="of:=4=COUNTA([.$E91:.$H9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1]" office:value-type="string" office:string-value="y" calcext:value-type="string">
            <text:p>y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y</text:p>
          </table:table-cell>
          <table:table-cell table:style-name="ce14"/>
          <table:table-cell table:style-name="ce8" table:formula="of:=[.$A91]" office:value-type="string" office:string-value="y" calcext:value-type="string">
            <text:p>y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4" table:formula="of:=4=COUNTA([.$E92:.$H9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2]" office:value-type="string" office:string-value="z" calcext:value-type="string">
            <text:p>z</text:p>
          </table:table-cell>
          <table:table-cell table:style-name="ce10" office:value-type="string" calcext:value-type="string">
            <text:p>q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q</text:p>
          </table:table-cell>
          <table:table-cell table:style-name="ce18" office:value-type="string" calcext:value-type="string">
            <text:p>c</text:p>
          </table:table-cell>
          <table:table-cell table:style-name="ce14"/>
          <table:table-cell table:style-name="ce8" table:formula="of:=[.$A92]" office:value-type="string" office:string-value="z" calcext:value-type="string">
            <text:p>z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{</text:p>
          </table:table-cell>
          <table:table-cell table:style-name="ce4" table:formula="of:=4=COUNTA([.$E93:.$H9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3]" office:value-type="string" office:string-value="{" calcext:value-type="string">
            <text:p>{</text:p>
          </table:table-cell>
          <table:table-cell table:style-name="ce10" office:value-type="string" calcext:value-type="string">
            <text:p>_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_</text:p>
          </table:table-cell>
          <table:table-cell table:style-name="ce18" office:value-type="string" calcext:value-type="string">
            <text:p>}</text:p>
          </table:table-cell>
          <table:table-cell table:style-name="ce14"/>
          <table:table-cell table:style-name="ce8" table:formula="of:=[.$A93]" office:value-type="string" office:string-value="{" calcext:value-type="string">
            <text:p>{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|</text:p>
          </table:table-cell>
          <table:table-cell table:style-name="ce4" table:formula="of:=4=COUNTA([.$E94:.$H9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4]" office:value-type="string" office:string-value="|" calcext:value-type="string">
            <text:p>|</text:p>
          </table:table-cell>
          <table:table-cell table:style-name="ce10" office:value-type="string" calcext:value-type="string">
            <text:p>\</text:p>
          </table:table-cell>
          <table:table-cell table:number-columns-repeated="2" table:style-name="ce14" office:value-type="string" calcext:value-type="string">
            <text:p>|</text:p>
          </table:table-cell>
          <table:table-cell table:style-name="ce18" office:value-type="string" calcext:value-type="string">
            <text:p>|</text:p>
          </table:table-cell>
          <table:table-cell table:style-name="ce14"/>
          <table:table-cell table:style-name="ce8" table:formula="of:=[.$A94]" office:value-type="string" office:string-value="|" calcext:value-type="string">
            <text:p>|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}</text:p>
          </table:table-cell>
          <table:table-cell table:style-name="ce4" table:formula="of:=4=COUNTA([.$E95:.$H9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5]" office:value-type="string" office:string-value="}" calcext:value-type="string">
            <text:p>}</text:p>
          </table:table-cell>
          <table:table-cell table:style-name="ce10" office:value-type="string" calcext:value-type="string">
            <text:p>{</text:p>
          </table:table-cell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+</text:p>
          </table:table-cell>
          <table:table-cell table:style-name="ce18" office:value-type="string" calcext:value-type="string">
            <text:p>{</text:p>
          </table:table-cell>
          <table:table-cell table:style-name="ce14"/>
          <table:table-cell table:style-name="ce8" table:formula="of:=[.$A95]" office:value-type="string" office:string-value="}" calcext:value-type="string">
            <text:p>}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~</text:p>
          </table:table-cell>
          <table:table-cell table:style-name="ce4" table:formula="of:=4=COUNTA([.$E96:.$H9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6]" office:value-type="string" office:string-value="~" calcext:value-type="string">
            <text:p>~</text:p>
          </table:table-cell>
          <table:table-cell table:style-name="ce10" office:value-type="string" calcext:value-type="string">
            <text:p>!</text:p>
          </table:table-cell>
          <table:table-cell table:number-columns-repeated="2" table:style-name="ce14" office:value-type="string" calcext:value-type="string">
            <text:p>~</text:p>
          </table:table-cell>
          <table:table-cell table:style-name="ce18" office:value-type="string" calcext:value-type="string">
            <text:p>~</text:p>
          </table:table-cell>
          <table:table-cell table:style-name="ce14"/>
          <table:table-cell table:style-name="ce8" table:formula="of:=[.$A96]" office:value-type="string" office:string-value="~" calcext:value-type="string">
            <text:p>~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¡</text:p>
          </table:table-cell>
          <table:table-cell table:style-name="ce4" table:formula="of:=4=COUNTA([.$E97:.$H9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7]" office:value-type="string" office:string-value="¡" calcext:value-type="string">
            <text:p>¡</text:p>
          </table:table-cell>
          <table:table-cell table:style-name="ce10" office:value-type="string" calcext:value-type="string">
            <text:p>¤</text:p>
          </table:table-cell>
          <table:table-cell table:style-name="ce14" office:value-type="string" calcext:value-type="string">
            <text:p>¢</text:p>
          </table:table-cell>
          <table:table-cell table:style-name="ce14" office:value-type="string" calcext:value-type="string">
            <text:p>¡</text:p>
          </table:table-cell>
          <table:table-cell table:style-name="ce18" office:value-type="string" calcext:value-type="string">
            <text:p>¢</text:p>
          </table:table-cell>
          <table:table-cell table:style-name="ce14"/>
          <table:table-cell table:style-name="ce8" table:formula="of:=[.$A97]" office:value-type="string" office:string-value="¡" calcext:value-type="string">
            <text:p>¡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¢</text:p>
          </table:table-cell>
          <table:table-cell table:style-name="ce4" table:formula="of:=4=COUNTA([.$E98:.$H9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8]" office:value-type="string" office:string-value="¢" calcext:value-type="string">
            <text:p>¢</text:p>
          </table:table-cell>
          <table:table-cell table:style-name="ce10" office:value-type="string" calcext:value-type="string">
            <text:p>£</text:p>
          </table:table-cell>
          <table:table-cell table:style-name="ce14" office:value-type="string" calcext:value-type="string">
            <text:p>¡</text:p>
          </table:table-cell>
          <table:table-cell table:style-name="ce14" office:value-type="string" calcext:value-type="string">
            <text:p>¢</text:p>
          </table:table-cell>
          <table:table-cell table:style-name="ce18" office:value-type="string" calcext:value-type="string">
            <text:p>¡</text:p>
          </table:table-cell>
          <table:table-cell table:style-name="ce14"/>
          <table:table-cell table:style-name="ce8" table:formula="of:=[.$A98]" office:value-type="string" office:string-value="¢" calcext:value-type="string">
            <text:p>¢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£</text:p>
          </table:table-cell>
          <table:table-cell table:style-name="ce4" table:formula="of:=4=COUNTA([.$E99:.$H9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99]" office:value-type="string" office:string-value="£" calcext:value-type="string">
            <text:p>£</text:p>
          </table:table-cell>
          <table:table-cell table:style-name="ce10" office:value-type="string" calcext:value-type="string">
            <text:p>¡</text:p>
          </table:table-cell>
          <table:table-cell table:number-columns-repeated="2" table:style-name="ce14" office:value-type="string" calcext:value-type="string">
            <text:p>¤</text:p>
          </table:table-cell>
          <table:table-cell table:style-name="ce18" office:value-type="string" calcext:value-type="string">
            <text:p>£</text:p>
          </table:table-cell>
          <table:table-cell table:style-name="ce14"/>
          <table:table-cell table:style-name="ce8" table:formula="of:=[.$A99]" office:value-type="string" office:string-value="£" calcext:value-type="string">
            <text:p>£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¤</text:p>
          </table:table-cell>
          <table:table-cell table:style-name="ce4" table:formula="of:=4=COUNTA([.$E100:.$H10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0]" office:value-type="string" office:string-value="¤" calcext:value-type="string">
            <text:p>¤</text:p>
          </table:table-cell>
          <table:table-cell table:style-name="ce10" office:value-type="string" calcext:value-type="string">
            <text:p>¢</text:p>
          </table:table-cell>
          <table:table-cell table:number-columns-repeated="2" table:style-name="ce14" office:value-type="string" calcext:value-type="string">
            <text:p>£</text:p>
          </table:table-cell>
          <table:table-cell table:style-name="ce18" office:value-type="string" calcext:value-type="string">
            <text:p>¤</text:p>
          </table:table-cell>
          <table:table-cell table:style-name="ce14"/>
          <table:table-cell table:style-name="ce8" table:formula="of:=[.$A100]" office:value-type="string" office:string-value="¤" calcext:value-type="string">
            <text:p>¤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¥</text:p>
          </table:table-cell>
          <table:table-cell table:style-name="ce4" table:formula="of:=4=COUNTA([.$E101:.$H10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1]" office:value-type="string" office:string-value="¥" calcext:value-type="string">
            <text:p>¥</text:p>
          </table:table-cell>
          <table:table-cell table:style-name="ce10" office:value-type="string" calcext:value-type="string">
            <text:p>¦</text:p>
          </table:table-cell>
          <table:table-cell table:style-name="ce14" office:value-type="string" calcext:value-type="string">
            <text:p>§</text:p>
          </table:table-cell>
          <table:table-cell table:style-name="ce14" office:value-type="string" calcext:value-type="string">
            <text:p>¨</text:p>
          </table:table-cell>
          <table:table-cell table:style-name="ce18" office:value-type="string" calcext:value-type="string">
            <text:p>¦</text:p>
          </table:table-cell>
          <table:table-cell table:style-name="ce14"/>
          <table:table-cell table:style-name="ce8" table:formula="of:=[.$A101]" office:value-type="string" office:string-value="¥" calcext:value-type="string">
            <text:p>¥</text:p>
          </table:table-cell>
          <table:table-cell table:style-name="ce53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¦</text:p>
          </table:table-cell>
          <table:table-cell table:style-name="ce4" table:formula="of:=4=COUNTA([.$E102:.$H10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2]" office:value-type="string" office:string-value="¦" calcext:value-type="string">
            <text:p>¦</text:p>
          </table:table-cell>
          <table:table-cell table:style-name="ce10" office:value-type="string" calcext:value-type="string">
            <text:p>§</text:p>
          </table:table-cell>
          <table:table-cell table:style-name="ce14" office:value-type="string" calcext:value-type="string">
            <text:p>¨</text:p>
          </table:table-cell>
          <table:table-cell table:style-name="ce14" office:value-type="string" calcext:value-type="string">
            <text:p>§</text:p>
          </table:table-cell>
          <table:table-cell table:style-name="ce18" office:value-type="string" calcext:value-type="string">
            <text:p>¥</text:p>
          </table:table-cell>
          <table:table-cell table:style-name="ce14"/>
          <table:table-cell table:style-name="ce8" table:formula="of:=[.$A102]" office:value-type="string" office:string-value="¦" calcext:value-type="string">
            <text:p>¦</text:p>
          </table:table-cell>
          <table:table-cell table:style-name="ce53" table:content-validation-name="val1" office:value-type="string" calcext:value-type="string">
            <text:p>DIAG_BACK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FRONT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§</text:p>
          </table:table-cell>
          <table:table-cell table:style-name="ce4" table:formula="of:=4=COUNTA([.$E103:.$H10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3]" office:value-type="string" office:string-value="§" calcext:value-type="string">
            <text:p>§</text:p>
          </table:table-cell>
          <table:table-cell table:style-name="ce10" office:value-type="string" calcext:value-type="string">
            <text:p>¨</text:p>
          </table:table-cell>
          <table:table-cell table:style-name="ce14" office:value-type="string" calcext:value-type="string">
            <text:p>¥</text:p>
          </table:table-cell>
          <table:table-cell table:style-name="ce14" office:value-type="string" calcext:value-type="string">
            <text:p>¦</text:p>
          </table:table-cell>
          <table:table-cell table:style-name="ce18" office:value-type="string" calcext:value-type="string">
            <text:p>¨</text:p>
          </table:table-cell>
          <table:table-cell table:style-name="ce14"/>
          <table:table-cell table:style-name="ce8" table:formula="of:=[.$A103]" office:value-type="string" office:string-value="§" calcext:value-type="string">
            <text:p>§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DIAG_BACK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¨</text:p>
          </table:table-cell>
          <table:table-cell table:style-name="ce4" table:formula="of:=4=COUNTA([.$E104:.$H10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4]" office:value-type="string" office:string-value="¨" calcext:value-type="string">
            <text:p>¨</text:p>
          </table:table-cell>
          <table:table-cell table:style-name="ce10" office:value-type="string" calcext:value-type="string">
            <text:p>¥</text:p>
          </table:table-cell>
          <table:table-cell table:style-name="ce14" office:value-type="string" calcext:value-type="string">
            <text:p>¦</text:p>
          </table:table-cell>
          <table:table-cell table:style-name="ce14" office:value-type="string" calcext:value-type="string">
            <text:p>¥</text:p>
          </table:table-cell>
          <table:table-cell table:style-name="ce18" office:value-type="string" calcext:value-type="string">
            <text:p>§</text:p>
          </table:table-cell>
          <table:table-cell table:style-name="ce14"/>
          <table:table-cell table:style-name="ce8" table:formula="of:=[.$A104]" office:value-type="string" office:string-value="¨" calcext:value-type="string">
            <text:p>¨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©</text:p>
          </table:table-cell>
          <table:table-cell table:style-name="ce4" table:formula="of:=4=COUNTA([.$E105:.$H10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5]" office:value-type="string" office:string-value="©" calcext:value-type="string">
            <text:p>©</text:p>
          </table:table-cell>
          <table:table-cell table:style-name="ce10" office:value-type="string" calcext:value-type="string">
            <text:p>ª</text:p>
          </table:table-cell>
          <table:table-cell table:number-columns-repeated="2" table:style-name="ce14" office:value-type="string" calcext:value-type="string">
            <text:p>«</text:p>
          </table:table-cell>
          <table:table-cell table:style-name="ce18" office:value-type="string" calcext:value-type="string">
            <text:p>©</text:p>
          </table:table-cell>
          <table:table-cell table:style-name="ce14"/>
          <table:table-cell table:style-name="ce8" table:formula="of:=[.$A105]" office:value-type="string" office:string-value="©" calcext:value-type="string">
            <text:p>©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58" table:content-validation-name="val1" office:value-type="string" calcext:value-type="string">
            <text:p>DIAG_FRONT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ª</text:p>
          </table:table-cell>
          <table:table-cell table:style-name="ce4" table:formula="of:=4=COUNTA([.$E106:.$H10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6]" office:value-type="string" office:string-value="ª" calcext:value-type="string">
            <text:p>ª</text:p>
          </table:table-cell>
          <table:table-cell table:style-name="ce10" office:value-type="string" calcext:value-type="string">
            <text:p>«</text:p>
          </table:table-cell>
          <table:table-cell table:style-name="ce14" office:value-type="string" calcext:value-type="string">
            <text:p>¬</text:p>
          </table:table-cell>
          <table:table-cell table:style-name="ce14" office:value-type="string" calcext:value-type="string">
            <text:p>ª</text:p>
          </table:table-cell>
          <table:table-cell table:style-name="ce18" office:value-type="string" calcext:value-type="string">
            <text:p>¬</text:p>
          </table:table-cell>
          <table:table-cell table:style-name="ce14"/>
          <table:table-cell table:style-name="ce8" table:formula="of:=[.$A106]" office:value-type="string" office:string-value="ª" calcext:value-type="string">
            <text:p>ª</text:p>
          </table:table-cell>
          <table:table-cell table:style-name="ce53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«</text:p>
          </table:table-cell>
          <table:table-cell table:style-name="ce4" table:formula="of:=4=COUNTA([.$E107:.$H10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7]" office:value-type="string" office:string-value="«" calcext:value-type="string">
            <text:p>«</text:p>
          </table:table-cell>
          <table:table-cell table:style-name="ce10" office:value-type="string" calcext:value-type="string">
            <text:p>¬</text:p>
          </table:table-cell>
          <table:table-cell table:number-columns-repeated="2" table:style-name="ce14" office:value-type="string" calcext:value-type="string">
            <text:p>©</text:p>
          </table:table-cell>
          <table:table-cell table:style-name="ce18" office:value-type="string" calcext:value-type="string">
            <text:p>«</text:p>
          </table:table-cell>
          <table:table-cell table:style-name="ce14"/>
          <table:table-cell table:style-name="ce8" table:formula="of:=[.$A107]" office:value-type="string" office:string-value="«" calcext:value-type="string">
            <text:p>«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58" table:content-validation-name="val1" office:value-type="string" calcext:value-type="string">
            <text:p>DIAG_BACK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¬</text:p>
          </table:table-cell>
          <table:table-cell table:style-name="ce4" table:formula="of:=4=COUNTA([.$E108:.$H10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8]" office:value-type="string" office:string-value="¬" calcext:value-type="string">
            <text:p>¬</text:p>
          </table:table-cell>
          <table:table-cell table:style-name="ce10" office:value-type="string" calcext:value-type="string">
            <text:p>©</text:p>
          </table:table-cell>
          <table:table-cell table:style-name="ce14" office:value-type="string" calcext:value-type="string">
            <text:p>ª</text:p>
          </table:table-cell>
          <table:table-cell table:style-name="ce14" office:value-type="string" calcext:value-type="string">
            <text:p>¬</text:p>
          </table:table-cell>
          <table:table-cell table:style-name="ce18" office:value-type="string" calcext:value-type="string">
            <text:p>ª</text:p>
          </table:table-cell>
          <table:table-cell table:style-name="ce14"/>
          <table:table-cell table:style-name="ce8" table:formula="of:=[.$A108]" office:value-type="string" office:string-value="¬" calcext:value-type="string">
            <text:p>¬</text:p>
          </table:table-cell>
          <table:table-cell table:style-name="ce53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®</text:p>
          </table:table-cell>
          <table:table-cell table:style-name="ce4" table:formula="of:=4=COUNTA([.$E109:.$H10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09]" office:value-type="string" office:string-value="®" calcext:value-type="string">
            <text:p>®</text:p>
          </table:table-cell>
          <table:table-cell table:style-name="ce10" office:value-type="string" calcext:value-type="string">
            <text:p>¯</text:p>
          </table:table-cell>
          <table:table-cell table:style-name="ce14" office:value-type="string" calcext:value-type="string">
            <text:p>°</text:p>
          </table:table-cell>
          <table:table-cell table:style-name="ce14" office:value-type="string" calcext:value-type="string">
            <text:p>¯</text:p>
          </table:table-cell>
          <table:table-cell table:style-name="ce18" office:value-type="string" calcext:value-type="string">
            <text:p>±</text:p>
          </table:table-cell>
          <table:table-cell table:style-name="ce14"/>
          <table:table-cell table:style-name="ce8" table:formula="of:=[.$A109]" office:value-type="string" office:string-value="®" calcext:value-type="string">
            <text:p>®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¯</text:p>
          </table:table-cell>
          <table:table-cell table:style-name="ce4" table:formula="of:=4=COUNTA([.$E110:.$H11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0]" office:value-type="string" office:string-value="¯" calcext:value-type="string">
            <text:p>¯</text:p>
          </table:table-cell>
          <table:table-cell table:style-name="ce10" office:value-type="string" calcext:value-type="string">
            <text:p>°</text:p>
          </table:table-cell>
          <table:table-cell table:style-name="ce14" office:value-type="string" calcext:value-type="string">
            <text:p>±</text:p>
          </table:table-cell>
          <table:table-cell table:style-name="ce14" office:value-type="string" calcext:value-type="string">
            <text:p>®</text:p>
          </table:table-cell>
          <table:table-cell table:style-name="ce18" office:value-type="string" calcext:value-type="string">
            <text:p>°</text:p>
          </table:table-cell>
          <table:table-cell table:style-name="ce14"/>
          <table:table-cell table:style-name="ce8" table:formula="of:=[.$A110]" office:value-type="string" office:string-value="¯" calcext:value-type="string">
            <text:p>¯</text:p>
          </table:table-cell>
          <table:table-cell table:style-name="ce53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°</text:p>
          </table:table-cell>
          <table:table-cell table:style-name="ce4" table:formula="of:=4=COUNTA([.$E111:.$H11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1]" office:value-type="string" office:string-value="°" calcext:value-type="string">
            <text:p>°</text:p>
          </table:table-cell>
          <table:table-cell table:style-name="ce10" office:value-type="string" calcext:value-type="string">
            <text:p>±</text:p>
          </table:table-cell>
          <table:table-cell table:style-name="ce14" office:value-type="string" calcext:value-type="string">
            <text:p>®</text:p>
          </table:table-cell>
          <table:table-cell table:style-name="ce14" office:value-type="string" calcext:value-type="string">
            <text:p>±</text:p>
          </table:table-cell>
          <table:table-cell table:style-name="ce18" office:value-type="string" calcext:value-type="string">
            <text:p>¯</text:p>
          </table:table-cell>
          <table:table-cell table:style-name="ce14"/>
          <table:table-cell table:style-name="ce8" table:formula="of:=[.$A111]" office:value-type="string" office:string-value="°" calcext:value-type="string">
            <text:p>°</text:p>
          </table:table-cell>
          <table:table-cell table:style-name="ce53" table:content-validation-name="val1" office:value-type="string" calcext:value-type="string">
            <text:p>DIAG_FRONT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ACK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±</text:p>
          </table:table-cell>
          <table:table-cell table:style-name="ce4" table:formula="of:=4=COUNTA([.$E112:.$H11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2]" office:value-type="string" office:string-value="±" calcext:value-type="string">
            <text:p>±</text:p>
          </table:table-cell>
          <table:table-cell table:style-name="ce10" office:value-type="string" calcext:value-type="string">
            <text:p>®</text:p>
          </table:table-cell>
          <table:table-cell table:style-name="ce14" office:value-type="string" calcext:value-type="string">
            <text:p>¯</text:p>
          </table:table-cell>
          <table:table-cell table:style-name="ce14" office:value-type="string" calcext:value-type="string">
            <text:p>°</text:p>
          </table:table-cell>
          <table:table-cell table:style-name="ce18" office:value-type="string" calcext:value-type="string">
            <text:p>®</text:p>
          </table:table-cell>
          <table:table-cell table:style-name="ce14"/>
          <table:table-cell table:style-name="ce8" table:formula="of:=[.$A112]" office:value-type="string" office:string-value="±" calcext:value-type="string">
            <text:p>±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FRONT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²</text:p>
          </table:table-cell>
          <table:table-cell table:style-name="ce4" table:formula="of:=4=COUNTA([.$E113:.$H11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3]" office:value-type="string" office:string-value="²" calcext:value-type="string">
            <text:p>²</text:p>
          </table:table-cell>
          <table:table-cell table:style-name="ce10" office:value-type="string" calcext:value-type="string">
            <text:p>³</text:p>
          </table:table-cell>
          <table:table-cell table:number-columns-repeated="2" table:style-name="ce14" office:value-type="string" calcext:value-type="string">
            <text:p>´</text:p>
          </table:table-cell>
          <table:table-cell table:style-name="ce18" office:value-type="string" calcext:value-type="string">
            <text:p>²</text:p>
          </table:table-cell>
          <table:table-cell table:style-name="ce14"/>
          <table:table-cell table:style-name="ce8" table:formula="of:=[.$A113]" office:value-type="string" office:string-value="²" calcext:value-type="string">
            <text:p>²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³</text:p>
          </table:table-cell>
          <table:table-cell table:style-name="ce4" table:formula="of:=4=COUNTA([.$E114:.$H11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4]" office:value-type="string" office:string-value="³" calcext:value-type="string">
            <text:p>³</text:p>
          </table:table-cell>
          <table:table-cell table:style-name="ce10" office:value-type="string" calcext:value-type="string">
            <text:p>´</text:p>
          </table:table-cell>
          <table:table-cell table:style-name="ce14" office:value-type="string" calcext:value-type="string">
            <text:p>µ</text:p>
          </table:table-cell>
          <table:table-cell table:style-name="ce14" office:value-type="string" calcext:value-type="string">
            <text:p>³</text:p>
          </table:table-cell>
          <table:table-cell table:style-name="ce18" office:value-type="string" calcext:value-type="string">
            <text:p>µ</text:p>
          </table:table-cell>
          <table:table-cell table:style-name="ce14"/>
          <table:table-cell table:style-name="ce8" table:formula="of:=[.$A114]" office:value-type="string" office:string-value="³" calcext:value-type="string">
            <text:p>³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´</text:p>
          </table:table-cell>
          <table:table-cell table:style-name="ce4" table:formula="of:=4=COUNTA([.$E115:.$H11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5]" office:value-type="string" office:string-value="´" calcext:value-type="string">
            <text:p>´</text:p>
          </table:table-cell>
          <table:table-cell table:style-name="ce10" office:value-type="string" calcext:value-type="string">
            <text:p>µ</text:p>
          </table:table-cell>
          <table:table-cell table:number-columns-repeated="2" table:style-name="ce14" office:value-type="string" calcext:value-type="string">
            <text:p>²</text:p>
          </table:table-cell>
          <table:table-cell table:style-name="ce18" office:value-type="string" calcext:value-type="string">
            <text:p>´</text:p>
          </table:table-cell>
          <table:table-cell table:style-name="ce14"/>
          <table:table-cell table:style-name="ce8" table:formula="of:=[.$A115]" office:value-type="string" office:string-value="´" calcext:value-type="string">
            <text:p>´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µ</text:p>
          </table:table-cell>
          <table:table-cell table:style-name="ce4" table:formula="of:=4=COUNTA([.$E116:.$H11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6]" office:value-type="string" office:string-value="µ" calcext:value-type="string">
            <text:p>µ</text:p>
          </table:table-cell>
          <table:table-cell table:style-name="ce10" office:value-type="string" calcext:value-type="string">
            <text:p>²</text:p>
          </table:table-cell>
          <table:table-cell table:style-name="ce14" office:value-type="string" calcext:value-type="string">
            <text:p>³</text:p>
          </table:table-cell>
          <table:table-cell table:style-name="ce14" office:value-type="string" calcext:value-type="string">
            <text:p>µ</text:p>
          </table:table-cell>
          <table:table-cell table:style-name="ce18" office:value-type="string" calcext:value-type="string">
            <text:p>³</text:p>
          </table:table-cell>
          <table:table-cell table:style-name="ce14"/>
          <table:table-cell table:style-name="ce8" table:formula="of:=[.$A116]" office:value-type="string" office:string-value="µ" calcext:value-type="string">
            <text:p>µ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¶</text:p>
          </table:table-cell>
          <table:table-cell table:style-name="ce4" table:formula="of:=4=COUNTA([.$E117:.$H11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7]" office:value-type="string" office:string-value="¶" calcext:value-type="string">
            <text:p>¶</text:p>
          </table:table-cell>
          <table:table-cell table:style-name="ce10" office:value-type="string" calcext:value-type="string">
            <text:p>¸</text:p>
          </table:table-cell>
          <table:table-cell table:style-name="ce14" office:value-type="string" calcext:value-type="string">
            <text:p>¹</text:p>
          </table:table-cell>
          <table:table-cell table:style-name="ce14" office:value-type="string" calcext:value-type="string">
            <text:p>¸</text:p>
          </table:table-cell>
          <table:table-cell table:style-name="ce18" office:value-type="string" calcext:value-type="string">
            <text:p>º</text:p>
          </table:table-cell>
          <table:table-cell table:style-name="ce14"/>
          <table:table-cell table:style-name="ce8" table:formula="of:=[.$A117]" office:value-type="string" office:string-value="¶" calcext:value-type="string">
            <text:p>¶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¸</text:p>
          </table:table-cell>
          <table:table-cell table:style-name="ce4" table:formula="of:=4=COUNTA([.$E118:.$H11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8]" office:value-type="string" office:string-value="¸" calcext:value-type="string">
            <text:p>¸</text:p>
          </table:table-cell>
          <table:table-cell table:style-name="ce10" office:value-type="string" calcext:value-type="string">
            <text:p>¹</text:p>
          </table:table-cell>
          <table:table-cell table:style-name="ce14" office:value-type="string" calcext:value-type="string">
            <text:p>º</text:p>
          </table:table-cell>
          <table:table-cell table:style-name="ce14" office:value-type="string" calcext:value-type="string">
            <text:p>¶</text:p>
          </table:table-cell>
          <table:table-cell table:style-name="ce18" office:value-type="string" calcext:value-type="string">
            <text:p>¹</text:p>
          </table:table-cell>
          <table:table-cell table:style-name="ce14"/>
          <table:table-cell table:style-name="ce8" table:formula="of:=[.$A118]" office:value-type="string" office:string-value="¸" calcext:value-type="string">
            <text:p>¸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¹</text:p>
          </table:table-cell>
          <table:table-cell table:style-name="ce4" table:formula="of:=4=COUNTA([.$E119:.$H11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19]" office:value-type="string" office:string-value="¹" calcext:value-type="string">
            <text:p>¹</text:p>
          </table:table-cell>
          <table:table-cell table:style-name="ce10" office:value-type="string" calcext:value-type="string">
            <text:p>º</text:p>
          </table:table-cell>
          <table:table-cell table:style-name="ce14" office:value-type="string" calcext:value-type="string">
            <text:p>¶</text:p>
          </table:table-cell>
          <table:table-cell table:style-name="ce14" office:value-type="string" calcext:value-type="string">
            <text:p>º</text:p>
          </table:table-cell>
          <table:table-cell table:style-name="ce18" office:value-type="string" calcext:value-type="string">
            <text:p>¸</text:p>
          </table:table-cell>
          <table:table-cell table:style-name="ce14"/>
          <table:table-cell table:style-name="ce8" table:formula="of:=[.$A119]" office:value-type="string" office:string-value="¹" calcext:value-type="string">
            <text:p>¹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º</text:p>
          </table:table-cell>
          <table:table-cell table:style-name="ce4" table:formula="of:=4=COUNTA([.$E120:.$H12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0]" office:value-type="string" office:string-value="º" calcext:value-type="string">
            <text:p>º</text:p>
          </table:table-cell>
          <table:table-cell table:style-name="ce10" office:value-type="string" calcext:value-type="string">
            <text:p>¶</text:p>
          </table:table-cell>
          <table:table-cell table:style-name="ce14" office:value-type="string" calcext:value-type="string">
            <text:p>¸</text:p>
          </table:table-cell>
          <table:table-cell table:style-name="ce14" office:value-type="string" calcext:value-type="string">
            <text:p>¹</text:p>
          </table:table-cell>
          <table:table-cell table:style-name="ce18" office:value-type="string" calcext:value-type="string">
            <text:p>¶</text:p>
          </table:table-cell>
          <table:table-cell table:style-name="ce14"/>
          <table:table-cell table:style-name="ce8" table:formula="of:=[.$A120]" office:value-type="string" office:string-value="º" calcext:value-type="string">
            <text:p>º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»</text:p>
          </table:table-cell>
          <table:table-cell table:style-name="ce4" table:formula="of:=4=COUNTA([.$E121:.$H12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1]" office:value-type="string" office:string-value="»" calcext:value-type="string">
            <text:p>»</text:p>
          </table:table-cell>
          <table:table-cell table:style-name="ce10" office:value-type="string" calcext:value-type="string">
            <text:p>¾</text:p>
          </table:table-cell>
          <table:table-cell table:style-name="ce14" office:value-type="string" calcext:value-type="string">
            <text:p>¼</text:p>
          </table:table-cell>
          <table:table-cell table:style-name="ce14" office:value-type="string" calcext:value-type="string">
            <text:p>»</text:p>
          </table:table-cell>
          <table:table-cell table:style-name="ce18" office:value-type="string" calcext:value-type="string">
            <text:p>¼</text:p>
          </table:table-cell>
          <table:table-cell table:style-name="ce14"/>
          <table:table-cell table:style-name="ce8" table:formula="of:=[.$A121]" office:value-type="string" office:string-value="»" calcext:value-type="string">
            <text:p>»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¼</text:p>
          </table:table-cell>
          <table:table-cell table:style-name="ce4" table:formula="of:=4=COUNTA([.$E122:.$H12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2]" office:value-type="string" office:string-value="¼" calcext:value-type="string">
            <text:p>¼</text:p>
          </table:table-cell>
          <table:table-cell table:style-name="ce10" office:value-type="string" calcext:value-type="string">
            <text:p>½</text:p>
          </table:table-cell>
          <table:table-cell table:style-name="ce14" office:value-type="string" calcext:value-type="string">
            <text:p>»</text:p>
          </table:table-cell>
          <table:table-cell table:style-name="ce14" office:value-type="string" calcext:value-type="string">
            <text:p>¼</text:p>
          </table:table-cell>
          <table:table-cell table:style-name="ce18" office:value-type="string" calcext:value-type="string">
            <text:p>»</text:p>
          </table:table-cell>
          <table:table-cell table:style-name="ce14"/>
          <table:table-cell table:style-name="ce8" table:formula="of:=[.$A122]" office:value-type="string" office:string-value="¼" calcext:value-type="string">
            <text:p>¼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½</text:p>
          </table:table-cell>
          <table:table-cell table:style-name="ce4" table:formula="of:=4=COUNTA([.$E123:.$H12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3]" office:value-type="string" office:string-value="½" calcext:value-type="string">
            <text:p>½</text:p>
          </table:table-cell>
          <table:table-cell table:style-name="ce10" office:value-type="string" calcext:value-type="string">
            <text:p>»</text:p>
          </table:table-cell>
          <table:table-cell table:number-columns-repeated="2" table:style-name="ce14" office:value-type="string" calcext:value-type="string">
            <text:p>¾</text:p>
          </table:table-cell>
          <table:table-cell table:style-name="ce18" office:value-type="string" calcext:value-type="string">
            <text:p>½</text:p>
          </table:table-cell>
          <table:table-cell table:style-name="ce14"/>
          <table:table-cell table:style-name="ce8" table:formula="of:=[.$A123]" office:value-type="string" office:string-value="½" calcext:value-type="string">
            <text:p>½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¾</text:p>
          </table:table-cell>
          <table:table-cell table:style-name="ce4" table:formula="of:=4=COUNTA([.$E124:.$H12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4]" office:value-type="string" office:string-value="¾" calcext:value-type="string">
            <text:p>¾</text:p>
          </table:table-cell>
          <table:table-cell table:style-name="ce10" office:value-type="string" calcext:value-type="string">
            <text:p>¼</text:p>
          </table:table-cell>
          <table:table-cell table:number-columns-repeated="2" table:style-name="ce14" office:value-type="string" calcext:value-type="string">
            <text:p>½</text:p>
          </table:table-cell>
          <table:table-cell table:style-name="ce18" office:value-type="string" calcext:value-type="string">
            <text:p>¾</text:p>
          </table:table-cell>
          <table:table-cell table:style-name="ce14"/>
          <table:table-cell table:style-name="ce8" table:formula="of:=[.$A124]" office:value-type="string" office:string-value="¾" calcext:value-type="string">
            <text:p>¾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¿</text:p>
          </table:table-cell>
          <table:table-cell table:style-name="ce4" table:formula="of:=4=COUNTA([.$E125:.$H12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5]" office:value-type="string" office:string-value="¿" calcext:value-type="string">
            <text:p>¿</text:p>
          </table:table-cell>
          <table:table-cell table:style-name="ce10" office:value-type="string" calcext:value-type="string">
            <text:p>Â</text:p>
          </table:table-cell>
          <table:table-cell table:style-name="ce14" office:value-type="string" calcext:value-type="string">
            <text:p>À</text:p>
          </table:table-cell>
          <table:table-cell table:style-name="ce14" office:value-type="string" calcext:value-type="string">
            <text:p>¿</text:p>
          </table:table-cell>
          <table:table-cell table:style-name="ce18" office:value-type="string" calcext:value-type="string">
            <text:p>À</text:p>
          </table:table-cell>
          <table:table-cell table:style-name="ce14"/>
          <table:table-cell table:style-name="ce8" table:formula="of:=[.$A125]" office:value-type="string" office:string-value="¿" calcext:value-type="string">
            <text:p>¿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4" table:formula="of:=4=COUNTA([.$E126:.$H12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6]" office:value-type="string" office:string-value="À" calcext:value-type="string">
            <text:p>À</text:p>
          </table:table-cell>
          <table:table-cell table:style-name="ce10" office:value-type="string" calcext:value-type="string">
            <text:p>Á</text:p>
          </table:table-cell>
          <table:table-cell table:style-name="ce14" office:value-type="string" calcext:value-type="string">
            <text:p>¿</text:p>
          </table:table-cell>
          <table:table-cell table:style-name="ce14" office:value-type="string" calcext:value-type="string">
            <text:p>À</text:p>
          </table:table-cell>
          <table:table-cell table:style-name="ce18" office:value-type="string" calcext:value-type="string">
            <text:p>¿</text:p>
          </table:table-cell>
          <table:table-cell table:style-name="ce14"/>
          <table:table-cell table:style-name="ce8" table:formula="of:=[.$A126]" office:value-type="string" office:string-value="À" calcext:value-type="string">
            <text:p>À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4" table:formula="of:=4=COUNTA([.$E127:.$H12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7]" office:value-type="string" office:string-value="Á" calcext:value-type="string">
            <text:p>Á</text:p>
          </table:table-cell>
          <table:table-cell table:style-name="ce10" office:value-type="string" calcext:value-type="string">
            <text:p>¿</text:p>
          </table:table-cell>
          <table:table-cell table:number-columns-repeated="2" table:style-name="ce14" office:value-type="string" calcext:value-type="string">
            <text:p>Â</text:p>
          </table:table-cell>
          <table:table-cell table:style-name="ce18" office:value-type="string" calcext:value-type="string">
            <text:p>Á</text:p>
          </table:table-cell>
          <table:table-cell table:style-name="ce14"/>
          <table:table-cell table:style-name="ce8" table:formula="of:=[.$A127]" office:value-type="string" office:string-value="Á" calcext:value-type="string">
            <text:p>Á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4" table:formula="of:=4=COUNTA([.$E128:.$H12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8]" office:value-type="string" office:string-value="Â" calcext:value-type="string">
            <text:p>Â</text:p>
          </table:table-cell>
          <table:table-cell table:style-name="ce10" office:value-type="string" calcext:value-type="string">
            <text:p>À</text:p>
          </table:table-cell>
          <table:table-cell table:number-columns-repeated="2" table:style-name="ce14" office:value-type="string" calcext:value-type="string">
            <text:p>Á</text:p>
          </table:table-cell>
          <table:table-cell table:style-name="ce18" office:value-type="string" calcext:value-type="string">
            <text:p>Â</text:p>
          </table:table-cell>
          <table:table-cell table:style-name="ce14"/>
          <table:table-cell table:style-name="ce8" table:formula="of:=[.$A128]" office:value-type="string" office:string-value="Â" calcext:value-type="string">
            <text:p>Â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4" table:formula="of:=4=COUNTA([.$E129:.$H12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29]" office:value-type="string" office:string-value="Ã" calcext:value-type="string">
            <text:p>Ã</text:p>
          </table:table-cell>
          <table:table-cell table:style-name="ce10" office:value-type="string" calcext:value-type="string">
            <text:p>Ä</text:p>
          </table:table-cell>
          <table:table-cell table:style-name="ce14" office:value-type="string" calcext:value-type="string">
            <text:p>Å</text:p>
          </table:table-cell>
          <table:table-cell table:style-name="ce14" office:value-type="string" calcext:value-type="string">
            <text:p>Ä</text:p>
          </table:table-cell>
          <table:table-cell table:style-name="ce18" office:value-type="string" calcext:value-type="string">
            <text:p>Æ</text:p>
          </table:table-cell>
          <table:table-cell table:style-name="ce14"/>
          <table:table-cell table:style-name="ce8" table:formula="of:=[.$A129]" office:value-type="string" office:string-value="Ã" calcext:value-type="string">
            <text:p>Ã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Ä</text:p>
          </table:table-cell>
          <table:table-cell table:style-name="ce4" table:formula="of:=4=COUNTA([.$E130:.$H13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0]" office:value-type="string" office:string-value="Ä" calcext:value-type="string">
            <text:p>Ä</text:p>
          </table:table-cell>
          <table:table-cell table:style-name="ce10" office:value-type="string" calcext:value-type="string">
            <text:p>Å</text:p>
          </table:table-cell>
          <table:table-cell table:style-name="ce14" office:value-type="string" calcext:value-type="string">
            <text:p>Æ</text:p>
          </table:table-cell>
          <table:table-cell table:style-name="ce14" office:value-type="string" calcext:value-type="string">
            <text:p>Ã</text:p>
          </table:table-cell>
          <table:table-cell table:style-name="ce18" office:value-type="string" calcext:value-type="string">
            <text:p>Å</text:p>
          </table:table-cell>
          <table:table-cell table:style-name="ce14"/>
          <table:table-cell table:style-name="ce8" table:formula="of:=[.$A130]" office:value-type="string" office:string-value="Ä" calcext:value-type="string">
            <text:p>Ä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Å</text:p>
          </table:table-cell>
          <table:table-cell table:style-name="ce4" table:formula="of:=4=COUNTA([.$E131:.$H13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1]" office:value-type="string" office:string-value="Å" calcext:value-type="string">
            <text:p>Å</text:p>
          </table:table-cell>
          <table:table-cell table:style-name="ce10" office:value-type="string" calcext:value-type="string">
            <text:p>Æ</text:p>
          </table:table-cell>
          <table:table-cell table:style-name="ce14" office:value-type="string" calcext:value-type="string">
            <text:p>Ã</text:p>
          </table:table-cell>
          <table:table-cell table:style-name="ce14" office:value-type="string" calcext:value-type="string">
            <text:p>Æ</text:p>
          </table:table-cell>
          <table:table-cell table:style-name="ce18" office:value-type="string" calcext:value-type="string">
            <text:p>Ä</text:p>
          </table:table-cell>
          <table:table-cell table:style-name="ce14"/>
          <table:table-cell table:style-name="ce8" table:formula="of:=[.$A131]" office:value-type="string" office:string-value="Å" calcext:value-type="string">
            <text:p>Å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Æ</text:p>
          </table:table-cell>
          <table:table-cell table:style-name="ce4" table:formula="of:=4=COUNTA([.$E132:.$H13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2]" office:value-type="string" office:string-value="Æ" calcext:value-type="string">
            <text:p>Æ</text:p>
          </table:table-cell>
          <table:table-cell table:style-name="ce10" office:value-type="string" calcext:value-type="string">
            <text:p>Ã</text:p>
          </table:table-cell>
          <table:table-cell table:style-name="ce14" office:value-type="string" calcext:value-type="string">
            <text:p>Ä</text:p>
          </table:table-cell>
          <table:table-cell table:style-name="ce14" office:value-type="string" calcext:value-type="string">
            <text:p>Å</text:p>
          </table:table-cell>
          <table:table-cell table:style-name="ce18" office:value-type="string" calcext:value-type="string">
            <text:p>Ã</text:p>
          </table:table-cell>
          <table:table-cell table:style-name="ce14"/>
          <table:table-cell table:style-name="ce8" table:formula="of:=[.$A132]" office:value-type="string" office:string-value="Æ" calcext:value-type="string">
            <text:p>Æ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Ç</text:p>
          </table:table-cell>
          <table:table-cell table:style-name="ce4" table:formula="of:=4=COUNTA([.$E133:.$H13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3]" office:value-type="string" office:string-value="Ç" calcext:value-type="string">
            <text:p>Ç</text:p>
          </table:table-cell>
          <table:table-cell table:style-name="ce10" office:value-type="string" calcext:value-type="string">
            <text:p>Ê</text:p>
          </table:table-cell>
          <table:table-cell table:number-columns-repeated="2" table:style-name="ce14" office:value-type="string" calcext:value-type="string">
            <text:p>È</text:p>
          </table:table-cell>
          <table:table-cell table:style-name="ce18" office:value-type="string" calcext:value-type="string">
            <text:p>Ç</text:p>
          </table:table-cell>
          <table:table-cell table:style-name="ce14"/>
          <table:table-cell table:style-name="ce8" table:formula="of:=[.$A133]" office:value-type="string" office:string-value="Ç" calcext:value-type="string">
            <text:p>Ç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4" table:formula="of:=4=COUNTA([.$E134:.$H13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4]" office:value-type="string" office:string-value="È" calcext:value-type="string">
            <text:p>È</text:p>
          </table:table-cell>
          <table:table-cell table:style-name="ce10" office:value-type="string" calcext:value-type="string">
            <text:p>É</text:p>
          </table:table-cell>
          <table:table-cell table:number-columns-repeated="2" table:style-name="ce14" office:value-type="string" calcext:value-type="string">
            <text:p>Ç</text:p>
          </table:table-cell>
          <table:table-cell table:style-name="ce18" office:value-type="string" calcext:value-type="string">
            <text:p>È</text:p>
          </table:table-cell>
          <table:table-cell table:style-name="ce14"/>
          <table:table-cell table:style-name="ce8" table:formula="of:=[.$A134]" office:value-type="string" office:string-value="È" calcext:value-type="string">
            <text:p>È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4" table:formula="of:=4=COUNTA([.$E135:.$H13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5]" office:value-type="string" office:string-value="É" calcext:value-type="string">
            <text:p>É</text:p>
          </table:table-cell>
          <table:table-cell table:style-name="ce10" office:value-type="string" calcext:value-type="string">
            <text:p>Ç</text:p>
          </table:table-cell>
          <table:table-cell table:style-name="ce14" office:value-type="string" calcext:value-type="string">
            <text:p>Ê</text:p>
          </table:table-cell>
          <table:table-cell table:style-name="ce14" office:value-type="string" calcext:value-type="string">
            <text:p>É</text:p>
          </table:table-cell>
          <table:table-cell table:style-name="ce18" office:value-type="string" calcext:value-type="string">
            <text:p>Ê</text:p>
          </table:table-cell>
          <table:table-cell table:style-name="ce14"/>
          <table:table-cell table:style-name="ce8" table:formula="of:=[.$A135]" office:value-type="string" office:string-value="É" calcext:value-type="string">
            <text:p>É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Ê</text:p>
          </table:table-cell>
          <table:table-cell table:style-name="ce4" table:formula="of:=4=COUNTA([.$E136:.$H13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6]" office:value-type="string" office:string-value="Ê" calcext:value-type="string">
            <text:p>Ê</text:p>
          </table:table-cell>
          <table:table-cell table:style-name="ce10" office:value-type="string" calcext:value-type="string">
            <text:p>È</text:p>
          </table:table-cell>
          <table:table-cell table:style-name="ce14" office:value-type="string" calcext:value-type="string">
            <text:p>É</text:p>
          </table:table-cell>
          <table:table-cell table:style-name="ce14" office:value-type="string" calcext:value-type="string">
            <text:p>Ê</text:p>
          </table:table-cell>
          <table:table-cell table:style-name="ce18" office:value-type="string" calcext:value-type="string">
            <text:p>É</text:p>
          </table:table-cell>
          <table:table-cell table:style-name="ce14"/>
          <table:table-cell table:style-name="ce8" table:formula="of:=[.$A136]" office:value-type="string" office:string-value="Ê" calcext:value-type="string">
            <text:p>Ê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Ë</text:p>
          </table:table-cell>
          <table:table-cell table:style-name="ce4" table:formula="of:=4=COUNTA([.$E137:.$H13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7]" office:value-type="string" office:string-value="Ë" calcext:value-type="string">
            <text:p>Ë</text:p>
          </table:table-cell>
          <table:table-cell table:style-name="ce10" office:value-type="string" calcext:value-type="string">
            <text:p>Ì</text:p>
          </table:table-cell>
          <table:table-cell table:style-name="ce14" office:value-type="string" calcext:value-type="string">
            <text:p>Î</text:p>
          </table:table-cell>
          <table:table-cell table:style-name="ce14" office:value-type="string" calcext:value-type="string">
            <text:p>Í</text:p>
          </table:table-cell>
          <table:table-cell table:style-name="ce18" office:value-type="string" calcext:value-type="string">
            <text:p>Ì</text:p>
          </table:table-cell>
          <table:table-cell table:style-name="ce14"/>
          <table:table-cell table:style-name="ce8" table:formula="of:=[.$A137]" office:value-type="string" office:string-value="Ë" calcext:value-type="string">
            <text:p>Ë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4" table:formula="of:=4=COUNTA([.$E138:.$H13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8]" office:value-type="string" office:string-value="Ì" calcext:value-type="string">
            <text:p>Ì</text:p>
          </table:table-cell>
          <table:table-cell table:style-name="ce10" office:value-type="string" calcext:value-type="string">
            <text:p>Î</text:p>
          </table:table-cell>
          <table:table-cell table:style-name="ce14" office:value-type="string" calcext:value-type="string">
            <text:p>Í</text:p>
          </table:table-cell>
          <table:table-cell table:style-name="ce14" office:value-type="string" calcext:value-type="string">
            <text:p>Î</text:p>
          </table:table-cell>
          <table:table-cell table:style-name="ce18" office:value-type="string" calcext:value-type="string">
            <text:p>Ë</text:p>
          </table:table-cell>
          <table:table-cell table:style-name="ce14"/>
          <table:table-cell table:style-name="ce8" table:formula="of:=[.$A138]" office:value-type="string" office:string-value="Ì" calcext:value-type="string">
            <text:p>Ì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4" table:formula="of:=4=COUNTA([.$E139:.$H13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39]" office:value-type="string" office:string-value="Í" calcext:value-type="string">
            <text:p>Í</text:p>
          </table:table-cell>
          <table:table-cell table:style-name="ce10" office:value-type="string" calcext:value-type="string">
            <text:p>Ë</text:p>
          </table:table-cell>
          <table:table-cell table:style-name="ce14" office:value-type="string" calcext:value-type="string">
            <text:p>Ì</text:p>
          </table:table-cell>
          <table:table-cell table:style-name="ce14" office:value-type="string" calcext:value-type="string">
            <text:p>Ë</text:p>
          </table:table-cell>
          <table:table-cell table:style-name="ce18" office:value-type="string" calcext:value-type="string">
            <text:p>Î</text:p>
          </table:table-cell>
          <table:table-cell table:style-name="ce14"/>
          <table:table-cell table:style-name="ce8" table:formula="of:=[.$A139]" office:value-type="string" office:string-value="Í" calcext:value-type="string">
            <text:p>Í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Î</text:p>
          </table:table-cell>
          <table:table-cell table:style-name="ce4" table:formula="of:=4=COUNTA([.$E140:.$H14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0]" office:value-type="string" office:string-value="Î" calcext:value-type="string">
            <text:p>Î</text:p>
          </table:table-cell>
          <table:table-cell table:style-name="ce10" office:value-type="string" calcext:value-type="string">
            <text:p>Í</text:p>
          </table:table-cell>
          <table:table-cell table:style-name="ce14" office:value-type="string" calcext:value-type="string">
            <text:p>Ë</text:p>
          </table:table-cell>
          <table:table-cell table:style-name="ce14" office:value-type="string" calcext:value-type="string">
            <text:p>Ì</text:p>
          </table:table-cell>
          <table:table-cell table:style-name="ce18" office:value-type="string" calcext:value-type="string">
            <text:p>Í</text:p>
          </table:table-cell>
          <table:table-cell table:style-name="ce14"/>
          <table:table-cell table:style-name="ce8" table:formula="of:=[.$A140]" office:value-type="string" office:string-value="Î" calcext:value-type="string">
            <text:p>Î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Ï</text:p>
          </table:table-cell>
          <table:table-cell table:style-name="ce4" table:formula="of:=4=COUNTA([.$E141:.$H14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1]" office:value-type="string" office:string-value="Ï" calcext:value-type="string">
            <text:p>Ï</text:p>
          </table:table-cell>
          <table:table-cell table:style-name="ce10" office:value-type="string" calcext:value-type="string">
            <text:p>Ð</text:p>
          </table:table-cell>
          <table:table-cell table:style-name="ce14" office:value-type="string" calcext:value-type="string">
            <text:p>Ò</text:p>
          </table:table-cell>
          <table:table-cell table:style-name="ce14" office:value-type="string" calcext:value-type="string">
            <text:p>Ñ</text:p>
          </table:table-cell>
          <table:table-cell table:style-name="ce18" office:value-type="string" calcext:value-type="string">
            <text:p>Ð</text:p>
          </table:table-cell>
          <table:table-cell table:style-name="ce14"/>
          <table:table-cell table:style-name="ce8" table:formula="of:=[.$A141]" office:value-type="string" office:string-value="Ï" calcext:value-type="string">
            <text:p>Ï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Ð</text:p>
          </table:table-cell>
          <table:table-cell table:style-name="ce4" table:formula="of:=4=COUNTA([.$E142:.$H14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2]" office:value-type="string" office:string-value="Ð" calcext:value-type="string">
            <text:p>Ð</text:p>
          </table:table-cell>
          <table:table-cell table:style-name="ce10" office:value-type="string" calcext:value-type="string">
            <text:p>Ò</text:p>
          </table:table-cell>
          <table:table-cell table:style-name="ce14" office:value-type="string" calcext:value-type="string">
            <text:p>Ñ</text:p>
          </table:table-cell>
          <table:table-cell table:style-name="ce14" office:value-type="string" calcext:value-type="string">
            <text:p>Ò</text:p>
          </table:table-cell>
          <table:table-cell table:style-name="ce18" office:value-type="string" calcext:value-type="string">
            <text:p>Ï</text:p>
          </table:table-cell>
          <table:table-cell table:style-name="ce14"/>
          <table:table-cell table:style-name="ce8" table:formula="of:=[.$A142]" office:value-type="string" office:string-value="Ð" calcext:value-type="string">
            <text:p>Ð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Ñ</text:p>
          </table:table-cell>
          <table:table-cell table:style-name="ce4" table:formula="of:=4=COUNTA([.$E143:.$H14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3]" office:value-type="string" office:string-value="Ñ" calcext:value-type="string">
            <text:p>Ñ</text:p>
          </table:table-cell>
          <table:table-cell table:style-name="ce10" office:value-type="string" calcext:value-type="string">
            <text:p>Ï</text:p>
          </table:table-cell>
          <table:table-cell table:style-name="ce14" office:value-type="string" calcext:value-type="string">
            <text:p>Ð</text:p>
          </table:table-cell>
          <table:table-cell table:style-name="ce14" office:value-type="string" calcext:value-type="string">
            <text:p>Ï</text:p>
          </table:table-cell>
          <table:table-cell table:style-name="ce18" office:value-type="string" calcext:value-type="string">
            <text:p>Ò</text:p>
          </table:table-cell>
          <table:table-cell table:style-name="ce14"/>
          <table:table-cell table:style-name="ce8" table:formula="of:=[.$A143]" office:value-type="string" office:string-value="Ñ" calcext:value-type="string">
            <text:p>Ñ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4" table:formula="of:=4=COUNTA([.$E144:.$H14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4]" office:value-type="string" office:string-value="Ò" calcext:value-type="string">
            <text:p>Ò</text:p>
          </table:table-cell>
          <table:table-cell table:style-name="ce10" office:value-type="string" calcext:value-type="string">
            <text:p>Ñ</text:p>
          </table:table-cell>
          <table:table-cell table:style-name="ce14" office:value-type="string" calcext:value-type="string">
            <text:p>Ï</text:p>
          </table:table-cell>
          <table:table-cell table:style-name="ce14" office:value-type="string" calcext:value-type="string">
            <text:p>Ð</text:p>
          </table:table-cell>
          <table:table-cell table:style-name="ce18" office:value-type="string" calcext:value-type="string">
            <text:p>Ñ</text:p>
          </table:table-cell>
          <table:table-cell table:style-name="ce14"/>
          <table:table-cell table:style-name="ce8" table:formula="of:=[.$A144]" office:value-type="string" office:string-value="Ò" calcext:value-type="string">
            <text:p>Ò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4" table:formula="of:=4=COUNTA([.$E145:.$H14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5]" office:value-type="string" office:string-value="Ó" calcext:value-type="string">
            <text:p>Ó</text:p>
          </table:table-cell>
          <table:table-cell table:style-name="ce10" office:value-type="string" calcext:value-type="string">
            <text:p>Õ</text:p>
          </table:table-cell>
          <table:table-cell table:style-name="ce14" office:value-type="string" calcext:value-type="string">
            <text:p>Ó</text:p>
          </table:table-cell>
          <table:table-cell table:style-name="ce14" office:value-type="string" calcext:value-type="string">
            <text:p>Ô</text:p>
          </table:table-cell>
          <table:table-cell table:style-name="ce18" office:value-type="string" calcext:value-type="string">
            <text:p>Ô</text:p>
          </table:table-cell>
          <table:table-cell table:style-name="ce14"/>
          <table:table-cell table:style-name="ce8" table:formula="of:=[.$A145]" office:value-type="string" office:string-value="Ó" calcext:value-type="string">
            <text:p>Ó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4" table:formula="of:=4=COUNTA([.$E146:.$H14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6]" office:value-type="string" office:string-value="Ô" calcext:value-type="string">
            <text:p>Ô</text:p>
          </table:table-cell>
          <table:table-cell table:style-name="ce10" office:value-type="string" calcext:value-type="string">
            <text:p>Ö</text:p>
          </table:table-cell>
          <table:table-cell table:style-name="ce14" office:value-type="string" calcext:value-type="string">
            <text:p>Ô</text:p>
          </table:table-cell>
          <table:table-cell table:style-name="ce14" office:value-type="string" calcext:value-type="string">
            <text:p>Ó</text:p>
          </table:table-cell>
          <table:table-cell table:style-name="ce18" office:value-type="string" calcext:value-type="string">
            <text:p>Ó</text:p>
          </table:table-cell>
          <table:table-cell table:style-name="ce14"/>
          <table:table-cell table:style-name="ce8" table:formula="of:=[.$A146]" office:value-type="string" office:string-value="Ô" calcext:value-type="string">
            <text:p>Ô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4" table:formula="of:=4=COUNTA([.$E147:.$H14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7]" office:value-type="string" office:string-value="Õ" calcext:value-type="string">
            <text:p>Õ</text:p>
          </table:table-cell>
          <table:table-cell table:style-name="ce10" office:value-type="string" calcext:value-type="string">
            <text:p>Ó</text:p>
          </table:table-cell>
          <table:table-cell table:style-name="ce14" office:value-type="string" calcext:value-type="string">
            <text:p>Õ</text:p>
          </table:table-cell>
          <table:table-cell table:style-name="ce14" office:value-type="string" calcext:value-type="string">
            <text:p>Ö</text:p>
          </table:table-cell>
          <table:table-cell table:style-name="ce18" office:value-type="string" calcext:value-type="string">
            <text:p>Ö</text:p>
          </table:table-cell>
          <table:table-cell table:style-name="ce14"/>
          <table:table-cell table:style-name="ce8" table:formula="of:=[.$A147]" office:value-type="string" office:string-value="Õ" calcext:value-type="string">
            <text:p>Õ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Ö</text:p>
          </table:table-cell>
          <table:table-cell table:style-name="ce4" table:formula="of:=4=COUNTA([.$E148:.$H14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8]" office:value-type="string" office:string-value="Ö" calcext:value-type="string">
            <text:p>Ö</text:p>
          </table:table-cell>
          <table:table-cell table:style-name="ce10" office:value-type="string" calcext:value-type="string">
            <text:p>Ô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Õ</text:p>
          </table:table-cell>
          <table:table-cell table:style-name="ce18" office:value-type="string" calcext:value-type="string">
            <text:p>Õ</text:p>
          </table:table-cell>
          <table:table-cell table:style-name="ce14"/>
          <table:table-cell table:style-name="ce8" table:formula="of:=[.$A148]" office:value-type="string" office:string-value="Ö" calcext:value-type="string">
            <text:p>Ö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×</text:p>
          </table:table-cell>
          <table:table-cell table:style-name="ce4" table:formula="of:=4=COUNTA([.$E149:.$H14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49]" office:value-type="string" office:string-value="×" calcext:value-type="string">
            <text:p>×</text:p>
          </table:table-cell>
          <table:table-cell table:style-name="ce10" office:value-type="string" calcext:value-type="string">
            <text:p>Ø</text:p>
          </table:table-cell>
          <table:table-cell table:number-columns-repeated="2" table:style-name="ce14" office:value-type="string" calcext:value-type="string">
            <text:p>Ù</text:p>
          </table:table-cell>
          <table:table-cell table:style-name="ce18" office:value-type="string" calcext:value-type="string">
            <text:p>×</text:p>
          </table:table-cell>
          <table:table-cell table:style-name="ce14"/>
          <table:table-cell table:style-name="ce8" table:formula="of:=[.$A149]" office:value-type="string" office:string-value="×" calcext:value-type="string">
            <text:p>×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Ø</text:p>
          </table:table-cell>
          <table:table-cell table:style-name="ce4" table:formula="of:=4=COUNTA([.$E150:.$H15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0]" office:value-type="string" office:string-value="Ø" calcext:value-type="string">
            <text:p>Ø</text:p>
          </table:table-cell>
          <table:table-cell table:style-name="ce10" office:value-type="string" calcext:value-type="string">
            <text:p>Ù</text:p>
          </table:table-cell>
          <table:table-cell table:style-name="ce14" office:value-type="string" calcext:value-type="string">
            <text:p>Ú</text:p>
          </table:table-cell>
          <table:table-cell table:style-name="ce14" office:value-type="string" calcext:value-type="string">
            <text:p>Ø</text:p>
          </table:table-cell>
          <table:table-cell table:style-name="ce18" office:value-type="string" calcext:value-type="string">
            <text:p>Ú</text:p>
          </table:table-cell>
          <table:table-cell table:style-name="ce14"/>
          <table:table-cell table:style-name="ce8" table:formula="of:=[.$A150]" office:value-type="string" office:string-value="Ø" calcext:value-type="string">
            <text:p>Ø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4" table:formula="of:=4=COUNTA([.$E151:.$H15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1]" office:value-type="string" office:string-value="Ù" calcext:value-type="string">
            <text:p>Ù</text:p>
          </table:table-cell>
          <table:table-cell table:style-name="ce10" office:value-type="string" calcext:value-type="string">
            <text:p>Ú</text:p>
          </table:table-cell>
          <table:table-cell table:number-columns-repeated="2" table:style-name="ce14" office:value-type="string" calcext:value-type="string">
            <text:p>×</text:p>
          </table:table-cell>
          <table:table-cell table:style-name="ce18" office:value-type="string" calcext:value-type="string">
            <text:p>Ù</text:p>
          </table:table-cell>
          <table:table-cell table:style-name="ce14"/>
          <table:table-cell table:style-name="ce8" table:formula="of:=[.$A151]" office:value-type="string" office:string-value="Ù" calcext:value-type="string">
            <text:p>Ù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4" table:formula="of:=4=COUNTA([.$E152:.$H15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2]" office:value-type="string" office:string-value="Ú" calcext:value-type="string">
            <text:p>Ú</text:p>
          </table:table-cell>
          <table:table-cell table:style-name="ce10" office:value-type="string" calcext:value-type="string">
            <text:p>×</text:p>
          </table:table-cell>
          <table:table-cell table:style-name="ce14" office:value-type="string" calcext:value-type="string">
            <text:p>Ø</text:p>
          </table:table-cell>
          <table:table-cell table:style-name="ce14" office:value-type="string" calcext:value-type="string">
            <text:p>Ú</text:p>
          </table:table-cell>
          <table:table-cell table:style-name="ce18" office:value-type="string" calcext:value-type="string">
            <text:p>Ø</text:p>
          </table:table-cell>
          <table:table-cell table:style-name="ce14"/>
          <table:table-cell table:style-name="ce8" table:formula="of:=[.$A152]" office:value-type="string" office:string-value="Ú" calcext:value-type="string">
            <text:p>Ú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Û</text:p>
          </table:table-cell>
          <table:table-cell table:style-name="ce4" table:formula="of:=4=COUNTA([.$E153:.$H15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3]" office:value-type="string" office:string-value="Û" calcext:value-type="string">
            <text:p>Û</text:p>
          </table:table-cell>
          <table:table-cell table:style-name="ce10" office:value-type="string" calcext:value-type="string">
            <text:p>Ü</text:p>
          </table:table-cell>
          <table:table-cell table:number-columns-repeated="2" table:style-name="ce14" office:value-type="string" calcext:value-type="string">
            <text:p>Ý</text:p>
          </table:table-cell>
          <table:table-cell table:style-name="ce18" office:value-type="string" calcext:value-type="string">
            <text:p>Û</text:p>
          </table:table-cell>
          <table:table-cell table:style-name="ce14"/>
          <table:table-cell table:style-name="ce8" table:formula="of:=[.$A153]" office:value-type="string" office:string-value="Û" calcext:value-type="string">
            <text:p>Û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Ü</text:p>
          </table:table-cell>
          <table:table-cell table:style-name="ce4" table:formula="of:=4=COUNTA([.$E154:.$H15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4]" office:value-type="string" office:string-value="Ü" calcext:value-type="string">
            <text:p>Ü</text:p>
          </table:table-cell>
          <table:table-cell table:style-name="ce10" office:value-type="string" calcext:value-type="string">
            <text:p>Ý</text:p>
          </table:table-cell>
          <table:table-cell table:style-name="ce14" office:value-type="string" calcext:value-type="string">
            <text:p>Þ</text:p>
          </table:table-cell>
          <table:table-cell table:style-name="ce14" office:value-type="string" calcext:value-type="string">
            <text:p>Ü</text:p>
          </table:table-cell>
          <table:table-cell table:style-name="ce18" office:value-type="string" calcext:value-type="string">
            <text:p>Þ</text:p>
          </table:table-cell>
          <table:table-cell table:style-name="ce14"/>
          <table:table-cell table:style-name="ce8" table:formula="of:=[.$A154]" office:value-type="string" office:string-value="Ü" calcext:value-type="string">
            <text:p>Ü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4" table:formula="of:=4=COUNTA([.$E155:.$H15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5]" office:value-type="string" office:string-value="Ý" calcext:value-type="string">
            <text:p>Ý</text:p>
          </table:table-cell>
          <table:table-cell table:style-name="ce10" office:value-type="string" calcext:value-type="string">
            <text:p>Þ</text:p>
          </table:table-cell>
          <table:table-cell table:number-columns-repeated="2" table:style-name="ce14" office:value-type="string" calcext:value-type="string">
            <text:p>Û</text:p>
          </table:table-cell>
          <table:table-cell table:style-name="ce18" office:value-type="string" calcext:value-type="string">
            <text:p>Ý</text:p>
          </table:table-cell>
          <table:table-cell table:style-name="ce14"/>
          <table:table-cell table:style-name="ce8" table:formula="of:=[.$A155]" office:value-type="string" office:string-value="Ý" calcext:value-type="string">
            <text:p>Ý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Þ</text:p>
          </table:table-cell>
          <table:table-cell table:style-name="ce4" table:formula="of:=4=COUNTA([.$E156:.$H15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6]" office:value-type="string" office:string-value="Þ" calcext:value-type="string">
            <text:p>Þ</text:p>
          </table:table-cell>
          <table:table-cell table:style-name="ce10" office:value-type="string" calcext:value-type="string">
            <text:p>Û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Þ</text:p>
          </table:table-cell>
          <table:table-cell table:style-name="ce18" office:value-type="string" calcext:value-type="string">
            <text:p>Ü</text:p>
          </table:table-cell>
          <table:table-cell table:style-name="ce14"/>
          <table:table-cell table:style-name="ce8" table:formula="of:=[.$A156]" office:value-type="string" office:string-value="Þ" calcext:value-type="string">
            <text:p>Þ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ß</text:p>
          </table:table-cell>
          <table:table-cell table:style-name="ce4" table:formula="of:=4=COUNTA([.$E157:.$H15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7]" office:value-type="string" office:string-value="ß" calcext:value-type="string">
            <text:p>ß</text:p>
          </table:table-cell>
          <table:table-cell table:style-name="ce10" office:value-type="string" calcext:value-type="string">
            <text:p>ß</text:p>
          </table:table-cell>
          <table:table-cell table:number-columns-repeated="2" table:style-name="ce14" office:value-type="string" calcext:value-type="string">
            <text:p>ß</text:p>
          </table:table-cell>
          <table:table-cell table:style-name="ce18" office:value-type="string" calcext:value-type="string">
            <text:p>ß</text:p>
          </table:table-cell>
          <table:table-cell table:style-name="ce14"/>
          <table:table-cell table:style-name="ce8" table:formula="of:=[.$A157]" office:value-type="string" office:string-value="ß" calcext:value-type="string">
            <text:p>ß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4" table:formula="of:=4=COUNTA([.$E158:.$H15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8]" office:value-type="string" office:string-value="à" calcext:value-type="string">
            <text:p>à</text:p>
          </table:table-cell>
          <table:table-cell table:style-name="ce10" office:value-type="string" calcext:value-type="string">
            <text:p>á</text:p>
          </table:table-cell>
          <table:table-cell table:style-name="ce15" office:value-type="string" calcext:value-type="string">
            <text:p>â</text:p>
          </table:table-cell>
          <table:table-cell table:style-name="ce14" office:value-type="string" calcext:value-type="string">
            <text:p>ã</text:p>
          </table:table-cell>
          <table:table-cell table:style-name="ce18" office:value-type="string" calcext:value-type="string">
            <text:p>á</text:p>
          </table:table-cell>
          <table:table-cell table:style-name="ce14"/>
          <table:table-cell table:style-name="ce8" table:formula="of:=[.$A158]" office:value-type="string" office:string-value="à" calcext:value-type="string">
            <text:p>à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4" table:formula="of:=4=COUNTA([.$E159:.$H15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59]" office:value-type="string" office:string-value="á" calcext:value-type="string">
            <text:p>á</text:p>
          </table:table-cell>
          <table:table-cell table:style-name="ce10" office:value-type="string" calcext:value-type="string">
            <text:p>â</text:p>
          </table:table-cell>
          <table:table-cell table:style-name="ce14" office:value-type="string" calcext:value-type="string">
            <text:p>ã</text:p>
          </table:table-cell>
          <table:table-cell table:style-name="ce14" office:value-type="string" calcext:value-type="string">
            <text:p>â</text:p>
          </table:table-cell>
          <table:table-cell table:style-name="ce18" office:value-type="string" calcext:value-type="string">
            <text:p>à</text:p>
          </table:table-cell>
          <table:table-cell table:style-name="ce14"/>
          <table:table-cell table:style-name="ce8" table:formula="of:=[.$A159]" office:value-type="string" office:string-value="á" calcext:value-type="string">
            <text:p>á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number-columns-repeated="2"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4" table:formula="of:=4=COUNTA([.$E160:.$H16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60]" office:value-type="string" office:string-value="â" calcext:value-type="string">
            <text:p>â</text:p>
          </table:table-cell>
          <table:table-cell table:style-name="ce10" office:value-type="string" calcext:value-type="string">
            <text:p>ã</text:p>
          </table:table-cell>
          <table:table-cell table:style-name="ce14" office:value-type="string" calcext:value-type="string">
            <text:p>à</text:p>
          </table:table-cell>
          <table:table-cell table:style-name="ce14" office:value-type="string" calcext:value-type="string">
            <text:p>á</text:p>
          </table:table-cell>
          <table:table-cell table:style-name="ce18" office:value-type="string" calcext:value-type="string">
            <text:p>ã</text:p>
          </table:table-cell>
          <table:table-cell table:style-name="ce14"/>
          <table:table-cell table:style-name="ce8" table:formula="of:=[.$A160]" office:value-type="string" office:string-value="â" calcext:value-type="string">
            <text:p>â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4" table:formula="of:=4=COUNTA([.$E161:.$H16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61]" office:value-type="string" office:string-value="ã" calcext:value-type="string">
            <text:p>ã</text:p>
          </table:table-cell>
          <table:table-cell table:style-name="ce11" office:value-type="string" calcext:value-type="string">
            <text:p>à</text:p>
          </table:table-cell>
          <table:table-cell table:style-name="ce14" office:value-type="string" calcext:value-type="string">
            <text:p>á</text:p>
          </table:table-cell>
          <table:table-cell table:style-name="ce15" office:value-type="string" calcext:value-type="string">
            <text:p>à</text:p>
          </table:table-cell>
          <table:table-cell table:style-name="ce19" office:value-type="string" calcext:value-type="string">
            <text:p>â</text:p>
          </table:table-cell>
          <table:table-cell table:style-name="ce15"/>
          <table:table-cell table:style-name="ce8" table:formula="of:=[.$A161]" office:value-type="string" office:string-value="ã" calcext:value-type="string">
            <text:p>ã</text:p>
          </table:table-cell>
          <table:table-cell table:style-name="ce21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23" table:content-validation-name="val1" office:value-type="string" calcext:value-type="string">
            <text:p>ORTHO_UP</text:p>
          </table:table-cell>
          <table:table-cell table:style-name="ce26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ä</text:p>
          </table:table-cell>
          <table:table-cell table:style-name="ce4" table:formula="of:=4=COUNTA([.$E162:.$H162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2]" office:value-type="string" office:string-value="ä" calcext:value-type="string">
            <text:p>ä</text:p>
          </table:table-cell>
          <table:table-cell table:style-name="ce11"/>
          <table:table-cell table:style-name="ce15" office:value-type="string" calcext:value-type="string">
            <text:p>è</text:p>
          </table:table-cell>
          <table:table-cell table:style-name="ce15" office:value-type="string" calcext:value-type="string">
            <text:p>ç</text:p>
          </table:table-cell>
          <table:table-cell table:style-name="ce19" office:value-type="string" calcext:value-type="string">
            <text:p>å</text:p>
          </table:table-cell>
          <table:table-cell table:style-name="ce15"/>
          <table:table-cell table:style-name="ce8" table:formula="of:=[.$A162]" office:value-type="string" office:string-value="ä" calcext:value-type="string">
            <text:p>ä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å</text:p>
          </table:table-cell>
          <table:table-cell table:style-name="ce4" table:formula="of:=4=COUNTA([.$E163:.$H163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3]" office:value-type="string" office:string-value="å" calcext:value-type="string">
            <text:p>å</text:p>
          </table:table-cell>
          <table:table-cell table:style-name="ce11"/>
          <table:table-cell table:style-name="ce15" office:value-type="string" calcext:value-type="string">
            <text:p>ç</text:p>
          </table:table-cell>
          <table:table-cell table:style-name="ce15" office:value-type="string" calcext:value-type="string">
            <text:p>è</text:p>
          </table:table-cell>
          <table:table-cell table:style-name="ce19" office:value-type="string" calcext:value-type="string">
            <text:p>ä</text:p>
          </table:table-cell>
          <table:table-cell table:style-name="ce15"/>
          <table:table-cell table:style-name="ce8" table:formula="of:=[.$A163]" office:value-type="string" office:string-value="å" calcext:value-type="string">
            <text:p>å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ç</text:p>
          </table:table-cell>
          <table:table-cell table:style-name="ce4" table:formula="of:=4=COUNTA([.$E164:.$H164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4]" office:value-type="string" office:string-value="ç" calcext:value-type="string">
            <text:p>ç</text:p>
          </table:table-cell>
          <table:table-cell table:style-name="ce11"/>
          <table:table-cell table:style-name="ce15" office:value-type="string" calcext:value-type="string">
            <text:p>å</text:p>
          </table:table-cell>
          <table:table-cell table:style-name="ce15" office:value-type="string" calcext:value-type="string">
            <text:p>ä</text:p>
          </table:table-cell>
          <table:table-cell table:style-name="ce19" office:value-type="string" calcext:value-type="string">
            <text:p>è</text:p>
          </table:table-cell>
          <table:table-cell table:style-name="ce15"/>
          <table:table-cell table:style-name="ce8" table:formula="of:=[.$A164]" office:value-type="string" office:string-value="ç" calcext:value-type="string">
            <text:p>ç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4" table:formula="of:=4=COUNTA([.$E165:.$H165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5]" office:value-type="string" office:string-value="è" calcext:value-type="string">
            <text:p>è</text:p>
          </table:table-cell>
          <table:table-cell table:style-name="ce11"/>
          <table:table-cell table:style-name="ce15" office:value-type="string" calcext:value-type="string">
            <text:p>ä</text:p>
          </table:table-cell>
          <table:table-cell table:style-name="ce15" office:value-type="string" calcext:value-type="string">
            <text:p>å</text:p>
          </table:table-cell>
          <table:table-cell table:style-name="ce19" office:value-type="string" calcext:value-type="string">
            <text:p>ç</text:p>
          </table:table-cell>
          <table:table-cell table:style-name="ce15"/>
          <table:table-cell table:style-name="ce8" table:formula="of:=[.$A165]" office:value-type="string" office:string-value="è" calcext:value-type="string">
            <text:p>è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4" table:formula="of:=4=COUNTA([.$E166:.$H166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6]" office:value-type="string" office:string-value="é" calcext:value-type="string">
            <text:p>é</text:p>
          </table:table-cell>
          <table:table-cell table:style-name="ce11"/>
          <table:table-cell table:number-columns-repeated="2" table:style-name="ce15" office:value-type="string" calcext:value-type="string">
            <text:p>ê</text:p>
          </table:table-cell>
          <table:table-cell table:style-name="ce19" office:value-type="string" calcext:value-type="string">
            <text:p>é</text:p>
          </table:table-cell>
          <table:table-cell table:style-name="ce15"/>
          <table:table-cell table:style-name="ce8" table:formula="of:=[.$A166]" office:value-type="string" office:string-value="é" calcext:value-type="string">
            <text:p>é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ê</text:p>
          </table:table-cell>
          <table:table-cell table:style-name="ce4" table:formula="of:=4=COUNTA([.$E167:.$H167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7]" office:value-type="string" office:string-value="ê" calcext:value-type="string">
            <text:p>ê</text:p>
          </table:table-cell>
          <table:table-cell table:style-name="ce11"/>
          <table:table-cell table:number-columns-repeated="2" table:style-name="ce15" office:value-type="string" calcext:value-type="string">
            <text:p>é</text:p>
          </table:table-cell>
          <table:table-cell table:style-name="ce19" office:value-type="string" calcext:value-type="string">
            <text:p>ê</text:p>
          </table:table-cell>
          <table:table-cell table:style-name="ce15"/>
          <table:table-cell table:style-name="ce8" table:formula="of:=[.$A167]" office:value-type="string" office:string-value="ê" calcext:value-type="string">
            <text:p>ê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ë</text:p>
          </table:table-cell>
          <table:table-cell table:style-name="ce4" table:formula="of:=4=COUNTA([.$E168:.$H168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8]" office:value-type="string" office:string-value="ë" calcext:value-type="string">
            <text:p>ë</text:p>
          </table:table-cell>
          <table:table-cell table:style-name="ce11"/>
          <table:table-cell table:number-columns-repeated="2" table:style-name="ce15" office:value-type="string" calcext:value-type="string">
            <text:p>ë</text:p>
          </table:table-cell>
          <table:table-cell table:style-name="ce19" office:value-type="string" calcext:value-type="string">
            <text:p>ë</text:p>
          </table:table-cell>
          <table:table-cell table:style-name="ce15"/>
          <table:table-cell table:style-name="ce8" table:formula="of:=[.$A168]" office:value-type="string" office:string-value="ë" calcext:value-type="string">
            <text:p>ë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4" table:formula="of:=4=COUNTA([.$E169:.$H169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69]" office:value-type="string" office:string-value="ì" calcext:value-type="string">
            <text:p>ì</text:p>
          </table:table-cell>
          <table:table-cell table:style-name="ce11"/>
          <table:table-cell table:style-name="ce15" office:value-type="string" calcext:value-type="string">
            <text:p>ï</text:p>
          </table:table-cell>
          <table:table-cell table:style-name="ce15" office:value-type="string" calcext:value-type="string">
            <text:p>î</text:p>
          </table:table-cell>
          <table:table-cell table:style-name="ce19" office:value-type="string" calcext:value-type="string">
            <text:p>í</text:p>
          </table:table-cell>
          <table:table-cell table:style-name="ce15"/>
          <table:table-cell table:style-name="ce8" table:formula="of:=[.$A169]" office:value-type="string" office:string-value="ì" calcext:value-type="string">
            <text:p>ì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4" table:formula="of:=4=COUNTA([.$E170:.$H170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70]" office:value-type="string" office:string-value="í" calcext:value-type="string">
            <text:p>í</text:p>
          </table:table-cell>
          <table:table-cell table:style-name="ce11"/>
          <table:table-cell table:style-name="ce15" office:value-type="string" calcext:value-type="string">
            <text:p>î</text:p>
          </table:table-cell>
          <table:table-cell table:style-name="ce15" office:value-type="string" calcext:value-type="string">
            <text:p>ï</text:p>
          </table:table-cell>
          <table:table-cell table:style-name="ce19" office:value-type="string" calcext:value-type="string">
            <text:p>ì</text:p>
          </table:table-cell>
          <table:table-cell table:style-name="ce15"/>
          <table:table-cell table:style-name="ce8" table:formula="of:=[.$A170]" office:value-type="string" office:string-value="í" calcext:value-type="string">
            <text:p>í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î</text:p>
          </table:table-cell>
          <table:table-cell table:style-name="ce4" table:formula="of:=4=COUNTA([.$E171:.$H171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71]" office:value-type="string" office:string-value="î" calcext:value-type="string">
            <text:p>î</text:p>
          </table:table-cell>
          <table:table-cell table:style-name="ce11"/>
          <table:table-cell table:style-name="ce15" office:value-type="string" calcext:value-type="string">
            <text:p>í</text:p>
          </table:table-cell>
          <table:table-cell table:style-name="ce15" office:value-type="string" calcext:value-type="string">
            <text:p>ì</text:p>
          </table:table-cell>
          <table:table-cell table:style-name="ce19" office:value-type="string" calcext:value-type="string">
            <text:p>ï</text:p>
          </table:table-cell>
          <table:table-cell table:style-name="ce15"/>
          <table:table-cell table:style-name="ce8" table:formula="of:=[.$A171]" office:value-type="string" office:string-value="î" calcext:value-type="string">
            <text:p>î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ï</text:p>
          </table:table-cell>
          <table:table-cell table:style-name="ce4" table:formula="of:=4=COUNTA([.$E172:.$H172])" office:value-type="boolean" office:boolean-value="false" calcext:value-type="boolean">
            <text:p>FALSE</text:p>
          </table:table-cell>
          <table:table-cell table:style-name="ce39"/>
          <table:table-cell table:style-name="ce8" table:formula="of:=[.$A172]" office:value-type="string" office:string-value="ï" calcext:value-type="string">
            <text:p>ï</text:p>
          </table:table-cell>
          <table:table-cell table:style-name="ce11"/>
          <table:table-cell table:style-name="ce15" office:value-type="string" calcext:value-type="string">
            <text:p>ì</text:p>
          </table:table-cell>
          <table:table-cell table:style-name="ce15" office:value-type="string" calcext:value-type="string">
            <text:p>í</text:p>
          </table:table-cell>
          <table:table-cell table:style-name="ce19" office:value-type="string" calcext:value-type="string">
            <text:p>î</text:p>
          </table:table-cell>
          <table:table-cell table:style-name="ce15"/>
          <table:table-cell table:style-name="ce8" table:formula="of:=[.$A172]" office:value-type="string" office:string-value="ï" calcext:value-type="string">
            <text:p>ï</text:p>
          </table:table-cell>
          <table:table-cell table:style-name="ce21" table:content-validation-name="val1"/>
          <table:table-cell table:style-name="ce23" table:content-validation-name="val1" table:number-columns-repeated="2"/>
          <table:table-cell table:style-name="ce26" table:content-validation-name="val1"/>
          <table:table-cell table:number-columns-repeated="10"/>
        </table:table-row>
        <table:table-row table:style-name="ro2">
          <table:table-cell table:style-name="ce2" office:value-type="string" calcext:value-type="string">
            <text:p>ð</text:p>
          </table:table-cell>
          <table:table-cell table:style-name="ce4" table:formula="of:=4=COUNTA([.$E173:.$H17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3]" office:value-type="string" office:string-value="ð" calcext:value-type="string">
            <text:p>ð</text:p>
          </table:table-cell>
          <table:table-cell table:style-name="ce11" office:value-type="string" calcext:value-type="string">
            <text:p>ó</text:p>
          </table:table-cell>
          <table:table-cell table:number-columns-repeated="2" table:style-name="ce15" office:value-type="string" calcext:value-type="string">
            <text:p>ñ</text:p>
          </table:table-cell>
          <table:table-cell table:style-name="ce19" office:value-type="string" calcext:value-type="string">
            <text:p>ð</text:p>
          </table:table-cell>
          <table:table-cell table:style-name="ce15"/>
          <table:table-cell table:style-name="ce8" table:formula="of:=[.$A173]" office:value-type="string" office:string-value="ð" calcext:value-type="string">
            <text:p>ð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58" table:content-validation-name="val1" office:value-type="string" calcext:value-type="string">
            <text:p>DIAG_BACK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ñ</text:p>
          </table:table-cell>
          <table:table-cell table:style-name="ce4" table:formula="of:=4=COUNTA([.$E174:.$H17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4]" office:value-type="string" office:string-value="ñ" calcext:value-type="string">
            <text:p>ñ</text:p>
          </table:table-cell>
          <table:table-cell table:style-name="ce10" office:value-type="string" calcext:value-type="string">
            <text:p>ò</text:p>
          </table:table-cell>
          <table:table-cell table:number-columns-repeated="2" table:style-name="ce14" office:value-type="string" calcext:value-type="string">
            <text:p>ð</text:p>
          </table:table-cell>
          <table:table-cell table:style-name="ce18" office:value-type="string" calcext:value-type="string">
            <text:p>ñ</text:p>
          </table:table-cell>
          <table:table-cell table:style-name="ce14"/>
          <table:table-cell table:style-name="ce8" table:formula="of:=[.$A174]" office:value-type="string" office:string-value="ñ" calcext:value-type="string">
            <text:p>ñ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58" table:content-validation-name="val1" office:value-type="string" calcext:value-type="string">
            <text:p>DIAG_FRONT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4" table:formula="of:=4=COUNTA([.$E175:.$H17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5]" office:value-type="string" office:string-value="ò" calcext:value-type="string">
            <text:p>ò</text:p>
          </table:table-cell>
          <table:table-cell table:style-name="ce10" office:value-type="string" calcext:value-type="string">
            <text:p>ð</text:p>
          </table:table-cell>
          <table:table-cell table:style-name="ce14" office:value-type="string" calcext:value-type="string">
            <text:p>ó</text:p>
          </table:table-cell>
          <table:table-cell table:style-name="ce14" office:value-type="string" calcext:value-type="string">
            <text:p>ò</text:p>
          </table:table-cell>
          <table:table-cell table:style-name="ce18" office:value-type="string" calcext:value-type="string">
            <text:p>ó</text:p>
          </table:table-cell>
          <table:table-cell table:style-name="ce14"/>
          <table:table-cell table:style-name="ce8" table:formula="of:=[.$A175]" office:value-type="string" office:string-value="ò" calcext:value-type="string">
            <text:p>ò</text:p>
          </table:table-cell>
          <table:table-cell table:style-name="ce53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4" table:formula="of:=4=COUNTA([.$E176:.$H17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6]" office:value-type="string" office:string-value="ó" calcext:value-type="string">
            <text:p>ó</text:p>
          </table:table-cell>
          <table:table-cell table:style-name="ce10" office:value-type="string" calcext:value-type="string">
            <text:p>ñ</text:p>
          </table:table-cell>
          <table:table-cell table:style-name="ce14" office:value-type="string" calcext:value-type="string">
            <text:p>ò</text:p>
          </table:table-cell>
          <table:table-cell table:style-name="ce14" office:value-type="string" calcext:value-type="string">
            <text:p>ó</text:p>
          </table:table-cell>
          <table:table-cell table:style-name="ce18" office:value-type="string" calcext:value-type="string">
            <text:p>ò</text:p>
          </table:table-cell>
          <table:table-cell table:style-name="ce14"/>
          <table:table-cell table:style-name="ce8" table:formula="of:=[.$A176]" office:value-type="string" office:string-value="ó" calcext:value-type="string">
            <text:p>ó</text:p>
          </table:table-cell>
          <table:table-cell table:style-name="ce53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4" table:formula="of:=4=COUNTA([.$E177:.$H17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7]" office:value-type="string" office:string-value="ô" calcext:value-type="string">
            <text:p>ô</text:p>
          </table:table-cell>
          <table:table-cell table:style-name="ce10" office:value-type="string" calcext:value-type="string">
            <text:p>ù</text:p>
          </table:table-cell>
          <table:table-cell table:style-name="ce14" office:value-type="string" calcext:value-type="string">
            <text:p>÷</text:p>
          </table:table-cell>
          <table:table-cell table:style-name="ce14" office:value-type="string" calcext:value-type="string">
            <text:p>ö</text:p>
          </table:table-cell>
          <table:table-cell table:style-name="ce18" office:value-type="string" calcext:value-type="string">
            <text:p>õ</text:p>
          </table:table-cell>
          <table:table-cell table:style-name="ce14"/>
          <table:table-cell table:style-name="ce8" table:formula="of:=[.$A177]" office:value-type="string" office:string-value="ô" calcext:value-type="string">
            <text:p>ô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4" table:formula="of:=4=COUNTA([.$E178:.$H17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8]" office:value-type="string" office:string-value="õ" calcext:value-type="string">
            <text:p>õ</text:p>
          </table:table-cell>
          <table:table-cell table:style-name="ce10" office:value-type="string" calcext:value-type="string">
            <text:p>ü</text:p>
          </table:table-cell>
          <table:table-cell table:style-name="ce14" office:value-type="string" calcext:value-type="string">
            <text:p>ö</text:p>
          </table:table-cell>
          <table:table-cell table:style-name="ce14" office:value-type="string" calcext:value-type="string">
            <text:p>÷</text:p>
          </table:table-cell>
          <table:table-cell table:style-name="ce18" office:value-type="string" calcext:value-type="string">
            <text:p>ô</text:p>
          </table:table-cell>
          <table:table-cell table:style-name="ce14"/>
          <table:table-cell table:style-name="ce8" table:formula="of:=[.$A178]" office:value-type="string" office:string-value="õ" calcext:value-type="string">
            <text:p>õ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ö</text:p>
          </table:table-cell>
          <table:table-cell table:style-name="ce4" table:formula="of:=4=COUNTA([.$E179:.$H17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79]" office:value-type="string" office:string-value="ö" calcext:value-type="string">
            <text:p>ö</text:p>
          </table:table-cell>
          <table:table-cell table:style-name="ce10" office:value-type="string" calcext:value-type="string">
            <text:p>ø</text:p>
          </table:table-cell>
          <table:table-cell table:style-name="ce14" office:value-type="string" calcext:value-type="string">
            <text:p>õ</text:p>
          </table:table-cell>
          <table:table-cell table:style-name="ce14" office:value-type="string" calcext:value-type="string">
            <text:p>ô</text:p>
          </table:table-cell>
          <table:table-cell table:style-name="ce18" office:value-type="string" calcext:value-type="string">
            <text:p>÷</text:p>
          </table:table-cell>
          <table:table-cell table:style-name="ce14"/>
          <table:table-cell table:style-name="ce8" table:formula="of:=[.$A179]" office:value-type="string" office:string-value="ö" calcext:value-type="string">
            <text:p>ö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÷</text:p>
          </table:table-cell>
          <table:table-cell table:style-name="ce4" table:formula="of:=4=COUNTA([.$E180:.$H18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0]" office:value-type="string" office:string-value="÷" calcext:value-type="string">
            <text:p>÷</text:p>
          </table:table-cell>
          <table:table-cell table:style-name="ce10" office:value-type="string" calcext:value-type="string">
            <text:p>û</text:p>
          </table:table-cell>
          <table:table-cell table:style-name="ce14" office:value-type="string" calcext:value-type="string">
            <text:p>ô</text:p>
          </table:table-cell>
          <table:table-cell table:style-name="ce14" office:value-type="string" calcext:value-type="string">
            <text:p>õ</text:p>
          </table:table-cell>
          <table:table-cell table:style-name="ce18" office:value-type="string" calcext:value-type="string">
            <text:p>ö</text:p>
          </table:table-cell>
          <table:table-cell table:style-name="ce14"/>
          <table:table-cell table:style-name="ce8" table:formula="of:=[.$A180]" office:value-type="string" office:string-value="÷" calcext:value-type="string">
            <text:p>÷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ø</text:p>
          </table:table-cell>
          <table:table-cell table:style-name="ce4" table:formula="of:=4=COUNTA([.$E181:.$H18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1]" office:value-type="string" office:string-value="ø" calcext:value-type="string">
            <text:p>ø</text:p>
          </table:table-cell>
          <table:table-cell table:style-name="ce10" office:value-type="string" calcext:value-type="string">
            <text:p>õ</text:p>
          </table:table-cell>
          <table:table-cell table:style-name="ce14" office:value-type="string" calcext:value-type="string">
            <text:p>ü</text:p>
          </table:table-cell>
          <table:table-cell table:style-name="ce14" office:value-type="string" calcext:value-type="string">
            <text:p>û</text:p>
          </table:table-cell>
          <table:table-cell table:style-name="ce18" office:value-type="string" calcext:value-type="string">
            <text:p>ù</text:p>
          </table:table-cell>
          <table:table-cell table:style-name="ce14"/>
          <table:table-cell table:style-name="ce8" table:formula="of:=[.$A181]" office:value-type="string" office:string-value="ø" calcext:value-type="string">
            <text:p>ø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4" table:formula="of:=4=COUNTA([.$E182:.$H18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2]" office:value-type="string" office:string-value="ù" calcext:value-type="string">
            <text:p>ù</text:p>
          </table:table-cell>
          <table:table-cell table:style-name="ce10" office:value-type="string" calcext:value-type="string">
            <text:p>÷</text:p>
          </table:table-cell>
          <table:table-cell table:style-name="ce14" office:value-type="string" calcext:value-type="string">
            <text:p>û</text:p>
          </table:table-cell>
          <table:table-cell table:style-name="ce14" office:value-type="string" calcext:value-type="string">
            <text:p>ü</text:p>
          </table:table-cell>
          <table:table-cell table:style-name="ce18" office:value-type="string" calcext:value-type="string">
            <text:p>ø</text:p>
          </table:table-cell>
          <table:table-cell table:style-name="ce14"/>
          <table:table-cell table:style-name="ce8" table:formula="of:=[.$A182]" office:value-type="string" office:string-value="ù" calcext:value-type="string">
            <text:p>ù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û</text:p>
          </table:table-cell>
          <table:table-cell table:style-name="ce4" table:formula="of:=4=COUNTA([.$E183:.$H18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3]" office:value-type="string" office:string-value="û" calcext:value-type="string">
            <text:p>û</text:p>
          </table:table-cell>
          <table:table-cell table:style-name="ce10" office:value-type="string" calcext:value-type="string">
            <text:p>ô</text:p>
          </table:table-cell>
          <table:table-cell table:style-name="ce14" office:value-type="string" calcext:value-type="string">
            <text:p>ù</text:p>
          </table:table-cell>
          <table:table-cell table:style-name="ce14" office:value-type="string" calcext:value-type="string">
            <text:p>ø</text:p>
          </table:table-cell>
          <table:table-cell table:style-name="ce18" office:value-type="string" calcext:value-type="string">
            <text:p>ü</text:p>
          </table:table-cell>
          <table:table-cell table:style-name="ce14"/>
          <table:table-cell table:style-name="ce8" table:formula="of:=[.$A183]" office:value-type="string" office:string-value="û" calcext:value-type="string">
            <text:p>û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ü</text:p>
          </table:table-cell>
          <table:table-cell table:style-name="ce4" table:formula="of:=4=COUNTA([.$E184:.$H18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4]" office:value-type="string" office:string-value="ü" calcext:value-type="string">
            <text:p>ü</text:p>
          </table:table-cell>
          <table:table-cell table:style-name="ce10" office:value-type="string" calcext:value-type="string">
            <text:p>ö</text:p>
          </table:table-cell>
          <table:table-cell table:style-name="ce14" office:value-type="string" calcext:value-type="string">
            <text:p>ø</text:p>
          </table:table-cell>
          <table:table-cell table:style-name="ce14" office:value-type="string" calcext:value-type="string">
            <text:p>ù</text:p>
          </table:table-cell>
          <table:table-cell table:style-name="ce18" office:value-type="string" calcext:value-type="string">
            <text:p>û</text:p>
          </table:table-cell>
          <table:table-cell table:style-name="ce14"/>
          <table:table-cell table:style-name="ce8" table:formula="of:=[.$A184]" office:value-type="string" office:string-value="ü" calcext:value-type="string">
            <text:p>ü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ģ</text:p>
          </table:table-cell>
          <table:table-cell table:style-name="ce4" table:formula="of:=4=COUNTA([.$E185:.$H18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5]" office:value-type="string" office:string-value="ģ" calcext:value-type="string">
            <text:p>ģ</text:p>
          </table:table-cell>
          <table:table-cell table:style-name="ce10" office:value-type="string" calcext:value-type="string">
            <text:p>Ĥ</text:p>
          </table:table-cell>
          <table:table-cell table:style-name="ce14" office:value-type="string" calcext:value-type="string">
            <text:p>ĥ</text:p>
          </table:table-cell>
          <table:table-cell table:style-name="ce14" office:value-type="string" calcext:value-type="string">
            <text:p>ĩ</text:p>
          </table:table-cell>
          <table:table-cell table:style-name="ce18" office:value-type="string" calcext:value-type="string">
            <text:p>ħ</text:p>
          </table:table-cell>
          <table:table-cell table:style-name="ce14"/>
          <table:table-cell table:style-name="ce8" table:formula="of:=[.$A185]" office:value-type="string" office:string-value="ģ" calcext:value-type="string">
            <text:p>ģ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39" table:content-validation-name="val1" office:value-type="string" calcext:value-type="string">
            <text:p>ORTHO_DOWN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Ĥ</text:p>
          </table:table-cell>
          <table:table-cell table:style-name="ce4" table:formula="of:=4=COUNTA([.$E186:.$H18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6]" office:value-type="string" office:string-value="Ĥ" calcext:value-type="string">
            <text:p>Ĥ</text:p>
          </table:table-cell>
          <table:table-cell table:style-name="ce10" office:value-type="string" calcext:value-type="string">
            <text:p>ĥ</text:p>
          </table:table-cell>
          <table:table-cell table:style-name="ce14" office:value-type="string" calcext:value-type="string">
            <text:p>Ħ</text:p>
          </table:table-cell>
          <table:table-cell table:style-name="ce14" office:value-type="string" calcext:value-type="string">
            <text:p>Ĩ</text:p>
          </table:table-cell>
          <table:table-cell table:style-name="ce18" office:value-type="string" calcext:value-type="string">
            <text:p>Ī</text:p>
          </table:table-cell>
          <table:table-cell table:style-name="ce14"/>
          <table:table-cell table:style-name="ce8" table:formula="of:=[.$A186]" office:value-type="string" office:string-value="Ĥ" calcext:value-type="string">
            <text:p>Ĥ</text:p>
          </table:table-cell>
          <table:table-cell table:style-name="ce53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FRONT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ĥ</text:p>
          </table:table-cell>
          <table:table-cell table:style-name="ce4" table:formula="of:=4=COUNTA([.$E187:.$H18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7]" office:value-type="string" office:string-value="ĥ" calcext:value-type="string">
            <text:p>ĥ</text:p>
          </table:table-cell>
          <table:table-cell table:style-name="ce10" office:value-type="string" calcext:value-type="string">
            <text:p>Ħ</text:p>
          </table:table-cell>
          <table:table-cell table:style-name="ce14" office:value-type="string" calcext:value-type="string">
            <text:p>ģ</text:p>
          </table:table-cell>
          <table:table-cell table:style-name="ce14" office:value-type="string" calcext:value-type="string">
            <text:p>ħ</text:p>
          </table:table-cell>
          <table:table-cell table:style-name="ce18" office:value-type="string" calcext:value-type="string">
            <text:p>ĩ</text:p>
          </table:table-cell>
          <table:table-cell table:style-name="ce14"/>
          <table:table-cell table:style-name="ce8" table:formula="of:=[.$A187]" office:value-type="string" office:string-value="ĥ" calcext:value-type="string">
            <text:p>ĥ</text:p>
          </table:table-cell>
          <table:table-cell table:style-name="ce53" table:content-validation-name="val1" office:value-type="string" calcext:value-type="string">
            <text:p>DIAG_FRONT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UP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Ħ</text:p>
          </table:table-cell>
          <table:table-cell table:style-name="ce4" table:formula="of:=4=COUNTA([.$E188:.$H18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8]" office:value-type="string" office:string-value="Ħ" calcext:value-type="string">
            <text:p>Ħ</text:p>
          </table:table-cell>
          <table:table-cell table:style-name="ce10" office:value-type="string" calcext:value-type="string">
            <text:p>ģ</text:p>
          </table:table-cell>
          <table:table-cell table:style-name="ce14" office:value-type="string" calcext:value-type="string">
            <text:p>Ĥ</text:p>
          </table:table-cell>
          <table:table-cell table:style-name="ce14" office:value-type="string" calcext:value-type="string">
            <text:p>Ī</text:p>
          </table:table-cell>
          <table:table-cell table:style-name="ce18" office:value-type="string" calcext:value-type="string">
            <text:p>Ĩ</text:p>
          </table:table-cell>
          <table:table-cell table:style-name="ce14"/>
          <table:table-cell table:style-name="ce8" table:formula="of:=[.$A188]" office:value-type="string" office:string-value="Ħ" calcext:value-type="string">
            <text:p>Ħ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RIGHT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FRONT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ħ</text:p>
          </table:table-cell>
          <table:table-cell table:style-name="ce4" table:formula="of:=4=COUNTA([.$E189:.$H18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89]" office:value-type="string" office:string-value="ħ" calcext:value-type="string">
            <text:p>ħ</text:p>
          </table:table-cell>
          <table:table-cell table:style-name="ce10" office:value-type="string" calcext:value-type="string">
            <text:p>Ĩ</text:p>
          </table:table-cell>
          <table:table-cell table:style-name="ce14" office:value-type="string" calcext:value-type="string">
            <text:p>ĩ</text:p>
          </table:table-cell>
          <table:table-cell table:style-name="ce14" office:value-type="string" calcext:value-type="string">
            <text:p>ĥ</text:p>
          </table:table-cell>
          <table:table-cell table:style-name="ce18" office:value-type="string" calcext:value-type="string">
            <text:p>ģ</text:p>
          </table:table-cell>
          <table:table-cell table:style-name="ce14"/>
          <table:table-cell table:style-name="ce8" table:formula="of:=[.$A189]" office:value-type="string" office:string-value="ħ" calcext:value-type="string">
            <text:p>ħ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ORTHO_DOWN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Ĩ</text:p>
          </table:table-cell>
          <table:table-cell table:style-name="ce4" table:formula="of:=4=COUNTA([.$E190:.$H19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0]" office:value-type="string" office:string-value="Ĩ" calcext:value-type="string">
            <text:p>Ĩ</text:p>
          </table:table-cell>
          <table:table-cell table:style-name="ce10" office:value-type="string" calcext:value-type="string">
            <text:p>ĩ</text:p>
          </table:table-cell>
          <table:table-cell table:style-name="ce14" office:value-type="string" calcext:value-type="string">
            <text:p>Ī</text:p>
          </table:table-cell>
          <table:table-cell table:style-name="ce14" office:value-type="string" calcext:value-type="string">
            <text:p>Ĥ</text:p>
          </table:table-cell>
          <table:table-cell table:style-name="ce18" office:value-type="string" calcext:value-type="string">
            <text:p>Ħ</text:p>
          </table:table-cell>
          <table:table-cell table:style-name="ce14"/>
          <table:table-cell table:style-name="ce8" table:formula="of:=[.$A190]" office:value-type="string" office:string-value="Ĩ" calcext:value-type="string">
            <text:p>Ĩ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LEFT</text:p>
          </table:table-cell>
          <table:table-cell table:style-name="ce39" table:content-validation-name="val1" office:value-type="string" calcext:value-type="string">
            <text:p>DIAG_BACK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ĩ</text:p>
          </table:table-cell>
          <table:table-cell table:style-name="ce4" table:formula="of:=4=COUNTA([.$E191:.$H19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1]" office:value-type="string" office:string-value="ĩ" calcext:value-type="string">
            <text:p>ĩ</text:p>
          </table:table-cell>
          <table:table-cell table:style-name="ce10" office:value-type="string" calcext:value-type="string">
            <text:p>Ī</text:p>
          </table:table-cell>
          <table:table-cell table:style-name="ce14" office:value-type="string" calcext:value-type="string">
            <text:p>ħ</text:p>
          </table:table-cell>
          <table:table-cell table:style-name="ce14" office:value-type="string" calcext:value-type="string">
            <text:p>ģ</text:p>
          </table:table-cell>
          <table:table-cell table:style-name="ce18" office:value-type="string" calcext:value-type="string">
            <text:p>ĥ</text:p>
          </table:table-cell>
          <table:table-cell table:style-name="ce14"/>
          <table:table-cell table:style-name="ce8" table:formula="of:=[.$A191]" office:value-type="string" office:string-value="ĩ" calcext:value-type="string">
            <text:p>ĩ</text:p>
          </table:table-cell>
          <table:table-cell table:style-name="ce53" table:content-validation-name="val1" office:value-type="string" calcext:value-type="string">
            <text:p>DIAG_BACK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UP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Ī</text:p>
          </table:table-cell>
          <table:table-cell table:style-name="ce4" table:formula="of:=4=COUNTA([.$E192:.$H19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2]" office:value-type="string" office:string-value="Ī" calcext:value-type="string">
            <text:p>Ī</text:p>
          </table:table-cell>
          <table:table-cell table:style-name="ce10" office:value-type="string" calcext:value-type="string">
            <text:p>ħ</text:p>
          </table:table-cell>
          <table:table-cell table:style-name="ce14" office:value-type="string" calcext:value-type="string">
            <text:p>Ĩ</text:p>
          </table:table-cell>
          <table:table-cell table:style-name="ce14" office:value-type="string" calcext:value-type="string">
            <text:p>Ħ</text:p>
          </table:table-cell>
          <table:table-cell table:style-name="ce18" office:value-type="string" calcext:value-type="string">
            <text:p>Ĥ</text:p>
          </table:table-cell>
          <table:table-cell table:style-name="ce14"/>
          <table:table-cell table:style-name="ce8" table:formula="of:=[.$A192]" office:value-type="string" office:string-value="Ī" calcext:value-type="string">
            <text:p>Ī</text:p>
          </table:table-cell>
          <table:table-cell table:style-name="ce53" table:content-validation-name="val1" office:value-type="string" calcext:value-type="string">
            <text:p>ORTHO_RIGHT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ACK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Œ</text:p>
          </table:table-cell>
          <table:table-cell table:style-name="ce4" table:formula="of:=4=COUNTA([.$E193:.$H193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3]" office:value-type="string" office:string-value="Œ" calcext:value-type="string">
            <text:p>Œ</text:p>
          </table:table-cell>
          <table:table-cell table:style-name="ce10" office:value-type="string" calcext:value-type="string">
            <text:p>‚</text:p>
          </table:table-cell>
          <table:table-cell table:number-columns-repeated="2" table:style-name="ce14" office:value-type="string" calcext:value-type="string">
            <text:p>Œ</text:p>
          </table:table-cell>
          <table:table-cell table:style-name="ce18" office:value-type="string" calcext:value-type="string">
            <text:p>Œ</text:p>
          </table:table-cell>
          <table:table-cell table:style-name="ce14"/>
          <table:table-cell table:style-name="ce8" table:formula="of:=[.$A193]" office:value-type="string" office:string-value="Œ" calcext:value-type="string">
            <text:p>Œ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58" table:content-validation-name="val1" office:value-type="string" calcext:value-type="string">
            <text:p>ORTHO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Š</text:p>
          </table:table-cell>
          <table:table-cell table:style-name="ce4" table:formula="of:=4=COUNTA([.$E194:.$H194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4]" office:value-type="string" office:string-value="Š" calcext:value-type="string">
            <text:p>Š</text:p>
          </table:table-cell>
          <table:table-cell table:style-name="ce10" office:value-type="string" calcext:value-type="string">
            <text:p>ˆ</text:p>
          </table:table-cell>
          <table:table-cell table:style-name="ce14" office:value-type="string" calcext:value-type="string">
            <text:p>‹</text:p>
          </table:table-cell>
          <table:table-cell table:style-name="ce14" office:value-type="string" calcext:value-type="string">
            <text:p>Š</text:p>
          </table:table-cell>
          <table:table-cell table:style-name="ce18" office:value-type="string" calcext:value-type="string">
            <text:p>‹</text:p>
          </table:table-cell>
          <table:table-cell table:style-name="ce14"/>
          <table:table-cell table:style-name="ce8" table:formula="of:=[.$A194]" office:value-type="string" office:string-value="Š" calcext:value-type="string">
            <text:p>Š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ˆ</text:p>
          </table:table-cell>
          <table:table-cell table:style-name="ce4" table:formula="of:=4=COUNTA([.$E195:.$H195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5]" office:value-type="string" office:string-value="ˆ" calcext:value-type="string">
            <text:p>ˆ</text:p>
          </table:table-cell>
          <table:table-cell table:style-name="ce10" office:value-type="string" calcext:value-type="string">
            <text:p>‹</text:p>
          </table:table-cell>
          <table:table-cell table:number-columns-repeated="2" table:style-name="ce14" office:value-type="string" calcext:value-type="string">
            <text:p>‰</text:p>
          </table:table-cell>
          <table:table-cell table:style-name="ce18" office:value-type="string" calcext:value-type="string">
            <text:p>ˆ</text:p>
          </table:table-cell>
          <table:table-cell table:style-name="ce14"/>
          <table:table-cell table:style-name="ce8" table:formula="of:=[.$A195]" office:value-type="string" office:string-value="ˆ" calcext:value-type="string">
            <text:p>ˆ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‚</text:p>
          </table:table-cell>
          <table:table-cell table:style-name="ce4" table:formula="of:=4=COUNTA([.$E196:.$H196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6]" office:value-type="string" office:string-value="‚" calcext:value-type="string">
            <text:p>‚</text:p>
          </table:table-cell>
          <table:table-cell table:style-name="ce10" office:value-type="string" calcext:value-type="string">
            <text:p>Œ</text:p>
          </table:table-cell>
          <table:table-cell table:number-columns-repeated="2" table:style-name="ce14" office:value-type="string" calcext:value-type="string">
            <text:p>‚</text:p>
          </table:table-cell>
          <table:table-cell table:style-name="ce18" office:value-type="string" calcext:value-type="string">
            <text:p>‚</text:p>
          </table:table-cell>
          <table:table-cell table:style-name="ce14"/>
          <table:table-cell table:style-name="ce8" table:formula="of:=[.$A196]" office:value-type="string" office:string-value="‚" calcext:value-type="string">
            <text:p>‚</text:p>
          </table:table-cell>
          <table:table-cell table:style-name="ce53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ORTHO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„</text:p>
          </table:table-cell>
          <table:table-cell table:style-name="ce4" table:formula="of:=4=COUNTA([.$E197:.$H197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7]" office:value-type="string" office:string-value="„" calcext:value-type="string">
            <text:p>„</text:p>
          </table:table-cell>
          <table:table-cell table:style-name="ce10" office:value-type="string" calcext:value-type="string">
            <text:p>…</text:p>
          </table:table-cell>
          <table:table-cell table:style-name="ce14" office:value-type="string" calcext:value-type="string">
            <text:p>‡</text:p>
          </table:table-cell>
          <table:table-cell table:style-name="ce14" office:value-type="string" calcext:value-type="string">
            <text:p>†</text:p>
          </table:table-cell>
          <table:table-cell table:style-name="ce18" office:value-type="string" calcext:value-type="string">
            <text:p>…</text:p>
          </table:table-cell>
          <table:table-cell table:style-name="ce14"/>
          <table:table-cell table:style-name="ce8" table:formula="of:=[.$A197]" office:value-type="string" office:string-value="„" calcext:value-type="string">
            <text:p>„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†</text:p>
          </table:table-cell>
          <table:table-cell table:style-name="ce4" table:formula="of:=4=COUNTA([.$E198:.$H198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8]" office:value-type="string" office:string-value="†" calcext:value-type="string">
            <text:p>†</text:p>
          </table:table-cell>
          <table:table-cell table:style-name="ce10" office:value-type="string" calcext:value-type="string">
            <text:p>„</text:p>
          </table:table-cell>
          <table:table-cell table:style-name="ce14" office:value-type="string" calcext:value-type="string">
            <text:p>…</text:p>
          </table:table-cell>
          <table:table-cell table:style-name="ce14" office:value-type="string" calcext:value-type="string">
            <text:p>„</text:p>
          </table:table-cell>
          <table:table-cell table:style-name="ce18" office:value-type="string" calcext:value-type="string">
            <text:p>‡</text:p>
          </table:table-cell>
          <table:table-cell table:style-name="ce14"/>
          <table:table-cell table:style-name="ce8" table:formula="of:=[.$A198]" office:value-type="string" office:string-value="†" calcext:value-type="string">
            <text:p>†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DIAG_BOTH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‡</text:p>
          </table:table-cell>
          <table:table-cell table:style-name="ce4" table:formula="of:=4=COUNTA([.$E199:.$H199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199]" office:value-type="string" office:string-value="‡" calcext:value-type="string">
            <text:p>‡</text:p>
          </table:table-cell>
          <table:table-cell table:style-name="ce10" office:value-type="string" calcext:value-type="string">
            <text:p>†</text:p>
          </table:table-cell>
          <table:table-cell table:style-name="ce14" office:value-type="string" calcext:value-type="string">
            <text:p>„</text:p>
          </table:table-cell>
          <table:table-cell table:style-name="ce14" office:value-type="string" calcext:value-type="string">
            <text:p>…</text:p>
          </table:table-cell>
          <table:table-cell table:style-name="ce18" office:value-type="string" calcext:value-type="string">
            <text:p>†</text:p>
          </table:table-cell>
          <table:table-cell table:style-name="ce14"/>
          <table:table-cell table:style-name="ce8" table:formula="of:=[.$A199]" office:value-type="string" office:string-value="‡" calcext:value-type="string">
            <text:p>‡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…</text:p>
          </table:table-cell>
          <table:table-cell table:style-name="ce4" table:formula="of:=4=COUNTA([.$E200:.$H200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00]" office:value-type="string" office:string-value="…" calcext:value-type="string">
            <text:p>…</text:p>
          </table:table-cell>
          <table:table-cell table:style-name="ce10" office:value-type="string" calcext:value-type="string">
            <text:p>‡</text:p>
          </table:table-cell>
          <table:table-cell table:style-name="ce14" office:value-type="string" calcext:value-type="string">
            <text:p>†</text:p>
          </table:table-cell>
          <table:table-cell table:style-name="ce14" office:value-type="string" calcext:value-type="string">
            <text:p>‡</text:p>
          </table:table-cell>
          <table:table-cell table:style-name="ce18" office:value-type="string" calcext:value-type="string">
            <text:p>„</text:p>
          </table:table-cell>
          <table:table-cell table:style-name="ce14"/>
          <table:table-cell table:style-name="ce8" table:formula="of:=[.$A200]" office:value-type="string" office:string-value="…" calcext:value-type="string">
            <text:p>…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number-columns-repeated="2"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‰</text:p>
          </table:table-cell>
          <table:table-cell table:style-name="ce4" table:formula="of:=4=COUNTA([.$E201:.$H201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01]" office:value-type="string" office:string-value="‰" calcext:value-type="string">
            <text:p>‰</text:p>
          </table:table-cell>
          <table:table-cell table:style-name="ce10" office:value-type="string" calcext:value-type="string">
            <text:p>Š</text:p>
          </table:table-cell>
          <table:table-cell table:number-columns-repeated="2" table:style-name="ce14" office:value-type="string" calcext:value-type="string">
            <text:p>ˆ</text:p>
          </table:table-cell>
          <table:table-cell table:style-name="ce18" office:value-type="string" calcext:value-type="string">
            <text:p>‰</text:p>
          </table:table-cell>
          <table:table-cell table:style-name="ce14"/>
          <table:table-cell table:style-name="ce8" table:formula="of:=[.$A201]" office:value-type="string" office:string-value="‰" calcext:value-type="string">
            <text:p>‰</text:p>
          </table:table-cell>
          <table:table-cell table:style-name="ce53" table:content-validation-name="val1" office:value-type="string" calcext:value-type="string">
            <text:p>DIAG_BOTH</text:p>
          </table:table-cell>
          <table:table-cell table:number-columns-repeated="2" table:style-name="ce39" table:content-validation-name="val1" office:value-type="string" calcext:value-type="string">
            <text:p>EMPTY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‹</text:p>
          </table:table-cell>
          <table:table-cell table:style-name="ce4" table:formula="of:=4=COUNTA([.$E202:.$H202])" office:value-type="boolean" office:boolean-value="true" calcext:value-type="boolean">
            <text:p>TRUE</text:p>
          </table:table-cell>
          <table:table-cell table:style-name="ce39"/>
          <table:table-cell table:style-name="ce8" table:formula="of:=[.$A202]" office:value-type="string" office:string-value="‹" calcext:value-type="string">
            <text:p>‹</text:p>
          </table:table-cell>
          <table:table-cell table:style-name="ce10" office:value-type="string" calcext:value-type="string">
            <text:p>‰</text:p>
          </table:table-cell>
          <table:table-cell table:style-name="ce14" office:value-type="string" calcext:value-type="string">
            <text:p>Š</text:p>
          </table:table-cell>
          <table:table-cell table:style-name="ce14" office:value-type="string" calcext:value-type="string">
            <text:p>‹</text:p>
          </table:table-cell>
          <table:table-cell table:style-name="ce18" office:value-type="string" calcext:value-type="string">
            <text:p>Š</text:p>
          </table:table-cell>
          <table:table-cell table:style-name="ce14"/>
          <table:table-cell table:style-name="ce8" table:formula="of:=[.$A202]" office:value-type="string" office:string-value="‹" calcext:value-type="string">
            <text:p>‹</text:p>
          </table:table-cell>
          <table:table-cell table:style-name="ce53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EMPTY</text:p>
          </table:table-cell>
          <table:table-cell table:style-name="ce39" table:content-validation-name="val1" office:value-type="string" calcext:value-type="string">
            <text:p>DIAG_BOTH</text:p>
          </table:table-cell>
          <table:table-cell table:style-name="ce58" table:content-validation-name="val1" office:value-type="string" calcext:value-type="string">
            <text:p>EMPTY</text:p>
          </table:table-cell>
          <table:table-cell table:number-columns-repeated="10"/>
        </table:table-row>
        <table:table-row table:style-name="ro1" table:number-rows-repeated="104837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formula="of:=IF([$Sheet1.$B2]; UNICODE([$Sheet1.D2]); &quot;&quot;)" office:value-type="float" office:value="32" calcext:value-type="float">
            <text:p>32</text:p>
          </table:table-cell>
          <table:table-cell table:formula="of:=IF([$Sheet1.$B2]; UNICODE([$Sheet1.E2]); &quot;&quot;)" office:value-type="float" office:value="32" calcext:value-type="float">
            <text:p>32</text:p>
          </table:table-cell>
          <table:table-cell table:formula="of:=IF([$Sheet1.$B2]; UNICODE([$Sheet1.F2]); &quot;&quot;)" office:value-type="float" office:value="32" calcext:value-type="float">
            <text:p>32</text:p>
          </table:table-cell>
          <table:table-cell table:formula="of:=IF([$Sheet1.$B2]; UNICODE([$Sheet1.G2]); &quot;&quot;)" office:value-type="float" office:value="32" calcext:value-type="float">
            <text:p>32</text:p>
          </table:table-cell>
          <table:table-cell table:formula="of:=IF([$Sheet1.$B2]; UNICODE([$Sheet1.H2]); &quot;&quot;)" office:value-type="float" office:value="32" calcext:value-type="float">
            <text:p>32</text:p>
          </table:table-cell>
          <table:table-cell table:formula="of:==IF([$Sheet1.$B2]; [$Sheet1.K2]; &quot;&quot;)" office:value-type="string" office:string-value="EMPTY" calcext:value-type="string">
            <text:p>EMPTY</text:p>
          </table:table-cell>
          <table:table-cell table:formula="of:==IF([$Sheet1.$B2]; [$Sheet1.L2]; &quot;&quot;)" office:value-type="string" office:string-value="EMPTY" calcext:value-type="string">
            <text:p>EMPTY</text:p>
          </table:table-cell>
          <table:table-cell table:formula="of:==IF([$Sheet1.$B2]; [$Sheet1.M2]; &quot;&quot;)" office:value-type="string" office:string-value="EMPTY" calcext:value-type="string">
            <text:p>EMPTY</text:p>
          </table:table-cell>
          <table:table-cell table:formula="of:==IF([$Sheet1.$B2]; [$Sheet1.N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]; UNICODE([$Sheet1.D3]); &quot;&quot;)" office:value-type="float" office:value="33" calcext:value-type="float">
            <text:p>33</text:p>
          </table:table-cell>
          <table:table-cell table:formula="of:=IF([$Sheet1.$B3]; UNICODE([$Sheet1.E3]); &quot;&quot;)" office:value-type="float" office:value="126" calcext:value-type="float">
            <text:p>126</text:p>
          </table:table-cell>
          <table:table-cell table:formula="of:=IF([$Sheet1.$B3]; UNICODE([$Sheet1.F3]); &quot;&quot;)" office:value-type="float" office:value="33" calcext:value-type="float">
            <text:p>33</text:p>
          </table:table-cell>
          <table:table-cell table:formula="of:=IF([$Sheet1.$B3]; UNICODE([$Sheet1.G3]); &quot;&quot;)" office:value-type="float" office:value="33" calcext:value-type="float">
            <text:p>33</text:p>
          </table:table-cell>
          <table:table-cell table:formula="of:=IF([$Sheet1.$B3]; UNICODE([$Sheet1.H3]); &quot;&quot;)" office:value-type="float" office:value="33" calcext:value-type="float">
            <text:p>33</text:p>
          </table:table-cell>
          <table:table-cell table:formula="of:==IF([$Sheet1.$B3]; [$Sheet1.K3]; &quot;&quot;)" office:value-type="string" office:string-value="EMPTY" calcext:value-type="string">
            <text:p>EMPTY</text:p>
          </table:table-cell>
          <table:table-cell table:formula="of:==IF([$Sheet1.$B3]; [$Sheet1.L3]; &quot;&quot;)" office:value-type="string" office:string-value="EMPTY" calcext:value-type="string">
            <text:p>EMPTY</text:p>
          </table:table-cell>
          <table:table-cell table:formula="of:==IF([$Sheet1.$B3]; [$Sheet1.M3]; &quot;&quot;)" office:value-type="string" office:string-value="ORTHO_BOTH" calcext:value-type="string">
            <text:p>ORTHO_BOTH</text:p>
          </table:table-cell>
          <table:table-cell table:formula="of:==IF([$Sheet1.$B3]; [$Sheet1.N3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4]; UNICODE([$Sheet1.D4]); &quot;&quot;)" office:value-type="float" office:value="34" calcext:value-type="float">
            <text:p>34</text:p>
          </table:table-cell>
          <table:table-cell table:formula="of:=IF([$Sheet1.$B4]; UNICODE([$Sheet1.E4]); &quot;&quot;)" office:value-type="float" office:value="34" calcext:value-type="float">
            <text:p>34</text:p>
          </table:table-cell>
          <table:table-cell table:formula="of:=IF([$Sheet1.$B4]; UNICODE([$Sheet1.F4]); &quot;&quot;)" office:value-type="float" office:value="34" calcext:value-type="float">
            <text:p>34</text:p>
          </table:table-cell>
          <table:table-cell table:formula="of:=IF([$Sheet1.$B4]; UNICODE([$Sheet1.G4]); &quot;&quot;)" office:value-type="float" office:value="34" calcext:value-type="float">
            <text:p>34</text:p>
          </table:table-cell>
          <table:table-cell table:formula="of:=IF([$Sheet1.$B4]; UNICODE([$Sheet1.H4]); &quot;&quot;)" office:value-type="float" office:value="34" calcext:value-type="float">
            <text:p>34</text:p>
          </table:table-cell>
          <table:table-cell table:formula="of:==IF([$Sheet1.$B4]; [$Sheet1.K4]; &quot;&quot;)" office:value-type="string" office:string-value="ORTHO_BOTH" calcext:value-type="string">
            <text:p>ORTHO_BOTH</text:p>
          </table:table-cell>
          <table:table-cell table:formula="of:==IF([$Sheet1.$B4]; [$Sheet1.L4]; &quot;&quot;)" office:value-type="string" office:string-value="ORTHO_BOTH" calcext:value-type="string">
            <text:p>ORTHO_BOTH</text:p>
          </table:table-cell>
          <table:table-cell table:formula="of:==IF([$Sheet1.$B4]; [$Sheet1.M4]; &quot;&quot;)" office:value-type="string" office:string-value="ORTHO_BOTH" calcext:value-type="string">
            <text:p>ORTHO_BOTH</text:p>
          </table:table-cell>
          <table:table-cell table:formula="of:==IF([$Sheet1.$B4]; [$Sheet1.N4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]; UNICODE([$Sheet1.D5]); &quot;&quot;)" office:value-type="float" office:value="35" calcext:value-type="float">
            <text:p>35</text:p>
          </table:table-cell>
          <table:table-cell table:formula="of:=IF([$Sheet1.$B5]; UNICODE([$Sheet1.E5]); &quot;&quot;)" office:value-type="float" office:value="64" calcext:value-type="float">
            <text:p>64</text:p>
          </table:table-cell>
          <table:table-cell table:formula="of:=IF([$Sheet1.$B5]; UNICODE([$Sheet1.F5]); &quot;&quot;)" office:value-type="float" office:value="35" calcext:value-type="float">
            <text:p>35</text:p>
          </table:table-cell>
          <table:table-cell table:formula="of:=IF([$Sheet1.$B5]; UNICODE([$Sheet1.G5]); &quot;&quot;)" office:value-type="float" office:value="35" calcext:value-type="float">
            <text:p>35</text:p>
          </table:table-cell>
          <table:table-cell table:formula="of:=IF([$Sheet1.$B5]; UNICODE([$Sheet1.H5]); &quot;&quot;)" office:value-type="float" office:value="35" calcext:value-type="float">
            <text:p>35</text:p>
          </table:table-cell>
          <table:table-cell table:formula="of:==IF([$Sheet1.$B5]; [$Sheet1.K5]; &quot;&quot;)" office:value-type="string" office:string-value="EMPTY" calcext:value-type="string">
            <text:p>EMPTY</text:p>
          </table:table-cell>
          <table:table-cell table:formula="of:==IF([$Sheet1.$B5]; [$Sheet1.L5]; &quot;&quot;)" office:value-type="string" office:string-value="EMPTY" calcext:value-type="string">
            <text:p>EMPTY</text:p>
          </table:table-cell>
          <table:table-cell table:formula="of:==IF([$Sheet1.$B5]; [$Sheet1.M5]; &quot;&quot;)" office:value-type="string" office:string-value="ORTHO_BOTH" calcext:value-type="string">
            <text:p>ORTHO_BOTH</text:p>
          </table:table-cell>
          <table:table-cell table:formula="of:==IF([$Sheet1.$B5]; [$Sheet1.N5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]; UNICODE([$Sheet1.D6]); &quot;&quot;)" office:value-type="float" office:value="36" calcext:value-type="float">
            <text:p>36</text:p>
          </table:table-cell>
          <table:table-cell table:formula="of:=IF([$Sheet1.$B6]; UNICODE([$Sheet1.E6]); &quot;&quot;)" office:value-type="float" office:value="86" calcext:value-type="float">
            <text:p>86</text:p>
          </table:table-cell>
          <table:table-cell table:formula="of:=IF([$Sheet1.$B6]; UNICODE([$Sheet1.F6]); &quot;&quot;)" office:value-type="float" office:value="82" calcext:value-type="float">
            <text:p>82</text:p>
          </table:table-cell>
          <table:table-cell table:formula="of:=IF([$Sheet1.$B6]; UNICODE([$Sheet1.G6]); &quot;&quot;)" office:value-type="float" office:value="82" calcext:value-type="float">
            <text:p>82</text:p>
          </table:table-cell>
          <table:table-cell table:formula="of:=IF([$Sheet1.$B6]; UNICODE([$Sheet1.H6]); &quot;&quot;)" office:value-type="float" office:value="36" calcext:value-type="float">
            <text:p>36</text:p>
          </table:table-cell>
          <table:table-cell table:formula="of:==IF([$Sheet1.$B6]; [$Sheet1.K6]; &quot;&quot;)" office:value-type="string" office:string-value="EMPTY" calcext:value-type="string">
            <text:p>EMPTY</text:p>
          </table:table-cell>
          <table:table-cell table:formula="of:==IF([$Sheet1.$B6]; [$Sheet1.L6]; &quot;&quot;)" office:value-type="string" office:string-value="ORTHO_BOTH" calcext:value-type="string">
            <text:p>ORTHO_BOTH</text:p>
          </table:table-cell>
          <table:table-cell table:formula="of:==IF([$Sheet1.$B6]; [$Sheet1.M6]; &quot;&quot;)" office:value-type="string" office:string-value="EMPTY" calcext:value-type="string">
            <text:p>EMPTY</text:p>
          </table:table-cell>
          <table:table-cell table:formula="of:==IF([$Sheet1.$B6]; [$Sheet1.N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7]; UNICODE([$Sheet1.D7]); &quot;&quot;)" office:value-type="float" office:value="37" calcext:value-type="float">
            <text:p>37</text:p>
          </table:table-cell>
          <table:table-cell table:formula="of:=IF([$Sheet1.$B7]; UNICODE([$Sheet1.E7]); &quot;&quot;)" office:value-type="float" office:value="72" calcext:value-type="float">
            <text:p>72</text:p>
          </table:table-cell>
          <table:table-cell table:formula="of:=IF([$Sheet1.$B7]; UNICODE([$Sheet1.F7]); &quot;&quot;)" office:value-type="float" office:value="84" calcext:value-type="float">
            <text:p>84</text:p>
          </table:table-cell>
          <table:table-cell table:formula="of:=IF([$Sheet1.$B7]; UNICODE([$Sheet1.G7]); &quot;&quot;)" office:value-type="float" office:value="84" calcext:value-type="float">
            <text:p>84</text:p>
          </table:table-cell>
          <table:table-cell table:formula="of:=IF([$Sheet1.$B7]; UNICODE([$Sheet1.H7]); &quot;&quot;)" office:value-type="float" office:value="37" calcext:value-type="float">
            <text:p>37</text:p>
          </table:table-cell>
          <table:table-cell table:formula="of:==IF([$Sheet1.$B7]; [$Sheet1.K7]; &quot;&quot;)" office:value-type="string" office:string-value="EMPTY" calcext:value-type="string">
            <text:p>EMPTY</text:p>
          </table:table-cell>
          <table:table-cell table:formula="of:==IF([$Sheet1.$B7]; [$Sheet1.L7]; &quot;&quot;)" office:value-type="string" office:string-value="DIAG_BOTH" calcext:value-type="string">
            <text:p>DIAG_BOTH</text:p>
          </table:table-cell>
          <table:table-cell table:formula="of:==IF([$Sheet1.$B7]; [$Sheet1.M7]; &quot;&quot;)" office:value-type="string" office:string-value="ORTHO_BOTH" calcext:value-type="string">
            <text:p>ORTHO_BOTH</text:p>
          </table:table-cell>
          <table:table-cell table:formula="of:==IF([$Sheet1.$B7]; [$Sheet1.N7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8]; UNICODE([$Sheet1.D8]); &quot;&quot;)" office:value-type="float" office:value="38" calcext:value-type="float">
            <text:p>38</text:p>
          </table:table-cell>
          <table:table-cell table:formula="of:=IF([$Sheet1.$B8]; UNICODE([$Sheet1.E8]); &quot;&quot;)" office:value-type="float" office:value="75" calcext:value-type="float">
            <text:p>75</text:p>
          </table:table-cell>
          <table:table-cell table:formula="of:=IF([$Sheet1.$B8]; UNICODE([$Sheet1.F8]); &quot;&quot;)" office:value-type="float" office:value="73" calcext:value-type="float">
            <text:p>73</text:p>
          </table:table-cell>
          <table:table-cell table:formula="of:=IF([$Sheet1.$B8]; UNICODE([$Sheet1.G8]); &quot;&quot;)" office:value-type="float" office:value="85" calcext:value-type="float">
            <text:p>85</text:p>
          </table:table-cell>
          <table:table-cell table:formula="of:=IF([$Sheet1.$B8]; UNICODE([$Sheet1.H8]); &quot;&quot;)" office:value-type="float" office:value="42" calcext:value-type="float">
            <text:p>42</text:p>
          </table:table-cell>
          <table:table-cell table:formula="of:==IF([$Sheet1.$B8]; [$Sheet1.K8]; &quot;&quot;)" office:value-type="string" office:string-value="DIAG_BOTH" calcext:value-type="string">
            <text:p>DIAG_BOTH</text:p>
          </table:table-cell>
          <table:table-cell table:formula="of:==IF([$Sheet1.$B8]; [$Sheet1.L8]; &quot;&quot;)" office:value-type="string" office:string-value="ORTHO_BOTH" calcext:value-type="string">
            <text:p>ORTHO_BOTH</text:p>
          </table:table-cell>
          <table:table-cell table:formula="of:==IF([$Sheet1.$B8]; [$Sheet1.M8]; &quot;&quot;)" office:value-type="string" office:string-value="EMPTY" calcext:value-type="string">
            <text:p>EMPTY</text:p>
          </table:table-cell>
          <table:table-cell table:formula="of:==IF([$Sheet1.$B8]; [$Sheet1.N8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9]; UNICODE([$Sheet1.D9]); &quot;&quot;)" office:value-type="float" office:value="39" calcext:value-type="float">
            <text:p>39</text:p>
          </table:table-cell>
          <table:table-cell table:formula="of:=IF([$Sheet1.$B9]; UNICODE([$Sheet1.E9]); &quot;&quot;)" office:value-type="float" office:value="39" calcext:value-type="float">
            <text:p>39</text:p>
          </table:table-cell>
          <table:table-cell table:formula="of:=IF([$Sheet1.$B9]; UNICODE([$Sheet1.F9]); &quot;&quot;)" office:value-type="float" office:value="39" calcext:value-type="float">
            <text:p>39</text:p>
          </table:table-cell>
          <table:table-cell table:formula="of:=IF([$Sheet1.$B9]; UNICODE([$Sheet1.G9]); &quot;&quot;)" office:value-type="float" office:value="39" calcext:value-type="float">
            <text:p>39</text:p>
          </table:table-cell>
          <table:table-cell table:formula="of:=IF([$Sheet1.$B9]; UNICODE([$Sheet1.H9]); &quot;&quot;)" office:value-type="float" office:value="39" calcext:value-type="float">
            <text:p>39</text:p>
          </table:table-cell>
          <table:table-cell table:formula="of:==IF([$Sheet1.$B9]; [$Sheet1.K9]; &quot;&quot;)" office:value-type="string" office:string-value="DIAG_BOTH" calcext:value-type="string">
            <text:p>DIAG_BOTH</text:p>
          </table:table-cell>
          <table:table-cell table:formula="of:==IF([$Sheet1.$B9]; [$Sheet1.L9]; &quot;&quot;)" office:value-type="string" office:string-value="DIAG_BOTH" calcext:value-type="string">
            <text:p>DIAG_BOTH</text:p>
          </table:table-cell>
          <table:table-cell table:formula="of:==IF([$Sheet1.$B9]; [$Sheet1.M9]; &quot;&quot;)" office:value-type="string" office:string-value="DIAG_BOTH" calcext:value-type="string">
            <text:p>DIAG_BOTH</text:p>
          </table:table-cell>
          <table:table-cell table:formula="of:==IF([$Sheet1.$B9]; [$Sheet1.N9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0]; UNICODE([$Sheet1.D10]); &quot;&quot;)" office:value-type="float" office:value="40" calcext:value-type="float">
            <text:p>40</text:p>
          </table:table-cell>
          <table:table-cell table:formula="of:=IF([$Sheet1.$B10]; UNICODE([$Sheet1.E10]); &quot;&quot;)" office:value-type="float" office:value="41" calcext:value-type="float">
            <text:p>41</text:p>
          </table:table-cell>
          <table:table-cell table:formula="of:=IF([$Sheet1.$B10]; UNICODE([$Sheet1.F10]); &quot;&quot;)" office:value-type="float" office:value="80" calcext:value-type="float">
            <text:p>80</text:p>
          </table:table-cell>
          <table:table-cell table:formula="of:=IF([$Sheet1.$B10]; UNICODE([$Sheet1.G10]); &quot;&quot;)" office:value-type="float" office:value="79" calcext:value-type="float">
            <text:p>79</text:p>
          </table:table-cell>
          <table:table-cell table:formula="of:=IF([$Sheet1.$B10]; UNICODE([$Sheet1.H10]); &quot;&quot;)" office:value-type="float" office:value="41" calcext:value-type="float">
            <text:p>41</text:p>
          </table:table-cell>
          <table:table-cell table:formula="of:==IF([$Sheet1.$B10]; [$Sheet1.K10]; &quot;&quot;)" office:value-type="string" office:string-value="EMPTY" calcext:value-type="string">
            <text:p>EMPTY</text:p>
          </table:table-cell>
          <table:table-cell table:formula="of:==IF([$Sheet1.$B10]; [$Sheet1.L10]; &quot;&quot;)" office:value-type="string" office:string-value="ORTHO_BOTH" calcext:value-type="string">
            <text:p>ORTHO_BOTH</text:p>
          </table:table-cell>
          <table:table-cell table:formula="of:==IF([$Sheet1.$B10]; [$Sheet1.M10]; &quot;&quot;)" office:value-type="string" office:string-value="EMPTY" calcext:value-type="string">
            <text:p>EMPTY</text:p>
          </table:table-cell>
          <table:table-cell table:formula="of:==IF([$Sheet1.$B10]; [$Sheet1.N10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1]; UNICODE([$Sheet1.D11]); &quot;&quot;)" office:value-type="float" office:value="41" calcext:value-type="float">
            <text:p>41</text:p>
          </table:table-cell>
          <table:table-cell table:formula="of:=IF([$Sheet1.$B11]; UNICODE([$Sheet1.E11]); &quot;&quot;)" office:value-type="float" office:value="80" calcext:value-type="float">
            <text:p>80</text:p>
          </table:table-cell>
          <table:table-cell table:formula="of:=IF([$Sheet1.$B11]; UNICODE([$Sheet1.F11]); &quot;&quot;)" office:value-type="float" office:value="79" calcext:value-type="float">
            <text:p>79</text:p>
          </table:table-cell>
          <table:table-cell table:formula="of:=IF([$Sheet1.$B11]; UNICODE([$Sheet1.G11]); &quot;&quot;)" office:value-type="float" office:value="80" calcext:value-type="float">
            <text:p>80</text:p>
          </table:table-cell>
          <table:table-cell table:formula="of:=IF([$Sheet1.$B11]; UNICODE([$Sheet1.H11]); &quot;&quot;)" office:value-type="float" office:value="40" calcext:value-type="float">
            <text:p>40</text:p>
          </table:table-cell>
          <table:table-cell table:formula="of:==IF([$Sheet1.$B11]; [$Sheet1.K11]; &quot;&quot;)" office:value-type="string" office:string-value="EMPTY" calcext:value-type="string">
            <text:p>EMPTY</text:p>
          </table:table-cell>
          <table:table-cell table:formula="of:==IF([$Sheet1.$B11]; [$Sheet1.L11]; &quot;&quot;)" office:value-type="string" office:string-value="ORTHO_BOTH" calcext:value-type="string">
            <text:p>ORTHO_BOTH</text:p>
          </table:table-cell>
          <table:table-cell table:formula="of:==IF([$Sheet1.$B11]; [$Sheet1.M11]; &quot;&quot;)" office:value-type="string" office:string-value="ORTHO_BOTH" calcext:value-type="string">
            <text:p>ORTHO_BOTH</text:p>
          </table:table-cell>
          <table:table-cell table:formula="of:==IF([$Sheet1.$B11]; [$Sheet1.N11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2]; UNICODE([$Sheet1.D12]); &quot;&quot;)" office:value-type="float" office:value="42" calcext:value-type="float">
            <text:p>42</text:p>
          </table:table-cell>
          <table:table-cell table:formula="of:=IF([$Sheet1.$B12]; UNICODE([$Sheet1.E12]); &quot;&quot;)" office:value-type="float" office:value="60" calcext:value-type="float">
            <text:p>60</text:p>
          </table:table-cell>
          <table:table-cell table:formula="of:=IF([$Sheet1.$B12]; UNICODE([$Sheet1.F12]); &quot;&quot;)" office:value-type="float" office:value="85" calcext:value-type="float">
            <text:p>85</text:p>
          </table:table-cell>
          <table:table-cell table:formula="of:=IF([$Sheet1.$B12]; UNICODE([$Sheet1.G12]); &quot;&quot;)" office:value-type="float" office:value="73" calcext:value-type="float">
            <text:p>73</text:p>
          </table:table-cell>
          <table:table-cell table:formula="of:=IF([$Sheet1.$B12]; UNICODE([$Sheet1.H12]); &quot;&quot;)" office:value-type="float" office:value="38" calcext:value-type="float">
            <text:p>38</text:p>
          </table:table-cell>
          <table:table-cell table:formula="of:==IF([$Sheet1.$B12]; [$Sheet1.K12]; &quot;&quot;)" office:value-type="string" office:string-value="DIAG_BOTH" calcext:value-type="string">
            <text:p>DIAG_BOTH</text:p>
          </table:table-cell>
          <table:table-cell table:formula="of:==IF([$Sheet1.$B12]; [$Sheet1.L12]; &quot;&quot;)" office:value-type="string" office:string-value="ORTHO_BOTH" calcext:value-type="string">
            <text:p>ORTHO_BOTH</text:p>
          </table:table-cell>
          <table:table-cell table:formula="of:==IF([$Sheet1.$B12]; [$Sheet1.M12]; &quot;&quot;)" office:value-type="string" office:string-value="ORTHO_BOTH" calcext:value-type="string">
            <text:p>ORTHO_BOTH</text:p>
          </table:table-cell>
          <table:table-cell table:formula="of:==IF([$Sheet1.$B12]; [$Sheet1.N1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]; UNICODE([$Sheet1.D13]); &quot;&quot;)" office:value-type="float" office:value="43" calcext:value-type="float">
            <text:p>43</text:p>
          </table:table-cell>
          <table:table-cell table:formula="of:=IF([$Sheet1.$B13]; UNICODE([$Sheet1.E13]); &quot;&quot;)" office:value-type="float" office:value="125" calcext:value-type="float">
            <text:p>125</text:p>
          </table:table-cell>
          <table:table-cell table:formula="of:=IF([$Sheet1.$B13]; UNICODE([$Sheet1.F13]); &quot;&quot;)" office:value-type="float" office:value="123" calcext:value-type="float">
            <text:p>123</text:p>
          </table:table-cell>
          <table:table-cell table:formula="of:=IF([$Sheet1.$B13]; UNICODE([$Sheet1.G13]); &quot;&quot;)" office:value-type="float" office:value="125" calcext:value-type="float">
            <text:p>125</text:p>
          </table:table-cell>
          <table:table-cell table:formula="of:=IF([$Sheet1.$B13]; UNICODE([$Sheet1.H13]); &quot;&quot;)" office:value-type="float" office:value="95" calcext:value-type="float">
            <text:p>95</text:p>
          </table:table-cell>
          <table:table-cell table:formula="of:==IF([$Sheet1.$B13]; [$Sheet1.K13]; &quot;&quot;)" office:value-type="string" office:string-value="DIAG_BOTH" calcext:value-type="string">
            <text:p>DIAG_BOTH</text:p>
          </table:table-cell>
          <table:table-cell table:formula="of:==IF([$Sheet1.$B13]; [$Sheet1.L13]; &quot;&quot;)" office:value-type="string" office:string-value="ORTHO_BOTH" calcext:value-type="string">
            <text:p>ORTHO_BOTH</text:p>
          </table:table-cell>
          <table:table-cell table:formula="of:==IF([$Sheet1.$B13]; [$Sheet1.M13]; &quot;&quot;)" office:value-type="string" office:string-value="ORTHO_BOTH" calcext:value-type="string">
            <text:p>ORTHO_BOTH</text:p>
          </table:table-cell>
          <table:table-cell table:formula="of:==IF([$Sheet1.$B13]; [$Sheet1.N13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4]; UNICODE([$Sheet1.D14]); &quot;&quot;)" office:value-type="float" office:value="44" calcext:value-type="float">
            <text:p>44</text:p>
          </table:table-cell>
          <table:table-cell table:formula="of:=IF([$Sheet1.$B14]; UNICODE([$Sheet1.E14]); &quot;&quot;)" office:value-type="float" office:value="117" calcext:value-type="float">
            <text:p>117</text:p>
          </table:table-cell>
          <table:table-cell table:formula="of:=IF([$Sheet1.$B14]; UNICODE([$Sheet1.F14]); &quot;&quot;)" office:value-type="float" office:value="106" calcext:value-type="float">
            <text:p>106</text:p>
          </table:table-cell>
          <table:table-cell table:formula="of:=IF([$Sheet1.$B14]; UNICODE([$Sheet1.G14]); &quot;&quot;)" office:value-type="float" office:value="107" calcext:value-type="float">
            <text:p>107</text:p>
          </table:table-cell>
          <table:table-cell table:formula="of:=IF([$Sheet1.$B14]; UNICODE([$Sheet1.H14]); &quot;&quot;)" office:value-type="float" office:value="109" calcext:value-type="float">
            <text:p>109</text:p>
          </table:table-cell>
          <table:table-cell table:formula="of:==IF([$Sheet1.$B14]; [$Sheet1.K14]; &quot;&quot;)" office:value-type="string" office:string-value="DIAG_BOTH" calcext:value-type="string">
            <text:p>DIAG_BOTH</text:p>
          </table:table-cell>
          <table:table-cell table:formula="of:==IF([$Sheet1.$B14]; [$Sheet1.L14]; &quot;&quot;)" office:value-type="string" office:string-value="EMPTY" calcext:value-type="string">
            <text:p>EMPTY</text:p>
          </table:table-cell>
          <table:table-cell table:formula="of:==IF([$Sheet1.$B14]; [$Sheet1.M14]; &quot;&quot;)" office:value-type="string" office:string-value="ORTHO_BOTH" calcext:value-type="string">
            <text:p>ORTHO_BOTH</text:p>
          </table:table-cell>
          <table:table-cell table:formula="of:==IF([$Sheet1.$B14]; [$Sheet1.N14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5]; UNICODE([$Sheet1.D15]); &quot;&quot;)" office:value-type="float" office:value="45" calcext:value-type="float">
            <text:p>45</text:p>
          </table:table-cell>
          <table:table-cell table:formula="of:=IF([$Sheet1.$B15]; UNICODE([$Sheet1.E15]); &quot;&quot;)" office:value-type="float" office:value="93" calcext:value-type="float">
            <text:p>93</text:p>
          </table:table-cell>
          <table:table-cell table:formula="of:=IF([$Sheet1.$B15]; UNICODE([$Sheet1.F15]); &quot;&quot;)" office:value-type="float" office:value="61" calcext:value-type="float">
            <text:p>61</text:p>
          </table:table-cell>
          <table:table-cell table:formula="of:=IF([$Sheet1.$B15]; UNICODE([$Sheet1.G15]); &quot;&quot;)" office:value-type="float" office:value="61" calcext:value-type="float">
            <text:p>61</text:p>
          </table:table-cell>
          <table:table-cell table:formula="of:=IF([$Sheet1.$B15]; UNICODE([$Sheet1.H15]); &quot;&quot;)" office:value-type="float" office:value="45" calcext:value-type="float">
            <text:p>45</text:p>
          </table:table-cell>
          <table:table-cell table:formula="of:==IF([$Sheet1.$B15]; [$Sheet1.K15]; &quot;&quot;)" office:value-type="string" office:string-value="DIAG_BOTH" calcext:value-type="string">
            <text:p>DIAG_BOTH</text:p>
          </table:table-cell>
          <table:table-cell table:formula="of:==IF([$Sheet1.$B15]; [$Sheet1.L15]; &quot;&quot;)" office:value-type="string" office:string-value="ORTHO_BOTH" calcext:value-type="string">
            <text:p>ORTHO_BOTH</text:p>
          </table:table-cell>
          <table:table-cell table:formula="of:==IF([$Sheet1.$B15]; [$Sheet1.M15]; &quot;&quot;)" office:value-type="string" office:string-value="EMPTY" calcext:value-type="string">
            <text:p>EMPTY</text:p>
          </table:table-cell>
          <table:table-cell table:formula="of:==IF([$Sheet1.$B15]; [$Sheet1.N1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6]; UNICODE([$Sheet1.D16]); &quot;&quot;)" office:value-type="float" office:value="46" calcext:value-type="float">
            <text:p>46</text:p>
          </table:table-cell>
          <table:table-cell table:formula="of:=IF([$Sheet1.$B16]; UNICODE([$Sheet1.E16]); &quot;&quot;)" office:value-type="float" office:value="57" calcext:value-type="float">
            <text:p>57</text:p>
          </table:table-cell>
          <table:table-cell table:formula="of:=IF([$Sheet1.$B16]; UNICODE([$Sheet1.F16]); &quot;&quot;)" office:value-type="float" office:value="59" calcext:value-type="float">
            <text:p>59</text:p>
          </table:table-cell>
          <table:table-cell table:formula="of:=IF([$Sheet1.$B16]; UNICODE([$Sheet1.G16]); &quot;&quot;)" office:value-type="float" office:value="108" calcext:value-type="float">
            <text:p>108</text:p>
          </table:table-cell>
          <table:table-cell table:formula="of:=IF([$Sheet1.$B16]; UNICODE([$Sheet1.H16]); &quot;&quot;)" office:value-type="float" office:value="47" calcext:value-type="float">
            <text:p>47</text:p>
          </table:table-cell>
          <table:table-cell table:formula="of:==IF([$Sheet1.$B16]; [$Sheet1.K16]; &quot;&quot;)" office:value-type="string" office:string-value="DIAG_BOTH" calcext:value-type="string">
            <text:p>DIAG_BOTH</text:p>
          </table:table-cell>
          <table:table-cell table:formula="of:==IF([$Sheet1.$B16]; [$Sheet1.L16]; &quot;&quot;)" office:value-type="string" office:string-value="EMPTY" calcext:value-type="string">
            <text:p>EMPTY</text:p>
          </table:table-cell>
          <table:table-cell table:formula="of:==IF([$Sheet1.$B16]; [$Sheet1.M16]; &quot;&quot;)" office:value-type="string" office:string-value="EMPTY" calcext:value-type="string">
            <text:p>EMPTY</text:p>
          </table:table-cell>
          <table:table-cell table:formula="of:==IF([$Sheet1.$B16]; [$Sheet1.N16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7]; UNICODE([$Sheet1.D17]); &quot;&quot;)" office:value-type="float" office:value="47" calcext:value-type="float">
            <text:p>47</text:p>
          </table:table-cell>
          <table:table-cell table:formula="of:=IF([$Sheet1.$B17]; UNICODE([$Sheet1.E17]); &quot;&quot;)" office:value-type="float" office:value="111" calcext:value-type="float">
            <text:p>111</text:p>
          </table:table-cell>
          <table:table-cell table:formula="of:=IF([$Sheet1.$B17]; UNICODE([$Sheet1.F17]); &quot;&quot;)" office:value-type="float" office:value="108" calcext:value-type="float">
            <text:p>108</text:p>
          </table:table-cell>
          <table:table-cell table:formula="of:=IF([$Sheet1.$B17]; UNICODE([$Sheet1.G17]); &quot;&quot;)" office:value-type="float" office:value="59" calcext:value-type="float">
            <text:p>59</text:p>
          </table:table-cell>
          <table:table-cell table:formula="of:=IF([$Sheet1.$B17]; UNICODE([$Sheet1.H17]); &quot;&quot;)" office:value-type="float" office:value="46" calcext:value-type="float">
            <text:p>46</text:p>
          </table:table-cell>
          <table:table-cell table:formula="of:==IF([$Sheet1.$B17]; [$Sheet1.K17]; &quot;&quot;)" office:value-type="string" office:string-value="DIAG_BOTH" calcext:value-type="string">
            <text:p>DIAG_BOTH</text:p>
          </table:table-cell>
          <table:table-cell table:formula="of:==IF([$Sheet1.$B17]; [$Sheet1.L17]; &quot;&quot;)" office:value-type="string" office:string-value="EMPTY" calcext:value-type="string">
            <text:p>EMPTY</text:p>
          </table:table-cell>
          <table:table-cell table:formula="of:==IF([$Sheet1.$B17]; [$Sheet1.M17]; &quot;&quot;)" office:value-type="string" office:string-value="ORTHO_BOTH" calcext:value-type="string">
            <text:p>ORTHO_BOTH</text:p>
          </table:table-cell>
          <table:table-cell table:formula="of:==IF([$Sheet1.$B17]; [$Sheet1.N17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8]; UNICODE([$Sheet1.D18]); &quot;&quot;)" office:value-type="float" office:value="48" calcext:value-type="float">
            <text:p>48</text:p>
          </table:table-cell>
          <table:table-cell table:formula="of:=IF([$Sheet1.$B18]; UNICODE([$Sheet1.E18]); &quot;&quot;)" office:value-type="float" office:value="47" calcext:value-type="float">
            <text:p>47</text:p>
          </table:table-cell>
          <table:table-cell table:formula="of:=IF([$Sheet1.$B18]; UNICODE([$Sheet1.F18]); &quot;&quot;)" office:value-type="float" office:value="111" calcext:value-type="float">
            <text:p>111</text:p>
          </table:table-cell>
          <table:table-cell table:formula="of:=IF([$Sheet1.$B18]; UNICODE([$Sheet1.G18]); &quot;&quot;)" office:value-type="float" office:value="112" calcext:value-type="float">
            <text:p>112</text:p>
          </table:table-cell>
          <table:table-cell table:formula="of:=IF([$Sheet1.$B18]; UNICODE([$Sheet1.H18]); &quot;&quot;)" office:value-type="float" office:value="57" calcext:value-type="float">
            <text:p>57</text:p>
          </table:table-cell>
          <table:table-cell table:formula="of:==IF([$Sheet1.$B18]; [$Sheet1.K18]; &quot;&quot;)" office:value-type="string" office:string-value="EMPTY" calcext:value-type="string">
            <text:p>EMPTY</text:p>
          </table:table-cell>
          <table:table-cell table:formula="of:==IF([$Sheet1.$B18]; [$Sheet1.L18]; &quot;&quot;)" office:value-type="string" office:string-value="ORTHO_BOTH" calcext:value-type="string">
            <text:p>ORTHO_BOTH</text:p>
          </table:table-cell>
          <table:table-cell table:formula="of:==IF([$Sheet1.$B18]; [$Sheet1.M18]; &quot;&quot;)" office:value-type="string" office:string-value="DIAG_BOTH" calcext:value-type="string">
            <text:p>DIAG_BOTH</text:p>
          </table:table-cell>
          <table:table-cell table:formula="of:==IF([$Sheet1.$B18]; [$Sheet1.N1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9]; UNICODE([$Sheet1.D19]); &quot;&quot;)" office:value-type="float" office:value="49" calcext:value-type="float">
            <text:p>49</text:p>
          </table:table-cell>
          <table:table-cell table:formula="of:=IF([$Sheet1.$B19]; UNICODE([$Sheet1.E19]); &quot;&quot;)" office:value-type="float" office:value="96" calcext:value-type="float">
            <text:p>96</text:p>
          </table:table-cell>
          <table:table-cell table:formula="of:=IF([$Sheet1.$B19]; UNICODE([$Sheet1.F19]); &quot;&quot;)" office:value-type="float" office:value="49" calcext:value-type="float">
            <text:p>49</text:p>
          </table:table-cell>
          <table:table-cell table:formula="of:=IF([$Sheet1.$B19]; UNICODE([$Sheet1.G19]); &quot;&quot;)" office:value-type="float" office:value="49" calcext:value-type="float">
            <text:p>49</text:p>
          </table:table-cell>
          <table:table-cell table:formula="of:=IF([$Sheet1.$B19]; UNICODE([$Sheet1.H19]); &quot;&quot;)" office:value-type="float" office:value="49" calcext:value-type="float">
            <text:p>49</text:p>
          </table:table-cell>
          <table:table-cell table:formula="of:==IF([$Sheet1.$B19]; [$Sheet1.K19]; &quot;&quot;)" office:value-type="string" office:string-value="EMPTY" calcext:value-type="string">
            <text:p>EMPTY</text:p>
          </table:table-cell>
          <table:table-cell table:formula="of:==IF([$Sheet1.$B19]; [$Sheet1.L19]; &quot;&quot;)" office:value-type="string" office:string-value="EMPTY" calcext:value-type="string">
            <text:p>EMPTY</text:p>
          </table:table-cell>
          <table:table-cell table:formula="of:==IF([$Sheet1.$B19]; [$Sheet1.M19]; &quot;&quot;)" office:value-type="string" office:string-value="DIAG_BOTH" calcext:value-type="string">
            <text:p>DIAG_BOTH</text:p>
          </table:table-cell>
          <table:table-cell table:formula="of:==IF([$Sheet1.$B19]; [$Sheet1.N19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20]; UNICODE([$Sheet1.D20]); &quot;&quot;)" office:value-type="float" office:value="50" calcext:value-type="float">
            <text:p>50</text:p>
          </table:table-cell>
          <table:table-cell table:formula="of:=IF([$Sheet1.$B20]; UNICODE([$Sheet1.E20]); &quot;&quot;)" office:value-type="float" office:value="51" calcext:value-type="float">
            <text:p>51</text:p>
          </table:table-cell>
          <table:table-cell table:formula="of:=IF([$Sheet1.$B20]; UNICODE([$Sheet1.F20]); &quot;&quot;)" office:value-type="float" office:value="50" calcext:value-type="float">
            <text:p>50</text:p>
          </table:table-cell>
          <table:table-cell table:formula="of:=IF([$Sheet1.$B20]; UNICODE([$Sheet1.G20]); &quot;&quot;)" office:value-type="float" office:value="50" calcext:value-type="float">
            <text:p>50</text:p>
          </table:table-cell>
          <table:table-cell table:formula="of:=IF([$Sheet1.$B20]; UNICODE([$Sheet1.H20]); &quot;&quot;)" office:value-type="float" office:value="50" calcext:value-type="float">
            <text:p>50</text:p>
          </table:table-cell>
          <table:table-cell table:formula="of:==IF([$Sheet1.$B20]; [$Sheet1.K20]; &quot;&quot;)" office:value-type="string" office:string-value="ORTHO_BOTH" calcext:value-type="string">
            <text:p>ORTHO_BOTH</text:p>
          </table:table-cell>
          <table:table-cell table:formula="of:==IF([$Sheet1.$B20]; [$Sheet1.L20]; &quot;&quot;)" office:value-type="string" office:string-value="ORTHO_BOTH" calcext:value-type="string">
            <text:p>ORTHO_BOTH</text:p>
          </table:table-cell>
          <table:table-cell table:formula="of:==IF([$Sheet1.$B20]; [$Sheet1.M20]; &quot;&quot;)" office:value-type="string" office:string-value="DIAG_BOTH" calcext:value-type="string">
            <text:p>DIAG_BOTH</text:p>
          </table:table-cell>
          <table:table-cell table:formula="of:==IF([$Sheet1.$B20]; [$Sheet1.N20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21]; UNICODE([$Sheet1.D21]); &quot;&quot;)" office:value-type="float" office:value="51" calcext:value-type="float">
            <text:p>51</text:p>
          </table:table-cell>
          <table:table-cell table:formula="of:=IF([$Sheet1.$B21]; UNICODE([$Sheet1.E21]); &quot;&quot;)" office:value-type="float" office:value="50" calcext:value-type="float">
            <text:p>50</text:p>
          </table:table-cell>
          <table:table-cell table:formula="of:=IF([$Sheet1.$B21]; UNICODE([$Sheet1.F21]); &quot;&quot;)" office:value-type="float" office:value="51" calcext:value-type="float">
            <text:p>51</text:p>
          </table:table-cell>
          <table:table-cell table:formula="of:=IF([$Sheet1.$B21]; UNICODE([$Sheet1.G21]); &quot;&quot;)" office:value-type="float" office:value="51" calcext:value-type="float">
            <text:p>51</text:p>
          </table:table-cell>
          <table:table-cell table:formula="of:=IF([$Sheet1.$B21]; UNICODE([$Sheet1.H21]); &quot;&quot;)" office:value-type="float" office:value="51" calcext:value-type="float">
            <text:p>51</text:p>
          </table:table-cell>
          <table:table-cell table:formula="of:==IF([$Sheet1.$B21]; [$Sheet1.K21]; &quot;&quot;)" office:value-type="string" office:string-value="DIAG_BOTH" calcext:value-type="string">
            <text:p>DIAG_BOTH</text:p>
          </table:table-cell>
          <table:table-cell table:formula="of:==IF([$Sheet1.$B21]; [$Sheet1.L21]; &quot;&quot;)" office:value-type="string" office:string-value="DIAG_BOTH" calcext:value-type="string">
            <text:p>DIAG_BOTH</text:p>
          </table:table-cell>
          <table:table-cell table:formula="of:==IF([$Sheet1.$B21]; [$Sheet1.M21]; &quot;&quot;)" office:value-type="string" office:string-value="ORTHO_BOTH" calcext:value-type="string">
            <text:p>ORTHO_BOTH</text:p>
          </table:table-cell>
          <table:table-cell table:formula="of:==IF([$Sheet1.$B21]; [$Sheet1.N21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22]; UNICODE([$Sheet1.D22]); &quot;&quot;)" office:value-type="float" office:value="52" calcext:value-type="float">
            <text:p>52</text:p>
          </table:table-cell>
          <table:table-cell table:formula="of:=IF([$Sheet1.$B22]; UNICODE([$Sheet1.E22]); &quot;&quot;)" office:value-type="float" office:value="118" calcext:value-type="float">
            <text:p>118</text:p>
          </table:table-cell>
          <table:table-cell table:formula="of:=IF([$Sheet1.$B22]; UNICODE([$Sheet1.F22]); &quot;&quot;)" office:value-type="float" office:value="114" calcext:value-type="float">
            <text:p>114</text:p>
          </table:table-cell>
          <table:table-cell table:formula="of:=IF([$Sheet1.$B22]; UNICODE([$Sheet1.G22]); &quot;&quot;)" office:value-type="float" office:value="114" calcext:value-type="float">
            <text:p>114</text:p>
          </table:table-cell>
          <table:table-cell table:formula="of:=IF([$Sheet1.$B22]; UNICODE([$Sheet1.H22]); &quot;&quot;)" office:value-type="float" office:value="52" calcext:value-type="float">
            <text:p>52</text:p>
          </table:table-cell>
          <table:table-cell table:formula="of:==IF([$Sheet1.$B22]; [$Sheet1.K22]; &quot;&quot;)" office:value-type="string" office:string-value="EMPTY" calcext:value-type="string">
            <text:p>EMPTY</text:p>
          </table:table-cell>
          <table:table-cell table:formula="of:==IF([$Sheet1.$B22]; [$Sheet1.L22]; &quot;&quot;)" office:value-type="string" office:string-value="DIAG_BOTH" calcext:value-type="string">
            <text:p>DIAG_BOTH</text:p>
          </table:table-cell>
          <table:table-cell table:formula="of:==IF([$Sheet1.$B22]; [$Sheet1.M22]; &quot;&quot;)" office:value-type="string" office:string-value="EMPTY" calcext:value-type="string">
            <text:p>EMPTY</text:p>
          </table:table-cell>
          <table:table-cell table:formula="of:==IF([$Sheet1.$B22]; [$Sheet1.N2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23]; UNICODE([$Sheet1.D23]); &quot;&quot;)" office:value-type="float" office:value="53" calcext:value-type="float">
            <text:p>53</text:p>
          </table:table-cell>
          <table:table-cell table:formula="of:=IF([$Sheet1.$B23]; UNICODE([$Sheet1.E23]); &quot;&quot;)" office:value-type="float" office:value="104" calcext:value-type="float">
            <text:p>104</text:p>
          </table:table-cell>
          <table:table-cell table:formula="of:=IF([$Sheet1.$B23]; UNICODE([$Sheet1.F23]); &quot;&quot;)" office:value-type="float" office:value="116" calcext:value-type="float">
            <text:p>116</text:p>
          </table:table-cell>
          <table:table-cell table:formula="of:=IF([$Sheet1.$B23]; UNICODE([$Sheet1.G23]); &quot;&quot;)" office:value-type="float" office:value="116" calcext:value-type="float">
            <text:p>116</text:p>
          </table:table-cell>
          <table:table-cell table:formula="of:=IF([$Sheet1.$B23]; UNICODE([$Sheet1.H23]); &quot;&quot;)" office:value-type="float" office:value="53" calcext:value-type="float">
            <text:p>53</text:p>
          </table:table-cell>
          <table:table-cell table:formula="of:==IF([$Sheet1.$B23]; [$Sheet1.K23]; &quot;&quot;)" office:value-type="string" office:string-value="DIAG_BOTH" calcext:value-type="string">
            <text:p>DIAG_BOTH</text:p>
          </table:table-cell>
          <table:table-cell table:formula="of:==IF([$Sheet1.$B23]; [$Sheet1.L23]; &quot;&quot;)" office:value-type="string" office:string-value="ORTHO_BOTH" calcext:value-type="string">
            <text:p>ORTHO_BOTH</text:p>
          </table:table-cell>
          <table:table-cell table:formula="of:==IF([$Sheet1.$B23]; [$Sheet1.M23]; &quot;&quot;)" office:value-type="string" office:string-value="DIAG_BOTH" calcext:value-type="string">
            <text:p>DIAG_BOTH</text:p>
          </table:table-cell>
          <table:table-cell table:formula="of:==IF([$Sheet1.$B23]; [$Sheet1.N23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24]; UNICODE([$Sheet1.D24]); &quot;&quot;)" office:value-type="float" office:value="54" calcext:value-type="float">
            <text:p>54</text:p>
          </table:table-cell>
          <table:table-cell table:formula="of:=IF([$Sheet1.$B24]; UNICODE([$Sheet1.E24]); &quot;&quot;)" office:value-type="float" office:value="110" calcext:value-type="float">
            <text:p>110</text:p>
          </table:table-cell>
          <table:table-cell table:formula="of:=IF([$Sheet1.$B24]; UNICODE([$Sheet1.F24]); &quot;&quot;)" office:value-type="float" office:value="121" calcext:value-type="float">
            <text:p>121</text:p>
          </table:table-cell>
          <table:table-cell table:formula="of:=IF([$Sheet1.$B24]; UNICODE([$Sheet1.G24]); &quot;&quot;)" office:value-type="float" office:value="121" calcext:value-type="float">
            <text:p>121</text:p>
          </table:table-cell>
          <table:table-cell table:formula="of:=IF([$Sheet1.$B24]; UNICODE([$Sheet1.H24]); &quot;&quot;)" office:value-type="float" office:value="54" calcext:value-type="float">
            <text:p>54</text:p>
          </table:table-cell>
          <table:table-cell table:formula="of:==IF([$Sheet1.$B24]; [$Sheet1.K24]; &quot;&quot;)" office:value-type="string" office:string-value="EMPTY" calcext:value-type="string">
            <text:p>EMPTY</text:p>
          </table:table-cell>
          <table:table-cell table:formula="of:==IF([$Sheet1.$B24]; [$Sheet1.L24]; &quot;&quot;)" office:value-type="string" office:string-value="ORTHO_BOTH" calcext:value-type="string">
            <text:p>ORTHO_BOTH</text:p>
          </table:table-cell>
          <table:table-cell table:formula="of:==IF([$Sheet1.$B24]; [$Sheet1.M24]; &quot;&quot;)" office:value-type="string" office:string-value="DIAG_BOTH" calcext:value-type="string">
            <text:p>DIAG_BOTH</text:p>
          </table:table-cell>
          <table:table-cell table:formula="of:==IF([$Sheet1.$B24]; [$Sheet1.N24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25]; UNICODE([$Sheet1.D25]); &quot;&quot;)" office:value-type="float" office:value="55" calcext:value-type="float">
            <text:p>55</text:p>
          </table:table-cell>
          <table:table-cell table:formula="of:=IF([$Sheet1.$B25]; UNICODE([$Sheet1.E25]); &quot;&quot;)" office:value-type="float" office:value="107" calcext:value-type="float">
            <text:p>107</text:p>
          </table:table-cell>
          <table:table-cell table:formula="of:=IF([$Sheet1.$B25]; UNICODE([$Sheet1.F25]); &quot;&quot;)" office:value-type="float" office:value="105" calcext:value-type="float">
            <text:p>105</text:p>
          </table:table-cell>
          <table:table-cell table:formula="of:=IF([$Sheet1.$B25]; UNICODE([$Sheet1.G25]); &quot;&quot;)" office:value-type="float" office:value="117" calcext:value-type="float">
            <text:p>117</text:p>
          </table:table-cell>
          <table:table-cell table:formula="of:=IF([$Sheet1.$B25]; UNICODE([$Sheet1.H25]); &quot;&quot;)" office:value-type="float" office:value="56" calcext:value-type="float">
            <text:p>56</text:p>
          </table:table-cell>
          <table:table-cell table:formula="of:==IF([$Sheet1.$B25]; [$Sheet1.K25]; &quot;&quot;)" office:value-type="string" office:string-value="DIAG_BOTH" calcext:value-type="string">
            <text:p>DIAG_BOTH</text:p>
          </table:table-cell>
          <table:table-cell table:formula="of:==IF([$Sheet1.$B25]; [$Sheet1.L25]; &quot;&quot;)" office:value-type="string" office:string-value="ORTHO_BOTH" calcext:value-type="string">
            <text:p>ORTHO_BOTH</text:p>
          </table:table-cell>
          <table:table-cell table:formula="of:==IF([$Sheet1.$B25]; [$Sheet1.M25]; &quot;&quot;)" office:value-type="string" office:string-value="EMPTY" calcext:value-type="string">
            <text:p>EMPTY</text:p>
          </table:table-cell>
          <table:table-cell table:formula="of:==IF([$Sheet1.$B25]; [$Sheet1.N25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26]; UNICODE([$Sheet1.D26]); &quot;&quot;)" office:value-type="float" office:value="56" calcext:value-type="float">
            <text:p>56</text:p>
          </table:table-cell>
          <table:table-cell table:formula="of:=IF([$Sheet1.$B26]; UNICODE([$Sheet1.E26]); &quot;&quot;)" office:value-type="float" office:value="44" calcext:value-type="float">
            <text:p>44</text:p>
          </table:table-cell>
          <table:table-cell table:formula="of:=IF([$Sheet1.$B26]; UNICODE([$Sheet1.F26]); &quot;&quot;)" office:value-type="float" office:value="117" calcext:value-type="float">
            <text:p>117</text:p>
          </table:table-cell>
          <table:table-cell table:formula="of:=IF([$Sheet1.$B26]; UNICODE([$Sheet1.G26]); &quot;&quot;)" office:value-type="float" office:value="105" calcext:value-type="float">
            <text:p>105</text:p>
          </table:table-cell>
          <table:table-cell table:formula="of:=IF([$Sheet1.$B26]; UNICODE([$Sheet1.H26]); &quot;&quot;)" office:value-type="float" office:value="55" calcext:value-type="float">
            <text:p>55</text:p>
          </table:table-cell>
          <table:table-cell table:formula="of:==IF([$Sheet1.$B26]; [$Sheet1.K26]; &quot;&quot;)" office:value-type="string" office:string-value="DIAG_BOTH" calcext:value-type="string">
            <text:p>DIAG_BOTH</text:p>
          </table:table-cell>
          <table:table-cell table:formula="of:==IF([$Sheet1.$B26]; [$Sheet1.L26]; &quot;&quot;)" office:value-type="string" office:string-value="ORTHO_BOTH" calcext:value-type="string">
            <text:p>ORTHO_BOTH</text:p>
          </table:table-cell>
          <table:table-cell table:formula="of:==IF([$Sheet1.$B26]; [$Sheet1.M26]; &quot;&quot;)" office:value-type="string" office:string-value="DIAG_BOTH" calcext:value-type="string">
            <text:p>DIAG_BOTH</text:p>
          </table:table-cell>
          <table:table-cell table:formula="of:==IF([$Sheet1.$B26]; [$Sheet1.N2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27]; UNICODE([$Sheet1.D27]); &quot;&quot;)" office:value-type="float" office:value="57" calcext:value-type="float">
            <text:p>57</text:p>
          </table:table-cell>
          <table:table-cell table:formula="of:=IF([$Sheet1.$B27]; UNICODE([$Sheet1.E27]); &quot;&quot;)" office:value-type="float" office:value="59" calcext:value-type="float">
            <text:p>59</text:p>
          </table:table-cell>
          <table:table-cell table:formula="of:=IF([$Sheet1.$B27]; UNICODE([$Sheet1.F27]); &quot;&quot;)" office:value-type="float" office:value="112" calcext:value-type="float">
            <text:p>112</text:p>
          </table:table-cell>
          <table:table-cell table:formula="of:=IF([$Sheet1.$B27]; UNICODE([$Sheet1.G27]); &quot;&quot;)" office:value-type="float" office:value="111" calcext:value-type="float">
            <text:p>111</text:p>
          </table:table-cell>
          <table:table-cell table:formula="of:=IF([$Sheet1.$B27]; UNICODE([$Sheet1.H27]); &quot;&quot;)" office:value-type="float" office:value="48" calcext:value-type="float">
            <text:p>48</text:p>
          </table:table-cell>
          <table:table-cell table:formula="of:==IF([$Sheet1.$B27]; [$Sheet1.K27]; &quot;&quot;)" office:value-type="string" office:string-value="EMPTY" calcext:value-type="string">
            <text:p>EMPTY</text:p>
          </table:table-cell>
          <table:table-cell table:formula="of:==IF([$Sheet1.$B27]; [$Sheet1.L27]; &quot;&quot;)" office:value-type="string" office:string-value="ORTHO_BOTH" calcext:value-type="string">
            <text:p>ORTHO_BOTH</text:p>
          </table:table-cell>
          <table:table-cell table:formula="of:==IF([$Sheet1.$B27]; [$Sheet1.M27]; &quot;&quot;)" office:value-type="string" office:string-value="EMPTY" calcext:value-type="string">
            <text:p>EMPTY</text:p>
          </table:table-cell>
          <table:table-cell table:formula="of:==IF([$Sheet1.$B27]; [$Sheet1.N27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28]; UNICODE([$Sheet1.D28]); &quot;&quot;)" office:value-type="float" office:value="58" calcext:value-type="float">
            <text:p>58</text:p>
          </table:table-cell>
          <table:table-cell table:formula="of:=IF([$Sheet1.$B28]; UNICODE([$Sheet1.E28]); &quot;&quot;)" office:value-type="float" office:value="63" calcext:value-type="float">
            <text:p>63</text:p>
          </table:table-cell>
          <table:table-cell table:formula="of:=IF([$Sheet1.$B28]; UNICODE([$Sheet1.F28]); &quot;&quot;)" office:value-type="float" office:value="62" calcext:value-type="float">
            <text:p>62</text:p>
          </table:table-cell>
          <table:table-cell table:formula="of:=IF([$Sheet1.$B28]; UNICODE([$Sheet1.G28]); &quot;&quot;)" office:value-type="float" office:value="63" calcext:value-type="float">
            <text:p>63</text:p>
          </table:table-cell>
          <table:table-cell table:formula="of:=IF([$Sheet1.$B28]; UNICODE([$Sheet1.H28]); &quot;&quot;)" office:value-type="float" office:value="76" calcext:value-type="float">
            <text:p>76</text:p>
          </table:table-cell>
          <table:table-cell table:formula="of:==IF([$Sheet1.$B28]; [$Sheet1.K28]; &quot;&quot;)" office:value-type="string" office:string-value="EMPTY" calcext:value-type="string">
            <text:p>EMPTY</text:p>
          </table:table-cell>
          <table:table-cell table:formula="of:==IF([$Sheet1.$B28]; [$Sheet1.L28]; &quot;&quot;)" office:value-type="string" office:string-value="ORTHO_BOTH" calcext:value-type="string">
            <text:p>ORTHO_BOTH</text:p>
          </table:table-cell>
          <table:table-cell table:formula="of:==IF([$Sheet1.$B28]; [$Sheet1.M28]; &quot;&quot;)" office:value-type="string" office:string-value="ORTHO_BOTH" calcext:value-type="string">
            <text:p>ORTHO_BOTH</text:p>
          </table:table-cell>
          <table:table-cell table:formula="of:==IF([$Sheet1.$B28]; [$Sheet1.N2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29]; UNICODE([$Sheet1.D29]); &quot;&quot;)" office:value-type="float" office:value="59" calcext:value-type="float">
            <text:p>59</text:p>
          </table:table-cell>
          <table:table-cell table:formula="of:=IF([$Sheet1.$B29]; UNICODE([$Sheet1.E29]); &quot;&quot;)" office:value-type="float" office:value="112" calcext:value-type="float">
            <text:p>112</text:p>
          </table:table-cell>
          <table:table-cell table:formula="of:=IF([$Sheet1.$B29]; UNICODE([$Sheet1.F29]); &quot;&quot;)" office:value-type="float" office:value="46" calcext:value-type="float">
            <text:p>46</text:p>
          </table:table-cell>
          <table:table-cell table:formula="of:=IF([$Sheet1.$B29]; UNICODE([$Sheet1.G29]); &quot;&quot;)" office:value-type="float" office:value="47" calcext:value-type="float">
            <text:p>47</text:p>
          </table:table-cell>
          <table:table-cell table:formula="of:=IF([$Sheet1.$B29]; UNICODE([$Sheet1.H29]); &quot;&quot;)" office:value-type="float" office:value="108" calcext:value-type="float">
            <text:p>108</text:p>
          </table:table-cell>
          <table:table-cell table:formula="of:==IF([$Sheet1.$B29]; [$Sheet1.K29]; &quot;&quot;)" office:value-type="string" office:string-value="EMPTY" calcext:value-type="string">
            <text:p>EMPTY</text:p>
          </table:table-cell>
          <table:table-cell table:formula="of:==IF([$Sheet1.$B29]; [$Sheet1.L29]; &quot;&quot;)" office:value-type="string" office:string-value="DIAG_BOTH" calcext:value-type="string">
            <text:p>DIAG_BOTH</text:p>
          </table:table-cell>
          <table:table-cell table:formula="of:==IF([$Sheet1.$B29]; [$Sheet1.M29]; &quot;&quot;)" office:value-type="string" office:string-value="ORTHO_BOTH" calcext:value-type="string">
            <text:p>ORTHO_BOTH</text:p>
          </table:table-cell>
          <table:table-cell table:formula="of:==IF([$Sheet1.$B29]; [$Sheet1.N29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0]; UNICODE([$Sheet1.D30]); &quot;&quot;)" office:value-type="float" office:value="60" calcext:value-type="float">
            <text:p>60</text:p>
          </table:table-cell>
          <table:table-cell table:formula="of:=IF([$Sheet1.$B30]; UNICODE([$Sheet1.E30]); &quot;&quot;)" office:value-type="float" office:value="85" calcext:value-type="float">
            <text:p>85</text:p>
          </table:table-cell>
          <table:table-cell table:formula="of:=IF([$Sheet1.$B30]; UNICODE([$Sheet1.F30]); &quot;&quot;)" office:value-type="float" office:value="74" calcext:value-type="float">
            <text:p>74</text:p>
          </table:table-cell>
          <table:table-cell table:formula="of:=IF([$Sheet1.$B30]; UNICODE([$Sheet1.G30]); &quot;&quot;)" office:value-type="float" office:value="75" calcext:value-type="float">
            <text:p>75</text:p>
          </table:table-cell>
          <table:table-cell table:formula="of:=IF([$Sheet1.$B30]; UNICODE([$Sheet1.H30]); &quot;&quot;)" office:value-type="float" office:value="77" calcext:value-type="float">
            <text:p>77</text:p>
          </table:table-cell>
          <table:table-cell table:formula="of:==IF([$Sheet1.$B30]; [$Sheet1.K30]; &quot;&quot;)" office:value-type="string" office:string-value="ORTHO_BOTH" calcext:value-type="string">
            <text:p>ORTHO_BOTH</text:p>
          </table:table-cell>
          <table:table-cell table:formula="of:==IF([$Sheet1.$B30]; [$Sheet1.L30]; &quot;&quot;)" office:value-type="string" office:string-value="EMPTY" calcext:value-type="string">
            <text:p>EMPTY</text:p>
          </table:table-cell>
          <table:table-cell table:formula="of:==IF([$Sheet1.$B30]; [$Sheet1.M30]; &quot;&quot;)" office:value-type="string" office:string-value="ORTHO_BOTH" calcext:value-type="string">
            <text:p>ORTHO_BOTH</text:p>
          </table:table-cell>
          <table:table-cell table:formula="of:==IF([$Sheet1.$B30]; [$Sheet1.N30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31]; UNICODE([$Sheet1.D31]); &quot;&quot;)" office:value-type="float" office:value="61" calcext:value-type="float">
            <text:p>61</text:p>
          </table:table-cell>
          <table:table-cell table:formula="of:=IF([$Sheet1.$B31]; UNICODE([$Sheet1.E31]); &quot;&quot;)" office:value-type="float" office:value="91" calcext:value-type="float">
            <text:p>91</text:p>
          </table:table-cell>
          <table:table-cell table:formula="of:=IF([$Sheet1.$B31]; UNICODE([$Sheet1.F31]); &quot;&quot;)" office:value-type="float" office:value="45" calcext:value-type="float">
            <text:p>45</text:p>
          </table:table-cell>
          <table:table-cell table:formula="of:=IF([$Sheet1.$B31]; UNICODE([$Sheet1.G31]); &quot;&quot;)" office:value-type="float" office:value="45" calcext:value-type="float">
            <text:p>45</text:p>
          </table:table-cell>
          <table:table-cell table:formula="of:=IF([$Sheet1.$B31]; UNICODE([$Sheet1.H31]); &quot;&quot;)" office:value-type="float" office:value="61" calcext:value-type="float">
            <text:p>61</text:p>
          </table:table-cell>
          <table:table-cell table:formula="of:==IF([$Sheet1.$B31]; [$Sheet1.K31]; &quot;&quot;)" office:value-type="string" office:string-value="ORTHO_BOTH" calcext:value-type="string">
            <text:p>ORTHO_BOTH</text:p>
          </table:table-cell>
          <table:table-cell table:formula="of:==IF([$Sheet1.$B31]; [$Sheet1.L31]; &quot;&quot;)" office:value-type="string" office:string-value="DIAG_BOTH" calcext:value-type="string">
            <text:p>DIAG_BOTH</text:p>
          </table:table-cell>
          <table:table-cell table:formula="of:==IF([$Sheet1.$B31]; [$Sheet1.M31]; &quot;&quot;)" office:value-type="string" office:string-value="EMPTY" calcext:value-type="string">
            <text:p>EMPTY</text:p>
          </table:table-cell>
          <table:table-cell table:formula="of:==IF([$Sheet1.$B31]; [$Sheet1.N31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2]; UNICODE([$Sheet1.D32]); &quot;&quot;)" office:value-type="float" office:value="62" calcext:value-type="float">
            <text:p>62</text:p>
          </table:table-cell>
          <table:table-cell table:formula="of:=IF([$Sheet1.$B32]; UNICODE([$Sheet1.E32]); &quot;&quot;)" office:value-type="float" office:value="76" calcext:value-type="float">
            <text:p>76</text:p>
          </table:table-cell>
          <table:table-cell table:formula="of:=IF([$Sheet1.$B32]; UNICODE([$Sheet1.F32]); &quot;&quot;)" office:value-type="float" office:value="58" calcext:value-type="float">
            <text:p>58</text:p>
          </table:table-cell>
          <table:table-cell table:formula="of:=IF([$Sheet1.$B32]; UNICODE([$Sheet1.G32]); &quot;&quot;)" office:value-type="float" office:value="76" calcext:value-type="float">
            <text:p>76</text:p>
          </table:table-cell>
          <table:table-cell table:formula="of:=IF([$Sheet1.$B32]; UNICODE([$Sheet1.H32]); &quot;&quot;)" office:value-type="float" office:value="63" calcext:value-type="float">
            <text:p>63</text:p>
          </table:table-cell>
          <table:table-cell table:formula="of:==IF([$Sheet1.$B32]; [$Sheet1.K32]; &quot;&quot;)" office:value-type="string" office:string-value="ORTHO_BOTH" calcext:value-type="string">
            <text:p>ORTHO_BOTH</text:p>
          </table:table-cell>
          <table:table-cell table:formula="of:==IF([$Sheet1.$B32]; [$Sheet1.L32]; &quot;&quot;)" office:value-type="string" office:string-value="EMPTY" calcext:value-type="string">
            <text:p>EMPTY</text:p>
          </table:table-cell>
          <table:table-cell table:formula="of:==IF([$Sheet1.$B32]; [$Sheet1.M32]; &quot;&quot;)" office:value-type="string" office:string-value="EMPTY" calcext:value-type="string">
            <text:p>EMPTY</text:p>
          </table:table-cell>
          <table:table-cell table:formula="of:==IF([$Sheet1.$B32]; [$Sheet1.N32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33]; UNICODE([$Sheet1.D33]); &quot;&quot;)" office:value-type="float" office:value="63" calcext:value-type="float">
            <text:p>63</text:p>
          </table:table-cell>
          <table:table-cell table:formula="of:=IF([$Sheet1.$B33]; UNICODE([$Sheet1.E33]); &quot;&quot;)" office:value-type="float" office:value="62" calcext:value-type="float">
            <text:p>62</text:p>
          </table:table-cell>
          <table:table-cell table:formula="of:=IF([$Sheet1.$B33]; UNICODE([$Sheet1.F33]); &quot;&quot;)" office:value-type="float" office:value="76" calcext:value-type="float">
            <text:p>76</text:p>
          </table:table-cell>
          <table:table-cell table:formula="of:=IF([$Sheet1.$B33]; UNICODE([$Sheet1.G33]); &quot;&quot;)" office:value-type="float" office:value="58" calcext:value-type="float">
            <text:p>58</text:p>
          </table:table-cell>
          <table:table-cell table:formula="of:=IF([$Sheet1.$B33]; UNICODE([$Sheet1.H33]); &quot;&quot;)" office:value-type="float" office:value="62" calcext:value-type="float">
            <text:p>62</text:p>
          </table:table-cell>
          <table:table-cell table:formula="of:==IF([$Sheet1.$B33]; [$Sheet1.K33]; &quot;&quot;)" office:value-type="string" office:string-value="ORTHO_BOTH" calcext:value-type="string">
            <text:p>ORTHO_BOTH</text:p>
          </table:table-cell>
          <table:table-cell table:formula="of:==IF([$Sheet1.$B33]; [$Sheet1.L33]; &quot;&quot;)" office:value-type="string" office:string-value="EMPTY" calcext:value-type="string">
            <text:p>EMPTY</text:p>
          </table:table-cell>
          <table:table-cell table:formula="of:==IF([$Sheet1.$B33]; [$Sheet1.M33]; &quot;&quot;)" office:value-type="string" office:string-value="ORTHO_BOTH" calcext:value-type="string">
            <text:p>ORTHO_BOTH</text:p>
          </table:table-cell>
          <table:table-cell table:formula="of:==IF([$Sheet1.$B33]; [$Sheet1.N33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4]; UNICODE([$Sheet1.D34]); &quot;&quot;)" office:value-type="float" office:value="64" calcext:value-type="float">
            <text:p>64</text:p>
          </table:table-cell>
          <table:table-cell table:formula="of:=IF([$Sheet1.$B34]; UNICODE([$Sheet1.E34]); &quot;&quot;)" office:value-type="float" office:value="35" calcext:value-type="float">
            <text:p>35</text:p>
          </table:table-cell>
          <table:table-cell table:formula="of:=IF([$Sheet1.$B34]; UNICODE([$Sheet1.F34]); &quot;&quot;)" office:value-type="float" office:value="64" calcext:value-type="float">
            <text:p>64</text:p>
          </table:table-cell>
          <table:table-cell table:formula="of:=IF([$Sheet1.$B34]; UNICODE([$Sheet1.G34]); &quot;&quot;)" office:value-type="float" office:value="64" calcext:value-type="float">
            <text:p>64</text:p>
          </table:table-cell>
          <table:table-cell table:formula="of:=IF([$Sheet1.$B34]; UNICODE([$Sheet1.H34]); &quot;&quot;)" office:value-type="float" office:value="64" calcext:value-type="float">
            <text:p>64</text:p>
          </table:table-cell>
          <table:table-cell table:formula="of:==IF([$Sheet1.$B34]; [$Sheet1.K34]; &quot;&quot;)" office:value-type="string" office:string-value="ORTHO_BOTH" calcext:value-type="string">
            <text:p>ORTHO_BOTH</text:p>
          </table:table-cell>
          <table:table-cell table:formula="of:==IF([$Sheet1.$B34]; [$Sheet1.L34]; &quot;&quot;)" office:value-type="string" office:string-value="ORTHO_BOTH" calcext:value-type="string">
            <text:p>ORTHO_BOTH</text:p>
          </table:table-cell>
          <table:table-cell table:formula="of:==IF([$Sheet1.$B34]; [$Sheet1.M34]; &quot;&quot;)" office:value-type="string" office:string-value="EMPTY" calcext:value-type="string">
            <text:p>EMPTY</text:p>
          </table:table-cell>
          <table:table-cell table:formula="of:==IF([$Sheet1.$B34]; [$Sheet1.N34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5]; UNICODE([$Sheet1.D35]); &quot;&quot;)" office:value-type="float" office:value="65" calcext:value-type="float">
            <text:p>65</text:p>
          </table:table-cell>
          <table:table-cell table:formula="of:=IF([$Sheet1.$B35]; UNICODE([$Sheet1.E35]); &quot;&quot;)" office:value-type="float" office:value="87" calcext:value-type="float">
            <text:p>87</text:p>
          </table:table-cell>
          <table:table-cell table:formula="of:=IF([$Sheet1.$B35]; UNICODE([$Sheet1.F35]); &quot;&quot;)" office:value-type="float" office:value="68" calcext:value-type="float">
            <text:p>68</text:p>
          </table:table-cell>
          <table:table-cell table:formula="of:=IF([$Sheet1.$B35]; UNICODE([$Sheet1.G35]); &quot;&quot;)" office:value-type="float" office:value="65" calcext:value-type="float">
            <text:p>65</text:p>
          </table:table-cell>
          <table:table-cell table:formula="of:=IF([$Sheet1.$B35]; UNICODE([$Sheet1.H35]); &quot;&quot;)" office:value-type="float" office:value="68" calcext:value-type="float">
            <text:p>68</text:p>
          </table:table-cell>
          <table:table-cell table:formula="of:==IF([$Sheet1.$B35]; [$Sheet1.K35]; &quot;&quot;)" office:value-type="string" office:string-value="ORTHO_BOTH" calcext:value-type="string">
            <text:p>ORTHO_BOTH</text:p>
          </table:table-cell>
          <table:table-cell table:formula="of:==IF([$Sheet1.$B35]; [$Sheet1.L35]; &quot;&quot;)" office:value-type="string" office:string-value="ORTHO_BOTH" calcext:value-type="string">
            <text:p>ORTHO_BOTH</text:p>
          </table:table-cell>
          <table:table-cell table:formula="of:==IF([$Sheet1.$B35]; [$Sheet1.M35]; &quot;&quot;)" office:value-type="string" office:string-value="EMPTY" calcext:value-type="string">
            <text:p>EMPTY</text:p>
          </table:table-cell>
          <table:table-cell table:formula="of:==IF([$Sheet1.$B35]; [$Sheet1.N35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36]; UNICODE([$Sheet1.D36]); &quot;&quot;)" office:value-type="float" office:value="66" calcext:value-type="float">
            <text:p>66</text:p>
          </table:table-cell>
          <table:table-cell table:formula="of:=IF([$Sheet1.$B36]; UNICODE([$Sheet1.E36]); &quot;&quot;)" office:value-type="float" office:value="94" calcext:value-type="float">
            <text:p>94</text:p>
          </table:table-cell>
          <table:table-cell table:formula="of:=IF([$Sheet1.$B36]; UNICODE([$Sheet1.F36]); &quot;&quot;)" office:value-type="float" office:value="78" calcext:value-type="float">
            <text:p>78</text:p>
          </table:table-cell>
          <table:table-cell table:formula="of:=IF([$Sheet1.$B36]; UNICODE([$Sheet1.G36]); &quot;&quot;)" office:value-type="float" office:value="66" calcext:value-type="float">
            <text:p>66</text:p>
          </table:table-cell>
          <table:table-cell table:formula="of:=IF([$Sheet1.$B36]; UNICODE([$Sheet1.H36]); &quot;&quot;)" office:value-type="float" office:value="78" calcext:value-type="float">
            <text:p>78</text:p>
          </table:table-cell>
          <table:table-cell table:formula="of:==IF([$Sheet1.$B36]; [$Sheet1.K36]; &quot;&quot;)" office:value-type="string" office:string-value="ORTHO_BOTH" calcext:value-type="string">
            <text:p>ORTHO_BOTH</text:p>
          </table:table-cell>
          <table:table-cell table:formula="of:==IF([$Sheet1.$B36]; [$Sheet1.L36]; &quot;&quot;)" office:value-type="string" office:string-value="ORTHO_BOTH" calcext:value-type="string">
            <text:p>ORTHO_BOTH</text:p>
          </table:table-cell>
          <table:table-cell table:formula="of:==IF([$Sheet1.$B36]; [$Sheet1.M36]; &quot;&quot;)" office:value-type="string" office:string-value="ORTHO_BOTH" calcext:value-type="string">
            <text:p>ORTHO_BOTH</text:p>
          </table:table-cell>
          <table:table-cell table:formula="of:==IF([$Sheet1.$B36]; [$Sheet1.N36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37]; UNICODE([$Sheet1.D37]); &quot;&quot;)" office:value-type="float" office:value="67" calcext:value-type="float">
            <text:p>67</text:p>
          </table:table-cell>
          <table:table-cell table:formula="of:=IF([$Sheet1.$B37]; UNICODE([$Sheet1.E37]); &quot;&quot;)" office:value-type="float" office:value="90" calcext:value-type="float">
            <text:p>90</text:p>
          </table:table-cell>
          <table:table-cell table:formula="of:=IF([$Sheet1.$B37]; UNICODE([$Sheet1.F37]); &quot;&quot;)" office:value-type="float" office:value="81" calcext:value-type="float">
            <text:p>81</text:p>
          </table:table-cell>
          <table:table-cell table:formula="of:=IF([$Sheet1.$B37]; UNICODE([$Sheet1.G37]); &quot;&quot;)" office:value-type="float" office:value="69" calcext:value-type="float">
            <text:p>69</text:p>
          </table:table-cell>
          <table:table-cell table:formula="of:=IF([$Sheet1.$B37]; UNICODE([$Sheet1.H37]); &quot;&quot;)" office:value-type="float" office:value="90" calcext:value-type="float">
            <text:p>90</text:p>
          </table:table-cell>
          <table:table-cell table:formula="of:==IF([$Sheet1.$B37]; [$Sheet1.K37]; &quot;&quot;)" office:value-type="string" office:string-value="ORTHO_BOTH" calcext:value-type="string">
            <text:p>ORTHO_BOTH</text:p>
          </table:table-cell>
          <table:table-cell table:formula="of:==IF([$Sheet1.$B37]; [$Sheet1.L37]; &quot;&quot;)" office:value-type="string" office:string-value="EMPTY" calcext:value-type="string">
            <text:p>EMPTY</text:p>
          </table:table-cell>
          <table:table-cell table:formula="of:==IF([$Sheet1.$B37]; [$Sheet1.M37]; &quot;&quot;)" office:value-type="string" office:string-value="ORTHO_BOTH" calcext:value-type="string">
            <text:p>ORTHO_BOTH</text:p>
          </table:table-cell>
          <table:table-cell table:formula="of:==IF([$Sheet1.$B37]; [$Sheet1.N37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8]; UNICODE([$Sheet1.D38]); &quot;&quot;)" office:value-type="float" office:value="68" calcext:value-type="float">
            <text:p>68</text:p>
          </table:table-cell>
          <table:table-cell table:formula="of:=IF([$Sheet1.$B38]; UNICODE([$Sheet1.E38]); &quot;&quot;)" office:value-type="float" office:value="88" calcext:value-type="float">
            <text:p>88</text:p>
          </table:table-cell>
          <table:table-cell table:formula="of:=IF([$Sheet1.$B38]; UNICODE([$Sheet1.F38]); &quot;&quot;)" office:value-type="float" office:value="65" calcext:value-type="float">
            <text:p>65</text:p>
          </table:table-cell>
          <table:table-cell table:formula="of:=IF([$Sheet1.$B38]; UNICODE([$Sheet1.G38]); &quot;&quot;)" office:value-type="float" office:value="68" calcext:value-type="float">
            <text:p>68</text:p>
          </table:table-cell>
          <table:table-cell table:formula="of:=IF([$Sheet1.$B38]; UNICODE([$Sheet1.H38]); &quot;&quot;)" office:value-type="float" office:value="65" calcext:value-type="float">
            <text:p>65</text:p>
          </table:table-cell>
          <table:table-cell table:formula="of:==IF([$Sheet1.$B38]; [$Sheet1.K38]; &quot;&quot;)" office:value-type="string" office:string-value="ORTHO_BOTH" calcext:value-type="string">
            <text:p>ORTHO_BOTH</text:p>
          </table:table-cell>
          <table:table-cell table:formula="of:==IF([$Sheet1.$B38]; [$Sheet1.L38]; &quot;&quot;)" office:value-type="string" office:string-value="ORTHO_BOTH" calcext:value-type="string">
            <text:p>ORTHO_BOTH</text:p>
          </table:table-cell>
          <table:table-cell table:formula="of:==IF([$Sheet1.$B38]; [$Sheet1.M38]; &quot;&quot;)" office:value-type="string" office:string-value="ORTHO_BOTH" calcext:value-type="string">
            <text:p>ORTHO_BOTH</text:p>
          </table:table-cell>
          <table:table-cell table:formula="of:==IF([$Sheet1.$B38]; [$Sheet1.N3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39]; UNICODE([$Sheet1.D39]); &quot;&quot;)" office:value-type="float" office:value="69" calcext:value-type="float">
            <text:p>69</text:p>
          </table:table-cell>
          <table:table-cell table:formula="of:=IF([$Sheet1.$B39]; UNICODE([$Sheet1.E39]); &quot;&quot;)" office:value-type="float" office:value="67" calcext:value-type="float">
            <text:p>67</text:p>
          </table:table-cell>
          <table:table-cell table:formula="of:=IF([$Sheet1.$B39]; UNICODE([$Sheet1.F39]); &quot;&quot;)" office:value-type="float" office:value="90" calcext:value-type="float">
            <text:p>90</text:p>
          </table:table-cell>
          <table:table-cell table:formula="of:=IF([$Sheet1.$B39]; UNICODE([$Sheet1.G39]); &quot;&quot;)" office:value-type="float" office:value="67" calcext:value-type="float">
            <text:p>67</text:p>
          </table:table-cell>
          <table:table-cell table:formula="of:=IF([$Sheet1.$B39]; UNICODE([$Sheet1.H39]); &quot;&quot;)" office:value-type="float" office:value="81" calcext:value-type="float">
            <text:p>81</text:p>
          </table:table-cell>
          <table:table-cell table:formula="of:==IF([$Sheet1.$B39]; [$Sheet1.K39]; &quot;&quot;)" office:value-type="string" office:string-value="EMPTY" calcext:value-type="string">
            <text:p>EMPTY</text:p>
          </table:table-cell>
          <table:table-cell table:formula="of:==IF([$Sheet1.$B39]; [$Sheet1.L39]; &quot;&quot;)" office:value-type="string" office:string-value="ORTHO_BOTH" calcext:value-type="string">
            <text:p>ORTHO_BOTH</text:p>
          </table:table-cell>
          <table:table-cell table:formula="of:==IF([$Sheet1.$B39]; [$Sheet1.M39]; &quot;&quot;)" office:value-type="string" office:string-value="ORTHO_BOTH" calcext:value-type="string">
            <text:p>ORTHO_BOTH</text:p>
          </table:table-cell>
          <table:table-cell table:formula="of:==IF([$Sheet1.$B39]; [$Sheet1.N39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40]; UNICODE([$Sheet1.D40]); &quot;&quot;)" office:value-type="float" office:value="70" calcext:value-type="float">
            <text:p>70</text:p>
          </table:table-cell>
          <table:table-cell table:formula="of:=IF([$Sheet1.$B40]; UNICODE([$Sheet1.E40]); &quot;&quot;)" office:value-type="float" office:value="36" calcext:value-type="float">
            <text:p>36</text:p>
          </table:table-cell>
          <table:table-cell table:formula="of:=IF([$Sheet1.$B40]; UNICODE([$Sheet1.F40]); &quot;&quot;)" office:value-type="float" office:value="86" calcext:value-type="float">
            <text:p>86</text:p>
          </table:table-cell>
          <table:table-cell table:formula="of:=IF([$Sheet1.$B40]; UNICODE([$Sheet1.G40]); &quot;&quot;)" office:value-type="float" office:value="70" calcext:value-type="float">
            <text:p>70</text:p>
          </table:table-cell>
          <table:table-cell table:formula="of:=IF([$Sheet1.$B40]; UNICODE([$Sheet1.H40]); &quot;&quot;)" office:value-type="float" office:value="86" calcext:value-type="float">
            <text:p>86</text:p>
          </table:table-cell>
          <table:table-cell table:formula="of:==IF([$Sheet1.$B40]; [$Sheet1.K40]; &quot;&quot;)" office:value-type="string" office:string-value="EMPTY" calcext:value-type="string">
            <text:p>EMPTY</text:p>
          </table:table-cell>
          <table:table-cell table:formula="of:==IF([$Sheet1.$B40]; [$Sheet1.L40]; &quot;&quot;)" office:value-type="string" office:string-value="EMPTY" calcext:value-type="string">
            <text:p>EMPTY</text:p>
          </table:table-cell>
          <table:table-cell table:formula="of:==IF([$Sheet1.$B40]; [$Sheet1.M40]; &quot;&quot;)" office:value-type="string" office:string-value="EMPTY" calcext:value-type="string">
            <text:p>EMPTY</text:p>
          </table:table-cell>
          <table:table-cell table:formula="of:==IF([$Sheet1.$B40]; [$Sheet1.N40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41]; UNICODE([$Sheet1.D41]); &quot;&quot;)" office:value-type="float" office:value="71" calcext:value-type="float">
            <text:p>71</text:p>
          </table:table-cell>
          <table:table-cell table:formula="of:=IF([$Sheet1.$B41]; UNICODE([$Sheet1.E41]); &quot;&quot;)" office:value-type="float" office:value="37" calcext:value-type="float">
            <text:p>37</text:p>
          </table:table-cell>
          <table:table-cell table:formula="of:=IF([$Sheet1.$B41]; UNICODE([$Sheet1.F41]); &quot;&quot;)" office:value-type="float" office:value="72" calcext:value-type="float">
            <text:p>72</text:p>
          </table:table-cell>
          <table:table-cell table:formula="of:=IF([$Sheet1.$B41]; UNICODE([$Sheet1.G41]); &quot;&quot;)" office:value-type="float" office:value="71" calcext:value-type="float">
            <text:p>71</text:p>
          </table:table-cell>
          <table:table-cell table:formula="of:=IF([$Sheet1.$B41]; UNICODE([$Sheet1.H41]); &quot;&quot;)" office:value-type="float" office:value="72" calcext:value-type="float">
            <text:p>72</text:p>
          </table:table-cell>
          <table:table-cell table:formula="of:==IF([$Sheet1.$B41]; [$Sheet1.K41]; &quot;&quot;)" office:value-type="string" office:string-value="ORTHO_BOTH" calcext:value-type="string">
            <text:p>ORTHO_BOTH</text:p>
          </table:table-cell>
          <table:table-cell table:formula="of:==IF([$Sheet1.$B41]; [$Sheet1.L41]; &quot;&quot;)" office:value-type="string" office:string-value="ORTHO_BOTH" calcext:value-type="string">
            <text:p>ORTHO_BOTH</text:p>
          </table:table-cell>
          <table:table-cell table:formula="of:==IF([$Sheet1.$B41]; [$Sheet1.M41]; &quot;&quot;)" office:value-type="string" office:string-value="EMPTY" calcext:value-type="string">
            <text:p>EMPTY</text:p>
          </table:table-cell>
          <table:table-cell table:formula="of:==IF([$Sheet1.$B41]; [$Sheet1.N41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42]; UNICODE([$Sheet1.D42]); &quot;&quot;)" office:value-type="float" office:value="72" calcext:value-type="float">
            <text:p>72</text:p>
          </table:table-cell>
          <table:table-cell table:formula="of:=IF([$Sheet1.$B42]; UNICODE([$Sheet1.E42]); &quot;&quot;)" office:value-type="float" office:value="84" calcext:value-type="float">
            <text:p>84</text:p>
          </table:table-cell>
          <table:table-cell table:formula="of:=IF([$Sheet1.$B42]; UNICODE([$Sheet1.F42]); &quot;&quot;)" office:value-type="float" office:value="71" calcext:value-type="float">
            <text:p>71</text:p>
          </table:table-cell>
          <table:table-cell table:formula="of:=IF([$Sheet1.$B42]; UNICODE([$Sheet1.G42]); &quot;&quot;)" office:value-type="float" office:value="72" calcext:value-type="float">
            <text:p>72</text:p>
          </table:table-cell>
          <table:table-cell table:formula="of:=IF([$Sheet1.$B42]; UNICODE([$Sheet1.H42]); &quot;&quot;)" office:value-type="float" office:value="71" calcext:value-type="float">
            <text:p>71</text:p>
          </table:table-cell>
          <table:table-cell table:formula="of:==IF([$Sheet1.$B42]; [$Sheet1.K42]; &quot;&quot;)" office:value-type="string" office:string-value="ORTHO_BOTH" calcext:value-type="string">
            <text:p>ORTHO_BOTH</text:p>
          </table:table-cell>
          <table:table-cell table:formula="of:==IF([$Sheet1.$B42]; [$Sheet1.L42]; &quot;&quot;)" office:value-type="string" office:string-value="ORTHO_BOTH" calcext:value-type="string">
            <text:p>ORTHO_BOTH</text:p>
          </table:table-cell>
          <table:table-cell table:formula="of:==IF([$Sheet1.$B42]; [$Sheet1.M42]; &quot;&quot;)" office:value-type="string" office:string-value="DIAG_BOTH" calcext:value-type="string">
            <text:p>DIAG_BOTH</text:p>
          </table:table-cell>
          <table:table-cell table:formula="of:==IF([$Sheet1.$B42]; [$Sheet1.N4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43]; UNICODE([$Sheet1.D43]); &quot;&quot;)" office:value-type="float" office:value="73" calcext:value-type="float">
            <text:p>73</text:p>
          </table:table-cell>
          <table:table-cell table:formula="of:=IF([$Sheet1.$B43]; UNICODE([$Sheet1.E43]); &quot;&quot;)" office:value-type="float" office:value="77" calcext:value-type="float">
            <text:p>77</text:p>
          </table:table-cell>
          <table:table-cell table:formula="of:=IF([$Sheet1.$B43]; UNICODE([$Sheet1.F43]); &quot;&quot;)" office:value-type="float" office:value="38" calcext:value-type="float">
            <text:p>38</text:p>
          </table:table-cell>
          <table:table-cell table:formula="of:=IF([$Sheet1.$B43]; UNICODE([$Sheet1.G43]); &quot;&quot;)" office:value-type="float" office:value="42" calcext:value-type="float">
            <text:p>42</text:p>
          </table:table-cell>
          <table:table-cell table:formula="of:=IF([$Sheet1.$B43]; UNICODE([$Sheet1.H43]); &quot;&quot;)" office:value-type="float" office:value="85" calcext:value-type="float">
            <text:p>85</text:p>
          </table:table-cell>
          <table:table-cell table:formula="of:==IF([$Sheet1.$B43]; [$Sheet1.K43]; &quot;&quot;)" office:value-type="string" office:string-value="ORTHO_BOTH" calcext:value-type="string">
            <text:p>ORTHO_BOTH</text:p>
          </table:table-cell>
          <table:table-cell table:formula="of:==IF([$Sheet1.$B43]; [$Sheet1.L43]; &quot;&quot;)" office:value-type="string" office:string-value="DIAG_BOTH" calcext:value-type="string">
            <text:p>DIAG_BOTH</text:p>
          </table:table-cell>
          <table:table-cell table:formula="of:==IF([$Sheet1.$B43]; [$Sheet1.M43]; &quot;&quot;)" office:value-type="string" office:string-value="ORTHO_BOTH" calcext:value-type="string">
            <text:p>ORTHO_BOTH</text:p>
          </table:table-cell>
          <table:table-cell table:formula="of:==IF([$Sheet1.$B43]; [$Sheet1.N43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44]; UNICODE([$Sheet1.D44]); &quot;&quot;)" office:value-type="float" office:value="74" calcext:value-type="float">
            <text:p>74</text:p>
          </table:table-cell>
          <table:table-cell table:formula="of:=IF([$Sheet1.$B44]; UNICODE([$Sheet1.E44]); &quot;&quot;)" office:value-type="float" office:value="42" calcext:value-type="float">
            <text:p>42</text:p>
          </table:table-cell>
          <table:table-cell table:formula="of:=IF([$Sheet1.$B44]; UNICODE([$Sheet1.F44]); &quot;&quot;)" office:value-type="float" office:value="60" calcext:value-type="float">
            <text:p>60</text:p>
          </table:table-cell>
          <table:table-cell table:formula="of:=IF([$Sheet1.$B44]; UNICODE([$Sheet1.G44]); &quot;&quot;)" office:value-type="float" office:value="77" calcext:value-type="float">
            <text:p>77</text:p>
          </table:table-cell>
          <table:table-cell table:formula="of:=IF([$Sheet1.$B44]; UNICODE([$Sheet1.H44]); &quot;&quot;)" office:value-type="float" office:value="75" calcext:value-type="float">
            <text:p>75</text:p>
          </table:table-cell>
          <table:table-cell table:formula="of:==IF([$Sheet1.$B44]; [$Sheet1.K44]; &quot;&quot;)" office:value-type="string" office:string-value="EMPTY" calcext:value-type="string">
            <text:p>EMPTY</text:p>
          </table:table-cell>
          <table:table-cell table:formula="of:==IF([$Sheet1.$B44]; [$Sheet1.L44]; &quot;&quot;)" office:value-type="string" office:string-value="ORTHO_BOTH" calcext:value-type="string">
            <text:p>ORTHO_BOTH</text:p>
          </table:table-cell>
          <table:table-cell table:formula="of:==IF([$Sheet1.$B44]; [$Sheet1.M44]; &quot;&quot;)" office:value-type="string" office:string-value="DIAG_BOTH" calcext:value-type="string">
            <text:p>DIAG_BOTH</text:p>
          </table:table-cell>
          <table:table-cell table:formula="of:==IF([$Sheet1.$B44]; [$Sheet1.N44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45]; UNICODE([$Sheet1.D45]); &quot;&quot;)" office:value-type="float" office:value="75" calcext:value-type="float">
            <text:p>75</text:p>
          </table:table-cell>
          <table:table-cell table:formula="of:=IF([$Sheet1.$B45]; UNICODE([$Sheet1.E45]); &quot;&quot;)" office:value-type="float" office:value="73" calcext:value-type="float">
            <text:p>73</text:p>
          </table:table-cell>
          <table:table-cell table:formula="of:=IF([$Sheet1.$B45]; UNICODE([$Sheet1.F45]); &quot;&quot;)" office:value-type="float" office:value="77" calcext:value-type="float">
            <text:p>77</text:p>
          </table:table-cell>
          <table:table-cell table:formula="of:=IF([$Sheet1.$B45]; UNICODE([$Sheet1.G45]); &quot;&quot;)" office:value-type="float" office:value="60" calcext:value-type="float">
            <text:p>60</text:p>
          </table:table-cell>
          <table:table-cell table:formula="of:=IF([$Sheet1.$B45]; UNICODE([$Sheet1.H45]); &quot;&quot;)" office:value-type="float" office:value="74" calcext:value-type="float">
            <text:p>74</text:p>
          </table:table-cell>
          <table:table-cell table:formula="of:==IF([$Sheet1.$B45]; [$Sheet1.K45]; &quot;&quot;)" office:value-type="string" office:string-value="EMPTY" calcext:value-type="string">
            <text:p>EMPTY</text:p>
          </table:table-cell>
          <table:table-cell table:formula="of:==IF([$Sheet1.$B45]; [$Sheet1.L45]; &quot;&quot;)" office:value-type="string" office:string-value="ORTHO_BOTH" calcext:value-type="string">
            <text:p>ORTHO_BOTH</text:p>
          </table:table-cell>
          <table:table-cell table:formula="of:==IF([$Sheet1.$B45]; [$Sheet1.M45]; &quot;&quot;)" office:value-type="string" office:string-value="ORTHO_BOTH" calcext:value-type="string">
            <text:p>ORTHO_BOTH</text:p>
          </table:table-cell>
          <table:table-cell table:formula="of:==IF([$Sheet1.$B45]; [$Sheet1.N45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46]; UNICODE([$Sheet1.D46]); &quot;&quot;)" office:value-type="float" office:value="76" calcext:value-type="float">
            <text:p>76</text:p>
          </table:table-cell>
          <table:table-cell table:formula="of:=IF([$Sheet1.$B46]; UNICODE([$Sheet1.E46]); &quot;&quot;)" office:value-type="float" office:value="58" calcext:value-type="float">
            <text:p>58</text:p>
          </table:table-cell>
          <table:table-cell table:formula="of:=IF([$Sheet1.$B46]; UNICODE([$Sheet1.F46]); &quot;&quot;)" office:value-type="float" office:value="63" calcext:value-type="float">
            <text:p>63</text:p>
          </table:table-cell>
          <table:table-cell table:formula="of:=IF([$Sheet1.$B46]; UNICODE([$Sheet1.G46]); &quot;&quot;)" office:value-type="float" office:value="62" calcext:value-type="float">
            <text:p>62</text:p>
          </table:table-cell>
          <table:table-cell table:formula="of:=IF([$Sheet1.$B46]; UNICODE([$Sheet1.H46]); &quot;&quot;)" office:value-type="float" office:value="58" calcext:value-type="float">
            <text:p>58</text:p>
          </table:table-cell>
          <table:table-cell table:formula="of:==IF([$Sheet1.$B46]; [$Sheet1.K46]; &quot;&quot;)" office:value-type="string" office:string-value="EMPTY" calcext:value-type="string">
            <text:p>EMPTY</text:p>
          </table:table-cell>
          <table:table-cell table:formula="of:==IF([$Sheet1.$B46]; [$Sheet1.L46]; &quot;&quot;)" office:value-type="string" office:string-value="ORTHO_BOTH" calcext:value-type="string">
            <text:p>ORTHO_BOTH</text:p>
          </table:table-cell>
          <table:table-cell table:formula="of:==IF([$Sheet1.$B46]; [$Sheet1.M46]; &quot;&quot;)" office:value-type="string" office:string-value="EMPTY" calcext:value-type="string">
            <text:p>EMPTY</text:p>
          </table:table-cell>
          <table:table-cell table:formula="of:==IF([$Sheet1.$B46]; [$Sheet1.N46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47]; UNICODE([$Sheet1.D47]); &quot;&quot;)" office:value-type="float" office:value="77" calcext:value-type="float">
            <text:p>77</text:p>
          </table:table-cell>
          <table:table-cell table:formula="of:=IF([$Sheet1.$B47]; UNICODE([$Sheet1.E47]); &quot;&quot;)" office:value-type="float" office:value="38" calcext:value-type="float">
            <text:p>38</text:p>
          </table:table-cell>
          <table:table-cell table:formula="of:=IF([$Sheet1.$B47]; UNICODE([$Sheet1.F47]); &quot;&quot;)" office:value-type="float" office:value="75" calcext:value-type="float">
            <text:p>75</text:p>
          </table:table-cell>
          <table:table-cell table:formula="of:=IF([$Sheet1.$B47]; UNICODE([$Sheet1.G47]); &quot;&quot;)" office:value-type="float" office:value="74" calcext:value-type="float">
            <text:p>74</text:p>
          </table:table-cell>
          <table:table-cell table:formula="of:=IF([$Sheet1.$B47]; UNICODE([$Sheet1.H47]); &quot;&quot;)" office:value-type="float" office:value="60" calcext:value-type="float">
            <text:p>60</text:p>
          </table:table-cell>
          <table:table-cell table:formula="of:==IF([$Sheet1.$B47]; [$Sheet1.K47]; &quot;&quot;)" office:value-type="string" office:string-value="ORTHO_BOTH" calcext:value-type="string">
            <text:p>ORTHO_BOTH</text:p>
          </table:table-cell>
          <table:table-cell table:formula="of:==IF([$Sheet1.$B47]; [$Sheet1.L47]; &quot;&quot;)" office:value-type="string" office:string-value="EMPTY" calcext:value-type="string">
            <text:p>EMPTY</text:p>
          </table:table-cell>
          <table:table-cell table:formula="of:==IF([$Sheet1.$B47]; [$Sheet1.M47]; &quot;&quot;)" office:value-type="string" office:string-value="DIAG_BOTH" calcext:value-type="string">
            <text:p>DIAG_BOTH</text:p>
          </table:table-cell>
          <table:table-cell table:formula="of:==IF([$Sheet1.$B47]; [$Sheet1.N47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48]; UNICODE([$Sheet1.D48]); &quot;&quot;)" office:value-type="float" office:value="78" calcext:value-type="float">
            <text:p>78</text:p>
          </table:table-cell>
          <table:table-cell table:formula="of:=IF([$Sheet1.$B48]; UNICODE([$Sheet1.E48]); &quot;&quot;)" office:value-type="float" office:value="89" calcext:value-type="float">
            <text:p>89</text:p>
          </table:table-cell>
          <table:table-cell table:formula="of:=IF([$Sheet1.$B48]; UNICODE([$Sheet1.F48]); &quot;&quot;)" office:value-type="float" office:value="66" calcext:value-type="float">
            <text:p>66</text:p>
          </table:table-cell>
          <table:table-cell table:formula="of:=IF([$Sheet1.$B48]; UNICODE([$Sheet1.G48]); &quot;&quot;)" office:value-type="float" office:value="78" calcext:value-type="float">
            <text:p>78</text:p>
          </table:table-cell>
          <table:table-cell table:formula="of:=IF([$Sheet1.$B48]; UNICODE([$Sheet1.H48]); &quot;&quot;)" office:value-type="float" office:value="66" calcext:value-type="float">
            <text:p>66</text:p>
          </table:table-cell>
          <table:table-cell table:formula="of:==IF([$Sheet1.$B48]; [$Sheet1.K48]; &quot;&quot;)" office:value-type="string" office:string-value="ORTHO_BOTH" calcext:value-type="string">
            <text:p>ORTHO_BOTH</text:p>
          </table:table-cell>
          <table:table-cell table:formula="of:==IF([$Sheet1.$B48]; [$Sheet1.L48]; &quot;&quot;)" office:value-type="string" office:string-value="ORTHO_BOTH" calcext:value-type="string">
            <text:p>ORTHO_BOTH</text:p>
          </table:table-cell>
          <table:table-cell table:formula="of:==IF([$Sheet1.$B48]; [$Sheet1.M48]; &quot;&quot;)" office:value-type="string" office:string-value="DIAG_BOTH" calcext:value-type="string">
            <text:p>DIAG_BOTH</text:p>
          </table:table-cell>
          <table:table-cell table:formula="of:==IF([$Sheet1.$B48]; [$Sheet1.N48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49]; UNICODE([$Sheet1.D49]); &quot;&quot;)" office:value-type="float" office:value="79" calcext:value-type="float">
            <text:p>79</text:p>
          </table:table-cell>
          <table:table-cell table:formula="of:=IF([$Sheet1.$B49]; UNICODE([$Sheet1.E49]); &quot;&quot;)" office:value-type="float" office:value="40" calcext:value-type="float">
            <text:p>40</text:p>
          </table:table-cell>
          <table:table-cell table:formula="of:=IF([$Sheet1.$B49]; UNICODE([$Sheet1.F49]); &quot;&quot;)" office:value-type="float" office:value="41" calcext:value-type="float">
            <text:p>41</text:p>
          </table:table-cell>
          <table:table-cell table:formula="of:=IF([$Sheet1.$B49]; UNICODE([$Sheet1.G49]); &quot;&quot;)" office:value-type="float" office:value="40" calcext:value-type="float">
            <text:p>40</text:p>
          </table:table-cell>
          <table:table-cell table:formula="of:=IF([$Sheet1.$B49]; UNICODE([$Sheet1.H49]); &quot;&quot;)" office:value-type="float" office:value="80" calcext:value-type="float">
            <text:p>80</text:p>
          </table:table-cell>
          <table:table-cell table:formula="of:==IF([$Sheet1.$B49]; [$Sheet1.K49]; &quot;&quot;)" office:value-type="string" office:string-value="ORTHO_BOTH" calcext:value-type="string">
            <text:p>ORTHO_BOTH</text:p>
          </table:table-cell>
          <table:table-cell table:formula="of:==IF([$Sheet1.$B49]; [$Sheet1.L49]; &quot;&quot;)" office:value-type="string" office:string-value="EMPTY" calcext:value-type="string">
            <text:p>EMPTY</text:p>
          </table:table-cell>
          <table:table-cell table:formula="of:==IF([$Sheet1.$B49]; [$Sheet1.M49]; &quot;&quot;)" office:value-type="string" office:string-value="EMPTY" calcext:value-type="string">
            <text:p>EMPTY</text:p>
          </table:table-cell>
          <table:table-cell table:formula="of:==IF([$Sheet1.$B49]; [$Sheet1.N49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0]; UNICODE([$Sheet1.D50]); &quot;&quot;)" office:value-type="float" office:value="80" calcext:value-type="float">
            <text:p>80</text:p>
          </table:table-cell>
          <table:table-cell table:formula="of:=IF([$Sheet1.$B50]; UNICODE([$Sheet1.E50]); &quot;&quot;)" office:value-type="float" office:value="79" calcext:value-type="float">
            <text:p>79</text:p>
          </table:table-cell>
          <table:table-cell table:formula="of:=IF([$Sheet1.$B50]; UNICODE([$Sheet1.F50]); &quot;&quot;)" office:value-type="float" office:value="40" calcext:value-type="float">
            <text:p>40</text:p>
          </table:table-cell>
          <table:table-cell table:formula="of:=IF([$Sheet1.$B50]; UNICODE([$Sheet1.G50]); &quot;&quot;)" office:value-type="float" office:value="41" calcext:value-type="float">
            <text:p>41</text:p>
          </table:table-cell>
          <table:table-cell table:formula="of:=IF([$Sheet1.$B50]; UNICODE([$Sheet1.H50]); &quot;&quot;)" office:value-type="float" office:value="79" calcext:value-type="float">
            <text:p>79</text:p>
          </table:table-cell>
          <table:table-cell table:formula="of:==IF([$Sheet1.$B50]; [$Sheet1.K50]; &quot;&quot;)" office:value-type="string" office:string-value="ORTHO_BOTH" calcext:value-type="string">
            <text:p>ORTHO_BOTH</text:p>
          </table:table-cell>
          <table:table-cell table:formula="of:==IF([$Sheet1.$B50]; [$Sheet1.L50]; &quot;&quot;)" office:value-type="string" office:string-value="EMPTY" calcext:value-type="string">
            <text:p>EMPTY</text:p>
          </table:table-cell>
          <table:table-cell table:formula="of:==IF([$Sheet1.$B50]; [$Sheet1.M50]; &quot;&quot;)" office:value-type="string" office:string-value="ORTHO_BOTH" calcext:value-type="string">
            <text:p>ORTHO_BOTH</text:p>
          </table:table-cell>
          <table:table-cell table:formula="of:==IF([$Sheet1.$B50]; [$Sheet1.N5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51]; UNICODE([$Sheet1.D51]); &quot;&quot;)" office:value-type="float" office:value="81" calcext:value-type="float">
            <text:p>81</text:p>
          </table:table-cell>
          <table:table-cell table:formula="of:=IF([$Sheet1.$B51]; UNICODE([$Sheet1.E51]); &quot;&quot;)" office:value-type="float" office:value="69" calcext:value-type="float">
            <text:p>69</text:p>
          </table:table-cell>
          <table:table-cell table:formula="of:=IF([$Sheet1.$B51]; UNICODE([$Sheet1.F51]); &quot;&quot;)" office:value-type="float" office:value="67" calcext:value-type="float">
            <text:p>67</text:p>
          </table:table-cell>
          <table:table-cell table:formula="of:=IF([$Sheet1.$B51]; UNICODE([$Sheet1.G51]); &quot;&quot;)" office:value-type="float" office:value="90" calcext:value-type="float">
            <text:p>90</text:p>
          </table:table-cell>
          <table:table-cell table:formula="of:=IF([$Sheet1.$B51]; UNICODE([$Sheet1.H51]); &quot;&quot;)" office:value-type="float" office:value="69" calcext:value-type="float">
            <text:p>69</text:p>
          </table:table-cell>
          <table:table-cell table:formula="of:==IF([$Sheet1.$B51]; [$Sheet1.K51]; &quot;&quot;)" office:value-type="string" office:string-value="EMPTY" calcext:value-type="string">
            <text:p>EMPTY</text:p>
          </table:table-cell>
          <table:table-cell table:formula="of:==IF([$Sheet1.$B51]; [$Sheet1.L51]; &quot;&quot;)" office:value-type="string" office:string-value="ORTHO_BOTH" calcext:value-type="string">
            <text:p>ORTHO_BOTH</text:p>
          </table:table-cell>
          <table:table-cell table:formula="of:==IF([$Sheet1.$B51]; [$Sheet1.M51]; &quot;&quot;)" office:value-type="string" office:string-value="EMPTY" calcext:value-type="string">
            <text:p>EMPTY</text:p>
          </table:table-cell>
          <table:table-cell table:formula="of:==IF([$Sheet1.$B51]; [$Sheet1.N51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2]; UNICODE([$Sheet1.D52]); &quot;&quot;)" office:value-type="float" office:value="82" calcext:value-type="float">
            <text:p>82</text:p>
          </table:table-cell>
          <table:table-cell table:formula="of:=IF([$Sheet1.$B52]; UNICODE([$Sheet1.E52]); &quot;&quot;)" office:value-type="float" office:value="70" calcext:value-type="float">
            <text:p>70</text:p>
          </table:table-cell>
          <table:table-cell table:formula="of:=IF([$Sheet1.$B52]; UNICODE([$Sheet1.F52]); &quot;&quot;)" office:value-type="float" office:value="36" calcext:value-type="float">
            <text:p>36</text:p>
          </table:table-cell>
          <table:table-cell table:formula="of:=IF([$Sheet1.$B52]; UNICODE([$Sheet1.G52]); &quot;&quot;)" office:value-type="float" office:value="36" calcext:value-type="float">
            <text:p>36</text:p>
          </table:table-cell>
          <table:table-cell table:formula="of:=IF([$Sheet1.$B52]; UNICODE([$Sheet1.H52]); &quot;&quot;)" office:value-type="float" office:value="82" calcext:value-type="float">
            <text:p>82</text:p>
          </table:table-cell>
          <table:table-cell table:formula="of:==IF([$Sheet1.$B52]; [$Sheet1.K52]; &quot;&quot;)" office:value-type="string" office:string-value="ORTHO_BOTH" calcext:value-type="string">
            <text:p>ORTHO_BOTH</text:p>
          </table:table-cell>
          <table:table-cell table:formula="of:==IF([$Sheet1.$B52]; [$Sheet1.L52]; &quot;&quot;)" office:value-type="string" office:string-value="EMPTY" calcext:value-type="string">
            <text:p>EMPTY</text:p>
          </table:table-cell>
          <table:table-cell table:formula="of:==IF([$Sheet1.$B52]; [$Sheet1.M52]; &quot;&quot;)" office:value-type="string" office:string-value="EMPTY" calcext:value-type="string">
            <text:p>EMPTY</text:p>
          </table:table-cell>
          <table:table-cell table:formula="of:==IF([$Sheet1.$B52]; [$Sheet1.N5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53]; UNICODE([$Sheet1.D53]); &quot;&quot;)" office:value-type="float" office:value="83" calcext:value-type="float">
            <text:p>83</text:p>
          </table:table-cell>
          <table:table-cell table:formula="of:=IF([$Sheet1.$B53]; UNICODE([$Sheet1.E53]); &quot;&quot;)" office:value-type="float" office:value="83" calcext:value-type="float">
            <text:p>83</text:p>
          </table:table-cell>
          <table:table-cell table:formula="of:=IF([$Sheet1.$B53]; UNICODE([$Sheet1.F53]); &quot;&quot;)" office:value-type="float" office:value="83" calcext:value-type="float">
            <text:p>83</text:p>
          </table:table-cell>
          <table:table-cell table:formula="of:=IF([$Sheet1.$B53]; UNICODE([$Sheet1.G53]); &quot;&quot;)" office:value-type="float" office:value="83" calcext:value-type="float">
            <text:p>83</text:p>
          </table:table-cell>
          <table:table-cell table:formula="of:=IF([$Sheet1.$B53]; UNICODE([$Sheet1.H53]); &quot;&quot;)" office:value-type="float" office:value="83" calcext:value-type="float">
            <text:p>83</text:p>
          </table:table-cell>
          <table:table-cell table:formula="of:==IF([$Sheet1.$B53]; [$Sheet1.K53]; &quot;&quot;)" office:value-type="string" office:string-value="ORTHO_BOTH" calcext:value-type="string">
            <text:p>ORTHO_BOTH</text:p>
          </table:table-cell>
          <table:table-cell table:formula="of:==IF([$Sheet1.$B53]; [$Sheet1.L53]; &quot;&quot;)" office:value-type="string" office:string-value="ORTHO_BOTH" calcext:value-type="string">
            <text:p>ORTHO_BOTH</text:p>
          </table:table-cell>
          <table:table-cell table:formula="of:==IF([$Sheet1.$B53]; [$Sheet1.M53]; &quot;&quot;)" office:value-type="string" office:string-value="ORTHO_BOTH" calcext:value-type="string">
            <text:p>ORTHO_BOTH</text:p>
          </table:table-cell>
          <table:table-cell table:formula="of:==IF([$Sheet1.$B53]; [$Sheet1.N53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4]; UNICODE([$Sheet1.D54]); &quot;&quot;)" office:value-type="float" office:value="84" calcext:value-type="float">
            <text:p>84</text:p>
          </table:table-cell>
          <table:table-cell table:formula="of:=IF([$Sheet1.$B54]; UNICODE([$Sheet1.E54]); &quot;&quot;)" office:value-type="float" office:value="71" calcext:value-type="float">
            <text:p>71</text:p>
          </table:table-cell>
          <table:table-cell table:formula="of:=IF([$Sheet1.$B54]; UNICODE([$Sheet1.F54]); &quot;&quot;)" office:value-type="float" office:value="37" calcext:value-type="float">
            <text:p>37</text:p>
          </table:table-cell>
          <table:table-cell table:formula="of:=IF([$Sheet1.$B54]; UNICODE([$Sheet1.G54]); &quot;&quot;)" office:value-type="float" office:value="37" calcext:value-type="float">
            <text:p>37</text:p>
          </table:table-cell>
          <table:table-cell table:formula="of:=IF([$Sheet1.$B54]; UNICODE([$Sheet1.H54]); &quot;&quot;)" office:value-type="float" office:value="84" calcext:value-type="float">
            <text:p>84</text:p>
          </table:table-cell>
          <table:table-cell table:formula="of:==IF([$Sheet1.$B54]; [$Sheet1.K54]; &quot;&quot;)" office:value-type="string" office:string-value="DIAG_BOTH" calcext:value-type="string">
            <text:p>DIAG_BOTH</text:p>
          </table:table-cell>
          <table:table-cell table:formula="of:==IF([$Sheet1.$B54]; [$Sheet1.L54]; &quot;&quot;)" office:value-type="string" office:string-value="EMPTY" calcext:value-type="string">
            <text:p>EMPTY</text:p>
          </table:table-cell>
          <table:table-cell table:formula="of:==IF([$Sheet1.$B54]; [$Sheet1.M54]; &quot;&quot;)" office:value-type="string" office:string-value="ORTHO_BOTH" calcext:value-type="string">
            <text:p>ORTHO_BOTH</text:p>
          </table:table-cell>
          <table:table-cell table:formula="of:==IF([$Sheet1.$B54]; [$Sheet1.N54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5]; UNICODE([$Sheet1.D55]); &quot;&quot;)" office:value-type="float" office:value="85" calcext:value-type="float">
            <text:p>85</text:p>
          </table:table-cell>
          <table:table-cell table:formula="of:=IF([$Sheet1.$B55]; UNICODE([$Sheet1.E55]); &quot;&quot;)" office:value-type="float" office:value="74" calcext:value-type="float">
            <text:p>74</text:p>
          </table:table-cell>
          <table:table-cell table:formula="of:=IF([$Sheet1.$B55]; UNICODE([$Sheet1.F55]); &quot;&quot;)" office:value-type="float" office:value="42" calcext:value-type="float">
            <text:p>42</text:p>
          </table:table-cell>
          <table:table-cell table:formula="of:=IF([$Sheet1.$B55]; UNICODE([$Sheet1.G55]); &quot;&quot;)" office:value-type="float" office:value="38" calcext:value-type="float">
            <text:p>38</text:p>
          </table:table-cell>
          <table:table-cell table:formula="of:=IF([$Sheet1.$B55]; UNICODE([$Sheet1.H55]); &quot;&quot;)" office:value-type="float" office:value="73" calcext:value-type="float">
            <text:p>73</text:p>
          </table:table-cell>
          <table:table-cell table:formula="of:==IF([$Sheet1.$B55]; [$Sheet1.K55]; &quot;&quot;)" office:value-type="string" office:string-value="ORTHO_BOTH" calcext:value-type="string">
            <text:p>ORTHO_BOTH</text:p>
          </table:table-cell>
          <table:table-cell table:formula="of:==IF([$Sheet1.$B55]; [$Sheet1.L55]; &quot;&quot;)" office:value-type="string" office:string-value="DIAG_BOTH" calcext:value-type="string">
            <text:p>DIAG_BOTH</text:p>
          </table:table-cell>
          <table:table-cell table:formula="of:==IF([$Sheet1.$B55]; [$Sheet1.M55]; &quot;&quot;)" office:value-type="string" office:string-value="EMPTY" calcext:value-type="string">
            <text:p>EMPTY</text:p>
          </table:table-cell>
          <table:table-cell table:formula="of:==IF([$Sheet1.$B55]; [$Sheet1.N55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6]; UNICODE([$Sheet1.D56]); &quot;&quot;)" office:value-type="float" office:value="86" calcext:value-type="float">
            <text:p>86</text:p>
          </table:table-cell>
          <table:table-cell table:formula="of:=IF([$Sheet1.$B56]; UNICODE([$Sheet1.E56]); &quot;&quot;)" office:value-type="float" office:value="82" calcext:value-type="float">
            <text:p>82</text:p>
          </table:table-cell>
          <table:table-cell table:formula="of:=IF([$Sheet1.$B56]; UNICODE([$Sheet1.F56]); &quot;&quot;)" office:value-type="float" office:value="70" calcext:value-type="float">
            <text:p>70</text:p>
          </table:table-cell>
          <table:table-cell table:formula="of:=IF([$Sheet1.$B56]; UNICODE([$Sheet1.G56]); &quot;&quot;)" office:value-type="float" office:value="86" calcext:value-type="float">
            <text:p>86</text:p>
          </table:table-cell>
          <table:table-cell table:formula="of:=IF([$Sheet1.$B56]; UNICODE([$Sheet1.H56]); &quot;&quot;)" office:value-type="float" office:value="70" calcext:value-type="float">
            <text:p>70</text:p>
          </table:table-cell>
          <table:table-cell table:formula="of:==IF([$Sheet1.$B56]; [$Sheet1.K56]; &quot;&quot;)" office:value-type="string" office:string-value="EMPTY" calcext:value-type="string">
            <text:p>EMPTY</text:p>
          </table:table-cell>
          <table:table-cell table:formula="of:==IF([$Sheet1.$B56]; [$Sheet1.L56]; &quot;&quot;)" office:value-type="string" office:string-value="EMPTY" calcext:value-type="string">
            <text:p>EMPTY</text:p>
          </table:table-cell>
          <table:table-cell table:formula="of:==IF([$Sheet1.$B56]; [$Sheet1.M56]; &quot;&quot;)" office:value-type="string" office:string-value="ORTHO_BOTH" calcext:value-type="string">
            <text:p>ORTHO_BOTH</text:p>
          </table:table-cell>
          <table:table-cell table:formula="of:==IF([$Sheet1.$B56]; [$Sheet1.N5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57]; UNICODE([$Sheet1.D57]); &quot;&quot;)" office:value-type="float" office:value="87" calcext:value-type="float">
            <text:p>87</text:p>
          </table:table-cell>
          <table:table-cell table:formula="of:=IF([$Sheet1.$B57]; UNICODE([$Sheet1.E57]); &quot;&quot;)" office:value-type="float" office:value="68" calcext:value-type="float">
            <text:p>68</text:p>
          </table:table-cell>
          <table:table-cell table:formula="of:=IF([$Sheet1.$B57]; UNICODE([$Sheet1.F57]); &quot;&quot;)" office:value-type="float" office:value="88" calcext:value-type="float">
            <text:p>88</text:p>
          </table:table-cell>
          <table:table-cell table:formula="of:=IF([$Sheet1.$B57]; UNICODE([$Sheet1.G57]); &quot;&quot;)" office:value-type="float" office:value="88" calcext:value-type="float">
            <text:p>88</text:p>
          </table:table-cell>
          <table:table-cell table:formula="of:=IF([$Sheet1.$B57]; UNICODE([$Sheet1.H57]); &quot;&quot;)" office:value-type="float" office:value="87" calcext:value-type="float">
            <text:p>87</text:p>
          </table:table-cell>
          <table:table-cell table:formula="of:==IF([$Sheet1.$B57]; [$Sheet1.K57]; &quot;&quot;)" office:value-type="string" office:string-value="EMPTY" calcext:value-type="string">
            <text:p>EMPTY</text:p>
          </table:table-cell>
          <table:table-cell table:formula="of:==IF([$Sheet1.$B57]; [$Sheet1.L57]; &quot;&quot;)" office:value-type="string" office:string-value="ORTHO_BOTH" calcext:value-type="string">
            <text:p>ORTHO_BOTH</text:p>
          </table:table-cell>
          <table:table-cell table:formula="of:==IF([$Sheet1.$B57]; [$Sheet1.M57]; &quot;&quot;)" office:value-type="string" office:string-value="ORTHO_BOTH" calcext:value-type="string">
            <text:p>ORTHO_BOTH</text:p>
          </table:table-cell>
          <table:table-cell table:formula="of:==IF([$Sheet1.$B57]; [$Sheet1.N57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8]; UNICODE([$Sheet1.D58]); &quot;&quot;)" office:value-type="float" office:value="88" calcext:value-type="float">
            <text:p>88</text:p>
          </table:table-cell>
          <table:table-cell table:formula="of:=IF([$Sheet1.$B58]; UNICODE([$Sheet1.E58]); &quot;&quot;)" office:value-type="float" office:value="65" calcext:value-type="float">
            <text:p>65</text:p>
          </table:table-cell>
          <table:table-cell table:formula="of:=IF([$Sheet1.$B58]; UNICODE([$Sheet1.F58]); &quot;&quot;)" office:value-type="float" office:value="87" calcext:value-type="float">
            <text:p>87</text:p>
          </table:table-cell>
          <table:table-cell table:formula="of:=IF([$Sheet1.$B58]; UNICODE([$Sheet1.G58]); &quot;&quot;)" office:value-type="float" office:value="87" calcext:value-type="float">
            <text:p>87</text:p>
          </table:table-cell>
          <table:table-cell table:formula="of:=IF([$Sheet1.$B58]; UNICODE([$Sheet1.H58]); &quot;&quot;)" office:value-type="float" office:value="88" calcext:value-type="float">
            <text:p>88</text:p>
          </table:table-cell>
          <table:table-cell table:formula="of:==IF([$Sheet1.$B58]; [$Sheet1.K58]; &quot;&quot;)" office:value-type="string" office:string-value="ORTHO_BOTH" calcext:value-type="string">
            <text:p>ORTHO_BOTH</text:p>
          </table:table-cell>
          <table:table-cell table:formula="of:==IF([$Sheet1.$B58]; [$Sheet1.L58]; &quot;&quot;)" office:value-type="string" office:string-value="EMPTY" calcext:value-type="string">
            <text:p>EMPTY</text:p>
          </table:table-cell>
          <table:table-cell table:formula="of:==IF([$Sheet1.$B58]; [$Sheet1.M58]; &quot;&quot;)" office:value-type="string" office:string-value="ORTHO_BOTH" calcext:value-type="string">
            <text:p>ORTHO_BOTH</text:p>
          </table:table-cell>
          <table:table-cell table:formula="of:==IF([$Sheet1.$B58]; [$Sheet1.N58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59]; UNICODE([$Sheet1.D59]); &quot;&quot;)" office:value-type="float" office:value="89" calcext:value-type="float">
            <text:p>89</text:p>
          </table:table-cell>
          <table:table-cell table:formula="of:=IF([$Sheet1.$B59]; UNICODE([$Sheet1.E59]); &quot;&quot;)" office:value-type="float" office:value="66" calcext:value-type="float">
            <text:p>66</text:p>
          </table:table-cell>
          <table:table-cell table:formula="of:=IF([$Sheet1.$B59]; UNICODE([$Sheet1.F59]); &quot;&quot;)" office:value-type="float" office:value="94" calcext:value-type="float">
            <text:p>94</text:p>
          </table:table-cell>
          <table:table-cell table:formula="of:=IF([$Sheet1.$B59]; UNICODE([$Sheet1.G59]); &quot;&quot;)" office:value-type="float" office:value="94" calcext:value-type="float">
            <text:p>94</text:p>
          </table:table-cell>
          <table:table-cell table:formula="of:=IF([$Sheet1.$B59]; UNICODE([$Sheet1.H59]); &quot;&quot;)" office:value-type="float" office:value="89" calcext:value-type="float">
            <text:p>89</text:p>
          </table:table-cell>
          <table:table-cell table:formula="of:==IF([$Sheet1.$B59]; [$Sheet1.K59]; &quot;&quot;)" office:value-type="string" office:string-value="DIAG_BOTH" calcext:value-type="string">
            <text:p>DIAG_BOTH</text:p>
          </table:table-cell>
          <table:table-cell table:formula="of:==IF([$Sheet1.$B59]; [$Sheet1.L59]; &quot;&quot;)" office:value-type="string" office:string-value="ORTHO_BOTH" calcext:value-type="string">
            <text:p>ORTHO_BOTH</text:p>
          </table:table-cell>
          <table:table-cell table:formula="of:==IF([$Sheet1.$B59]; [$Sheet1.M59]; &quot;&quot;)" office:value-type="string" office:string-value="ORTHO_BOTH" calcext:value-type="string">
            <text:p>ORTHO_BOTH</text:p>
          </table:table-cell>
          <table:table-cell table:formula="of:==IF([$Sheet1.$B59]; [$Sheet1.N59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0]; UNICODE([$Sheet1.D60]); &quot;&quot;)" office:value-type="float" office:value="90" calcext:value-type="float">
            <text:p>90</text:p>
          </table:table-cell>
          <table:table-cell table:formula="of:=IF([$Sheet1.$B60]; UNICODE([$Sheet1.E60]); &quot;&quot;)" office:value-type="float" office:value="81" calcext:value-type="float">
            <text:p>81</text:p>
          </table:table-cell>
          <table:table-cell table:formula="of:=IF([$Sheet1.$B60]; UNICODE([$Sheet1.F60]); &quot;&quot;)" office:value-type="float" office:value="69" calcext:value-type="float">
            <text:p>69</text:p>
          </table:table-cell>
          <table:table-cell table:formula="of:=IF([$Sheet1.$B60]; UNICODE([$Sheet1.G60]); &quot;&quot;)" office:value-type="float" office:value="81" calcext:value-type="float">
            <text:p>81</text:p>
          </table:table-cell>
          <table:table-cell table:formula="of:=IF([$Sheet1.$B60]; UNICODE([$Sheet1.H60]); &quot;&quot;)" office:value-type="float" office:value="67" calcext:value-type="float">
            <text:p>67</text:p>
          </table:table-cell>
          <table:table-cell table:formula="of:==IF([$Sheet1.$B60]; [$Sheet1.K60]; &quot;&quot;)" office:value-type="string" office:string-value="ORTHO_BOTH" calcext:value-type="string">
            <text:p>ORTHO_BOTH</text:p>
          </table:table-cell>
          <table:table-cell table:formula="of:==IF([$Sheet1.$B60]; [$Sheet1.L60]; &quot;&quot;)" office:value-type="string" office:string-value="EMPTY" calcext:value-type="string">
            <text:p>EMPTY</text:p>
          </table:table-cell>
          <table:table-cell table:formula="of:==IF([$Sheet1.$B60]; [$Sheet1.M60]; &quot;&quot;)" office:value-type="string" office:string-value="EMPTY" calcext:value-type="string">
            <text:p>EMPTY</text:p>
          </table:table-cell>
          <table:table-cell table:formula="of:==IF([$Sheet1.$B60]; [$Sheet1.N60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1]; UNICODE([$Sheet1.D61]); &quot;&quot;)" office:value-type="float" office:value="91" calcext:value-type="float">
            <text:p>91</text:p>
          </table:table-cell>
          <table:table-cell table:formula="of:=IF([$Sheet1.$B61]; UNICODE([$Sheet1.E61]); &quot;&quot;)" office:value-type="float" office:value="45" calcext:value-type="float">
            <text:p>45</text:p>
          </table:table-cell>
          <table:table-cell table:formula="of:=IF([$Sheet1.$B61]; UNICODE([$Sheet1.F61]); &quot;&quot;)" office:value-type="float" office:value="93" calcext:value-type="float">
            <text:p>93</text:p>
          </table:table-cell>
          <table:table-cell table:formula="of:=IF([$Sheet1.$B61]; UNICODE([$Sheet1.G61]); &quot;&quot;)" office:value-type="float" office:value="91" calcext:value-type="float">
            <text:p>91</text:p>
          </table:table-cell>
          <table:table-cell table:formula="of:=IF([$Sheet1.$B61]; UNICODE([$Sheet1.H61]); &quot;&quot;)" office:value-type="float" office:value="93" calcext:value-type="float">
            <text:p>93</text:p>
          </table:table-cell>
          <table:table-cell table:formula="of:==IF([$Sheet1.$B61]; [$Sheet1.K61]; &quot;&quot;)" office:value-type="string" office:string-value="EMPTY" calcext:value-type="string">
            <text:p>EMPTY</text:p>
          </table:table-cell>
          <table:table-cell table:formula="of:==IF([$Sheet1.$B61]; [$Sheet1.L61]; &quot;&quot;)" office:value-type="string" office:string-value="EMPTY" calcext:value-type="string">
            <text:p>EMPTY</text:p>
          </table:table-cell>
          <table:table-cell table:formula="of:==IF([$Sheet1.$B61]; [$Sheet1.M61]; &quot;&quot;)" office:value-type="string" office:string-value="DIAG_BOTH" calcext:value-type="string">
            <text:p>DIAG_BOTH</text:p>
          </table:table-cell>
          <table:table-cell table:formula="of:==IF([$Sheet1.$B61]; [$Sheet1.N61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2]; UNICODE([$Sheet1.D62]); &quot;&quot;)" office:value-type="float" office:value="92" calcext:value-type="float">
            <text:p>92</text:p>
          </table:table-cell>
          <table:table-cell table:formula="of:=IF([$Sheet1.$B62]; UNICODE([$Sheet1.E62]); &quot;&quot;)" office:value-type="float" office:value="124" calcext:value-type="float">
            <text:p>124</text:p>
          </table:table-cell>
          <table:table-cell table:formula="of:=IF([$Sheet1.$B62]; UNICODE([$Sheet1.F62]); &quot;&quot;)" office:value-type="float" office:value="92" calcext:value-type="float">
            <text:p>92</text:p>
          </table:table-cell>
          <table:table-cell table:formula="of:=IF([$Sheet1.$B62]; UNICODE([$Sheet1.G62]); &quot;&quot;)" office:value-type="float" office:value="92" calcext:value-type="float">
            <text:p>92</text:p>
          </table:table-cell>
          <table:table-cell table:formula="of:=IF([$Sheet1.$B62]; UNICODE([$Sheet1.H62]); &quot;&quot;)" office:value-type="float" office:value="92" calcext:value-type="float">
            <text:p>92</text:p>
          </table:table-cell>
          <table:table-cell table:formula="of:==IF([$Sheet1.$B62]; [$Sheet1.K62]; &quot;&quot;)" office:value-type="string" office:string-value="ORTHO_BOTH" calcext:value-type="string">
            <text:p>ORTHO_BOTH</text:p>
          </table:table-cell>
          <table:table-cell table:formula="of:==IF([$Sheet1.$B62]; [$Sheet1.L62]; &quot;&quot;)" office:value-type="string" office:string-value="ORTHO_BOTH" calcext:value-type="string">
            <text:p>ORTHO_BOTH</text:p>
          </table:table-cell>
          <table:table-cell table:formula="of:==IF([$Sheet1.$B62]; [$Sheet1.M62]; &quot;&quot;)" office:value-type="string" office:string-value="EMPTY" calcext:value-type="string">
            <text:p>EMPTY</text:p>
          </table:table-cell>
          <table:table-cell table:formula="of:==IF([$Sheet1.$B62]; [$Sheet1.N6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63]; UNICODE([$Sheet1.D63]); &quot;&quot;)" office:value-type="float" office:value="93" calcext:value-type="float">
            <text:p>93</text:p>
          </table:table-cell>
          <table:table-cell table:formula="of:=IF([$Sheet1.$B63]; UNICODE([$Sheet1.E63]); &quot;&quot;)" office:value-type="float" office:value="61" calcext:value-type="float">
            <text:p>61</text:p>
          </table:table-cell>
          <table:table-cell table:formula="of:=IF([$Sheet1.$B63]; UNICODE([$Sheet1.F63]); &quot;&quot;)" office:value-type="float" office:value="91" calcext:value-type="float">
            <text:p>91</text:p>
          </table:table-cell>
          <table:table-cell table:formula="of:=IF([$Sheet1.$B63]; UNICODE([$Sheet1.G63]); &quot;&quot;)" office:value-type="float" office:value="93" calcext:value-type="float">
            <text:p>93</text:p>
          </table:table-cell>
          <table:table-cell table:formula="of:=IF([$Sheet1.$B63]; UNICODE([$Sheet1.H63]); &quot;&quot;)" office:value-type="float" office:value="91" calcext:value-type="float">
            <text:p>91</text:p>
          </table:table-cell>
          <table:table-cell table:formula="of:==IF([$Sheet1.$B63]; [$Sheet1.K63]; &quot;&quot;)" office:value-type="string" office:string-value="EMPTY" calcext:value-type="string">
            <text:p>EMPTY</text:p>
          </table:table-cell>
          <table:table-cell table:formula="of:==IF([$Sheet1.$B63]; [$Sheet1.L63]; &quot;&quot;)" office:value-type="string" office:string-value="EMPTY" calcext:value-type="string">
            <text:p>EMPTY</text:p>
          </table:table-cell>
          <table:table-cell table:formula="of:==IF([$Sheet1.$B63]; [$Sheet1.M63]; &quot;&quot;)" office:value-type="string" office:string-value="ORTHO_BOTH" calcext:value-type="string">
            <text:p>ORTHO_BOTH</text:p>
          </table:table-cell>
          <table:table-cell table:formula="of:==IF([$Sheet1.$B63]; [$Sheet1.N63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64]; UNICODE([$Sheet1.D64]); &quot;&quot;)" office:value-type="float" office:value="94" calcext:value-type="float">
            <text:p>94</text:p>
          </table:table-cell>
          <table:table-cell table:formula="of:=IF([$Sheet1.$B64]; UNICODE([$Sheet1.E64]); &quot;&quot;)" office:value-type="float" office:value="78" calcext:value-type="float">
            <text:p>78</text:p>
          </table:table-cell>
          <table:table-cell table:formula="of:=IF([$Sheet1.$B64]; UNICODE([$Sheet1.F64]); &quot;&quot;)" office:value-type="float" office:value="89" calcext:value-type="float">
            <text:p>89</text:p>
          </table:table-cell>
          <table:table-cell table:formula="of:=IF([$Sheet1.$B64]; UNICODE([$Sheet1.G64]); &quot;&quot;)" office:value-type="float" office:value="89" calcext:value-type="float">
            <text:p>89</text:p>
          </table:table-cell>
          <table:table-cell table:formula="of:=IF([$Sheet1.$B64]; UNICODE([$Sheet1.H64]); &quot;&quot;)" office:value-type="float" office:value="94" calcext:value-type="float">
            <text:p>94</text:p>
          </table:table-cell>
          <table:table-cell table:formula="of:==IF([$Sheet1.$B64]; [$Sheet1.K64]; &quot;&quot;)" office:value-type="string" office:string-value="ORTHO_BOTH" calcext:value-type="string">
            <text:p>ORTHO_BOTH</text:p>
          </table:table-cell>
          <table:table-cell table:formula="of:==IF([$Sheet1.$B64]; [$Sheet1.L64]; &quot;&quot;)" office:value-type="string" office:string-value="DIAG_BOTH" calcext:value-type="string">
            <text:p>DIAG_BOTH</text:p>
          </table:table-cell>
          <table:table-cell table:formula="of:==IF([$Sheet1.$B64]; [$Sheet1.M64]; &quot;&quot;)" office:value-type="string" office:string-value="ORTHO_BOTH" calcext:value-type="string">
            <text:p>ORTHO_BOTH</text:p>
          </table:table-cell>
          <table:table-cell table:formula="of:==IF([$Sheet1.$B64]; [$Sheet1.N64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5]; UNICODE([$Sheet1.D65]); &quot;&quot;)" office:value-type="float" office:value="95" calcext:value-type="float">
            <text:p>95</text:p>
          </table:table-cell>
          <table:table-cell table:formula="of:=IF([$Sheet1.$B65]; UNICODE([$Sheet1.E65]); &quot;&quot;)" office:value-type="float" office:value="43" calcext:value-type="float">
            <text:p>43</text:p>
          </table:table-cell>
          <table:table-cell table:formula="of:=IF([$Sheet1.$B65]; UNICODE([$Sheet1.F65]); &quot;&quot;)" office:value-type="float" office:value="125" calcext:value-type="float">
            <text:p>125</text:p>
          </table:table-cell>
          <table:table-cell table:formula="of:=IF([$Sheet1.$B65]; UNICODE([$Sheet1.G65]); &quot;&quot;)" office:value-type="float" office:value="123" calcext:value-type="float">
            <text:p>123</text:p>
          </table:table-cell>
          <table:table-cell table:formula="of:=IF([$Sheet1.$B65]; UNICODE([$Sheet1.H65]); &quot;&quot;)" office:value-type="float" office:value="43" calcext:value-type="float">
            <text:p>43</text:p>
          </table:table-cell>
          <table:table-cell table:formula="of:==IF([$Sheet1.$B65]; [$Sheet1.K65]; &quot;&quot;)" office:value-type="string" office:string-value="DIAG_BOTH" calcext:value-type="string">
            <text:p>DIAG_BOTH</text:p>
          </table:table-cell>
          <table:table-cell table:formula="of:==IF([$Sheet1.$B65]; [$Sheet1.L65]; &quot;&quot;)" office:value-type="string" office:string-value="ORTHO_BOTH" calcext:value-type="string">
            <text:p>ORTHO_BOTH</text:p>
          </table:table-cell>
          <table:table-cell table:formula="of:==IF([$Sheet1.$B65]; [$Sheet1.M65]; &quot;&quot;)" office:value-type="string" office:string-value="DIAG_BOTH" calcext:value-type="string">
            <text:p>DIAG_BOTH</text:p>
          </table:table-cell>
          <table:table-cell table:formula="of:==IF([$Sheet1.$B65]; [$Sheet1.N65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6]; UNICODE([$Sheet1.D66]); &quot;&quot;)" office:value-type="float" office:value="96" calcext:value-type="float">
            <text:p>96</text:p>
          </table:table-cell>
          <table:table-cell table:formula="of:=IF([$Sheet1.$B66]; UNICODE([$Sheet1.E66]); &quot;&quot;)" office:value-type="float" office:value="49" calcext:value-type="float">
            <text:p>49</text:p>
          </table:table-cell>
          <table:table-cell table:formula="of:=IF([$Sheet1.$B66]; UNICODE([$Sheet1.F66]); &quot;&quot;)" office:value-type="float" office:value="96" calcext:value-type="float">
            <text:p>96</text:p>
          </table:table-cell>
          <table:table-cell table:formula="of:=IF([$Sheet1.$B66]; UNICODE([$Sheet1.G66]); &quot;&quot;)" office:value-type="float" office:value="96" calcext:value-type="float">
            <text:p>96</text:p>
          </table:table-cell>
          <table:table-cell table:formula="of:=IF([$Sheet1.$B66]; UNICODE([$Sheet1.H66]); &quot;&quot;)" office:value-type="float" office:value="96" calcext:value-type="float">
            <text:p>96</text:p>
          </table:table-cell>
          <table:table-cell table:formula="of:==IF([$Sheet1.$B66]; [$Sheet1.K66]; &quot;&quot;)" office:value-type="string" office:string-value="DIAG_BOTH" calcext:value-type="string">
            <text:p>DIAG_BOTH</text:p>
          </table:table-cell>
          <table:table-cell table:formula="of:==IF([$Sheet1.$B66]; [$Sheet1.L66]; &quot;&quot;)" office:value-type="string" office:string-value="DIAG_BOTH" calcext:value-type="string">
            <text:p>DIAG_BOTH</text:p>
          </table:table-cell>
          <table:table-cell table:formula="of:==IF([$Sheet1.$B66]; [$Sheet1.M66]; &quot;&quot;)" office:value-type="string" office:string-value="EMPTY" calcext:value-type="string">
            <text:p>EMPTY</text:p>
          </table:table-cell>
          <table:table-cell table:formula="of:==IF([$Sheet1.$B66]; [$Sheet1.N6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67]; UNICODE([$Sheet1.D67]); &quot;&quot;)" office:value-type="float" office:value="97" calcext:value-type="float">
            <text:p>97</text:p>
          </table:table-cell>
          <table:table-cell table:formula="of:=IF([$Sheet1.$B67]; UNICODE([$Sheet1.E67]); &quot;&quot;)" office:value-type="float" office:value="119" calcext:value-type="float">
            <text:p>119</text:p>
          </table:table-cell>
          <table:table-cell table:formula="of:=IF([$Sheet1.$B67]; UNICODE([$Sheet1.F67]); &quot;&quot;)" office:value-type="float" office:value="100" calcext:value-type="float">
            <text:p>100</text:p>
          </table:table-cell>
          <table:table-cell table:formula="of:=IF([$Sheet1.$B67]; UNICODE([$Sheet1.G67]); &quot;&quot;)" office:value-type="float" office:value="97" calcext:value-type="float">
            <text:p>97</text:p>
          </table:table-cell>
          <table:table-cell table:formula="of:=IF([$Sheet1.$B67]; UNICODE([$Sheet1.H67]); &quot;&quot;)" office:value-type="float" office:value="100" calcext:value-type="float">
            <text:p>100</text:p>
          </table:table-cell>
          <table:table-cell table:formula="of:==IF([$Sheet1.$B67]; [$Sheet1.K67]; &quot;&quot;)" office:value-type="string" office:string-value="DIAG_BOTH" calcext:value-type="string">
            <text:p>DIAG_BOTH</text:p>
          </table:table-cell>
          <table:table-cell table:formula="of:==IF([$Sheet1.$B67]; [$Sheet1.L67]; &quot;&quot;)" office:value-type="string" office:string-value="DIAG_BOTH" calcext:value-type="string">
            <text:p>DIAG_BOTH</text:p>
          </table:table-cell>
          <table:table-cell table:formula="of:==IF([$Sheet1.$B67]; [$Sheet1.M67]; &quot;&quot;)" office:value-type="string" office:string-value="EMPTY" calcext:value-type="string">
            <text:p>EMPTY</text:p>
          </table:table-cell>
          <table:table-cell table:formula="of:==IF([$Sheet1.$B67]; [$Sheet1.N67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68]; UNICODE([$Sheet1.D68]); &quot;&quot;)" office:value-type="float" office:value="98" calcext:value-type="float">
            <text:p>98</text:p>
          </table:table-cell>
          <table:table-cell table:formula="of:=IF([$Sheet1.$B68]; UNICODE([$Sheet1.E68]); &quot;&quot;)" office:value-type="float" office:value="54" calcext:value-type="float">
            <text:p>54</text:p>
          </table:table-cell>
          <table:table-cell table:formula="of:=IF([$Sheet1.$B68]; UNICODE([$Sheet1.F68]); &quot;&quot;)" office:value-type="float" office:value="110" calcext:value-type="float">
            <text:p>110</text:p>
          </table:table-cell>
          <table:table-cell table:formula="of:=IF([$Sheet1.$B68]; UNICODE([$Sheet1.G68]); &quot;&quot;)" office:value-type="float" office:value="98" calcext:value-type="float">
            <text:p>98</text:p>
          </table:table-cell>
          <table:table-cell table:formula="of:=IF([$Sheet1.$B68]; UNICODE([$Sheet1.H68]); &quot;&quot;)" office:value-type="float" office:value="110" calcext:value-type="float">
            <text:p>110</text:p>
          </table:table-cell>
          <table:table-cell table:formula="of:==IF([$Sheet1.$B68]; [$Sheet1.K68]; &quot;&quot;)" office:value-type="string" office:string-value="DIAG_BOTH" calcext:value-type="string">
            <text:p>DIAG_BOTH</text:p>
          </table:table-cell>
          <table:table-cell table:formula="of:==IF([$Sheet1.$B68]; [$Sheet1.L68]; &quot;&quot;)" office:value-type="string" office:string-value="DIAG_BOTH" calcext:value-type="string">
            <text:p>DIAG_BOTH</text:p>
          </table:table-cell>
          <table:table-cell table:formula="of:==IF([$Sheet1.$B68]; [$Sheet1.M68]; &quot;&quot;)" office:value-type="string" office:string-value="EMPTY" calcext:value-type="string">
            <text:p>EMPTY</text:p>
          </table:table-cell>
          <table:table-cell table:formula="of:==IF([$Sheet1.$B68]; [$Sheet1.N68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69]; UNICODE([$Sheet1.D69]); &quot;&quot;)" office:value-type="float" office:value="99" calcext:value-type="float">
            <text:p>99</text:p>
          </table:table-cell>
          <table:table-cell table:formula="of:=IF([$Sheet1.$B69]; UNICODE([$Sheet1.E69]); &quot;&quot;)" office:value-type="float" office:value="122" calcext:value-type="float">
            <text:p>122</text:p>
          </table:table-cell>
          <table:table-cell table:formula="of:=IF([$Sheet1.$B69]; UNICODE([$Sheet1.F69]); &quot;&quot;)" office:value-type="float" office:value="113" calcext:value-type="float">
            <text:p>113</text:p>
          </table:table-cell>
          <table:table-cell table:formula="of:=IF([$Sheet1.$B69]; UNICODE([$Sheet1.G69]); &quot;&quot;)" office:value-type="float" office:value="101" calcext:value-type="float">
            <text:p>101</text:p>
          </table:table-cell>
          <table:table-cell table:formula="of:=IF([$Sheet1.$B69]; UNICODE([$Sheet1.H69]); &quot;&quot;)" office:value-type="float" office:value="122" calcext:value-type="float">
            <text:p>122</text:p>
          </table:table-cell>
          <table:table-cell table:formula="of:==IF([$Sheet1.$B69]; [$Sheet1.K69]; &quot;&quot;)" office:value-type="string" office:string-value="DIAG_BOTH" calcext:value-type="string">
            <text:p>DIAG_BOTH</text:p>
          </table:table-cell>
          <table:table-cell table:formula="of:==IF([$Sheet1.$B69]; [$Sheet1.L69]; &quot;&quot;)" office:value-type="string" office:string-value="EMPTY" calcext:value-type="string">
            <text:p>EMPTY</text:p>
          </table:table-cell>
          <table:table-cell table:formula="of:==IF([$Sheet1.$B69]; [$Sheet1.M69]; &quot;&quot;)" office:value-type="string" office:string-value="DIAG_BOTH" calcext:value-type="string">
            <text:p>DIAG_BOTH</text:p>
          </table:table-cell>
          <table:table-cell table:formula="of:==IF([$Sheet1.$B69]; [$Sheet1.N69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70]; UNICODE([$Sheet1.D70]); &quot;&quot;)" office:value-type="float" office:value="100" calcext:value-type="float">
            <text:p>100</text:p>
          </table:table-cell>
          <table:table-cell table:formula="of:=IF([$Sheet1.$B70]; UNICODE([$Sheet1.E70]); &quot;&quot;)" office:value-type="float" office:value="120" calcext:value-type="float">
            <text:p>120</text:p>
          </table:table-cell>
          <table:table-cell table:formula="of:=IF([$Sheet1.$B70]; UNICODE([$Sheet1.F70]); &quot;&quot;)" office:value-type="float" office:value="97" calcext:value-type="float">
            <text:p>97</text:p>
          </table:table-cell>
          <table:table-cell table:formula="of:=IF([$Sheet1.$B70]; UNICODE([$Sheet1.G70]); &quot;&quot;)" office:value-type="float" office:value="100" calcext:value-type="float">
            <text:p>100</text:p>
          </table:table-cell>
          <table:table-cell table:formula="of:=IF([$Sheet1.$B70]; UNICODE([$Sheet1.H70]); &quot;&quot;)" office:value-type="float" office:value="97" calcext:value-type="float">
            <text:p>97</text:p>
          </table:table-cell>
          <table:table-cell table:formula="of:==IF([$Sheet1.$B70]; [$Sheet1.K70]; &quot;&quot;)" office:value-type="string" office:string-value="DIAG_BOTH" calcext:value-type="string">
            <text:p>DIAG_BOTH</text:p>
          </table:table-cell>
          <table:table-cell table:formula="of:==IF([$Sheet1.$B70]; [$Sheet1.L70]; &quot;&quot;)" office:value-type="string" office:string-value="DIAG_BOTH" calcext:value-type="string">
            <text:p>DIAG_BOTH</text:p>
          </table:table-cell>
          <table:table-cell table:formula="of:==IF([$Sheet1.$B70]; [$Sheet1.M70]; &quot;&quot;)" office:value-type="string" office:string-value="DIAG_BOTH" calcext:value-type="string">
            <text:p>DIAG_BOTH</text:p>
          </table:table-cell>
          <table:table-cell table:formula="of:==IF([$Sheet1.$B70]; [$Sheet1.N7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71]; UNICODE([$Sheet1.D71]); &quot;&quot;)" office:value-type="float" office:value="101" calcext:value-type="float">
            <text:p>101</text:p>
          </table:table-cell>
          <table:table-cell table:formula="of:=IF([$Sheet1.$B71]; UNICODE([$Sheet1.E71]); &quot;&quot;)" office:value-type="float" office:value="99" calcext:value-type="float">
            <text:p>99</text:p>
          </table:table-cell>
          <table:table-cell table:formula="of:=IF([$Sheet1.$B71]; UNICODE([$Sheet1.F71]); &quot;&quot;)" office:value-type="float" office:value="122" calcext:value-type="float">
            <text:p>122</text:p>
          </table:table-cell>
          <table:table-cell table:formula="of:=IF([$Sheet1.$B71]; UNICODE([$Sheet1.G71]); &quot;&quot;)" office:value-type="float" office:value="99" calcext:value-type="float">
            <text:p>99</text:p>
          </table:table-cell>
          <table:table-cell table:formula="of:=IF([$Sheet1.$B71]; UNICODE([$Sheet1.H71]); &quot;&quot;)" office:value-type="float" office:value="113" calcext:value-type="float">
            <text:p>113</text:p>
          </table:table-cell>
          <table:table-cell table:formula="of:==IF([$Sheet1.$B71]; [$Sheet1.K71]; &quot;&quot;)" office:value-type="string" office:string-value="EMPTY" calcext:value-type="string">
            <text:p>EMPTY</text:p>
          </table:table-cell>
          <table:table-cell table:formula="of:==IF([$Sheet1.$B71]; [$Sheet1.L71]; &quot;&quot;)" office:value-type="string" office:string-value="DIAG_BOTH" calcext:value-type="string">
            <text:p>DIAG_BOTH</text:p>
          </table:table-cell>
          <table:table-cell table:formula="of:==IF([$Sheet1.$B71]; [$Sheet1.M71]; &quot;&quot;)" office:value-type="string" office:string-value="DIAG_BOTH" calcext:value-type="string">
            <text:p>DIAG_BOTH</text:p>
          </table:table-cell>
          <table:table-cell table:formula="of:==IF([$Sheet1.$B71]; [$Sheet1.N71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72]; UNICODE([$Sheet1.D72]); &quot;&quot;)" office:value-type="float" office:value="102" calcext:value-type="float">
            <text:p>102</text:p>
          </table:table-cell>
          <table:table-cell table:formula="of:=IF([$Sheet1.$B72]; UNICODE([$Sheet1.E72]); &quot;&quot;)" office:value-type="float" office:value="52" calcext:value-type="float">
            <text:p>52</text:p>
          </table:table-cell>
          <table:table-cell table:formula="of:=IF([$Sheet1.$B72]; UNICODE([$Sheet1.F72]); &quot;&quot;)" office:value-type="float" office:value="118" calcext:value-type="float">
            <text:p>118</text:p>
          </table:table-cell>
          <table:table-cell table:formula="of:=IF([$Sheet1.$B72]; UNICODE([$Sheet1.G72]); &quot;&quot;)" office:value-type="float" office:value="102" calcext:value-type="float">
            <text:p>102</text:p>
          </table:table-cell>
          <table:table-cell table:formula="of:=IF([$Sheet1.$B72]; UNICODE([$Sheet1.H72]); &quot;&quot;)" office:value-type="float" office:value="118" calcext:value-type="float">
            <text:p>118</text:p>
          </table:table-cell>
          <table:table-cell table:formula="of:==IF([$Sheet1.$B72]; [$Sheet1.K72]; &quot;&quot;)" office:value-type="string" office:string-value="EMPTY" calcext:value-type="string">
            <text:p>EMPTY</text:p>
          </table:table-cell>
          <table:table-cell table:formula="of:==IF([$Sheet1.$B72]; [$Sheet1.L72]; &quot;&quot;)" office:value-type="string" office:string-value="EMPTY" calcext:value-type="string">
            <text:p>EMPTY</text:p>
          </table:table-cell>
          <table:table-cell table:formula="of:==IF([$Sheet1.$B72]; [$Sheet1.M72]; &quot;&quot;)" office:value-type="string" office:string-value="EMPTY" calcext:value-type="string">
            <text:p>EMPTY</text:p>
          </table:table-cell>
          <table:table-cell table:formula="of:==IF([$Sheet1.$B72]; [$Sheet1.N72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73]; UNICODE([$Sheet1.D73]); &quot;&quot;)" office:value-type="float" office:value="103" calcext:value-type="float">
            <text:p>103</text:p>
          </table:table-cell>
          <table:table-cell table:formula="of:=IF([$Sheet1.$B73]; UNICODE([$Sheet1.E73]); &quot;&quot;)" office:value-type="float" office:value="53" calcext:value-type="float">
            <text:p>53</text:p>
          </table:table-cell>
          <table:table-cell table:formula="of:=IF([$Sheet1.$B73]; UNICODE([$Sheet1.F73]); &quot;&quot;)" office:value-type="float" office:value="104" calcext:value-type="float">
            <text:p>104</text:p>
          </table:table-cell>
          <table:table-cell table:formula="of:=IF([$Sheet1.$B73]; UNICODE([$Sheet1.G73]); &quot;&quot;)" office:value-type="float" office:value="103" calcext:value-type="float">
            <text:p>103</text:p>
          </table:table-cell>
          <table:table-cell table:formula="of:=IF([$Sheet1.$B73]; UNICODE([$Sheet1.H73]); &quot;&quot;)" office:value-type="float" office:value="104" calcext:value-type="float">
            <text:p>104</text:p>
          </table:table-cell>
          <table:table-cell table:formula="of:==IF([$Sheet1.$B73]; [$Sheet1.K73]; &quot;&quot;)" office:value-type="string" office:string-value="DIAG_BOTH" calcext:value-type="string">
            <text:p>DIAG_BOTH</text:p>
          </table:table-cell>
          <table:table-cell table:formula="of:==IF([$Sheet1.$B73]; [$Sheet1.L73]; &quot;&quot;)" office:value-type="string" office:string-value="DIAG_BOTH" calcext:value-type="string">
            <text:p>DIAG_BOTH</text:p>
          </table:table-cell>
          <table:table-cell table:formula="of:==IF([$Sheet1.$B73]; [$Sheet1.M73]; &quot;&quot;)" office:value-type="string" office:string-value="DIAG_BOTH" calcext:value-type="string">
            <text:p>DIAG_BOTH</text:p>
          </table:table-cell>
          <table:table-cell table:formula="of:==IF([$Sheet1.$B73]; [$Sheet1.N73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74]; UNICODE([$Sheet1.D74]); &quot;&quot;)" office:value-type="float" office:value="104" calcext:value-type="float">
            <text:p>104</text:p>
          </table:table-cell>
          <table:table-cell table:formula="of:=IF([$Sheet1.$B74]; UNICODE([$Sheet1.E74]); &quot;&quot;)" office:value-type="float" office:value="116" calcext:value-type="float">
            <text:p>116</text:p>
          </table:table-cell>
          <table:table-cell table:formula="of:=IF([$Sheet1.$B74]; UNICODE([$Sheet1.F74]); &quot;&quot;)" office:value-type="float" office:value="103" calcext:value-type="float">
            <text:p>103</text:p>
          </table:table-cell>
          <table:table-cell table:formula="of:=IF([$Sheet1.$B74]; UNICODE([$Sheet1.G74]); &quot;&quot;)" office:value-type="float" office:value="104" calcext:value-type="float">
            <text:p>104</text:p>
          </table:table-cell>
          <table:table-cell table:formula="of:=IF([$Sheet1.$B74]; UNICODE([$Sheet1.H74]); &quot;&quot;)" office:value-type="float" office:value="103" calcext:value-type="float">
            <text:p>103</text:p>
          </table:table-cell>
          <table:table-cell table:formula="of:==IF([$Sheet1.$B74]; [$Sheet1.K74]; &quot;&quot;)" office:value-type="string" office:string-value="DIAG_BOTH" calcext:value-type="string">
            <text:p>DIAG_BOTH</text:p>
          </table:table-cell>
          <table:table-cell table:formula="of:==IF([$Sheet1.$B74]; [$Sheet1.L74]; &quot;&quot;)" office:value-type="string" office:string-value="DIAG_BOTH" calcext:value-type="string">
            <text:p>DIAG_BOTH</text:p>
          </table:table-cell>
          <table:table-cell table:formula="of:==IF([$Sheet1.$B74]; [$Sheet1.M74]; &quot;&quot;)" office:value-type="string" office:string-value="ORTHO_BOTH" calcext:value-type="string">
            <text:p>ORTHO_BOTH</text:p>
          </table:table-cell>
          <table:table-cell table:formula="of:==IF([$Sheet1.$B74]; [$Sheet1.N74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75]; UNICODE([$Sheet1.D75]); &quot;&quot;)" office:value-type="float" office:value="105" calcext:value-type="float">
            <text:p>105</text:p>
          </table:table-cell>
          <table:table-cell table:formula="of:=IF([$Sheet1.$B75]; UNICODE([$Sheet1.E75]); &quot;&quot;)" office:value-type="float" office:value="109" calcext:value-type="float">
            <text:p>109</text:p>
          </table:table-cell>
          <table:table-cell table:formula="of:=IF([$Sheet1.$B75]; UNICODE([$Sheet1.F75]); &quot;&quot;)" office:value-type="float" office:value="55" calcext:value-type="float">
            <text:p>55</text:p>
          </table:table-cell>
          <table:table-cell table:formula="of:=IF([$Sheet1.$B75]; UNICODE([$Sheet1.G75]); &quot;&quot;)" office:value-type="float" office:value="56" calcext:value-type="float">
            <text:p>56</text:p>
          </table:table-cell>
          <table:table-cell table:formula="of:=IF([$Sheet1.$B75]; UNICODE([$Sheet1.H75]); &quot;&quot;)" office:value-type="float" office:value="117" calcext:value-type="float">
            <text:p>117</text:p>
          </table:table-cell>
          <table:table-cell table:formula="of:==IF([$Sheet1.$B75]; [$Sheet1.K75]; &quot;&quot;)" office:value-type="string" office:string-value="ORTHO_BOTH" calcext:value-type="string">
            <text:p>ORTHO_BOTH</text:p>
          </table:table-cell>
          <table:table-cell table:formula="of:==IF([$Sheet1.$B75]; [$Sheet1.L75]; &quot;&quot;)" office:value-type="string" office:string-value="DIAG_BOTH" calcext:value-type="string">
            <text:p>DIAG_BOTH</text:p>
          </table:table-cell>
          <table:table-cell table:formula="of:==IF([$Sheet1.$B75]; [$Sheet1.M75]; &quot;&quot;)" office:value-type="string" office:string-value="DIAG_BOTH" calcext:value-type="string">
            <text:p>DIAG_BOTH</text:p>
          </table:table-cell>
          <table:table-cell table:formula="of:==IF([$Sheet1.$B75]; [$Sheet1.N7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76]; UNICODE([$Sheet1.D76]); &quot;&quot;)" office:value-type="float" office:value="106" calcext:value-type="float">
            <text:p>106</text:p>
          </table:table-cell>
          <table:table-cell table:formula="of:=IF([$Sheet1.$B76]; UNICODE([$Sheet1.E76]); &quot;&quot;)" office:value-type="float" office:value="56" calcext:value-type="float">
            <text:p>56</text:p>
          </table:table-cell>
          <table:table-cell table:formula="of:=IF([$Sheet1.$B76]; UNICODE([$Sheet1.F76]); &quot;&quot;)" office:value-type="float" office:value="44" calcext:value-type="float">
            <text:p>44</text:p>
          </table:table-cell>
          <table:table-cell table:formula="of:=IF([$Sheet1.$B76]; UNICODE([$Sheet1.G76]); &quot;&quot;)" office:value-type="float" office:value="109" calcext:value-type="float">
            <text:p>109</text:p>
          </table:table-cell>
          <table:table-cell table:formula="of:=IF([$Sheet1.$B76]; UNICODE([$Sheet1.H76]); &quot;&quot;)" office:value-type="float" office:value="107" calcext:value-type="float">
            <text:p>107</text:p>
          </table:table-cell>
          <table:table-cell table:formula="of:==IF([$Sheet1.$B76]; [$Sheet1.K76]; &quot;&quot;)" office:value-type="string" office:string-value="EMPTY" calcext:value-type="string">
            <text:p>EMPTY</text:p>
          </table:table-cell>
          <table:table-cell table:formula="of:==IF([$Sheet1.$B76]; [$Sheet1.L76]; &quot;&quot;)" office:value-type="string" office:string-value="DIAG_BOTH" calcext:value-type="string">
            <text:p>DIAG_BOTH</text:p>
          </table:table-cell>
          <table:table-cell table:formula="of:==IF([$Sheet1.$B76]; [$Sheet1.M76]; &quot;&quot;)" office:value-type="string" office:string-value="DIAG_BOTH" calcext:value-type="string">
            <text:p>DIAG_BOTH</text:p>
          </table:table-cell>
          <table:table-cell table:formula="of:==IF([$Sheet1.$B76]; [$Sheet1.N76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77]; UNICODE([$Sheet1.D77]); &quot;&quot;)" office:value-type="float" office:value="107" calcext:value-type="float">
            <text:p>107</text:p>
          </table:table-cell>
          <table:table-cell table:formula="of:=IF([$Sheet1.$B77]; UNICODE([$Sheet1.E77]); &quot;&quot;)" office:value-type="float" office:value="105" calcext:value-type="float">
            <text:p>105</text:p>
          </table:table-cell>
          <table:table-cell table:formula="of:=IF([$Sheet1.$B77]; UNICODE([$Sheet1.F77]); &quot;&quot;)" office:value-type="float" office:value="109" calcext:value-type="float">
            <text:p>109</text:p>
          </table:table-cell>
          <table:table-cell table:formula="of:=IF([$Sheet1.$B77]; UNICODE([$Sheet1.G77]); &quot;&quot;)" office:value-type="float" office:value="44" calcext:value-type="float">
            <text:p>44</text:p>
          </table:table-cell>
          <table:table-cell table:formula="of:=IF([$Sheet1.$B77]; UNICODE([$Sheet1.H77]); &quot;&quot;)" office:value-type="float" office:value="106" calcext:value-type="float">
            <text:p>106</text:p>
          </table:table-cell>
          <table:table-cell table:formula="of:==IF([$Sheet1.$B77]; [$Sheet1.K77]; &quot;&quot;)" office:value-type="string" office:string-value="EMPTY" calcext:value-type="string">
            <text:p>EMPTY</text:p>
          </table:table-cell>
          <table:table-cell table:formula="of:==IF([$Sheet1.$B77]; [$Sheet1.L77]; &quot;&quot;)" office:value-type="string" office:string-value="DIAG_BOTH" calcext:value-type="string">
            <text:p>DIAG_BOTH</text:p>
          </table:table-cell>
          <table:table-cell table:formula="of:==IF([$Sheet1.$B77]; [$Sheet1.M77]; &quot;&quot;)" office:value-type="string" office:string-value="ORTHO_BOTH" calcext:value-type="string">
            <text:p>ORTHO_BOTH</text:p>
          </table:table-cell>
          <table:table-cell table:formula="of:==IF([$Sheet1.$B77]; [$Sheet1.N77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78]; UNICODE([$Sheet1.D78]); &quot;&quot;)" office:value-type="float" office:value="108" calcext:value-type="float">
            <text:p>108</text:p>
          </table:table-cell>
          <table:table-cell table:formula="of:=IF([$Sheet1.$B78]; UNICODE([$Sheet1.E78]); &quot;&quot;)" office:value-type="float" office:value="48" calcext:value-type="float">
            <text:p>48</text:p>
          </table:table-cell>
          <table:table-cell table:formula="of:=IF([$Sheet1.$B78]; UNICODE([$Sheet1.F78]); &quot;&quot;)" office:value-type="float" office:value="47" calcext:value-type="float">
            <text:p>47</text:p>
          </table:table-cell>
          <table:table-cell table:formula="of:=IF([$Sheet1.$B78]; UNICODE([$Sheet1.G78]); &quot;&quot;)" office:value-type="float" office:value="46" calcext:value-type="float">
            <text:p>46</text:p>
          </table:table-cell>
          <table:table-cell table:formula="of:=IF([$Sheet1.$B78]; UNICODE([$Sheet1.H78]); &quot;&quot;)" office:value-type="float" office:value="59" calcext:value-type="float">
            <text:p>59</text:p>
          </table:table-cell>
          <table:table-cell table:formula="of:==IF([$Sheet1.$B78]; [$Sheet1.K78]; &quot;&quot;)" office:value-type="string" office:string-value="EMPTY" calcext:value-type="string">
            <text:p>EMPTY</text:p>
          </table:table-cell>
          <table:table-cell table:formula="of:==IF([$Sheet1.$B78]; [$Sheet1.L78]; &quot;&quot;)" office:value-type="string" office:string-value="DIAG_BOTH" calcext:value-type="string">
            <text:p>DIAG_BOTH</text:p>
          </table:table-cell>
          <table:table-cell table:formula="of:==IF([$Sheet1.$B78]; [$Sheet1.M78]; &quot;&quot;)" office:value-type="string" office:string-value="EMPTY" calcext:value-type="string">
            <text:p>EMPTY</text:p>
          </table:table-cell>
          <table:table-cell table:formula="of:==IF([$Sheet1.$B78]; [$Sheet1.N78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79]; UNICODE([$Sheet1.D79]); &quot;&quot;)" office:value-type="float" office:value="109" calcext:value-type="float">
            <text:p>109</text:p>
          </table:table-cell>
          <table:table-cell table:formula="of:=IF([$Sheet1.$B79]; UNICODE([$Sheet1.E79]); &quot;&quot;)" office:value-type="float" office:value="55" calcext:value-type="float">
            <text:p>55</text:p>
          </table:table-cell>
          <table:table-cell table:formula="of:=IF([$Sheet1.$B79]; UNICODE([$Sheet1.F79]); &quot;&quot;)" office:value-type="float" office:value="107" calcext:value-type="float">
            <text:p>107</text:p>
          </table:table-cell>
          <table:table-cell table:formula="of:=IF([$Sheet1.$B79]; UNICODE([$Sheet1.G79]); &quot;&quot;)" office:value-type="float" office:value="106" calcext:value-type="float">
            <text:p>106</text:p>
          </table:table-cell>
          <table:table-cell table:formula="of:=IF([$Sheet1.$B79]; UNICODE([$Sheet1.H79]); &quot;&quot;)" office:value-type="float" office:value="44" calcext:value-type="float">
            <text:p>44</text:p>
          </table:table-cell>
          <table:table-cell table:formula="of:==IF([$Sheet1.$B79]; [$Sheet1.K79]; &quot;&quot;)" office:value-type="string" office:string-value="DIAG_BOTH" calcext:value-type="string">
            <text:p>DIAG_BOTH</text:p>
          </table:table-cell>
          <table:table-cell table:formula="of:==IF([$Sheet1.$B79]; [$Sheet1.L79]; &quot;&quot;)" office:value-type="string" office:string-value="EMPTY" calcext:value-type="string">
            <text:p>EMPTY</text:p>
          </table:table-cell>
          <table:table-cell table:formula="of:==IF([$Sheet1.$B79]; [$Sheet1.M79]; &quot;&quot;)" office:value-type="string" office:string-value="DIAG_BOTH" calcext:value-type="string">
            <text:p>DIAG_BOTH</text:p>
          </table:table-cell>
          <table:table-cell table:formula="of:==IF([$Sheet1.$B79]; [$Sheet1.N79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80]; UNICODE([$Sheet1.D80]); &quot;&quot;)" office:value-type="float" office:value="110" calcext:value-type="float">
            <text:p>110</text:p>
          </table:table-cell>
          <table:table-cell table:formula="of:=IF([$Sheet1.$B80]; UNICODE([$Sheet1.E80]); &quot;&quot;)" office:value-type="float" office:value="121" calcext:value-type="float">
            <text:p>121</text:p>
          </table:table-cell>
          <table:table-cell table:formula="of:=IF([$Sheet1.$B80]; UNICODE([$Sheet1.F80]); &quot;&quot;)" office:value-type="float" office:value="98" calcext:value-type="float">
            <text:p>98</text:p>
          </table:table-cell>
          <table:table-cell table:formula="of:=IF([$Sheet1.$B80]; UNICODE([$Sheet1.G80]); &quot;&quot;)" office:value-type="float" office:value="110" calcext:value-type="float">
            <text:p>110</text:p>
          </table:table-cell>
          <table:table-cell table:formula="of:=IF([$Sheet1.$B80]; UNICODE([$Sheet1.H80]); &quot;&quot;)" office:value-type="float" office:value="98" calcext:value-type="float">
            <text:p>98</text:p>
          </table:table-cell>
          <table:table-cell table:formula="of:==IF([$Sheet1.$B80]; [$Sheet1.K80]; &quot;&quot;)" office:value-type="string" office:string-value="DIAG_BOTH" calcext:value-type="string">
            <text:p>DIAG_BOTH</text:p>
          </table:table-cell>
          <table:table-cell table:formula="of:==IF([$Sheet1.$B80]; [$Sheet1.L80]; &quot;&quot;)" office:value-type="string" office:string-value="DIAG_BOTH" calcext:value-type="string">
            <text:p>DIAG_BOTH</text:p>
          </table:table-cell>
          <table:table-cell table:formula="of:==IF([$Sheet1.$B80]; [$Sheet1.M80]; &quot;&quot;)" office:value-type="string" office:string-value="ORTHO_BOTH" calcext:value-type="string">
            <text:p>ORTHO_BOTH</text:p>
          </table:table-cell>
          <table:table-cell table:formula="of:==IF([$Sheet1.$B80]; [$Sheet1.N8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81]; UNICODE([$Sheet1.D81]); &quot;&quot;)" office:value-type="float" office:value="111" calcext:value-type="float">
            <text:p>111</text:p>
          </table:table-cell>
          <table:table-cell table:formula="of:=IF([$Sheet1.$B81]; UNICODE([$Sheet1.E81]); &quot;&quot;)" office:value-type="float" office:value="108" calcext:value-type="float">
            <text:p>108</text:p>
          </table:table-cell>
          <table:table-cell table:formula="of:=IF([$Sheet1.$B81]; UNICODE([$Sheet1.F81]); &quot;&quot;)" office:value-type="float" office:value="48" calcext:value-type="float">
            <text:p>48</text:p>
          </table:table-cell>
          <table:table-cell table:formula="of:=IF([$Sheet1.$B81]; UNICODE([$Sheet1.G81]); &quot;&quot;)" office:value-type="float" office:value="57" calcext:value-type="float">
            <text:p>57</text:p>
          </table:table-cell>
          <table:table-cell table:formula="of:=IF([$Sheet1.$B81]; UNICODE([$Sheet1.H81]); &quot;&quot;)" office:value-type="float" office:value="112" calcext:value-type="float">
            <text:p>112</text:p>
          </table:table-cell>
          <table:table-cell table:formula="of:==IF([$Sheet1.$B81]; [$Sheet1.K81]; &quot;&quot;)" office:value-type="string" office:string-value="ORTHO_BOTH" calcext:value-type="string">
            <text:p>ORTHO_BOTH</text:p>
          </table:table-cell>
          <table:table-cell table:formula="of:==IF([$Sheet1.$B81]; [$Sheet1.L81]; &quot;&quot;)" office:value-type="string" office:string-value="EMPTY" calcext:value-type="string">
            <text:p>EMPTY</text:p>
          </table:table-cell>
          <table:table-cell table:formula="of:==IF([$Sheet1.$B81]; [$Sheet1.M81]; &quot;&quot;)" office:value-type="string" office:string-value="EMPTY" calcext:value-type="string">
            <text:p>EMPTY</text:p>
          </table:table-cell>
          <table:table-cell table:formula="of:==IF([$Sheet1.$B81]; [$Sheet1.N81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82]; UNICODE([$Sheet1.D82]); &quot;&quot;)" office:value-type="float" office:value="112" calcext:value-type="float">
            <text:p>112</text:p>
          </table:table-cell>
          <table:table-cell table:formula="of:=IF([$Sheet1.$B82]; UNICODE([$Sheet1.E82]); &quot;&quot;)" office:value-type="float" office:value="46" calcext:value-type="float">
            <text:p>46</text:p>
          </table:table-cell>
          <table:table-cell table:formula="of:=IF([$Sheet1.$B82]; UNICODE([$Sheet1.F82]); &quot;&quot;)" office:value-type="float" office:value="57" calcext:value-type="float">
            <text:p>57</text:p>
          </table:table-cell>
          <table:table-cell table:formula="of:=IF([$Sheet1.$B82]; UNICODE([$Sheet1.G82]); &quot;&quot;)" office:value-type="float" office:value="48" calcext:value-type="float">
            <text:p>48</text:p>
          </table:table-cell>
          <table:table-cell table:formula="of:=IF([$Sheet1.$B82]; UNICODE([$Sheet1.H82]); &quot;&quot;)" office:value-type="float" office:value="111" calcext:value-type="float">
            <text:p>111</text:p>
          </table:table-cell>
          <table:table-cell table:formula="of:==IF([$Sheet1.$B82]; [$Sheet1.K82]; &quot;&quot;)" office:value-type="string" office:string-value="ORTHO_BOTH" calcext:value-type="string">
            <text:p>ORTHO_BOTH</text:p>
          </table:table-cell>
          <table:table-cell table:formula="of:==IF([$Sheet1.$B82]; [$Sheet1.L82]; &quot;&quot;)" office:value-type="string" office:string-value="EMPTY" calcext:value-type="string">
            <text:p>EMPTY</text:p>
          </table:table-cell>
          <table:table-cell table:formula="of:==IF([$Sheet1.$B82]; [$Sheet1.M82]; &quot;&quot;)" office:value-type="string" office:string-value="DIAG_BOTH" calcext:value-type="string">
            <text:p>DIAG_BOTH</text:p>
          </table:table-cell>
          <table:table-cell table:formula="of:==IF([$Sheet1.$B82]; [$Sheet1.N8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83]; UNICODE([$Sheet1.D83]); &quot;&quot;)" office:value-type="float" office:value="113" calcext:value-type="float">
            <text:p>113</text:p>
          </table:table-cell>
          <table:table-cell table:formula="of:=IF([$Sheet1.$B83]; UNICODE([$Sheet1.E83]); &quot;&quot;)" office:value-type="float" office:value="101" calcext:value-type="float">
            <text:p>101</text:p>
          </table:table-cell>
          <table:table-cell table:formula="of:=IF([$Sheet1.$B83]; UNICODE([$Sheet1.F83]); &quot;&quot;)" office:value-type="float" office:value="99" calcext:value-type="float">
            <text:p>99</text:p>
          </table:table-cell>
          <table:table-cell table:formula="of:=IF([$Sheet1.$B83]; UNICODE([$Sheet1.G83]); &quot;&quot;)" office:value-type="float" office:value="122" calcext:value-type="float">
            <text:p>122</text:p>
          </table:table-cell>
          <table:table-cell table:formula="of:=IF([$Sheet1.$B83]; UNICODE([$Sheet1.H83]); &quot;&quot;)" office:value-type="float" office:value="101" calcext:value-type="float">
            <text:p>101</text:p>
          </table:table-cell>
          <table:table-cell table:formula="of:==IF([$Sheet1.$B83]; [$Sheet1.K83]; &quot;&quot;)" office:value-type="string" office:string-value="EMPTY" calcext:value-type="string">
            <text:p>EMPTY</text:p>
          </table:table-cell>
          <table:table-cell table:formula="of:==IF([$Sheet1.$B83]; [$Sheet1.L83]; &quot;&quot;)" office:value-type="string" office:string-value="DIAG_BOTH" calcext:value-type="string">
            <text:p>DIAG_BOTH</text:p>
          </table:table-cell>
          <table:table-cell table:formula="of:==IF([$Sheet1.$B83]; [$Sheet1.M83]; &quot;&quot;)" office:value-type="string" office:string-value="EMPTY" calcext:value-type="string">
            <text:p>EMPTY</text:p>
          </table:table-cell>
          <table:table-cell table:formula="of:==IF([$Sheet1.$B83]; [$Sheet1.N83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84]; UNICODE([$Sheet1.D84]); &quot;&quot;)" office:value-type="float" office:value="114" calcext:value-type="float">
            <text:p>114</text:p>
          </table:table-cell>
          <table:table-cell table:formula="of:=IF([$Sheet1.$B84]; UNICODE([$Sheet1.E84]); &quot;&quot;)" office:value-type="float" office:value="102" calcext:value-type="float">
            <text:p>102</text:p>
          </table:table-cell>
          <table:table-cell table:formula="of:=IF([$Sheet1.$B84]; UNICODE([$Sheet1.F84]); &quot;&quot;)" office:value-type="float" office:value="52" calcext:value-type="float">
            <text:p>52</text:p>
          </table:table-cell>
          <table:table-cell table:formula="of:=IF([$Sheet1.$B84]; UNICODE([$Sheet1.G84]); &quot;&quot;)" office:value-type="float" office:value="52" calcext:value-type="float">
            <text:p>52</text:p>
          </table:table-cell>
          <table:table-cell table:formula="of:=IF([$Sheet1.$B84]; UNICODE([$Sheet1.H84]); &quot;&quot;)" office:value-type="float" office:value="114" calcext:value-type="float">
            <text:p>114</text:p>
          </table:table-cell>
          <table:table-cell table:formula="of:==IF([$Sheet1.$B84]; [$Sheet1.K84]; &quot;&quot;)" office:value-type="string" office:string-value="DIAG_BOTH" calcext:value-type="string">
            <text:p>DIAG_BOTH</text:p>
          </table:table-cell>
          <table:table-cell table:formula="of:==IF([$Sheet1.$B84]; [$Sheet1.L84]; &quot;&quot;)" office:value-type="string" office:string-value="EMPTY" calcext:value-type="string">
            <text:p>EMPTY</text:p>
          </table:table-cell>
          <table:table-cell table:formula="of:==IF([$Sheet1.$B84]; [$Sheet1.M84]; &quot;&quot;)" office:value-type="string" office:string-value="EMPTY" calcext:value-type="string">
            <text:p>EMPTY</text:p>
          </table:table-cell>
          <table:table-cell table:formula="of:==IF([$Sheet1.$B84]; [$Sheet1.N84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85]; UNICODE([$Sheet1.D85]); &quot;&quot;)" office:value-type="float" office:value="115" calcext:value-type="float">
            <text:p>115</text:p>
          </table:table-cell>
          <table:table-cell table:formula="of:=IF([$Sheet1.$B85]; UNICODE([$Sheet1.E85]); &quot;&quot;)" office:value-type="float" office:value="115" calcext:value-type="float">
            <text:p>115</text:p>
          </table:table-cell>
          <table:table-cell table:formula="of:=IF([$Sheet1.$B85]; UNICODE([$Sheet1.F85]); &quot;&quot;)" office:value-type="float" office:value="115" calcext:value-type="float">
            <text:p>115</text:p>
          </table:table-cell>
          <table:table-cell table:formula="of:=IF([$Sheet1.$B85]; UNICODE([$Sheet1.G85]); &quot;&quot;)" office:value-type="float" office:value="115" calcext:value-type="float">
            <text:p>115</text:p>
          </table:table-cell>
          <table:table-cell table:formula="of:=IF([$Sheet1.$B85]; UNICODE([$Sheet1.H85]); &quot;&quot;)" office:value-type="float" office:value="115" calcext:value-type="float">
            <text:p>115</text:p>
          </table:table-cell>
          <table:table-cell table:formula="of:==IF([$Sheet1.$B85]; [$Sheet1.K85]; &quot;&quot;)" office:value-type="string" office:string-value="DIAG_BOTH" calcext:value-type="string">
            <text:p>DIAG_BOTH</text:p>
          </table:table-cell>
          <table:table-cell table:formula="of:==IF([$Sheet1.$B85]; [$Sheet1.L85]; &quot;&quot;)" office:value-type="string" office:string-value="DIAG_BOTH" calcext:value-type="string">
            <text:p>DIAG_BOTH</text:p>
          </table:table-cell>
          <table:table-cell table:formula="of:==IF([$Sheet1.$B85]; [$Sheet1.M85]; &quot;&quot;)" office:value-type="string" office:string-value="DIAG_BOTH" calcext:value-type="string">
            <text:p>DIAG_BOTH</text:p>
          </table:table-cell>
          <table:table-cell table:formula="of:==IF([$Sheet1.$B85]; [$Sheet1.N85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86]; UNICODE([$Sheet1.D86]); &quot;&quot;)" office:value-type="float" office:value="116" calcext:value-type="float">
            <text:p>116</text:p>
          </table:table-cell>
          <table:table-cell table:formula="of:=IF([$Sheet1.$B86]; UNICODE([$Sheet1.E86]); &quot;&quot;)" office:value-type="float" office:value="103" calcext:value-type="float">
            <text:p>103</text:p>
          </table:table-cell>
          <table:table-cell table:formula="of:=IF([$Sheet1.$B86]; UNICODE([$Sheet1.F86]); &quot;&quot;)" office:value-type="float" office:value="53" calcext:value-type="float">
            <text:p>53</text:p>
          </table:table-cell>
          <table:table-cell table:formula="of:=IF([$Sheet1.$B86]; UNICODE([$Sheet1.G86]); &quot;&quot;)" office:value-type="float" office:value="53" calcext:value-type="float">
            <text:p>53</text:p>
          </table:table-cell>
          <table:table-cell table:formula="of:=IF([$Sheet1.$B86]; UNICODE([$Sheet1.H86]); &quot;&quot;)" office:value-type="float" office:value="116" calcext:value-type="float">
            <text:p>116</text:p>
          </table:table-cell>
          <table:table-cell table:formula="of:==IF([$Sheet1.$B86]; [$Sheet1.K86]; &quot;&quot;)" office:value-type="string" office:string-value="ORTHO_BOTH" calcext:value-type="string">
            <text:p>ORTHO_BOTH</text:p>
          </table:table-cell>
          <table:table-cell table:formula="of:==IF([$Sheet1.$B86]; [$Sheet1.L86]; &quot;&quot;)" office:value-type="string" office:string-value="DIAG_BOTH" calcext:value-type="string">
            <text:p>DIAG_BOTH</text:p>
          </table:table-cell>
          <table:table-cell table:formula="of:==IF([$Sheet1.$B86]; [$Sheet1.M86]; &quot;&quot;)" office:value-type="string" office:string-value="DIAG_BOTH" calcext:value-type="string">
            <text:p>DIAG_BOTH</text:p>
          </table:table-cell>
          <table:table-cell table:formula="of:==IF([$Sheet1.$B86]; [$Sheet1.N86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87]; UNICODE([$Sheet1.D87]); &quot;&quot;)" office:value-type="float" office:value="117" calcext:value-type="float">
            <text:p>117</text:p>
          </table:table-cell>
          <table:table-cell table:formula="of:=IF([$Sheet1.$B87]; UNICODE([$Sheet1.E87]); &quot;&quot;)" office:value-type="float" office:value="106" calcext:value-type="float">
            <text:p>106</text:p>
          </table:table-cell>
          <table:table-cell table:formula="of:=IF([$Sheet1.$B87]; UNICODE([$Sheet1.F87]); &quot;&quot;)" office:value-type="float" office:value="56" calcext:value-type="float">
            <text:p>56</text:p>
          </table:table-cell>
          <table:table-cell table:formula="of:=IF([$Sheet1.$B87]; UNICODE([$Sheet1.G87]); &quot;&quot;)" office:value-type="float" office:value="55" calcext:value-type="float">
            <text:p>55</text:p>
          </table:table-cell>
          <table:table-cell table:formula="of:=IF([$Sheet1.$B87]; UNICODE([$Sheet1.H87]); &quot;&quot;)" office:value-type="float" office:value="105" calcext:value-type="float">
            <text:p>105</text:p>
          </table:table-cell>
          <table:table-cell table:formula="of:==IF([$Sheet1.$B87]; [$Sheet1.K87]; &quot;&quot;)" office:value-type="string" office:string-value="ORTHO_BOTH" calcext:value-type="string">
            <text:p>ORTHO_BOTH</text:p>
          </table:table-cell>
          <table:table-cell table:formula="of:==IF([$Sheet1.$B87]; [$Sheet1.L87]; &quot;&quot;)" office:value-type="string" office:string-value="DIAG_BOTH" calcext:value-type="string">
            <text:p>DIAG_BOTH</text:p>
          </table:table-cell>
          <table:table-cell table:formula="of:==IF([$Sheet1.$B87]; [$Sheet1.M87]; &quot;&quot;)" office:value-type="string" office:string-value="EMPTY" calcext:value-type="string">
            <text:p>EMPTY</text:p>
          </table:table-cell>
          <table:table-cell table:formula="of:==IF([$Sheet1.$B87]; [$Sheet1.N87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88]; UNICODE([$Sheet1.D88]); &quot;&quot;)" office:value-type="float" office:value="118" calcext:value-type="float">
            <text:p>118</text:p>
          </table:table-cell>
          <table:table-cell table:formula="of:=IF([$Sheet1.$B88]; UNICODE([$Sheet1.E88]); &quot;&quot;)" office:value-type="float" office:value="114" calcext:value-type="float">
            <text:p>114</text:p>
          </table:table-cell>
          <table:table-cell table:formula="of:=IF([$Sheet1.$B88]; UNICODE([$Sheet1.F88]); &quot;&quot;)" office:value-type="float" office:value="102" calcext:value-type="float">
            <text:p>102</text:p>
          </table:table-cell>
          <table:table-cell table:formula="of:=IF([$Sheet1.$B88]; UNICODE([$Sheet1.G88]); &quot;&quot;)" office:value-type="float" office:value="118" calcext:value-type="float">
            <text:p>118</text:p>
          </table:table-cell>
          <table:table-cell table:formula="of:=IF([$Sheet1.$B88]; UNICODE([$Sheet1.H88]); &quot;&quot;)" office:value-type="float" office:value="102" calcext:value-type="float">
            <text:p>102</text:p>
          </table:table-cell>
          <table:table-cell table:formula="of:==IF([$Sheet1.$B88]; [$Sheet1.K88]; &quot;&quot;)" office:value-type="string" office:string-value="EMPTY" calcext:value-type="string">
            <text:p>EMPTY</text:p>
          </table:table-cell>
          <table:table-cell table:formula="of:==IF([$Sheet1.$B88]; [$Sheet1.L88]; &quot;&quot;)" office:value-type="string" office:string-value="EMPTY" calcext:value-type="string">
            <text:p>EMPTY</text:p>
          </table:table-cell>
          <table:table-cell table:formula="of:==IF([$Sheet1.$B88]; [$Sheet1.M88]; &quot;&quot;)" office:value-type="string" office:string-value="DIAG_BOTH" calcext:value-type="string">
            <text:p>DIAG_BOTH</text:p>
          </table:table-cell>
          <table:table-cell table:formula="of:==IF([$Sheet1.$B88]; [$Sheet1.N8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89]; UNICODE([$Sheet1.D89]); &quot;&quot;)" office:value-type="float" office:value="119" calcext:value-type="float">
            <text:p>119</text:p>
          </table:table-cell>
          <table:table-cell table:formula="of:=IF([$Sheet1.$B89]; UNICODE([$Sheet1.E89]); &quot;&quot;)" office:value-type="float" office:value="100" calcext:value-type="float">
            <text:p>100</text:p>
          </table:table-cell>
          <table:table-cell table:formula="of:=IF([$Sheet1.$B89]; UNICODE([$Sheet1.F89]); &quot;&quot;)" office:value-type="float" office:value="120" calcext:value-type="float">
            <text:p>120</text:p>
          </table:table-cell>
          <table:table-cell table:formula="of:=IF([$Sheet1.$B89]; UNICODE([$Sheet1.G89]); &quot;&quot;)" office:value-type="float" office:value="120" calcext:value-type="float">
            <text:p>120</text:p>
          </table:table-cell>
          <table:table-cell table:formula="of:=IF([$Sheet1.$B89]; UNICODE([$Sheet1.H89]); &quot;&quot;)" office:value-type="float" office:value="119" calcext:value-type="float">
            <text:p>119</text:p>
          </table:table-cell>
          <table:table-cell table:formula="of:==IF([$Sheet1.$B89]; [$Sheet1.K89]; &quot;&quot;)" office:value-type="string" office:string-value="EMPTY" calcext:value-type="string">
            <text:p>EMPTY</text:p>
          </table:table-cell>
          <table:table-cell table:formula="of:==IF([$Sheet1.$B89]; [$Sheet1.L89]; &quot;&quot;)" office:value-type="string" office:string-value="DIAG_BOTH" calcext:value-type="string">
            <text:p>DIAG_BOTH</text:p>
          </table:table-cell>
          <table:table-cell table:formula="of:==IF([$Sheet1.$B89]; [$Sheet1.M89]; &quot;&quot;)" office:value-type="string" office:string-value="DIAG_BOTH" calcext:value-type="string">
            <text:p>DIAG_BOTH</text:p>
          </table:table-cell>
          <table:table-cell table:formula="of:==IF([$Sheet1.$B89]; [$Sheet1.N89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90]; UNICODE([$Sheet1.D90]); &quot;&quot;)" office:value-type="float" office:value="120" calcext:value-type="float">
            <text:p>120</text:p>
          </table:table-cell>
          <table:table-cell table:formula="of:=IF([$Sheet1.$B90]; UNICODE([$Sheet1.E90]); &quot;&quot;)" office:value-type="float" office:value="97" calcext:value-type="float">
            <text:p>97</text:p>
          </table:table-cell>
          <table:table-cell table:formula="of:=IF([$Sheet1.$B90]; UNICODE([$Sheet1.F90]); &quot;&quot;)" office:value-type="float" office:value="119" calcext:value-type="float">
            <text:p>119</text:p>
          </table:table-cell>
          <table:table-cell table:formula="of:=IF([$Sheet1.$B90]; UNICODE([$Sheet1.G90]); &quot;&quot;)" office:value-type="float" office:value="119" calcext:value-type="float">
            <text:p>119</text:p>
          </table:table-cell>
          <table:table-cell table:formula="of:=IF([$Sheet1.$B90]; UNICODE([$Sheet1.H90]); &quot;&quot;)" office:value-type="float" office:value="120" calcext:value-type="float">
            <text:p>120</text:p>
          </table:table-cell>
          <table:table-cell table:formula="of:==IF([$Sheet1.$B90]; [$Sheet1.K90]; &quot;&quot;)" office:value-type="string" office:string-value="DIAG_BOTH" calcext:value-type="string">
            <text:p>DIAG_BOTH</text:p>
          </table:table-cell>
          <table:table-cell table:formula="of:==IF([$Sheet1.$B90]; [$Sheet1.L90]; &quot;&quot;)" office:value-type="string" office:string-value="EMPTY" calcext:value-type="string">
            <text:p>EMPTY</text:p>
          </table:table-cell>
          <table:table-cell table:formula="of:==IF([$Sheet1.$B90]; [$Sheet1.M90]; &quot;&quot;)" office:value-type="string" office:string-value="DIAG_BOTH" calcext:value-type="string">
            <text:p>DIAG_BOTH</text:p>
          </table:table-cell>
          <table:table-cell table:formula="of:==IF([$Sheet1.$B90]; [$Sheet1.N90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91]; UNICODE([$Sheet1.D91]); &quot;&quot;)" office:value-type="float" office:value="121" calcext:value-type="float">
            <text:p>121</text:p>
          </table:table-cell>
          <table:table-cell table:formula="of:=IF([$Sheet1.$B91]; UNICODE([$Sheet1.E91]); &quot;&quot;)" office:value-type="float" office:value="98" calcext:value-type="float">
            <text:p>98</text:p>
          </table:table-cell>
          <table:table-cell table:formula="of:=IF([$Sheet1.$B91]; UNICODE([$Sheet1.F91]); &quot;&quot;)" office:value-type="float" office:value="54" calcext:value-type="float">
            <text:p>54</text:p>
          </table:table-cell>
          <table:table-cell table:formula="of:=IF([$Sheet1.$B91]; UNICODE([$Sheet1.G91]); &quot;&quot;)" office:value-type="float" office:value="54" calcext:value-type="float">
            <text:p>54</text:p>
          </table:table-cell>
          <table:table-cell table:formula="of:=IF([$Sheet1.$B91]; UNICODE([$Sheet1.H91]); &quot;&quot;)" office:value-type="float" office:value="121" calcext:value-type="float">
            <text:p>121</text:p>
          </table:table-cell>
          <table:table-cell table:formula="of:==IF([$Sheet1.$B91]; [$Sheet1.K91]; &quot;&quot;)" office:value-type="string" office:string-value="ORTHO_BOTH" calcext:value-type="string">
            <text:p>ORTHO_BOTH</text:p>
          </table:table-cell>
          <table:table-cell table:formula="of:==IF([$Sheet1.$B91]; [$Sheet1.L91]; &quot;&quot;)" office:value-type="string" office:string-value="EMPTY" calcext:value-type="string">
            <text:p>EMPTY</text:p>
          </table:table-cell>
          <table:table-cell table:formula="of:==IF([$Sheet1.$B91]; [$Sheet1.M91]; &quot;&quot;)" office:value-type="string" office:string-value="DIAG_BOTH" calcext:value-type="string">
            <text:p>DIAG_BOTH</text:p>
          </table:table-cell>
          <table:table-cell table:formula="of:==IF([$Sheet1.$B91]; [$Sheet1.N91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92]; UNICODE([$Sheet1.D92]); &quot;&quot;)" office:value-type="float" office:value="122" calcext:value-type="float">
            <text:p>122</text:p>
          </table:table-cell>
          <table:table-cell table:formula="of:=IF([$Sheet1.$B92]; UNICODE([$Sheet1.E92]); &quot;&quot;)" office:value-type="float" office:value="113" calcext:value-type="float">
            <text:p>113</text:p>
          </table:table-cell>
          <table:table-cell table:formula="of:=IF([$Sheet1.$B92]; UNICODE([$Sheet1.F92]); &quot;&quot;)" office:value-type="float" office:value="101" calcext:value-type="float">
            <text:p>101</text:p>
          </table:table-cell>
          <table:table-cell table:formula="of:=IF([$Sheet1.$B92]; UNICODE([$Sheet1.G92]); &quot;&quot;)" office:value-type="float" office:value="113" calcext:value-type="float">
            <text:p>113</text:p>
          </table:table-cell>
          <table:table-cell table:formula="of:=IF([$Sheet1.$B92]; UNICODE([$Sheet1.H92]); &quot;&quot;)" office:value-type="float" office:value="99" calcext:value-type="float">
            <text:p>99</text:p>
          </table:table-cell>
          <table:table-cell table:formula="of:==IF([$Sheet1.$B92]; [$Sheet1.K92]; &quot;&quot;)" office:value-type="string" office:string-value="DIAG_BOTH" calcext:value-type="string">
            <text:p>DIAG_BOTH</text:p>
          </table:table-cell>
          <table:table-cell table:formula="of:==IF([$Sheet1.$B92]; [$Sheet1.L92]; &quot;&quot;)" office:value-type="string" office:string-value="EMPTY" calcext:value-type="string">
            <text:p>EMPTY</text:p>
          </table:table-cell>
          <table:table-cell table:formula="of:==IF([$Sheet1.$B92]; [$Sheet1.M92]; &quot;&quot;)" office:value-type="string" office:string-value="EMPTY" calcext:value-type="string">
            <text:p>EMPTY</text:p>
          </table:table-cell>
          <table:table-cell table:formula="of:==IF([$Sheet1.$B92]; [$Sheet1.N92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93]; UNICODE([$Sheet1.D93]); &quot;&quot;)" office:value-type="float" office:value="123" calcext:value-type="float">
            <text:p>123</text:p>
          </table:table-cell>
          <table:table-cell table:formula="of:=IF([$Sheet1.$B93]; UNICODE([$Sheet1.E93]); &quot;&quot;)" office:value-type="float" office:value="95" calcext:value-type="float">
            <text:p>95</text:p>
          </table:table-cell>
          <table:table-cell table:formula="of:=IF([$Sheet1.$B93]; UNICODE([$Sheet1.F93]); &quot;&quot;)" office:value-type="float" office:value="43" calcext:value-type="float">
            <text:p>43</text:p>
          </table:table-cell>
          <table:table-cell table:formula="of:=IF([$Sheet1.$B93]; UNICODE([$Sheet1.G93]); &quot;&quot;)" office:value-type="float" office:value="95" calcext:value-type="float">
            <text:p>95</text:p>
          </table:table-cell>
          <table:table-cell table:formula="of:=IF([$Sheet1.$B93]; UNICODE([$Sheet1.H93]); &quot;&quot;)" office:value-type="float" office:value="125" calcext:value-type="float">
            <text:p>125</text:p>
          </table:table-cell>
          <table:table-cell table:formula="of:==IF([$Sheet1.$B93]; [$Sheet1.K93]; &quot;&quot;)" office:value-type="string" office:string-value="ORTHO_BOTH" calcext:value-type="string">
            <text:p>ORTHO_BOTH</text:p>
          </table:table-cell>
          <table:table-cell table:formula="of:==IF([$Sheet1.$B93]; [$Sheet1.L93]; &quot;&quot;)" office:value-type="string" office:string-value="DIAG_BOTH" calcext:value-type="string">
            <text:p>DIAG_BOTH</text:p>
          </table:table-cell>
          <table:table-cell table:formula="of:==IF([$Sheet1.$B93]; [$Sheet1.M93]; &quot;&quot;)" office:value-type="string" office:string-value="DIAG_BOTH" calcext:value-type="string">
            <text:p>DIAG_BOTH</text:p>
          </table:table-cell>
          <table:table-cell table:formula="of:==IF([$Sheet1.$B93]; [$Sheet1.N93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94]; UNICODE([$Sheet1.D94]); &quot;&quot;)" office:value-type="float" office:value="124" calcext:value-type="float">
            <text:p>124</text:p>
          </table:table-cell>
          <table:table-cell table:formula="of:=IF([$Sheet1.$B94]; UNICODE([$Sheet1.E94]); &quot;&quot;)" office:value-type="float" office:value="92" calcext:value-type="float">
            <text:p>92</text:p>
          </table:table-cell>
          <table:table-cell table:formula="of:=IF([$Sheet1.$B94]; UNICODE([$Sheet1.F94]); &quot;&quot;)" office:value-type="float" office:value="124" calcext:value-type="float">
            <text:p>124</text:p>
          </table:table-cell>
          <table:table-cell table:formula="of:=IF([$Sheet1.$B94]; UNICODE([$Sheet1.G94]); &quot;&quot;)" office:value-type="float" office:value="124" calcext:value-type="float">
            <text:p>124</text:p>
          </table:table-cell>
          <table:table-cell table:formula="of:=IF([$Sheet1.$B94]; UNICODE([$Sheet1.H94]); &quot;&quot;)" office:value-type="float" office:value="124" calcext:value-type="float">
            <text:p>124</text:p>
          </table:table-cell>
          <table:table-cell table:formula="of:==IF([$Sheet1.$B94]; [$Sheet1.K94]; &quot;&quot;)" office:value-type="string" office:string-value="EMPTY" calcext:value-type="string">
            <text:p>EMPTY</text:p>
          </table:table-cell>
          <table:table-cell table:formula="of:==IF([$Sheet1.$B94]; [$Sheet1.L94]; &quot;&quot;)" office:value-type="string" office:string-value="EMPTY" calcext:value-type="string">
            <text:p>EMPTY</text:p>
          </table:table-cell>
          <table:table-cell table:formula="of:==IF([$Sheet1.$B94]; [$Sheet1.M94]; &quot;&quot;)" office:value-type="string" office:string-value="ORTHO_BOTH" calcext:value-type="string">
            <text:p>ORTHO_BOTH</text:p>
          </table:table-cell>
          <table:table-cell table:formula="of:==IF([$Sheet1.$B94]; [$Sheet1.N94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95]; UNICODE([$Sheet1.D95]); &quot;&quot;)" office:value-type="float" office:value="125" calcext:value-type="float">
            <text:p>125</text:p>
          </table:table-cell>
          <table:table-cell table:formula="of:=IF([$Sheet1.$B95]; UNICODE([$Sheet1.E95]); &quot;&quot;)" office:value-type="float" office:value="123" calcext:value-type="float">
            <text:p>123</text:p>
          </table:table-cell>
          <table:table-cell table:formula="of:=IF([$Sheet1.$B95]; UNICODE([$Sheet1.F95]); &quot;&quot;)" office:value-type="float" office:value="95" calcext:value-type="float">
            <text:p>95</text:p>
          </table:table-cell>
          <table:table-cell table:formula="of:=IF([$Sheet1.$B95]; UNICODE([$Sheet1.G95]); &quot;&quot;)" office:value-type="float" office:value="43" calcext:value-type="float">
            <text:p>43</text:p>
          </table:table-cell>
          <table:table-cell table:formula="of:=IF([$Sheet1.$B95]; UNICODE([$Sheet1.H95]); &quot;&quot;)" office:value-type="float" office:value="123" calcext:value-type="float">
            <text:p>123</text:p>
          </table:table-cell>
          <table:table-cell table:formula="of:==IF([$Sheet1.$B95]; [$Sheet1.K95]; &quot;&quot;)" office:value-type="string" office:string-value="ORTHO_BOTH" calcext:value-type="string">
            <text:p>ORTHO_BOTH</text:p>
          </table:table-cell>
          <table:table-cell table:formula="of:==IF([$Sheet1.$B95]; [$Sheet1.L95]; &quot;&quot;)" office:value-type="string" office:string-value="DIAG_BOTH" calcext:value-type="string">
            <text:p>DIAG_BOTH</text:p>
          </table:table-cell>
          <table:table-cell table:formula="of:==IF([$Sheet1.$B95]; [$Sheet1.M95]; &quot;&quot;)" office:value-type="string" office:string-value="ORTHO_BOTH" calcext:value-type="string">
            <text:p>ORTHO_BOTH</text:p>
          </table:table-cell>
          <table:table-cell table:formula="of:==IF([$Sheet1.$B95]; [$Sheet1.N95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96]; UNICODE([$Sheet1.D96]); &quot;&quot;)" office:value-type="float" office:value="126" calcext:value-type="float">
            <text:p>126</text:p>
          </table:table-cell>
          <table:table-cell table:formula="of:=IF([$Sheet1.$B96]; UNICODE([$Sheet1.E96]); &quot;&quot;)" office:value-type="float" office:value="33" calcext:value-type="float">
            <text:p>33</text:p>
          </table:table-cell>
          <table:table-cell table:formula="of:=IF([$Sheet1.$B96]; UNICODE([$Sheet1.F96]); &quot;&quot;)" office:value-type="float" office:value="126" calcext:value-type="float">
            <text:p>126</text:p>
          </table:table-cell>
          <table:table-cell table:formula="of:=IF([$Sheet1.$B96]; UNICODE([$Sheet1.G96]); &quot;&quot;)" office:value-type="float" office:value="126" calcext:value-type="float">
            <text:p>126</text:p>
          </table:table-cell>
          <table:table-cell table:formula="of:=IF([$Sheet1.$B96]; UNICODE([$Sheet1.H96]); &quot;&quot;)" office:value-type="float" office:value="126" calcext:value-type="float">
            <text:p>126</text:p>
          </table:table-cell>
          <table:table-cell table:formula="of:==IF([$Sheet1.$B96]; [$Sheet1.K96]; &quot;&quot;)" office:value-type="string" office:string-value="ORTHO_BOTH" calcext:value-type="string">
            <text:p>ORTHO_BOTH</text:p>
          </table:table-cell>
          <table:table-cell table:formula="of:==IF([$Sheet1.$B96]; [$Sheet1.L96]; &quot;&quot;)" office:value-type="string" office:string-value="ORTHO_BOTH" calcext:value-type="string">
            <text:p>ORTHO_BOTH</text:p>
          </table:table-cell>
          <table:table-cell table:formula="of:==IF([$Sheet1.$B96]; [$Sheet1.M96]; &quot;&quot;)" office:value-type="string" office:string-value="EMPTY" calcext:value-type="string">
            <text:p>EMPTY</text:p>
          </table:table-cell>
          <table:table-cell table:formula="of:==IF([$Sheet1.$B96]; [$Sheet1.N9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97]; UNICODE([$Sheet1.D97]); &quot;&quot;)" office:value-type="float" office:value="161" calcext:value-type="float">
            <text:p>161</text:p>
          </table:table-cell>
          <table:table-cell table:formula="of:=IF([$Sheet1.$B97]; UNICODE([$Sheet1.E97]); &quot;&quot;)" office:value-type="float" office:value="164" calcext:value-type="float">
            <text:p>164</text:p>
          </table:table-cell>
          <table:table-cell table:formula="of:=IF([$Sheet1.$B97]; UNICODE([$Sheet1.F97]); &quot;&quot;)" office:value-type="float" office:value="162" calcext:value-type="float">
            <text:p>162</text:p>
          </table:table-cell>
          <table:table-cell table:formula="of:=IF([$Sheet1.$B97]; UNICODE([$Sheet1.G97]); &quot;&quot;)" office:value-type="float" office:value="161" calcext:value-type="float">
            <text:p>161</text:p>
          </table:table-cell>
          <table:table-cell table:formula="of:=IF([$Sheet1.$B97]; UNICODE([$Sheet1.H97]); &quot;&quot;)" office:value-type="float" office:value="162" calcext:value-type="float">
            <text:p>162</text:p>
          </table:table-cell>
          <table:table-cell table:formula="of:==IF([$Sheet1.$B97]; [$Sheet1.K97]; &quot;&quot;)" office:value-type="string" office:string-value="ORTHO_RIGHT" calcext:value-type="string">
            <text:p>ORTHO_RIGHT</text:p>
          </table:table-cell>
          <table:table-cell table:formula="of:==IF([$Sheet1.$B97]; [$Sheet1.L97]; &quot;&quot;)" office:value-type="string" office:string-value="ORTHO_RIGHT" calcext:value-type="string">
            <text:p>ORTHO_RIGHT</text:p>
          </table:table-cell>
          <table:table-cell table:formula="of:==IF([$Sheet1.$B97]; [$Sheet1.M97]; &quot;&quot;)" office:value-type="string" office:string-value="EMPTY" calcext:value-type="string">
            <text:p>EMPTY</text:p>
          </table:table-cell>
          <table:table-cell table:formula="of:==IF([$Sheet1.$B97]; [$Sheet1.N97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98]; UNICODE([$Sheet1.D98]); &quot;&quot;)" office:value-type="float" office:value="162" calcext:value-type="float">
            <text:p>162</text:p>
          </table:table-cell>
          <table:table-cell table:formula="of:=IF([$Sheet1.$B98]; UNICODE([$Sheet1.E98]); &quot;&quot;)" office:value-type="float" office:value="163" calcext:value-type="float">
            <text:p>163</text:p>
          </table:table-cell>
          <table:table-cell table:formula="of:=IF([$Sheet1.$B98]; UNICODE([$Sheet1.F98]); &quot;&quot;)" office:value-type="float" office:value="161" calcext:value-type="float">
            <text:p>161</text:p>
          </table:table-cell>
          <table:table-cell table:formula="of:=IF([$Sheet1.$B98]; UNICODE([$Sheet1.G98]); &quot;&quot;)" office:value-type="float" office:value="162" calcext:value-type="float">
            <text:p>162</text:p>
          </table:table-cell>
          <table:table-cell table:formula="of:=IF([$Sheet1.$B98]; UNICODE([$Sheet1.H98]); &quot;&quot;)" office:value-type="float" office:value="161" calcext:value-type="float">
            <text:p>161</text:p>
          </table:table-cell>
          <table:table-cell table:formula="of:==IF([$Sheet1.$B98]; [$Sheet1.K98]; &quot;&quot;)" office:value-type="string" office:string-value="ORTHO_LEFT" calcext:value-type="string">
            <text:p>ORTHO_LEFT</text:p>
          </table:table-cell>
          <table:table-cell table:formula="of:==IF([$Sheet1.$B98]; [$Sheet1.L98]; &quot;&quot;)" office:value-type="string" office:string-value="ORTHO_LEFT" calcext:value-type="string">
            <text:p>ORTHO_LEFT</text:p>
          </table:table-cell>
          <table:table-cell table:formula="of:==IF([$Sheet1.$B98]; [$Sheet1.M98]; &quot;&quot;)" office:value-type="string" office:string-value="EMPTY" calcext:value-type="string">
            <text:p>EMPTY</text:p>
          </table:table-cell>
          <table:table-cell table:formula="of:==IF([$Sheet1.$B98]; [$Sheet1.N9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99]; UNICODE([$Sheet1.D99]); &quot;&quot;)" office:value-type="float" office:value="163" calcext:value-type="float">
            <text:p>163</text:p>
          </table:table-cell>
          <table:table-cell table:formula="of:=IF([$Sheet1.$B99]; UNICODE([$Sheet1.E99]); &quot;&quot;)" office:value-type="float" office:value="161" calcext:value-type="float">
            <text:p>161</text:p>
          </table:table-cell>
          <table:table-cell table:formula="of:=IF([$Sheet1.$B99]; UNICODE([$Sheet1.F99]); &quot;&quot;)" office:value-type="float" office:value="164" calcext:value-type="float">
            <text:p>164</text:p>
          </table:table-cell>
          <table:table-cell table:formula="of:=IF([$Sheet1.$B99]; UNICODE([$Sheet1.G99]); &quot;&quot;)" office:value-type="float" office:value="164" calcext:value-type="float">
            <text:p>164</text:p>
          </table:table-cell>
          <table:table-cell table:formula="of:=IF([$Sheet1.$B99]; UNICODE([$Sheet1.H99]); &quot;&quot;)" office:value-type="float" office:value="163" calcext:value-type="float">
            <text:p>163</text:p>
          </table:table-cell>
          <table:table-cell table:formula="of:==IF([$Sheet1.$B99]; [$Sheet1.K99]; &quot;&quot;)" office:value-type="string" office:string-value="EMPTY" calcext:value-type="string">
            <text:p>EMPTY</text:p>
          </table:table-cell>
          <table:table-cell table:formula="of:==IF([$Sheet1.$B99]; [$Sheet1.L99]; &quot;&quot;)" office:value-type="string" office:string-value="EMPTY" calcext:value-type="string">
            <text:p>EMPTY</text:p>
          </table:table-cell>
          <table:table-cell table:formula="of:==IF([$Sheet1.$B99]; [$Sheet1.M99]; &quot;&quot;)" office:value-type="string" office:string-value="ORTHO_UP" calcext:value-type="string">
            <text:p>ORTHO_UP</text:p>
          </table:table-cell>
          <table:table-cell table:formula="of:==IF([$Sheet1.$B99]; [$Sheet1.N99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00]; UNICODE([$Sheet1.D100]); &quot;&quot;)" office:value-type="float" office:value="164" calcext:value-type="float">
            <text:p>164</text:p>
          </table:table-cell>
          <table:table-cell table:formula="of:=IF([$Sheet1.$B100]; UNICODE([$Sheet1.E100]); &quot;&quot;)" office:value-type="float" office:value="162" calcext:value-type="float">
            <text:p>162</text:p>
          </table:table-cell>
          <table:table-cell table:formula="of:=IF([$Sheet1.$B100]; UNICODE([$Sheet1.F100]); &quot;&quot;)" office:value-type="float" office:value="163" calcext:value-type="float">
            <text:p>163</text:p>
          </table:table-cell>
          <table:table-cell table:formula="of:=IF([$Sheet1.$B100]; UNICODE([$Sheet1.G100]); &quot;&quot;)" office:value-type="float" office:value="163" calcext:value-type="float">
            <text:p>163</text:p>
          </table:table-cell>
          <table:table-cell table:formula="of:=IF([$Sheet1.$B100]; UNICODE([$Sheet1.H100]); &quot;&quot;)" office:value-type="float" office:value="164" calcext:value-type="float">
            <text:p>164</text:p>
          </table:table-cell>
          <table:table-cell table:formula="of:==IF([$Sheet1.$B100]; [$Sheet1.K100]; &quot;&quot;)" office:value-type="string" office:string-value="EMPTY" calcext:value-type="string">
            <text:p>EMPTY</text:p>
          </table:table-cell>
          <table:table-cell table:formula="of:==IF([$Sheet1.$B100]; [$Sheet1.L100]; &quot;&quot;)" office:value-type="string" office:string-value="EMPTY" calcext:value-type="string">
            <text:p>EMPTY</text:p>
          </table:table-cell>
          <table:table-cell table:formula="of:==IF([$Sheet1.$B100]; [$Sheet1.M100]; &quot;&quot;)" office:value-type="string" office:string-value="ORTHO_DOWN" calcext:value-type="string">
            <text:p>ORTHO_DOWN</text:p>
          </table:table-cell>
          <table:table-cell table:formula="of:==IF([$Sheet1.$B100]; [$Sheet1.N100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01]; UNICODE([$Sheet1.D101]); &quot;&quot;)" office:value-type="float" office:value="165" calcext:value-type="float">
            <text:p>165</text:p>
          </table:table-cell>
          <table:table-cell table:formula="of:=IF([$Sheet1.$B101]; UNICODE([$Sheet1.E101]); &quot;&quot;)" office:value-type="float" office:value="166" calcext:value-type="float">
            <text:p>166</text:p>
          </table:table-cell>
          <table:table-cell table:formula="of:=IF([$Sheet1.$B101]; UNICODE([$Sheet1.F101]); &quot;&quot;)" office:value-type="float" office:value="167" calcext:value-type="float">
            <text:p>167</text:p>
          </table:table-cell>
          <table:table-cell table:formula="of:=IF([$Sheet1.$B101]; UNICODE([$Sheet1.G101]); &quot;&quot;)" office:value-type="float" office:value="168" calcext:value-type="float">
            <text:p>168</text:p>
          </table:table-cell>
          <table:table-cell table:formula="of:=IF([$Sheet1.$B101]; UNICODE([$Sheet1.H101]); &quot;&quot;)" office:value-type="float" office:value="166" calcext:value-type="float">
            <text:p>166</text:p>
          </table:table-cell>
          <table:table-cell table:formula="of:==IF([$Sheet1.$B101]; [$Sheet1.K101]; &quot;&quot;)" office:value-type="string" office:string-value="DIAG_FRONT" calcext:value-type="string">
            <text:p>DIAG_FRONT</text:p>
          </table:table-cell>
          <table:table-cell table:formula="of:==IF([$Sheet1.$B101]; [$Sheet1.L101]; &quot;&quot;)" office:value-type="string" office:string-value="DIAG_BOTH" calcext:value-type="string">
            <text:p>DIAG_BOTH</text:p>
          </table:table-cell>
          <table:table-cell table:formula="of:==IF([$Sheet1.$B101]; [$Sheet1.M101]; &quot;&quot;)" office:value-type="string" office:string-value="DIAG_BACK" calcext:value-type="string">
            <text:p>DIAG_BACK</text:p>
          </table:table-cell>
          <table:table-cell table:formula="of:==IF([$Sheet1.$B101]; [$Sheet1.N101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02]; UNICODE([$Sheet1.D102]); &quot;&quot;)" office:value-type="float" office:value="166" calcext:value-type="float">
            <text:p>166</text:p>
          </table:table-cell>
          <table:table-cell table:formula="of:=IF([$Sheet1.$B102]; UNICODE([$Sheet1.E102]); &quot;&quot;)" office:value-type="float" office:value="167" calcext:value-type="float">
            <text:p>167</text:p>
          </table:table-cell>
          <table:table-cell table:formula="of:=IF([$Sheet1.$B102]; UNICODE([$Sheet1.F102]); &quot;&quot;)" office:value-type="float" office:value="168" calcext:value-type="float">
            <text:p>168</text:p>
          </table:table-cell>
          <table:table-cell table:formula="of:=IF([$Sheet1.$B102]; UNICODE([$Sheet1.G102]); &quot;&quot;)" office:value-type="float" office:value="167" calcext:value-type="float">
            <text:p>167</text:p>
          </table:table-cell>
          <table:table-cell table:formula="of:=IF([$Sheet1.$B102]; UNICODE([$Sheet1.H102]); &quot;&quot;)" office:value-type="float" office:value="165" calcext:value-type="float">
            <text:p>165</text:p>
          </table:table-cell>
          <table:table-cell table:formula="of:==IF([$Sheet1.$B102]; [$Sheet1.K102]; &quot;&quot;)" office:value-type="string" office:string-value="DIAG_BACK" calcext:value-type="string">
            <text:p>DIAG_BACK</text:p>
          </table:table-cell>
          <table:table-cell table:formula="of:==IF([$Sheet1.$B102]; [$Sheet1.L102]; &quot;&quot;)" office:value-type="string" office:string-value="DIAG_BOTH" calcext:value-type="string">
            <text:p>DIAG_BOTH</text:p>
          </table:table-cell>
          <table:table-cell table:formula="of:==IF([$Sheet1.$B102]; [$Sheet1.M102]; &quot;&quot;)" office:value-type="string" office:string-value="DIAG_BOTH" calcext:value-type="string">
            <text:p>DIAG_BOTH</text:p>
          </table:table-cell>
          <table:table-cell table:formula="of:==IF([$Sheet1.$B102]; [$Sheet1.N102]; &quot;&quot;)" office:value-type="string" office:string-value="DIAG_FRONT" calcext:value-type="string">
            <text:p>DIAG_FRONT</text:p>
          </table:table-cell>
        </table:table-row>
        <table:table-row table:style-name="ro1">
          <table:table-cell table:formula="of:=IF([$Sheet1.$B103]; UNICODE([$Sheet1.D103]); &quot;&quot;)" office:value-type="float" office:value="167" calcext:value-type="float">
            <text:p>167</text:p>
          </table:table-cell>
          <table:table-cell table:formula="of:=IF([$Sheet1.$B103]; UNICODE([$Sheet1.E103]); &quot;&quot;)" office:value-type="float" office:value="168" calcext:value-type="float">
            <text:p>168</text:p>
          </table:table-cell>
          <table:table-cell table:formula="of:=IF([$Sheet1.$B103]; UNICODE([$Sheet1.F103]); &quot;&quot;)" office:value-type="float" office:value="165" calcext:value-type="float">
            <text:p>165</text:p>
          </table:table-cell>
          <table:table-cell table:formula="of:=IF([$Sheet1.$B103]; UNICODE([$Sheet1.G103]); &quot;&quot;)" office:value-type="float" office:value="166" calcext:value-type="float">
            <text:p>166</text:p>
          </table:table-cell>
          <table:table-cell table:formula="of:=IF([$Sheet1.$B103]; UNICODE([$Sheet1.H103]); &quot;&quot;)" office:value-type="float" office:value="168" calcext:value-type="float">
            <text:p>168</text:p>
          </table:table-cell>
          <table:table-cell table:formula="of:==IF([$Sheet1.$B103]; [$Sheet1.K103]; &quot;&quot;)" office:value-type="string" office:string-value="DIAG_BOTH" calcext:value-type="string">
            <text:p>DIAG_BOTH</text:p>
          </table:table-cell>
          <table:table-cell table:formula="of:==IF([$Sheet1.$B103]; [$Sheet1.L103]; &quot;&quot;)" office:value-type="string" office:string-value="DIAG_FRONT" calcext:value-type="string">
            <text:p>DIAG_FRONT</text:p>
          </table:table-cell>
          <table:table-cell table:formula="of:==IF([$Sheet1.$B103]; [$Sheet1.M103]; &quot;&quot;)" office:value-type="string" office:string-value="DIAG_BOTH" calcext:value-type="string">
            <text:p>DIAG_BOTH</text:p>
          </table:table-cell>
          <table:table-cell table:formula="of:==IF([$Sheet1.$B103]; [$Sheet1.N103]; &quot;&quot;)" office:value-type="string" office:string-value="DIAG_BACK" calcext:value-type="string">
            <text:p>DIAG_BACK</text:p>
          </table:table-cell>
        </table:table-row>
        <table:table-row table:style-name="ro1">
          <table:table-cell table:formula="of:=IF([$Sheet1.$B104]; UNICODE([$Sheet1.D104]); &quot;&quot;)" office:value-type="float" office:value="168" calcext:value-type="float">
            <text:p>168</text:p>
          </table:table-cell>
          <table:table-cell table:formula="of:=IF([$Sheet1.$B104]; UNICODE([$Sheet1.E104]); &quot;&quot;)" office:value-type="float" office:value="165" calcext:value-type="float">
            <text:p>165</text:p>
          </table:table-cell>
          <table:table-cell table:formula="of:=IF([$Sheet1.$B104]; UNICODE([$Sheet1.F104]); &quot;&quot;)" office:value-type="float" office:value="166" calcext:value-type="float">
            <text:p>166</text:p>
          </table:table-cell>
          <table:table-cell table:formula="of:=IF([$Sheet1.$B104]; UNICODE([$Sheet1.G104]); &quot;&quot;)" office:value-type="float" office:value="165" calcext:value-type="float">
            <text:p>165</text:p>
          </table:table-cell>
          <table:table-cell table:formula="of:=IF([$Sheet1.$B104]; UNICODE([$Sheet1.H104]); &quot;&quot;)" office:value-type="float" office:value="167" calcext:value-type="float">
            <text:p>167</text:p>
          </table:table-cell>
          <table:table-cell table:formula="of:==IF([$Sheet1.$B104]; [$Sheet1.K104]; &quot;&quot;)" office:value-type="string" office:string-value="DIAG_BOTH" calcext:value-type="string">
            <text:p>DIAG_BOTH</text:p>
          </table:table-cell>
          <table:table-cell table:formula="of:==IF([$Sheet1.$B104]; [$Sheet1.L104]; &quot;&quot;)" office:value-type="string" office:string-value="DIAG_BACK" calcext:value-type="string">
            <text:p>DIAG_BACK</text:p>
          </table:table-cell>
          <table:table-cell table:formula="of:==IF([$Sheet1.$B104]; [$Sheet1.M104]; &quot;&quot;)" office:value-type="string" office:string-value="DIAG_FRONT" calcext:value-type="string">
            <text:p>DIAG_FRONT</text:p>
          </table:table-cell>
          <table:table-cell table:formula="of:==IF([$Sheet1.$B104]; [$Sheet1.N104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05]; UNICODE([$Sheet1.D105]); &quot;&quot;)" office:value-type="float" office:value="169" calcext:value-type="float">
            <text:p>169</text:p>
          </table:table-cell>
          <table:table-cell table:formula="of:=IF([$Sheet1.$B105]; UNICODE([$Sheet1.E105]); &quot;&quot;)" office:value-type="float" office:value="170" calcext:value-type="float">
            <text:p>170</text:p>
          </table:table-cell>
          <table:table-cell table:formula="of:=IF([$Sheet1.$B105]; UNICODE([$Sheet1.F105]); &quot;&quot;)" office:value-type="float" office:value="171" calcext:value-type="float">
            <text:p>171</text:p>
          </table:table-cell>
          <table:table-cell table:formula="of:=IF([$Sheet1.$B105]; UNICODE([$Sheet1.G105]); &quot;&quot;)" office:value-type="float" office:value="171" calcext:value-type="float">
            <text:p>171</text:p>
          </table:table-cell>
          <table:table-cell table:formula="of:=IF([$Sheet1.$B105]; UNICODE([$Sheet1.H105]); &quot;&quot;)" office:value-type="float" office:value="169" calcext:value-type="float">
            <text:p>169</text:p>
          </table:table-cell>
          <table:table-cell table:formula="of:==IF([$Sheet1.$B105]; [$Sheet1.K105]; &quot;&quot;)" office:value-type="string" office:string-value="EMPTY" calcext:value-type="string">
            <text:p>EMPTY</text:p>
          </table:table-cell>
          <table:table-cell table:formula="of:==IF([$Sheet1.$B105]; [$Sheet1.L105]; &quot;&quot;)" office:value-type="string" office:string-value="DIAG_BOTH" calcext:value-type="string">
            <text:p>DIAG_BOTH</text:p>
          </table:table-cell>
          <table:table-cell table:formula="of:==IF([$Sheet1.$B105]; [$Sheet1.M105]; &quot;&quot;)" office:value-type="string" office:string-value="DIAG_BACK" calcext:value-type="string">
            <text:p>DIAG_BACK</text:p>
          </table:table-cell>
          <table:table-cell table:formula="of:==IF([$Sheet1.$B105]; [$Sheet1.N105]; &quot;&quot;)" office:value-type="string" office:string-value="DIAG_FRONT" calcext:value-type="string">
            <text:p>DIAG_FRONT</text:p>
          </table:table-cell>
        </table:table-row>
        <table:table-row table:style-name="ro1">
          <table:table-cell table:formula="of:=IF([$Sheet1.$B106]; UNICODE([$Sheet1.D106]); &quot;&quot;)" office:value-type="float" office:value="170" calcext:value-type="float">
            <text:p>170</text:p>
          </table:table-cell>
          <table:table-cell table:formula="of:=IF([$Sheet1.$B106]; UNICODE([$Sheet1.E106]); &quot;&quot;)" office:value-type="float" office:value="171" calcext:value-type="float">
            <text:p>171</text:p>
          </table:table-cell>
          <table:table-cell table:formula="of:=IF([$Sheet1.$B106]; UNICODE([$Sheet1.F106]); &quot;&quot;)" office:value-type="float" office:value="172" calcext:value-type="float">
            <text:p>172</text:p>
          </table:table-cell>
          <table:table-cell table:formula="of:=IF([$Sheet1.$B106]; UNICODE([$Sheet1.G106]); &quot;&quot;)" office:value-type="float" office:value="170" calcext:value-type="float">
            <text:p>170</text:p>
          </table:table-cell>
          <table:table-cell table:formula="of:=IF([$Sheet1.$B106]; UNICODE([$Sheet1.H106]); &quot;&quot;)" office:value-type="float" office:value="172" calcext:value-type="float">
            <text:p>172</text:p>
          </table:table-cell>
          <table:table-cell table:formula="of:==IF([$Sheet1.$B106]; [$Sheet1.K106]; &quot;&quot;)" office:value-type="string" office:string-value="DIAG_BACK" calcext:value-type="string">
            <text:p>DIAG_BACK</text:p>
          </table:table-cell>
          <table:table-cell table:formula="of:==IF([$Sheet1.$B106]; [$Sheet1.L106]; &quot;&quot;)" office:value-type="string" office:string-value="DIAG_FRONT" calcext:value-type="string">
            <text:p>DIAG_FRONT</text:p>
          </table:table-cell>
          <table:table-cell table:formula="of:==IF([$Sheet1.$B106]; [$Sheet1.M106]; &quot;&quot;)" office:value-type="string" office:string-value="DIAG_BOTH" calcext:value-type="string">
            <text:p>DIAG_BOTH</text:p>
          </table:table-cell>
          <table:table-cell table:formula="of:==IF([$Sheet1.$B106]; [$Sheet1.N10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07]; UNICODE([$Sheet1.D107]); &quot;&quot;)" office:value-type="float" office:value="171" calcext:value-type="float">
            <text:p>171</text:p>
          </table:table-cell>
          <table:table-cell table:formula="of:=IF([$Sheet1.$B107]; UNICODE([$Sheet1.E107]); &quot;&quot;)" office:value-type="float" office:value="172" calcext:value-type="float">
            <text:p>172</text:p>
          </table:table-cell>
          <table:table-cell table:formula="of:=IF([$Sheet1.$B107]; UNICODE([$Sheet1.F107]); &quot;&quot;)" office:value-type="float" office:value="169" calcext:value-type="float">
            <text:p>169</text:p>
          </table:table-cell>
          <table:table-cell table:formula="of:=IF([$Sheet1.$B107]; UNICODE([$Sheet1.G107]); &quot;&quot;)" office:value-type="float" office:value="169" calcext:value-type="float">
            <text:p>169</text:p>
          </table:table-cell>
          <table:table-cell table:formula="of:=IF([$Sheet1.$B107]; UNICODE([$Sheet1.H107]); &quot;&quot;)" office:value-type="float" office:value="171" calcext:value-type="float">
            <text:p>171</text:p>
          </table:table-cell>
          <table:table-cell table:formula="of:==IF([$Sheet1.$B107]; [$Sheet1.K107]; &quot;&quot;)" office:value-type="string" office:string-value="DIAG_BOTH" calcext:value-type="string">
            <text:p>DIAG_BOTH</text:p>
          </table:table-cell>
          <table:table-cell table:formula="of:==IF([$Sheet1.$B107]; [$Sheet1.L107]; &quot;&quot;)" office:value-type="string" office:string-value="EMPTY" calcext:value-type="string">
            <text:p>EMPTY</text:p>
          </table:table-cell>
          <table:table-cell table:formula="of:==IF([$Sheet1.$B107]; [$Sheet1.M107]; &quot;&quot;)" office:value-type="string" office:string-value="DIAG_FRONT" calcext:value-type="string">
            <text:p>DIAG_FRONT</text:p>
          </table:table-cell>
          <table:table-cell table:formula="of:==IF([$Sheet1.$B107]; [$Sheet1.N107]; &quot;&quot;)" office:value-type="string" office:string-value="DIAG_BACK" calcext:value-type="string">
            <text:p>DIAG_BACK</text:p>
          </table:table-cell>
        </table:table-row>
        <table:table-row table:style-name="ro1">
          <table:table-cell table:formula="of:=IF([$Sheet1.$B108]; UNICODE([$Sheet1.D108]); &quot;&quot;)" office:value-type="float" office:value="172" calcext:value-type="float">
            <text:p>172</text:p>
          </table:table-cell>
          <table:table-cell table:formula="of:=IF([$Sheet1.$B108]; UNICODE([$Sheet1.E108]); &quot;&quot;)" office:value-type="float" office:value="169" calcext:value-type="float">
            <text:p>169</text:p>
          </table:table-cell>
          <table:table-cell table:formula="of:=IF([$Sheet1.$B108]; UNICODE([$Sheet1.F108]); &quot;&quot;)" office:value-type="float" office:value="170" calcext:value-type="float">
            <text:p>170</text:p>
          </table:table-cell>
          <table:table-cell table:formula="of:=IF([$Sheet1.$B108]; UNICODE([$Sheet1.G108]); &quot;&quot;)" office:value-type="float" office:value="172" calcext:value-type="float">
            <text:p>172</text:p>
          </table:table-cell>
          <table:table-cell table:formula="of:=IF([$Sheet1.$B108]; UNICODE([$Sheet1.H108]); &quot;&quot;)" office:value-type="float" office:value="170" calcext:value-type="float">
            <text:p>170</text:p>
          </table:table-cell>
          <table:table-cell table:formula="of:==IF([$Sheet1.$B108]; [$Sheet1.K108]; &quot;&quot;)" office:value-type="string" office:string-value="DIAG_FRONT" calcext:value-type="string">
            <text:p>DIAG_FRONT</text:p>
          </table:table-cell>
          <table:table-cell table:formula="of:==IF([$Sheet1.$B108]; [$Sheet1.L108]; &quot;&quot;)" office:value-type="string" office:string-value="DIAG_BACK" calcext:value-type="string">
            <text:p>DIAG_BACK</text:p>
          </table:table-cell>
          <table:table-cell table:formula="of:==IF([$Sheet1.$B108]; [$Sheet1.M108]; &quot;&quot;)" office:value-type="string" office:string-value="EMPTY" calcext:value-type="string">
            <text:p>EMPTY</text:p>
          </table:table-cell>
          <table:table-cell table:formula="of:==IF([$Sheet1.$B108]; [$Sheet1.N108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09]; UNICODE([$Sheet1.D109]); &quot;&quot;)" office:value-type="float" office:value="174" calcext:value-type="float">
            <text:p>174</text:p>
          </table:table-cell>
          <table:table-cell table:formula="of:=IF([$Sheet1.$B109]; UNICODE([$Sheet1.E109]); &quot;&quot;)" office:value-type="float" office:value="175" calcext:value-type="float">
            <text:p>175</text:p>
          </table:table-cell>
          <table:table-cell table:formula="of:=IF([$Sheet1.$B109]; UNICODE([$Sheet1.F109]); &quot;&quot;)" office:value-type="float" office:value="176" calcext:value-type="float">
            <text:p>176</text:p>
          </table:table-cell>
          <table:table-cell table:formula="of:=IF([$Sheet1.$B109]; UNICODE([$Sheet1.G109]); &quot;&quot;)" office:value-type="float" office:value="175" calcext:value-type="float">
            <text:p>175</text:p>
          </table:table-cell>
          <table:table-cell table:formula="of:=IF([$Sheet1.$B109]; UNICODE([$Sheet1.H109]); &quot;&quot;)" office:value-type="float" office:value="177" calcext:value-type="float">
            <text:p>177</text:p>
          </table:table-cell>
          <table:table-cell table:formula="of:==IF([$Sheet1.$B109]; [$Sheet1.K109]; &quot;&quot;)" office:value-type="string" office:string-value="EMPTY" calcext:value-type="string">
            <text:p>EMPTY</text:p>
          </table:table-cell>
          <table:table-cell table:formula="of:==IF([$Sheet1.$B109]; [$Sheet1.L109]; &quot;&quot;)" office:value-type="string" office:string-value="DIAG_FRONT" calcext:value-type="string">
            <text:p>DIAG_FRONT</text:p>
          </table:table-cell>
          <table:table-cell table:formula="of:==IF([$Sheet1.$B109]; [$Sheet1.M109]; &quot;&quot;)" office:value-type="string" office:string-value="DIAG_BACK" calcext:value-type="string">
            <text:p>DIAG_BACK</text:p>
          </table:table-cell>
          <table:table-cell table:formula="of:==IF([$Sheet1.$B109]; [$Sheet1.N109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10]; UNICODE([$Sheet1.D110]); &quot;&quot;)" office:value-type="float" office:value="175" calcext:value-type="float">
            <text:p>175</text:p>
          </table:table-cell>
          <table:table-cell table:formula="of:=IF([$Sheet1.$B110]; UNICODE([$Sheet1.E110]); &quot;&quot;)" office:value-type="float" office:value="176" calcext:value-type="float">
            <text:p>176</text:p>
          </table:table-cell>
          <table:table-cell table:formula="of:=IF([$Sheet1.$B110]; UNICODE([$Sheet1.F110]); &quot;&quot;)" office:value-type="float" office:value="177" calcext:value-type="float">
            <text:p>177</text:p>
          </table:table-cell>
          <table:table-cell table:formula="of:=IF([$Sheet1.$B110]; UNICODE([$Sheet1.G110]); &quot;&quot;)" office:value-type="float" office:value="174" calcext:value-type="float">
            <text:p>174</text:p>
          </table:table-cell>
          <table:table-cell table:formula="of:=IF([$Sheet1.$B110]; UNICODE([$Sheet1.H110]); &quot;&quot;)" office:value-type="float" office:value="176" calcext:value-type="float">
            <text:p>176</text:p>
          </table:table-cell>
          <table:table-cell table:formula="of:==IF([$Sheet1.$B110]; [$Sheet1.K110]; &quot;&quot;)" office:value-type="string" office:string-value="DIAG_BACK" calcext:value-type="string">
            <text:p>DIAG_BACK</text:p>
          </table:table-cell>
          <table:table-cell table:formula="of:==IF([$Sheet1.$B110]; [$Sheet1.L110]; &quot;&quot;)" office:value-type="string" office:string-value="EMPTY" calcext:value-type="string">
            <text:p>EMPTY</text:p>
          </table:table-cell>
          <table:table-cell table:formula="of:==IF([$Sheet1.$B110]; [$Sheet1.M110]; &quot;&quot;)" office:value-type="string" office:string-value="DIAG_FRONT" calcext:value-type="string">
            <text:p>DIAG_FRONT</text:p>
          </table:table-cell>
          <table:table-cell table:formula="of:==IF([$Sheet1.$B110]; [$Sheet1.N11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11]; UNICODE([$Sheet1.D111]); &quot;&quot;)" office:value-type="float" office:value="176" calcext:value-type="float">
            <text:p>176</text:p>
          </table:table-cell>
          <table:table-cell table:formula="of:=IF([$Sheet1.$B111]; UNICODE([$Sheet1.E111]); &quot;&quot;)" office:value-type="float" office:value="177" calcext:value-type="float">
            <text:p>177</text:p>
          </table:table-cell>
          <table:table-cell table:formula="of:=IF([$Sheet1.$B111]; UNICODE([$Sheet1.F111]); &quot;&quot;)" office:value-type="float" office:value="174" calcext:value-type="float">
            <text:p>174</text:p>
          </table:table-cell>
          <table:table-cell table:formula="of:=IF([$Sheet1.$B111]; UNICODE([$Sheet1.G111]); &quot;&quot;)" office:value-type="float" office:value="177" calcext:value-type="float">
            <text:p>177</text:p>
          </table:table-cell>
          <table:table-cell table:formula="of:=IF([$Sheet1.$B111]; UNICODE([$Sheet1.H111]); &quot;&quot;)" office:value-type="float" office:value="175" calcext:value-type="float">
            <text:p>175</text:p>
          </table:table-cell>
          <table:table-cell table:formula="of:==IF([$Sheet1.$B111]; [$Sheet1.K111]; &quot;&quot;)" office:value-type="string" office:string-value="DIAG_FRONT" calcext:value-type="string">
            <text:p>DIAG_FRONT</text:p>
          </table:table-cell>
          <table:table-cell table:formula="of:==IF([$Sheet1.$B111]; [$Sheet1.L111]; &quot;&quot;)" office:value-type="string" office:string-value="EMPTY" calcext:value-type="string">
            <text:p>EMPTY</text:p>
          </table:table-cell>
          <table:table-cell table:formula="of:==IF([$Sheet1.$B111]; [$Sheet1.M111]; &quot;&quot;)" office:value-type="string" office:string-value="EMPTY" calcext:value-type="string">
            <text:p>EMPTY</text:p>
          </table:table-cell>
          <table:table-cell table:formula="of:==IF([$Sheet1.$B111]; [$Sheet1.N111]; &quot;&quot;)" office:value-type="string" office:string-value="DIAG_BACK" calcext:value-type="string">
            <text:p>DIAG_BACK</text:p>
          </table:table-cell>
        </table:table-row>
        <table:table-row table:style-name="ro1">
          <table:table-cell table:formula="of:=IF([$Sheet1.$B112]; UNICODE([$Sheet1.D112]); &quot;&quot;)" office:value-type="float" office:value="177" calcext:value-type="float">
            <text:p>177</text:p>
          </table:table-cell>
          <table:table-cell table:formula="of:=IF([$Sheet1.$B112]; UNICODE([$Sheet1.E112]); &quot;&quot;)" office:value-type="float" office:value="174" calcext:value-type="float">
            <text:p>174</text:p>
          </table:table-cell>
          <table:table-cell table:formula="of:=IF([$Sheet1.$B112]; UNICODE([$Sheet1.F112]); &quot;&quot;)" office:value-type="float" office:value="175" calcext:value-type="float">
            <text:p>175</text:p>
          </table:table-cell>
          <table:table-cell table:formula="of:=IF([$Sheet1.$B112]; UNICODE([$Sheet1.G112]); &quot;&quot;)" office:value-type="float" office:value="176" calcext:value-type="float">
            <text:p>176</text:p>
          </table:table-cell>
          <table:table-cell table:formula="of:=IF([$Sheet1.$B112]; UNICODE([$Sheet1.H112]); &quot;&quot;)" office:value-type="float" office:value="174" calcext:value-type="float">
            <text:p>174</text:p>
          </table:table-cell>
          <table:table-cell table:formula="of:==IF([$Sheet1.$B112]; [$Sheet1.K112]; &quot;&quot;)" office:value-type="string" office:string-value="EMPTY" calcext:value-type="string">
            <text:p>EMPTY</text:p>
          </table:table-cell>
          <table:table-cell table:formula="of:==IF([$Sheet1.$B112]; [$Sheet1.L112]; &quot;&quot;)" office:value-type="string" office:string-value="DIAG_BACK" calcext:value-type="string">
            <text:p>DIAG_BACK</text:p>
          </table:table-cell>
          <table:table-cell table:formula="of:==IF([$Sheet1.$B112]; [$Sheet1.M112]; &quot;&quot;)" office:value-type="string" office:string-value="EMPTY" calcext:value-type="string">
            <text:p>EMPTY</text:p>
          </table:table-cell>
          <table:table-cell table:formula="of:==IF([$Sheet1.$B112]; [$Sheet1.N112]; &quot;&quot;)" office:value-type="string" office:string-value="DIAG_FRONT" calcext:value-type="string">
            <text:p>DIAG_FRONT</text:p>
          </table:table-cell>
        </table:table-row>
        <table:table-row table:style-name="ro1">
          <table:table-cell table:formula="of:=IF([$Sheet1.$B113]; UNICODE([$Sheet1.D113]); &quot;&quot;)" office:value-type="float" office:value="178" calcext:value-type="float">
            <text:p>178</text:p>
          </table:table-cell>
          <table:table-cell table:formula="of:=IF([$Sheet1.$B113]; UNICODE([$Sheet1.E113]); &quot;&quot;)" office:value-type="float" office:value="179" calcext:value-type="float">
            <text:p>179</text:p>
          </table:table-cell>
          <table:table-cell table:formula="of:=IF([$Sheet1.$B113]; UNICODE([$Sheet1.F113]); &quot;&quot;)" office:value-type="float" office:value="180" calcext:value-type="float">
            <text:p>180</text:p>
          </table:table-cell>
          <table:table-cell table:formula="of:=IF([$Sheet1.$B113]; UNICODE([$Sheet1.G113]); &quot;&quot;)" office:value-type="float" office:value="180" calcext:value-type="float">
            <text:p>180</text:p>
          </table:table-cell>
          <table:table-cell table:formula="of:=IF([$Sheet1.$B113]; UNICODE([$Sheet1.H113]); &quot;&quot;)" office:value-type="float" office:value="178" calcext:value-type="float">
            <text:p>178</text:p>
          </table:table-cell>
          <table:table-cell table:formula="of:==IF([$Sheet1.$B113]; [$Sheet1.K113]; &quot;&quot;)" office:value-type="string" office:string-value="ORTHO_BOTH" calcext:value-type="string">
            <text:p>ORTHO_BOTH</text:p>
          </table:table-cell>
          <table:table-cell table:formula="of:==IF([$Sheet1.$B113]; [$Sheet1.L113]; &quot;&quot;)" office:value-type="string" office:string-value="ORTHO_BOTH" calcext:value-type="string">
            <text:p>ORTHO_BOTH</text:p>
          </table:table-cell>
          <table:table-cell table:formula="of:==IF([$Sheet1.$B113]; [$Sheet1.M113]; &quot;&quot;)" office:value-type="string" office:string-value="ORTHO_DOWN" calcext:value-type="string">
            <text:p>ORTHO_DOWN</text:p>
          </table:table-cell>
          <table:table-cell table:formula="of:==IF([$Sheet1.$B113]; [$Sheet1.N113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14]; UNICODE([$Sheet1.D114]); &quot;&quot;)" office:value-type="float" office:value="179" calcext:value-type="float">
            <text:p>179</text:p>
          </table:table-cell>
          <table:table-cell table:formula="of:=IF([$Sheet1.$B114]; UNICODE([$Sheet1.E114]); &quot;&quot;)" office:value-type="float" office:value="180" calcext:value-type="float">
            <text:p>180</text:p>
          </table:table-cell>
          <table:table-cell table:formula="of:=IF([$Sheet1.$B114]; UNICODE([$Sheet1.F114]); &quot;&quot;)" office:value-type="float" office:value="181" calcext:value-type="float">
            <text:p>181</text:p>
          </table:table-cell>
          <table:table-cell table:formula="of:=IF([$Sheet1.$B114]; UNICODE([$Sheet1.G114]); &quot;&quot;)" office:value-type="float" office:value="179" calcext:value-type="float">
            <text:p>179</text:p>
          </table:table-cell>
          <table:table-cell table:formula="of:=IF([$Sheet1.$B114]; UNICODE([$Sheet1.H114]); &quot;&quot;)" office:value-type="float" office:value="181" calcext:value-type="float">
            <text:p>181</text:p>
          </table:table-cell>
          <table:table-cell table:formula="of:==IF([$Sheet1.$B114]; [$Sheet1.K114]; &quot;&quot;)" office:value-type="string" office:string-value="ORTHO_LEFT" calcext:value-type="string">
            <text:p>ORTHO_LEFT</text:p>
          </table:table-cell>
          <table:table-cell table:formula="of:==IF([$Sheet1.$B114]; [$Sheet1.L114]; &quot;&quot;)" office:value-type="string" office:string-value="ORTHO_LEFT" calcext:value-type="string">
            <text:p>ORTHO_LEFT</text:p>
          </table:table-cell>
          <table:table-cell table:formula="of:==IF([$Sheet1.$B114]; [$Sheet1.M114]; &quot;&quot;)" office:value-type="string" office:string-value="ORTHO_BOTH" calcext:value-type="string">
            <text:p>ORTHO_BOTH</text:p>
          </table:table-cell>
          <table:table-cell table:formula="of:==IF([$Sheet1.$B114]; [$Sheet1.N114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15]; UNICODE([$Sheet1.D115]); &quot;&quot;)" office:value-type="float" office:value="180" calcext:value-type="float">
            <text:p>180</text:p>
          </table:table-cell>
          <table:table-cell table:formula="of:=IF([$Sheet1.$B115]; UNICODE([$Sheet1.E115]); &quot;&quot;)" office:value-type="float" office:value="181" calcext:value-type="float">
            <text:p>181</text:p>
          </table:table-cell>
          <table:table-cell table:formula="of:=IF([$Sheet1.$B115]; UNICODE([$Sheet1.F115]); &quot;&quot;)" office:value-type="float" office:value="178" calcext:value-type="float">
            <text:p>178</text:p>
          </table:table-cell>
          <table:table-cell table:formula="of:=IF([$Sheet1.$B115]; UNICODE([$Sheet1.G115]); &quot;&quot;)" office:value-type="float" office:value="178" calcext:value-type="float">
            <text:p>178</text:p>
          </table:table-cell>
          <table:table-cell table:formula="of:=IF([$Sheet1.$B115]; UNICODE([$Sheet1.H115]); &quot;&quot;)" office:value-type="float" office:value="180" calcext:value-type="float">
            <text:p>180</text:p>
          </table:table-cell>
          <table:table-cell table:formula="of:==IF([$Sheet1.$B115]; [$Sheet1.K115]; &quot;&quot;)" office:value-type="string" office:string-value="ORTHO_BOTH" calcext:value-type="string">
            <text:p>ORTHO_BOTH</text:p>
          </table:table-cell>
          <table:table-cell table:formula="of:==IF([$Sheet1.$B115]; [$Sheet1.L115]; &quot;&quot;)" office:value-type="string" office:string-value="ORTHO_BOTH" calcext:value-type="string">
            <text:p>ORTHO_BOTH</text:p>
          </table:table-cell>
          <table:table-cell table:formula="of:==IF([$Sheet1.$B115]; [$Sheet1.M115]; &quot;&quot;)" office:value-type="string" office:string-value="ORTHO_UP" calcext:value-type="string">
            <text:p>ORTHO_UP</text:p>
          </table:table-cell>
          <table:table-cell table:formula="of:==IF([$Sheet1.$B115]; [$Sheet1.N115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16]; UNICODE([$Sheet1.D116]); &quot;&quot;)" office:value-type="float" office:value="181" calcext:value-type="float">
            <text:p>181</text:p>
          </table:table-cell>
          <table:table-cell table:formula="of:=IF([$Sheet1.$B116]; UNICODE([$Sheet1.E116]); &quot;&quot;)" office:value-type="float" office:value="178" calcext:value-type="float">
            <text:p>178</text:p>
          </table:table-cell>
          <table:table-cell table:formula="of:=IF([$Sheet1.$B116]; UNICODE([$Sheet1.F116]); &quot;&quot;)" office:value-type="float" office:value="179" calcext:value-type="float">
            <text:p>179</text:p>
          </table:table-cell>
          <table:table-cell table:formula="of:=IF([$Sheet1.$B116]; UNICODE([$Sheet1.G116]); &quot;&quot;)" office:value-type="float" office:value="181" calcext:value-type="float">
            <text:p>181</text:p>
          </table:table-cell>
          <table:table-cell table:formula="of:=IF([$Sheet1.$B116]; UNICODE([$Sheet1.H116]); &quot;&quot;)" office:value-type="float" office:value="179" calcext:value-type="float">
            <text:p>179</text:p>
          </table:table-cell>
          <table:table-cell table:formula="of:==IF([$Sheet1.$B116]; [$Sheet1.K116]; &quot;&quot;)" office:value-type="string" office:string-value="ORTHO_RIGHT" calcext:value-type="string">
            <text:p>ORTHO_RIGHT</text:p>
          </table:table-cell>
          <table:table-cell table:formula="of:==IF([$Sheet1.$B116]; [$Sheet1.L116]; &quot;&quot;)" office:value-type="string" office:string-value="ORTHO_RIGHT" calcext:value-type="string">
            <text:p>ORTHO_RIGHT</text:p>
          </table:table-cell>
          <table:table-cell table:formula="of:==IF([$Sheet1.$B116]; [$Sheet1.M116]; &quot;&quot;)" office:value-type="string" office:string-value="ORTHO_BOTH" calcext:value-type="string">
            <text:p>ORTHO_BOTH</text:p>
          </table:table-cell>
          <table:table-cell table:formula="of:==IF([$Sheet1.$B116]; [$Sheet1.N116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17]; UNICODE([$Sheet1.D117]); &quot;&quot;)" office:value-type="float" office:value="182" calcext:value-type="float">
            <text:p>182</text:p>
          </table:table-cell>
          <table:table-cell table:formula="of:=IF([$Sheet1.$B117]; UNICODE([$Sheet1.E117]); &quot;&quot;)" office:value-type="float" office:value="184" calcext:value-type="float">
            <text:p>184</text:p>
          </table:table-cell>
          <table:table-cell table:formula="of:=IF([$Sheet1.$B117]; UNICODE([$Sheet1.F117]); &quot;&quot;)" office:value-type="float" office:value="185" calcext:value-type="float">
            <text:p>185</text:p>
          </table:table-cell>
          <table:table-cell table:formula="of:=IF([$Sheet1.$B117]; UNICODE([$Sheet1.G117]); &quot;&quot;)" office:value-type="float" office:value="184" calcext:value-type="float">
            <text:p>184</text:p>
          </table:table-cell>
          <table:table-cell table:formula="of:=IF([$Sheet1.$B117]; UNICODE([$Sheet1.H117]); &quot;&quot;)" office:value-type="float" office:value="186" calcext:value-type="float">
            <text:p>186</text:p>
          </table:table-cell>
          <table:table-cell table:formula="of:==IF([$Sheet1.$B117]; [$Sheet1.K117]; &quot;&quot;)" office:value-type="string" office:string-value="ORTHO_LEFT" calcext:value-type="string">
            <text:p>ORTHO_LEFT</text:p>
          </table:table-cell>
          <table:table-cell table:formula="of:==IF([$Sheet1.$B117]; [$Sheet1.L117]; &quot;&quot;)" office:value-type="string" office:string-value="ORTHO_LEFT" calcext:value-type="string">
            <text:p>ORTHO_LEFT</text:p>
          </table:table-cell>
          <table:table-cell table:formula="of:==IF([$Sheet1.$B117]; [$Sheet1.M117]; &quot;&quot;)" office:value-type="string" office:string-value="ORTHO_DOWN" calcext:value-type="string">
            <text:p>ORTHO_DOWN</text:p>
          </table:table-cell>
          <table:table-cell table:formula="of:==IF([$Sheet1.$B117]; [$Sheet1.N117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18]; UNICODE([$Sheet1.D118]); &quot;&quot;)" office:value-type="float" office:value="184" calcext:value-type="float">
            <text:p>184</text:p>
          </table:table-cell>
          <table:table-cell table:formula="of:=IF([$Sheet1.$B118]; UNICODE([$Sheet1.E118]); &quot;&quot;)" office:value-type="float" office:value="185" calcext:value-type="float">
            <text:p>185</text:p>
          </table:table-cell>
          <table:table-cell table:formula="of:=IF([$Sheet1.$B118]; UNICODE([$Sheet1.F118]); &quot;&quot;)" office:value-type="float" office:value="186" calcext:value-type="float">
            <text:p>186</text:p>
          </table:table-cell>
          <table:table-cell table:formula="of:=IF([$Sheet1.$B118]; UNICODE([$Sheet1.G118]); &quot;&quot;)" office:value-type="float" office:value="182" calcext:value-type="float">
            <text:p>182</text:p>
          </table:table-cell>
          <table:table-cell table:formula="of:=IF([$Sheet1.$B118]; UNICODE([$Sheet1.H118]); &quot;&quot;)" office:value-type="float" office:value="185" calcext:value-type="float">
            <text:p>185</text:p>
          </table:table-cell>
          <table:table-cell table:formula="of:==IF([$Sheet1.$B118]; [$Sheet1.K118]; &quot;&quot;)" office:value-type="string" office:string-value="ORTHO_LEFT" calcext:value-type="string">
            <text:p>ORTHO_LEFT</text:p>
          </table:table-cell>
          <table:table-cell table:formula="of:==IF([$Sheet1.$B118]; [$Sheet1.L118]; &quot;&quot;)" office:value-type="string" office:string-value="ORTHO_LEFT" calcext:value-type="string">
            <text:p>ORTHO_LEFT</text:p>
          </table:table-cell>
          <table:table-cell table:formula="of:==IF([$Sheet1.$B118]; [$Sheet1.M118]; &quot;&quot;)" office:value-type="string" office:string-value="ORTHO_UP" calcext:value-type="string">
            <text:p>ORTHO_UP</text:p>
          </table:table-cell>
          <table:table-cell table:formula="of:==IF([$Sheet1.$B118]; [$Sheet1.N118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19]; UNICODE([$Sheet1.D119]); &quot;&quot;)" office:value-type="float" office:value="185" calcext:value-type="float">
            <text:p>185</text:p>
          </table:table-cell>
          <table:table-cell table:formula="of:=IF([$Sheet1.$B119]; UNICODE([$Sheet1.E119]); &quot;&quot;)" office:value-type="float" office:value="186" calcext:value-type="float">
            <text:p>186</text:p>
          </table:table-cell>
          <table:table-cell table:formula="of:=IF([$Sheet1.$B119]; UNICODE([$Sheet1.F119]); &quot;&quot;)" office:value-type="float" office:value="182" calcext:value-type="float">
            <text:p>182</text:p>
          </table:table-cell>
          <table:table-cell table:formula="of:=IF([$Sheet1.$B119]; UNICODE([$Sheet1.G119]); &quot;&quot;)" office:value-type="float" office:value="186" calcext:value-type="float">
            <text:p>186</text:p>
          </table:table-cell>
          <table:table-cell table:formula="of:=IF([$Sheet1.$B119]; UNICODE([$Sheet1.H119]); &quot;&quot;)" office:value-type="float" office:value="184" calcext:value-type="float">
            <text:p>184</text:p>
          </table:table-cell>
          <table:table-cell table:formula="of:==IF([$Sheet1.$B119]; [$Sheet1.K119]; &quot;&quot;)" office:value-type="string" office:string-value="ORTHO_RIGHT" calcext:value-type="string">
            <text:p>ORTHO_RIGHT</text:p>
          </table:table-cell>
          <table:table-cell table:formula="of:==IF([$Sheet1.$B119]; [$Sheet1.L119]; &quot;&quot;)" office:value-type="string" office:string-value="ORTHO_RIGHT" calcext:value-type="string">
            <text:p>ORTHO_RIGHT</text:p>
          </table:table-cell>
          <table:table-cell table:formula="of:==IF([$Sheet1.$B119]; [$Sheet1.M119]; &quot;&quot;)" office:value-type="string" office:string-value="ORTHO_UP" calcext:value-type="string">
            <text:p>ORTHO_UP</text:p>
          </table:table-cell>
          <table:table-cell table:formula="of:==IF([$Sheet1.$B119]; [$Sheet1.N119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20]; UNICODE([$Sheet1.D120]); &quot;&quot;)" office:value-type="float" office:value="186" calcext:value-type="float">
            <text:p>186</text:p>
          </table:table-cell>
          <table:table-cell table:formula="of:=IF([$Sheet1.$B120]; UNICODE([$Sheet1.E120]); &quot;&quot;)" office:value-type="float" office:value="182" calcext:value-type="float">
            <text:p>182</text:p>
          </table:table-cell>
          <table:table-cell table:formula="of:=IF([$Sheet1.$B120]; UNICODE([$Sheet1.F120]); &quot;&quot;)" office:value-type="float" office:value="184" calcext:value-type="float">
            <text:p>184</text:p>
          </table:table-cell>
          <table:table-cell table:formula="of:=IF([$Sheet1.$B120]; UNICODE([$Sheet1.G120]); &quot;&quot;)" office:value-type="float" office:value="185" calcext:value-type="float">
            <text:p>185</text:p>
          </table:table-cell>
          <table:table-cell table:formula="of:=IF([$Sheet1.$B120]; UNICODE([$Sheet1.H120]); &quot;&quot;)" office:value-type="float" office:value="182" calcext:value-type="float">
            <text:p>182</text:p>
          </table:table-cell>
          <table:table-cell table:formula="of:==IF([$Sheet1.$B120]; [$Sheet1.K120]; &quot;&quot;)" office:value-type="string" office:string-value="ORTHO_RIGHT" calcext:value-type="string">
            <text:p>ORTHO_RIGHT</text:p>
          </table:table-cell>
          <table:table-cell table:formula="of:==IF([$Sheet1.$B120]; [$Sheet1.L120]; &quot;&quot;)" office:value-type="string" office:string-value="ORTHO_RIGHT" calcext:value-type="string">
            <text:p>ORTHO_RIGHT</text:p>
          </table:table-cell>
          <table:table-cell table:formula="of:==IF([$Sheet1.$B120]; [$Sheet1.M120]; &quot;&quot;)" office:value-type="string" office:string-value="ORTHO_DOWN" calcext:value-type="string">
            <text:p>ORTHO_DOWN</text:p>
          </table:table-cell>
          <table:table-cell table:formula="of:==IF([$Sheet1.$B120]; [$Sheet1.N120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21]; UNICODE([$Sheet1.D121]); &quot;&quot;)" office:value-type="float" office:value="187" calcext:value-type="float">
            <text:p>187</text:p>
          </table:table-cell>
          <table:table-cell table:formula="of:=IF([$Sheet1.$B121]; UNICODE([$Sheet1.E121]); &quot;&quot;)" office:value-type="float" office:value="190" calcext:value-type="float">
            <text:p>190</text:p>
          </table:table-cell>
          <table:table-cell table:formula="of:=IF([$Sheet1.$B121]; UNICODE([$Sheet1.F121]); &quot;&quot;)" office:value-type="float" office:value="188" calcext:value-type="float">
            <text:p>188</text:p>
          </table:table-cell>
          <table:table-cell table:formula="of:=IF([$Sheet1.$B121]; UNICODE([$Sheet1.G121]); &quot;&quot;)" office:value-type="float" office:value="187" calcext:value-type="float">
            <text:p>187</text:p>
          </table:table-cell>
          <table:table-cell table:formula="of:=IF([$Sheet1.$B121]; UNICODE([$Sheet1.H121]); &quot;&quot;)" office:value-type="float" office:value="188" calcext:value-type="float">
            <text:p>188</text:p>
          </table:table-cell>
          <table:table-cell table:formula="of:==IF([$Sheet1.$B121]; [$Sheet1.K121]; &quot;&quot;)" office:value-type="string" office:string-value="ORTHO_RIGHT" calcext:value-type="string">
            <text:p>ORTHO_RIGHT</text:p>
          </table:table-cell>
          <table:table-cell table:formula="of:==IF([$Sheet1.$B121]; [$Sheet1.L121]; &quot;&quot;)" office:value-type="string" office:string-value="ORTHO_RIGHT" calcext:value-type="string">
            <text:p>ORTHO_RIGHT</text:p>
          </table:table-cell>
          <table:table-cell table:formula="of:==IF([$Sheet1.$B121]; [$Sheet1.M121]; &quot;&quot;)" office:value-type="string" office:string-value="EMPTY" calcext:value-type="string">
            <text:p>EMPTY</text:p>
          </table:table-cell>
          <table:table-cell table:formula="of:==IF([$Sheet1.$B121]; [$Sheet1.N121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22]; UNICODE([$Sheet1.D122]); &quot;&quot;)" office:value-type="float" office:value="188" calcext:value-type="float">
            <text:p>188</text:p>
          </table:table-cell>
          <table:table-cell table:formula="of:=IF([$Sheet1.$B122]; UNICODE([$Sheet1.E122]); &quot;&quot;)" office:value-type="float" office:value="189" calcext:value-type="float">
            <text:p>189</text:p>
          </table:table-cell>
          <table:table-cell table:formula="of:=IF([$Sheet1.$B122]; UNICODE([$Sheet1.F122]); &quot;&quot;)" office:value-type="float" office:value="187" calcext:value-type="float">
            <text:p>187</text:p>
          </table:table-cell>
          <table:table-cell table:formula="of:=IF([$Sheet1.$B122]; UNICODE([$Sheet1.G122]); &quot;&quot;)" office:value-type="float" office:value="188" calcext:value-type="float">
            <text:p>188</text:p>
          </table:table-cell>
          <table:table-cell table:formula="of:=IF([$Sheet1.$B122]; UNICODE([$Sheet1.H122]); &quot;&quot;)" office:value-type="float" office:value="187" calcext:value-type="float">
            <text:p>187</text:p>
          </table:table-cell>
          <table:table-cell table:formula="of:==IF([$Sheet1.$B122]; [$Sheet1.K122]; &quot;&quot;)" office:value-type="string" office:string-value="ORTHO_LEFT" calcext:value-type="string">
            <text:p>ORTHO_LEFT</text:p>
          </table:table-cell>
          <table:table-cell table:formula="of:==IF([$Sheet1.$B122]; [$Sheet1.L122]; &quot;&quot;)" office:value-type="string" office:string-value="ORTHO_LEFT" calcext:value-type="string">
            <text:p>ORTHO_LEFT</text:p>
          </table:table-cell>
          <table:table-cell table:formula="of:==IF([$Sheet1.$B122]; [$Sheet1.M122]; &quot;&quot;)" office:value-type="string" office:string-value="DIAG_BOTH" calcext:value-type="string">
            <text:p>DIAG_BOTH</text:p>
          </table:table-cell>
          <table:table-cell table:formula="of:==IF([$Sheet1.$B122]; [$Sheet1.N12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23]; UNICODE([$Sheet1.D123]); &quot;&quot;)" office:value-type="float" office:value="189" calcext:value-type="float">
            <text:p>189</text:p>
          </table:table-cell>
          <table:table-cell table:formula="of:=IF([$Sheet1.$B123]; UNICODE([$Sheet1.E123]); &quot;&quot;)" office:value-type="float" office:value="187" calcext:value-type="float">
            <text:p>187</text:p>
          </table:table-cell>
          <table:table-cell table:formula="of:=IF([$Sheet1.$B123]; UNICODE([$Sheet1.F123]); &quot;&quot;)" office:value-type="float" office:value="190" calcext:value-type="float">
            <text:p>190</text:p>
          </table:table-cell>
          <table:table-cell table:formula="of:=IF([$Sheet1.$B123]; UNICODE([$Sheet1.G123]); &quot;&quot;)" office:value-type="float" office:value="190" calcext:value-type="float">
            <text:p>190</text:p>
          </table:table-cell>
          <table:table-cell table:formula="of:=IF([$Sheet1.$B123]; UNICODE([$Sheet1.H123]); &quot;&quot;)" office:value-type="float" office:value="189" calcext:value-type="float">
            <text:p>189</text:p>
          </table:table-cell>
          <table:table-cell table:formula="of:==IF([$Sheet1.$B123]; [$Sheet1.K123]; &quot;&quot;)" office:value-type="string" office:string-value="DIAG_BOTH" calcext:value-type="string">
            <text:p>DIAG_BOTH</text:p>
          </table:table-cell>
          <table:table-cell table:formula="of:==IF([$Sheet1.$B123]; [$Sheet1.L123]; &quot;&quot;)" office:value-type="string" office:string-value="EMPTY" calcext:value-type="string">
            <text:p>EMPTY</text:p>
          </table:table-cell>
          <table:table-cell table:formula="of:==IF([$Sheet1.$B123]; [$Sheet1.M123]; &quot;&quot;)" office:value-type="string" office:string-value="ORTHO_UP" calcext:value-type="string">
            <text:p>ORTHO_UP</text:p>
          </table:table-cell>
          <table:table-cell table:formula="of:==IF([$Sheet1.$B123]; [$Sheet1.N123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24]; UNICODE([$Sheet1.D124]); &quot;&quot;)" office:value-type="float" office:value="190" calcext:value-type="float">
            <text:p>190</text:p>
          </table:table-cell>
          <table:table-cell table:formula="of:=IF([$Sheet1.$B124]; UNICODE([$Sheet1.E124]); &quot;&quot;)" office:value-type="float" office:value="188" calcext:value-type="float">
            <text:p>188</text:p>
          </table:table-cell>
          <table:table-cell table:formula="of:=IF([$Sheet1.$B124]; UNICODE([$Sheet1.F124]); &quot;&quot;)" office:value-type="float" office:value="189" calcext:value-type="float">
            <text:p>189</text:p>
          </table:table-cell>
          <table:table-cell table:formula="of:=IF([$Sheet1.$B124]; UNICODE([$Sheet1.G124]); &quot;&quot;)" office:value-type="float" office:value="189" calcext:value-type="float">
            <text:p>189</text:p>
          </table:table-cell>
          <table:table-cell table:formula="of:=IF([$Sheet1.$B124]; UNICODE([$Sheet1.H124]); &quot;&quot;)" office:value-type="float" office:value="190" calcext:value-type="float">
            <text:p>190</text:p>
          </table:table-cell>
          <table:table-cell table:formula="of:==IF([$Sheet1.$B124]; [$Sheet1.K124]; &quot;&quot;)" office:value-type="string" office:string-value="EMPTY" calcext:value-type="string">
            <text:p>EMPTY</text:p>
          </table:table-cell>
          <table:table-cell table:formula="of:==IF([$Sheet1.$B124]; [$Sheet1.L124]; &quot;&quot;)" office:value-type="string" office:string-value="DIAG_BOTH" calcext:value-type="string">
            <text:p>DIAG_BOTH</text:p>
          </table:table-cell>
          <table:table-cell table:formula="of:==IF([$Sheet1.$B124]; [$Sheet1.M124]; &quot;&quot;)" office:value-type="string" office:string-value="ORTHO_DOWN" calcext:value-type="string">
            <text:p>ORTHO_DOWN</text:p>
          </table:table-cell>
          <table:table-cell table:formula="of:==IF([$Sheet1.$B124]; [$Sheet1.N124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25]; UNICODE([$Sheet1.D125]); &quot;&quot;)" office:value-type="float" office:value="191" calcext:value-type="float">
            <text:p>191</text:p>
          </table:table-cell>
          <table:table-cell table:formula="of:=IF([$Sheet1.$B125]; UNICODE([$Sheet1.E125]); &quot;&quot;)" office:value-type="float" office:value="194" calcext:value-type="float">
            <text:p>194</text:p>
          </table:table-cell>
          <table:table-cell table:formula="of:=IF([$Sheet1.$B125]; UNICODE([$Sheet1.F125]); &quot;&quot;)" office:value-type="float" office:value="192" calcext:value-type="float">
            <text:p>192</text:p>
          </table:table-cell>
          <table:table-cell table:formula="of:=IF([$Sheet1.$B125]; UNICODE([$Sheet1.G125]); &quot;&quot;)" office:value-type="float" office:value="191" calcext:value-type="float">
            <text:p>191</text:p>
          </table:table-cell>
          <table:table-cell table:formula="of:=IF([$Sheet1.$B125]; UNICODE([$Sheet1.H125]); &quot;&quot;)" office:value-type="float" office:value="192" calcext:value-type="float">
            <text:p>192</text:p>
          </table:table-cell>
          <table:table-cell table:formula="of:==IF([$Sheet1.$B125]; [$Sheet1.K125]; &quot;&quot;)" office:value-type="string" office:string-value="ORTHO_RIGHT" calcext:value-type="string">
            <text:p>ORTHO_RIGHT</text:p>
          </table:table-cell>
          <table:table-cell table:formula="of:==IF([$Sheet1.$B125]; [$Sheet1.L125]; &quot;&quot;)" office:value-type="string" office:string-value="ORTHO_RIGHT" calcext:value-type="string">
            <text:p>ORTHO_RIGHT</text:p>
          </table:table-cell>
          <table:table-cell table:formula="of:==IF([$Sheet1.$B125]; [$Sheet1.M125]; &quot;&quot;)" office:value-type="string" office:string-value="EMPTY" calcext:value-type="string">
            <text:p>EMPTY</text:p>
          </table:table-cell>
          <table:table-cell table:formula="of:==IF([$Sheet1.$B125]; [$Sheet1.N125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26]; UNICODE([$Sheet1.D126]); &quot;&quot;)" office:value-type="float" office:value="192" calcext:value-type="float">
            <text:p>192</text:p>
          </table:table-cell>
          <table:table-cell table:formula="of:=IF([$Sheet1.$B126]; UNICODE([$Sheet1.E126]); &quot;&quot;)" office:value-type="float" office:value="193" calcext:value-type="float">
            <text:p>193</text:p>
          </table:table-cell>
          <table:table-cell table:formula="of:=IF([$Sheet1.$B126]; UNICODE([$Sheet1.F126]); &quot;&quot;)" office:value-type="float" office:value="191" calcext:value-type="float">
            <text:p>191</text:p>
          </table:table-cell>
          <table:table-cell table:formula="of:=IF([$Sheet1.$B126]; UNICODE([$Sheet1.G126]); &quot;&quot;)" office:value-type="float" office:value="192" calcext:value-type="float">
            <text:p>192</text:p>
          </table:table-cell>
          <table:table-cell table:formula="of:=IF([$Sheet1.$B126]; UNICODE([$Sheet1.H126]); &quot;&quot;)" office:value-type="float" office:value="191" calcext:value-type="float">
            <text:p>191</text:p>
          </table:table-cell>
          <table:table-cell table:formula="of:==IF([$Sheet1.$B126]; [$Sheet1.K126]; &quot;&quot;)" office:value-type="string" office:string-value="ORTHO_LEFT" calcext:value-type="string">
            <text:p>ORTHO_LEFT</text:p>
          </table:table-cell>
          <table:table-cell table:formula="of:==IF([$Sheet1.$B126]; [$Sheet1.L126]; &quot;&quot;)" office:value-type="string" office:string-value="ORTHO_LEFT" calcext:value-type="string">
            <text:p>ORTHO_LEFT</text:p>
          </table:table-cell>
          <table:table-cell table:formula="of:==IF([$Sheet1.$B126]; [$Sheet1.M126]; &quot;&quot;)" office:value-type="string" office:string-value="ORTHO_BOTH" calcext:value-type="string">
            <text:p>ORTHO_BOTH</text:p>
          </table:table-cell>
          <table:table-cell table:formula="of:==IF([$Sheet1.$B126]; [$Sheet1.N12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27]; UNICODE([$Sheet1.D127]); &quot;&quot;)" office:value-type="float" office:value="193" calcext:value-type="float">
            <text:p>193</text:p>
          </table:table-cell>
          <table:table-cell table:formula="of:=IF([$Sheet1.$B127]; UNICODE([$Sheet1.E127]); &quot;&quot;)" office:value-type="float" office:value="191" calcext:value-type="float">
            <text:p>191</text:p>
          </table:table-cell>
          <table:table-cell table:formula="of:=IF([$Sheet1.$B127]; UNICODE([$Sheet1.F127]); &quot;&quot;)" office:value-type="float" office:value="194" calcext:value-type="float">
            <text:p>194</text:p>
          </table:table-cell>
          <table:table-cell table:formula="of:=IF([$Sheet1.$B127]; UNICODE([$Sheet1.G127]); &quot;&quot;)" office:value-type="float" office:value="194" calcext:value-type="float">
            <text:p>194</text:p>
          </table:table-cell>
          <table:table-cell table:formula="of:=IF([$Sheet1.$B127]; UNICODE([$Sheet1.H127]); &quot;&quot;)" office:value-type="float" office:value="193" calcext:value-type="float">
            <text:p>193</text:p>
          </table:table-cell>
          <table:table-cell table:formula="of:==IF([$Sheet1.$B127]; [$Sheet1.K127]; &quot;&quot;)" office:value-type="string" office:string-value="ORTHO_BOTH" calcext:value-type="string">
            <text:p>ORTHO_BOTH</text:p>
          </table:table-cell>
          <table:table-cell table:formula="of:==IF([$Sheet1.$B127]; [$Sheet1.L127]; &quot;&quot;)" office:value-type="string" office:string-value="EMPTY" calcext:value-type="string">
            <text:p>EMPTY</text:p>
          </table:table-cell>
          <table:table-cell table:formula="of:==IF([$Sheet1.$B127]; [$Sheet1.M127]; &quot;&quot;)" office:value-type="string" office:string-value="ORTHO_UP" calcext:value-type="string">
            <text:p>ORTHO_UP</text:p>
          </table:table-cell>
          <table:table-cell table:formula="of:==IF([$Sheet1.$B127]; [$Sheet1.N127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28]; UNICODE([$Sheet1.D128]); &quot;&quot;)" office:value-type="float" office:value="194" calcext:value-type="float">
            <text:p>194</text:p>
          </table:table-cell>
          <table:table-cell table:formula="of:=IF([$Sheet1.$B128]; UNICODE([$Sheet1.E128]); &quot;&quot;)" office:value-type="float" office:value="192" calcext:value-type="float">
            <text:p>192</text:p>
          </table:table-cell>
          <table:table-cell table:formula="of:=IF([$Sheet1.$B128]; UNICODE([$Sheet1.F128]); &quot;&quot;)" office:value-type="float" office:value="193" calcext:value-type="float">
            <text:p>193</text:p>
          </table:table-cell>
          <table:table-cell table:formula="of:=IF([$Sheet1.$B128]; UNICODE([$Sheet1.G128]); &quot;&quot;)" office:value-type="float" office:value="193" calcext:value-type="float">
            <text:p>193</text:p>
          </table:table-cell>
          <table:table-cell table:formula="of:=IF([$Sheet1.$B128]; UNICODE([$Sheet1.H128]); &quot;&quot;)" office:value-type="float" office:value="194" calcext:value-type="float">
            <text:p>194</text:p>
          </table:table-cell>
          <table:table-cell table:formula="of:==IF([$Sheet1.$B128]; [$Sheet1.K128]; &quot;&quot;)" office:value-type="string" office:string-value="EMPTY" calcext:value-type="string">
            <text:p>EMPTY</text:p>
          </table:table-cell>
          <table:table-cell table:formula="of:==IF([$Sheet1.$B128]; [$Sheet1.L128]; &quot;&quot;)" office:value-type="string" office:string-value="ORTHO_BOTH" calcext:value-type="string">
            <text:p>ORTHO_BOTH</text:p>
          </table:table-cell>
          <table:table-cell table:formula="of:==IF([$Sheet1.$B128]; [$Sheet1.M128]; &quot;&quot;)" office:value-type="string" office:string-value="ORTHO_DOWN" calcext:value-type="string">
            <text:p>ORTHO_DOWN</text:p>
          </table:table-cell>
          <table:table-cell table:formula="of:==IF([$Sheet1.$B128]; [$Sheet1.N128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29]; UNICODE([$Sheet1.D129]); &quot;&quot;)" office:value-type="float" office:value="195" calcext:value-type="float">
            <text:p>195</text:p>
          </table:table-cell>
          <table:table-cell table:formula="of:=IF([$Sheet1.$B129]; UNICODE([$Sheet1.E129]); &quot;&quot;)" office:value-type="float" office:value="196" calcext:value-type="float">
            <text:p>196</text:p>
          </table:table-cell>
          <table:table-cell table:formula="of:=IF([$Sheet1.$B129]; UNICODE([$Sheet1.F129]); &quot;&quot;)" office:value-type="float" office:value="197" calcext:value-type="float">
            <text:p>197</text:p>
          </table:table-cell>
          <table:table-cell table:formula="of:=IF([$Sheet1.$B129]; UNICODE([$Sheet1.G129]); &quot;&quot;)" office:value-type="float" office:value="196" calcext:value-type="float">
            <text:p>196</text:p>
          </table:table-cell>
          <table:table-cell table:formula="of:=IF([$Sheet1.$B129]; UNICODE([$Sheet1.H129]); &quot;&quot;)" office:value-type="float" office:value="198" calcext:value-type="float">
            <text:p>198</text:p>
          </table:table-cell>
          <table:table-cell table:formula="of:==IF([$Sheet1.$B129]; [$Sheet1.K129]; &quot;&quot;)" office:value-type="string" office:string-value="EMPTY" calcext:value-type="string">
            <text:p>EMPTY</text:p>
          </table:table-cell>
          <table:table-cell table:formula="of:==IF([$Sheet1.$B129]; [$Sheet1.L129]; &quot;&quot;)" office:value-type="string" office:string-value="ORTHO_LEFT" calcext:value-type="string">
            <text:p>ORTHO_LEFT</text:p>
          </table:table-cell>
          <table:table-cell table:formula="of:==IF([$Sheet1.$B129]; [$Sheet1.M129]; &quot;&quot;)" office:value-type="string" office:string-value="ORTHO_DOWN" calcext:value-type="string">
            <text:p>ORTHO_DOWN</text:p>
          </table:table-cell>
          <table:table-cell table:formula="of:==IF([$Sheet1.$B129]; [$Sheet1.N129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0]; UNICODE([$Sheet1.D130]); &quot;&quot;)" office:value-type="float" office:value="196" calcext:value-type="float">
            <text:p>196</text:p>
          </table:table-cell>
          <table:table-cell table:formula="of:=IF([$Sheet1.$B130]; UNICODE([$Sheet1.E130]); &quot;&quot;)" office:value-type="float" office:value="197" calcext:value-type="float">
            <text:p>197</text:p>
          </table:table-cell>
          <table:table-cell table:formula="of:=IF([$Sheet1.$B130]; UNICODE([$Sheet1.F130]); &quot;&quot;)" office:value-type="float" office:value="198" calcext:value-type="float">
            <text:p>198</text:p>
          </table:table-cell>
          <table:table-cell table:formula="of:=IF([$Sheet1.$B130]; UNICODE([$Sheet1.G130]); &quot;&quot;)" office:value-type="float" office:value="195" calcext:value-type="float">
            <text:p>195</text:p>
          </table:table-cell>
          <table:table-cell table:formula="of:=IF([$Sheet1.$B130]; UNICODE([$Sheet1.H130]); &quot;&quot;)" office:value-type="float" office:value="197" calcext:value-type="float">
            <text:p>197</text:p>
          </table:table-cell>
          <table:table-cell table:formula="of:==IF([$Sheet1.$B130]; [$Sheet1.K130]; &quot;&quot;)" office:value-type="string" office:string-value="ORTHO_LEFT" calcext:value-type="string">
            <text:p>ORTHO_LEFT</text:p>
          </table:table-cell>
          <table:table-cell table:formula="of:==IF([$Sheet1.$B130]; [$Sheet1.L130]; &quot;&quot;)" office:value-type="string" office:string-value="EMPTY" calcext:value-type="string">
            <text:p>EMPTY</text:p>
          </table:table-cell>
          <table:table-cell table:formula="of:==IF([$Sheet1.$B130]; [$Sheet1.M130]; &quot;&quot;)" office:value-type="string" office:string-value="ORTHO_UP" calcext:value-type="string">
            <text:p>ORTHO_UP</text:p>
          </table:table-cell>
          <table:table-cell table:formula="of:==IF([$Sheet1.$B130]; [$Sheet1.N13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1]; UNICODE([$Sheet1.D131]); &quot;&quot;)" office:value-type="float" office:value="197" calcext:value-type="float">
            <text:p>197</text:p>
          </table:table-cell>
          <table:table-cell table:formula="of:=IF([$Sheet1.$B131]; UNICODE([$Sheet1.E131]); &quot;&quot;)" office:value-type="float" office:value="198" calcext:value-type="float">
            <text:p>198</text:p>
          </table:table-cell>
          <table:table-cell table:formula="of:=IF([$Sheet1.$B131]; UNICODE([$Sheet1.F131]); &quot;&quot;)" office:value-type="float" office:value="195" calcext:value-type="float">
            <text:p>195</text:p>
          </table:table-cell>
          <table:table-cell table:formula="of:=IF([$Sheet1.$B131]; UNICODE([$Sheet1.G131]); &quot;&quot;)" office:value-type="float" office:value="198" calcext:value-type="float">
            <text:p>198</text:p>
          </table:table-cell>
          <table:table-cell table:formula="of:=IF([$Sheet1.$B131]; UNICODE([$Sheet1.H131]); &quot;&quot;)" office:value-type="float" office:value="196" calcext:value-type="float">
            <text:p>196</text:p>
          </table:table-cell>
          <table:table-cell table:formula="of:==IF([$Sheet1.$B131]; [$Sheet1.K131]; &quot;&quot;)" office:value-type="string" office:string-value="ORTHO_RIGHT" calcext:value-type="string">
            <text:p>ORTHO_RIGHT</text:p>
          </table:table-cell>
          <table:table-cell table:formula="of:==IF([$Sheet1.$B131]; [$Sheet1.L131]; &quot;&quot;)" office:value-type="string" office:string-value="EMPTY" calcext:value-type="string">
            <text:p>EMPTY</text:p>
          </table:table-cell>
          <table:table-cell table:formula="of:==IF([$Sheet1.$B131]; [$Sheet1.M131]; &quot;&quot;)" office:value-type="string" office:string-value="EMPTY" calcext:value-type="string">
            <text:p>EMPTY</text:p>
          </table:table-cell>
          <table:table-cell table:formula="of:==IF([$Sheet1.$B131]; [$Sheet1.N131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32]; UNICODE([$Sheet1.D132]); &quot;&quot;)" office:value-type="float" office:value="198" calcext:value-type="float">
            <text:p>198</text:p>
          </table:table-cell>
          <table:table-cell table:formula="of:=IF([$Sheet1.$B132]; UNICODE([$Sheet1.E132]); &quot;&quot;)" office:value-type="float" office:value="195" calcext:value-type="float">
            <text:p>195</text:p>
          </table:table-cell>
          <table:table-cell table:formula="of:=IF([$Sheet1.$B132]; UNICODE([$Sheet1.F132]); &quot;&quot;)" office:value-type="float" office:value="196" calcext:value-type="float">
            <text:p>196</text:p>
          </table:table-cell>
          <table:table-cell table:formula="of:=IF([$Sheet1.$B132]; UNICODE([$Sheet1.G132]); &quot;&quot;)" office:value-type="float" office:value="197" calcext:value-type="float">
            <text:p>197</text:p>
          </table:table-cell>
          <table:table-cell table:formula="of:=IF([$Sheet1.$B132]; UNICODE([$Sheet1.H132]); &quot;&quot;)" office:value-type="float" office:value="195" calcext:value-type="float">
            <text:p>195</text:p>
          </table:table-cell>
          <table:table-cell table:formula="of:==IF([$Sheet1.$B132]; [$Sheet1.K132]; &quot;&quot;)" office:value-type="string" office:string-value="EMPTY" calcext:value-type="string">
            <text:p>EMPTY</text:p>
          </table:table-cell>
          <table:table-cell table:formula="of:==IF([$Sheet1.$B132]; [$Sheet1.L132]; &quot;&quot;)" office:value-type="string" office:string-value="ORTHO_RIGHT" calcext:value-type="string">
            <text:p>ORTHO_RIGHT</text:p>
          </table:table-cell>
          <table:table-cell table:formula="of:==IF([$Sheet1.$B132]; [$Sheet1.M132]; &quot;&quot;)" office:value-type="string" office:string-value="EMPTY" calcext:value-type="string">
            <text:p>EMPTY</text:p>
          </table:table-cell>
          <table:table-cell table:formula="of:==IF([$Sheet1.$B132]; [$Sheet1.N132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33]; UNICODE([$Sheet1.D133]); &quot;&quot;)" office:value-type="float" office:value="199" calcext:value-type="float">
            <text:p>199</text:p>
          </table:table-cell>
          <table:table-cell table:formula="of:=IF([$Sheet1.$B133]; UNICODE([$Sheet1.E133]); &quot;&quot;)" office:value-type="float" office:value="202" calcext:value-type="float">
            <text:p>202</text:p>
          </table:table-cell>
          <table:table-cell table:formula="of:=IF([$Sheet1.$B133]; UNICODE([$Sheet1.F133]); &quot;&quot;)" office:value-type="float" office:value="200" calcext:value-type="float">
            <text:p>200</text:p>
          </table:table-cell>
          <table:table-cell table:formula="of:=IF([$Sheet1.$B133]; UNICODE([$Sheet1.G133]); &quot;&quot;)" office:value-type="float" office:value="200" calcext:value-type="float">
            <text:p>200</text:p>
          </table:table-cell>
          <table:table-cell table:formula="of:=IF([$Sheet1.$B133]; UNICODE([$Sheet1.H133]); &quot;&quot;)" office:value-type="float" office:value="199" calcext:value-type="float">
            <text:p>199</text:p>
          </table:table-cell>
          <table:table-cell table:formula="of:==IF([$Sheet1.$B133]; [$Sheet1.K133]; &quot;&quot;)" office:value-type="string" office:string-value="ORTHO_BOTH" calcext:value-type="string">
            <text:p>ORTHO_BOTH</text:p>
          </table:table-cell>
          <table:table-cell table:formula="of:==IF([$Sheet1.$B133]; [$Sheet1.L133]; &quot;&quot;)" office:value-type="string" office:string-value="EMPTY" calcext:value-type="string">
            <text:p>EMPTY</text:p>
          </table:table-cell>
          <table:table-cell table:formula="of:==IF([$Sheet1.$B133]; [$Sheet1.M133]; &quot;&quot;)" office:value-type="string" office:string-value="EMPTY" calcext:value-type="string">
            <text:p>EMPTY</text:p>
          </table:table-cell>
          <table:table-cell table:formula="of:==IF([$Sheet1.$B133]; [$Sheet1.N133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4]; UNICODE([$Sheet1.D134]); &quot;&quot;)" office:value-type="float" office:value="200" calcext:value-type="float">
            <text:p>200</text:p>
          </table:table-cell>
          <table:table-cell table:formula="of:=IF([$Sheet1.$B134]; UNICODE([$Sheet1.E134]); &quot;&quot;)" office:value-type="float" office:value="201" calcext:value-type="float">
            <text:p>201</text:p>
          </table:table-cell>
          <table:table-cell table:formula="of:=IF([$Sheet1.$B134]; UNICODE([$Sheet1.F134]); &quot;&quot;)" office:value-type="float" office:value="199" calcext:value-type="float">
            <text:p>199</text:p>
          </table:table-cell>
          <table:table-cell table:formula="of:=IF([$Sheet1.$B134]; UNICODE([$Sheet1.G134]); &quot;&quot;)" office:value-type="float" office:value="199" calcext:value-type="float">
            <text:p>199</text:p>
          </table:table-cell>
          <table:table-cell table:formula="of:=IF([$Sheet1.$B134]; UNICODE([$Sheet1.H134]); &quot;&quot;)" office:value-type="float" office:value="200" calcext:value-type="float">
            <text:p>200</text:p>
          </table:table-cell>
          <table:table-cell table:formula="of:==IF([$Sheet1.$B134]; [$Sheet1.K134]; &quot;&quot;)" office:value-type="string" office:string-value="EMPTY" calcext:value-type="string">
            <text:p>EMPTY</text:p>
          </table:table-cell>
          <table:table-cell table:formula="of:==IF([$Sheet1.$B134]; [$Sheet1.L134]; &quot;&quot;)" office:value-type="string" office:string-value="ORTHO_BOTH" calcext:value-type="string">
            <text:p>ORTHO_BOTH</text:p>
          </table:table-cell>
          <table:table-cell table:formula="of:==IF([$Sheet1.$B134]; [$Sheet1.M134]; &quot;&quot;)" office:value-type="string" office:string-value="EMPTY" calcext:value-type="string">
            <text:p>EMPTY</text:p>
          </table:table-cell>
          <table:table-cell table:formula="of:==IF([$Sheet1.$B134]; [$Sheet1.N134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5]; UNICODE([$Sheet1.D135]); &quot;&quot;)" office:value-type="float" office:value="201" calcext:value-type="float">
            <text:p>201</text:p>
          </table:table-cell>
          <table:table-cell table:formula="of:=IF([$Sheet1.$B135]; UNICODE([$Sheet1.E135]); &quot;&quot;)" office:value-type="float" office:value="199" calcext:value-type="float">
            <text:p>199</text:p>
          </table:table-cell>
          <table:table-cell table:formula="of:=IF([$Sheet1.$B135]; UNICODE([$Sheet1.F135]); &quot;&quot;)" office:value-type="float" office:value="202" calcext:value-type="float">
            <text:p>202</text:p>
          </table:table-cell>
          <table:table-cell table:formula="of:=IF([$Sheet1.$B135]; UNICODE([$Sheet1.G135]); &quot;&quot;)" office:value-type="float" office:value="201" calcext:value-type="float">
            <text:p>201</text:p>
          </table:table-cell>
          <table:table-cell table:formula="of:=IF([$Sheet1.$B135]; UNICODE([$Sheet1.H135]); &quot;&quot;)" office:value-type="float" office:value="202" calcext:value-type="float">
            <text:p>202</text:p>
          </table:table-cell>
          <table:table-cell table:formula="of:==IF([$Sheet1.$B135]; [$Sheet1.K135]; &quot;&quot;)" office:value-type="string" office:string-value="EMPTY" calcext:value-type="string">
            <text:p>EMPTY</text:p>
          </table:table-cell>
          <table:table-cell table:formula="of:==IF([$Sheet1.$B135]; [$Sheet1.L135]; &quot;&quot;)" office:value-type="string" office:string-value="EMPTY" calcext:value-type="string">
            <text:p>EMPTY</text:p>
          </table:table-cell>
          <table:table-cell table:formula="of:==IF([$Sheet1.$B135]; [$Sheet1.M135]; &quot;&quot;)" office:value-type="string" office:string-value="ORTHO_BOTH" calcext:value-type="string">
            <text:p>ORTHO_BOTH</text:p>
          </table:table-cell>
          <table:table-cell table:formula="of:==IF([$Sheet1.$B135]; [$Sheet1.N13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6]; UNICODE([$Sheet1.D136]); &quot;&quot;)" office:value-type="float" office:value="202" calcext:value-type="float">
            <text:p>202</text:p>
          </table:table-cell>
          <table:table-cell table:formula="of:=IF([$Sheet1.$B136]; UNICODE([$Sheet1.E136]); &quot;&quot;)" office:value-type="float" office:value="200" calcext:value-type="float">
            <text:p>200</text:p>
          </table:table-cell>
          <table:table-cell table:formula="of:=IF([$Sheet1.$B136]; UNICODE([$Sheet1.F136]); &quot;&quot;)" office:value-type="float" office:value="201" calcext:value-type="float">
            <text:p>201</text:p>
          </table:table-cell>
          <table:table-cell table:formula="of:=IF([$Sheet1.$B136]; UNICODE([$Sheet1.G136]); &quot;&quot;)" office:value-type="float" office:value="202" calcext:value-type="float">
            <text:p>202</text:p>
          </table:table-cell>
          <table:table-cell table:formula="of:=IF([$Sheet1.$B136]; UNICODE([$Sheet1.H136]); &quot;&quot;)" office:value-type="float" office:value="201" calcext:value-type="float">
            <text:p>201</text:p>
          </table:table-cell>
          <table:table-cell table:formula="of:==IF([$Sheet1.$B136]; [$Sheet1.K136]; &quot;&quot;)" office:value-type="string" office:string-value="EMPTY" calcext:value-type="string">
            <text:p>EMPTY</text:p>
          </table:table-cell>
          <table:table-cell table:formula="of:==IF([$Sheet1.$B136]; [$Sheet1.L136]; &quot;&quot;)" office:value-type="string" office:string-value="EMPTY" calcext:value-type="string">
            <text:p>EMPTY</text:p>
          </table:table-cell>
          <table:table-cell table:formula="of:==IF([$Sheet1.$B136]; [$Sheet1.M136]; &quot;&quot;)" office:value-type="string" office:string-value="EMPTY" calcext:value-type="string">
            <text:p>EMPTY</text:p>
          </table:table-cell>
          <table:table-cell table:formula="of:==IF([$Sheet1.$B136]; [$Sheet1.N136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37]; UNICODE([$Sheet1.D137]); &quot;&quot;)" office:value-type="float" office:value="203" calcext:value-type="float">
            <text:p>203</text:p>
          </table:table-cell>
          <table:table-cell table:formula="of:=IF([$Sheet1.$B137]; UNICODE([$Sheet1.E137]); &quot;&quot;)" office:value-type="float" office:value="204" calcext:value-type="float">
            <text:p>204</text:p>
          </table:table-cell>
          <table:table-cell table:formula="of:=IF([$Sheet1.$B137]; UNICODE([$Sheet1.F137]); &quot;&quot;)" office:value-type="float" office:value="206" calcext:value-type="float">
            <text:p>206</text:p>
          </table:table-cell>
          <table:table-cell table:formula="of:=IF([$Sheet1.$B137]; UNICODE([$Sheet1.G137]); &quot;&quot;)" office:value-type="float" office:value="205" calcext:value-type="float">
            <text:p>205</text:p>
          </table:table-cell>
          <table:table-cell table:formula="of:=IF([$Sheet1.$B137]; UNICODE([$Sheet1.H137]); &quot;&quot;)" office:value-type="float" office:value="204" calcext:value-type="float">
            <text:p>204</text:p>
          </table:table-cell>
          <table:table-cell table:formula="of:==IF([$Sheet1.$B137]; [$Sheet1.K137]; &quot;&quot;)" office:value-type="string" office:string-value="EMPTY" calcext:value-type="string">
            <text:p>EMPTY</text:p>
          </table:table-cell>
          <table:table-cell table:formula="of:==IF([$Sheet1.$B137]; [$Sheet1.L137]; &quot;&quot;)" office:value-type="string" office:string-value="ORTHO_LEFT" calcext:value-type="string">
            <text:p>ORTHO_LEFT</text:p>
          </table:table-cell>
          <table:table-cell table:formula="of:==IF([$Sheet1.$B137]; [$Sheet1.M137]; &quot;&quot;)" office:value-type="string" office:string-value="EMPTY" calcext:value-type="string">
            <text:p>EMPTY</text:p>
          </table:table-cell>
          <table:table-cell table:formula="of:==IF([$Sheet1.$B137]; [$Sheet1.N137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38]; UNICODE([$Sheet1.D138]); &quot;&quot;)" office:value-type="float" office:value="204" calcext:value-type="float">
            <text:p>204</text:p>
          </table:table-cell>
          <table:table-cell table:formula="of:=IF([$Sheet1.$B138]; UNICODE([$Sheet1.E138]); &quot;&quot;)" office:value-type="float" office:value="206" calcext:value-type="float">
            <text:p>206</text:p>
          </table:table-cell>
          <table:table-cell table:formula="of:=IF([$Sheet1.$B138]; UNICODE([$Sheet1.F138]); &quot;&quot;)" office:value-type="float" office:value="205" calcext:value-type="float">
            <text:p>205</text:p>
          </table:table-cell>
          <table:table-cell table:formula="of:=IF([$Sheet1.$B138]; UNICODE([$Sheet1.G138]); &quot;&quot;)" office:value-type="float" office:value="206" calcext:value-type="float">
            <text:p>206</text:p>
          </table:table-cell>
          <table:table-cell table:formula="of:=IF([$Sheet1.$B138]; UNICODE([$Sheet1.H138]); &quot;&quot;)" office:value-type="float" office:value="203" calcext:value-type="float">
            <text:p>203</text:p>
          </table:table-cell>
          <table:table-cell table:formula="of:==IF([$Sheet1.$B138]; [$Sheet1.K138]; &quot;&quot;)" office:value-type="string" office:string-value="EMPTY" calcext:value-type="string">
            <text:p>EMPTY</text:p>
          </table:table-cell>
          <table:table-cell table:formula="of:==IF([$Sheet1.$B138]; [$Sheet1.L138]; &quot;&quot;)" office:value-type="string" office:string-value="ORTHO_RIGHT" calcext:value-type="string">
            <text:p>ORTHO_RIGHT</text:p>
          </table:table-cell>
          <table:table-cell table:formula="of:==IF([$Sheet1.$B138]; [$Sheet1.M138]; &quot;&quot;)" office:value-type="string" office:string-value="ORTHO_UP" calcext:value-type="string">
            <text:p>ORTHO_UP</text:p>
          </table:table-cell>
          <table:table-cell table:formula="of:==IF([$Sheet1.$B138]; [$Sheet1.N13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39]; UNICODE([$Sheet1.D139]); &quot;&quot;)" office:value-type="float" office:value="205" calcext:value-type="float">
            <text:p>205</text:p>
          </table:table-cell>
          <table:table-cell table:formula="of:=IF([$Sheet1.$B139]; UNICODE([$Sheet1.E139]); &quot;&quot;)" office:value-type="float" office:value="203" calcext:value-type="float">
            <text:p>203</text:p>
          </table:table-cell>
          <table:table-cell table:formula="of:=IF([$Sheet1.$B139]; UNICODE([$Sheet1.F139]); &quot;&quot;)" office:value-type="float" office:value="204" calcext:value-type="float">
            <text:p>204</text:p>
          </table:table-cell>
          <table:table-cell table:formula="of:=IF([$Sheet1.$B139]; UNICODE([$Sheet1.G139]); &quot;&quot;)" office:value-type="float" office:value="203" calcext:value-type="float">
            <text:p>203</text:p>
          </table:table-cell>
          <table:table-cell table:formula="of:=IF([$Sheet1.$B139]; UNICODE([$Sheet1.H139]); &quot;&quot;)" office:value-type="float" office:value="206" calcext:value-type="float">
            <text:p>206</text:p>
          </table:table-cell>
          <table:table-cell table:formula="of:==IF([$Sheet1.$B139]; [$Sheet1.K139]; &quot;&quot;)" office:value-type="string" office:string-value="ORTHO_LEFT" calcext:value-type="string">
            <text:p>ORTHO_LEFT</text:p>
          </table:table-cell>
          <table:table-cell table:formula="of:==IF([$Sheet1.$B139]; [$Sheet1.L139]; &quot;&quot;)" office:value-type="string" office:string-value="EMPTY" calcext:value-type="string">
            <text:p>EMPTY</text:p>
          </table:table-cell>
          <table:table-cell table:formula="of:==IF([$Sheet1.$B139]; [$Sheet1.M139]; &quot;&quot;)" office:value-type="string" office:string-value="EMPTY" calcext:value-type="string">
            <text:p>EMPTY</text:p>
          </table:table-cell>
          <table:table-cell table:formula="of:==IF([$Sheet1.$B139]; [$Sheet1.N139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40]; UNICODE([$Sheet1.D140]); &quot;&quot;)" office:value-type="float" office:value="206" calcext:value-type="float">
            <text:p>206</text:p>
          </table:table-cell>
          <table:table-cell table:formula="of:=IF([$Sheet1.$B140]; UNICODE([$Sheet1.E140]); &quot;&quot;)" office:value-type="float" office:value="205" calcext:value-type="float">
            <text:p>205</text:p>
          </table:table-cell>
          <table:table-cell table:formula="of:=IF([$Sheet1.$B140]; UNICODE([$Sheet1.F140]); &quot;&quot;)" office:value-type="float" office:value="203" calcext:value-type="float">
            <text:p>203</text:p>
          </table:table-cell>
          <table:table-cell table:formula="of:=IF([$Sheet1.$B140]; UNICODE([$Sheet1.G140]); &quot;&quot;)" office:value-type="float" office:value="204" calcext:value-type="float">
            <text:p>204</text:p>
          </table:table-cell>
          <table:table-cell table:formula="of:=IF([$Sheet1.$B140]; UNICODE([$Sheet1.H140]); &quot;&quot;)" office:value-type="float" office:value="205" calcext:value-type="float">
            <text:p>205</text:p>
          </table:table-cell>
          <table:table-cell table:formula="of:==IF([$Sheet1.$B140]; [$Sheet1.K140]; &quot;&quot;)" office:value-type="string" office:string-value="ORTHO_RIGHT" calcext:value-type="string">
            <text:p>ORTHO_RIGHT</text:p>
          </table:table-cell>
          <table:table-cell table:formula="of:==IF([$Sheet1.$B140]; [$Sheet1.L140]; &quot;&quot;)" office:value-type="string" office:string-value="EMPTY" calcext:value-type="string">
            <text:p>EMPTY</text:p>
          </table:table-cell>
          <table:table-cell table:formula="of:==IF([$Sheet1.$B140]; [$Sheet1.M140]; &quot;&quot;)" office:value-type="string" office:string-value="ORTHO_DOWN" calcext:value-type="string">
            <text:p>ORTHO_DOWN</text:p>
          </table:table-cell>
          <table:table-cell table:formula="of:==IF([$Sheet1.$B140]; [$Sheet1.N14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41]; UNICODE([$Sheet1.D141]); &quot;&quot;)" office:value-type="float" office:value="207" calcext:value-type="float">
            <text:p>207</text:p>
          </table:table-cell>
          <table:table-cell table:formula="of:=IF([$Sheet1.$B141]; UNICODE([$Sheet1.E141]); &quot;&quot;)" office:value-type="float" office:value="208" calcext:value-type="float">
            <text:p>208</text:p>
          </table:table-cell>
          <table:table-cell table:formula="of:=IF([$Sheet1.$B141]; UNICODE([$Sheet1.F141]); &quot;&quot;)" office:value-type="float" office:value="210" calcext:value-type="float">
            <text:p>210</text:p>
          </table:table-cell>
          <table:table-cell table:formula="of:=IF([$Sheet1.$B141]; UNICODE([$Sheet1.G141]); &quot;&quot;)" office:value-type="float" office:value="209" calcext:value-type="float">
            <text:p>209</text:p>
          </table:table-cell>
          <table:table-cell table:formula="of:=IF([$Sheet1.$B141]; UNICODE([$Sheet1.H141]); &quot;&quot;)" office:value-type="float" office:value="208" calcext:value-type="float">
            <text:p>208</text:p>
          </table:table-cell>
          <table:table-cell table:formula="of:==IF([$Sheet1.$B141]; [$Sheet1.K141]; &quot;&quot;)" office:value-type="string" office:string-value="EMPTY" calcext:value-type="string">
            <text:p>EMPTY</text:p>
          </table:table-cell>
          <table:table-cell table:formula="of:==IF([$Sheet1.$B141]; [$Sheet1.L141]; &quot;&quot;)" office:value-type="string" office:string-value="ORTHO_RIGHT" calcext:value-type="string">
            <text:p>ORTHO_RIGHT</text:p>
          </table:table-cell>
          <table:table-cell table:formula="of:==IF([$Sheet1.$B141]; [$Sheet1.M141]; &quot;&quot;)" office:value-type="string" office:string-value="EMPTY" calcext:value-type="string">
            <text:p>EMPTY</text:p>
          </table:table-cell>
          <table:table-cell table:formula="of:==IF([$Sheet1.$B141]; [$Sheet1.N141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42]; UNICODE([$Sheet1.D142]); &quot;&quot;)" office:value-type="float" office:value="208" calcext:value-type="float">
            <text:p>208</text:p>
          </table:table-cell>
          <table:table-cell table:formula="of:=IF([$Sheet1.$B142]; UNICODE([$Sheet1.E142]); &quot;&quot;)" office:value-type="float" office:value="210" calcext:value-type="float">
            <text:p>210</text:p>
          </table:table-cell>
          <table:table-cell table:formula="of:=IF([$Sheet1.$B142]; UNICODE([$Sheet1.F142]); &quot;&quot;)" office:value-type="float" office:value="209" calcext:value-type="float">
            <text:p>209</text:p>
          </table:table-cell>
          <table:table-cell table:formula="of:=IF([$Sheet1.$B142]; UNICODE([$Sheet1.G142]); &quot;&quot;)" office:value-type="float" office:value="210" calcext:value-type="float">
            <text:p>210</text:p>
          </table:table-cell>
          <table:table-cell table:formula="of:=IF([$Sheet1.$B142]; UNICODE([$Sheet1.H142]); &quot;&quot;)" office:value-type="float" office:value="207" calcext:value-type="float">
            <text:p>207</text:p>
          </table:table-cell>
          <table:table-cell table:formula="of:==IF([$Sheet1.$B142]; [$Sheet1.K142]; &quot;&quot;)" office:value-type="string" office:string-value="EMPTY" calcext:value-type="string">
            <text:p>EMPTY</text:p>
          </table:table-cell>
          <table:table-cell table:formula="of:==IF([$Sheet1.$B142]; [$Sheet1.L142]; &quot;&quot;)" office:value-type="string" office:string-value="ORTHO_LEFT" calcext:value-type="string">
            <text:p>ORTHO_LEFT</text:p>
          </table:table-cell>
          <table:table-cell table:formula="of:==IF([$Sheet1.$B142]; [$Sheet1.M142]; &quot;&quot;)" office:value-type="string" office:string-value="ORTHO_DOWN" calcext:value-type="string">
            <text:p>ORTHO_DOWN</text:p>
          </table:table-cell>
          <table:table-cell table:formula="of:==IF([$Sheet1.$B142]; [$Sheet1.N14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43]; UNICODE([$Sheet1.D143]); &quot;&quot;)" office:value-type="float" office:value="209" calcext:value-type="float">
            <text:p>209</text:p>
          </table:table-cell>
          <table:table-cell table:formula="of:=IF([$Sheet1.$B143]; UNICODE([$Sheet1.E143]); &quot;&quot;)" office:value-type="float" office:value="207" calcext:value-type="float">
            <text:p>207</text:p>
          </table:table-cell>
          <table:table-cell table:formula="of:=IF([$Sheet1.$B143]; UNICODE([$Sheet1.F143]); &quot;&quot;)" office:value-type="float" office:value="208" calcext:value-type="float">
            <text:p>208</text:p>
          </table:table-cell>
          <table:table-cell table:formula="of:=IF([$Sheet1.$B143]; UNICODE([$Sheet1.G143]); &quot;&quot;)" office:value-type="float" office:value="207" calcext:value-type="float">
            <text:p>207</text:p>
          </table:table-cell>
          <table:table-cell table:formula="of:=IF([$Sheet1.$B143]; UNICODE([$Sheet1.H143]); &quot;&quot;)" office:value-type="float" office:value="210" calcext:value-type="float">
            <text:p>210</text:p>
          </table:table-cell>
          <table:table-cell table:formula="of:==IF([$Sheet1.$B143]; [$Sheet1.K143]; &quot;&quot;)" office:value-type="string" office:string-value="ORTHO_RIGHT" calcext:value-type="string">
            <text:p>ORTHO_RIGHT</text:p>
          </table:table-cell>
          <table:table-cell table:formula="of:==IF([$Sheet1.$B143]; [$Sheet1.L143]; &quot;&quot;)" office:value-type="string" office:string-value="EMPTY" calcext:value-type="string">
            <text:p>EMPTY</text:p>
          </table:table-cell>
          <table:table-cell table:formula="of:==IF([$Sheet1.$B143]; [$Sheet1.M143]; &quot;&quot;)" office:value-type="string" office:string-value="EMPTY" calcext:value-type="string">
            <text:p>EMPTY</text:p>
          </table:table-cell>
          <table:table-cell table:formula="of:==IF([$Sheet1.$B143]; [$Sheet1.N143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44]; UNICODE([$Sheet1.D144]); &quot;&quot;)" office:value-type="float" office:value="210" calcext:value-type="float">
            <text:p>210</text:p>
          </table:table-cell>
          <table:table-cell table:formula="of:=IF([$Sheet1.$B144]; UNICODE([$Sheet1.E144]); &quot;&quot;)" office:value-type="float" office:value="209" calcext:value-type="float">
            <text:p>209</text:p>
          </table:table-cell>
          <table:table-cell table:formula="of:=IF([$Sheet1.$B144]; UNICODE([$Sheet1.F144]); &quot;&quot;)" office:value-type="float" office:value="207" calcext:value-type="float">
            <text:p>207</text:p>
          </table:table-cell>
          <table:table-cell table:formula="of:=IF([$Sheet1.$B144]; UNICODE([$Sheet1.G144]); &quot;&quot;)" office:value-type="float" office:value="208" calcext:value-type="float">
            <text:p>208</text:p>
          </table:table-cell>
          <table:table-cell table:formula="of:=IF([$Sheet1.$B144]; UNICODE([$Sheet1.H144]); &quot;&quot;)" office:value-type="float" office:value="209" calcext:value-type="float">
            <text:p>209</text:p>
          </table:table-cell>
          <table:table-cell table:formula="of:==IF([$Sheet1.$B144]; [$Sheet1.K144]; &quot;&quot;)" office:value-type="string" office:string-value="ORTHO_LEFT" calcext:value-type="string">
            <text:p>ORTHO_LEFT</text:p>
          </table:table-cell>
          <table:table-cell table:formula="of:==IF([$Sheet1.$B144]; [$Sheet1.L144]; &quot;&quot;)" office:value-type="string" office:string-value="EMPTY" calcext:value-type="string">
            <text:p>EMPTY</text:p>
          </table:table-cell>
          <table:table-cell table:formula="of:==IF([$Sheet1.$B144]; [$Sheet1.M144]; &quot;&quot;)" office:value-type="string" office:string-value="ORTHO_UP" calcext:value-type="string">
            <text:p>ORTHO_UP</text:p>
          </table:table-cell>
          <table:table-cell table:formula="of:==IF([$Sheet1.$B144]; [$Sheet1.N144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45]; UNICODE([$Sheet1.D145]); &quot;&quot;)" office:value-type="float" office:value="211" calcext:value-type="float">
            <text:p>211</text:p>
          </table:table-cell>
          <table:table-cell table:formula="of:=IF([$Sheet1.$B145]; UNICODE([$Sheet1.E145]); &quot;&quot;)" office:value-type="float" office:value="213" calcext:value-type="float">
            <text:p>213</text:p>
          </table:table-cell>
          <table:table-cell table:formula="of:=IF([$Sheet1.$B145]; UNICODE([$Sheet1.F145]); &quot;&quot;)" office:value-type="float" office:value="211" calcext:value-type="float">
            <text:p>211</text:p>
          </table:table-cell>
          <table:table-cell table:formula="of:=IF([$Sheet1.$B145]; UNICODE([$Sheet1.G145]); &quot;&quot;)" office:value-type="float" office:value="212" calcext:value-type="float">
            <text:p>212</text:p>
          </table:table-cell>
          <table:table-cell table:formula="of:=IF([$Sheet1.$B145]; UNICODE([$Sheet1.H145]); &quot;&quot;)" office:value-type="float" office:value="212" calcext:value-type="float">
            <text:p>212</text:p>
          </table:table-cell>
          <table:table-cell table:formula="of:==IF([$Sheet1.$B145]; [$Sheet1.K145]; &quot;&quot;)" office:value-type="string" office:string-value="ORTHO_LEFT" calcext:value-type="string">
            <text:p>ORTHO_LEFT</text:p>
          </table:table-cell>
          <table:table-cell table:formula="of:==IF([$Sheet1.$B145]; [$Sheet1.L145]; &quot;&quot;)" office:value-type="string" office:string-value="ORTHO_RIGHT" calcext:value-type="string">
            <text:p>ORTHO_RIGHT</text:p>
          </table:table-cell>
          <table:table-cell table:formula="of:==IF([$Sheet1.$B145]; [$Sheet1.M145]; &quot;&quot;)" office:value-type="string" office:string-value="EMPTY" calcext:value-type="string">
            <text:p>EMPTY</text:p>
          </table:table-cell>
          <table:table-cell table:formula="of:==IF([$Sheet1.$B145]; [$Sheet1.N14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46]; UNICODE([$Sheet1.D146]); &quot;&quot;)" office:value-type="float" office:value="212" calcext:value-type="float">
            <text:p>212</text:p>
          </table:table-cell>
          <table:table-cell table:formula="of:=IF([$Sheet1.$B146]; UNICODE([$Sheet1.E146]); &quot;&quot;)" office:value-type="float" office:value="214" calcext:value-type="float">
            <text:p>214</text:p>
          </table:table-cell>
          <table:table-cell table:formula="of:=IF([$Sheet1.$B146]; UNICODE([$Sheet1.F146]); &quot;&quot;)" office:value-type="float" office:value="212" calcext:value-type="float">
            <text:p>212</text:p>
          </table:table-cell>
          <table:table-cell table:formula="of:=IF([$Sheet1.$B146]; UNICODE([$Sheet1.G146]); &quot;&quot;)" office:value-type="float" office:value="211" calcext:value-type="float">
            <text:p>211</text:p>
          </table:table-cell>
          <table:table-cell table:formula="of:=IF([$Sheet1.$B146]; UNICODE([$Sheet1.H146]); &quot;&quot;)" office:value-type="float" office:value="211" calcext:value-type="float">
            <text:p>211</text:p>
          </table:table-cell>
          <table:table-cell table:formula="of:==IF([$Sheet1.$B146]; [$Sheet1.K146]; &quot;&quot;)" office:value-type="string" office:string-value="ORTHO_RIGHT" calcext:value-type="string">
            <text:p>ORTHO_RIGHT</text:p>
          </table:table-cell>
          <table:table-cell table:formula="of:==IF([$Sheet1.$B146]; [$Sheet1.L146]; &quot;&quot;)" office:value-type="string" office:string-value="ORTHO_LEFT" calcext:value-type="string">
            <text:p>ORTHO_LEFT</text:p>
          </table:table-cell>
          <table:table-cell table:formula="of:==IF([$Sheet1.$B146]; [$Sheet1.M146]; &quot;&quot;)" office:value-type="string" office:string-value="EMPTY" calcext:value-type="string">
            <text:p>EMPTY</text:p>
          </table:table-cell>
          <table:table-cell table:formula="of:==IF([$Sheet1.$B146]; [$Sheet1.N14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47]; UNICODE([$Sheet1.D147]); &quot;&quot;)" office:value-type="float" office:value="213" calcext:value-type="float">
            <text:p>213</text:p>
          </table:table-cell>
          <table:table-cell table:formula="of:=IF([$Sheet1.$B147]; UNICODE([$Sheet1.E147]); &quot;&quot;)" office:value-type="float" office:value="211" calcext:value-type="float">
            <text:p>211</text:p>
          </table:table-cell>
          <table:table-cell table:formula="of:=IF([$Sheet1.$B147]; UNICODE([$Sheet1.F147]); &quot;&quot;)" office:value-type="float" office:value="213" calcext:value-type="float">
            <text:p>213</text:p>
          </table:table-cell>
          <table:table-cell table:formula="of:=IF([$Sheet1.$B147]; UNICODE([$Sheet1.G147]); &quot;&quot;)" office:value-type="float" office:value="214" calcext:value-type="float">
            <text:p>214</text:p>
          </table:table-cell>
          <table:table-cell table:formula="of:=IF([$Sheet1.$B147]; UNICODE([$Sheet1.H147]); &quot;&quot;)" office:value-type="float" office:value="214" calcext:value-type="float">
            <text:p>214</text:p>
          </table:table-cell>
          <table:table-cell table:formula="of:==IF([$Sheet1.$B147]; [$Sheet1.K147]; &quot;&quot;)" office:value-type="string" office:string-value="EMPTY" calcext:value-type="string">
            <text:p>EMPTY</text:p>
          </table:table-cell>
          <table:table-cell table:formula="of:==IF([$Sheet1.$B147]; [$Sheet1.L147]; &quot;&quot;)" office:value-type="string" office:string-value="EMPTY" calcext:value-type="string">
            <text:p>EMPTY</text:p>
          </table:table-cell>
          <table:table-cell table:formula="of:==IF([$Sheet1.$B147]; [$Sheet1.M147]; &quot;&quot;)" office:value-type="string" office:string-value="ORTHO_DOWN" calcext:value-type="string">
            <text:p>ORTHO_DOWN</text:p>
          </table:table-cell>
          <table:table-cell table:formula="of:==IF([$Sheet1.$B147]; [$Sheet1.N147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48]; UNICODE([$Sheet1.D148]); &quot;&quot;)" office:value-type="float" office:value="214" calcext:value-type="float">
            <text:p>214</text:p>
          </table:table-cell>
          <table:table-cell table:formula="of:=IF([$Sheet1.$B148]; UNICODE([$Sheet1.E148]); &quot;&quot;)" office:value-type="float" office:value="212" calcext:value-type="float">
            <text:p>212</text:p>
          </table:table-cell>
          <table:table-cell table:formula="of:=IF([$Sheet1.$B148]; UNICODE([$Sheet1.F148]); &quot;&quot;)" office:value-type="float" office:value="214" calcext:value-type="float">
            <text:p>214</text:p>
          </table:table-cell>
          <table:table-cell table:formula="of:=IF([$Sheet1.$B148]; UNICODE([$Sheet1.G148]); &quot;&quot;)" office:value-type="float" office:value="213" calcext:value-type="float">
            <text:p>213</text:p>
          </table:table-cell>
          <table:table-cell table:formula="of:=IF([$Sheet1.$B148]; UNICODE([$Sheet1.H148]); &quot;&quot;)" office:value-type="float" office:value="213" calcext:value-type="float">
            <text:p>213</text:p>
          </table:table-cell>
          <table:table-cell table:formula="of:==IF([$Sheet1.$B148]; [$Sheet1.K148]; &quot;&quot;)" office:value-type="string" office:string-value="EMPTY" calcext:value-type="string">
            <text:p>EMPTY</text:p>
          </table:table-cell>
          <table:table-cell table:formula="of:==IF([$Sheet1.$B148]; [$Sheet1.L148]; &quot;&quot;)" office:value-type="string" office:string-value="EMPTY" calcext:value-type="string">
            <text:p>EMPTY</text:p>
          </table:table-cell>
          <table:table-cell table:formula="of:==IF([$Sheet1.$B148]; [$Sheet1.M148]; &quot;&quot;)" office:value-type="string" office:string-value="ORTHO_UP" calcext:value-type="string">
            <text:p>ORTHO_UP</text:p>
          </table:table-cell>
          <table:table-cell table:formula="of:==IF([$Sheet1.$B148]; [$Sheet1.N148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49]; UNICODE([$Sheet1.D149]); &quot;&quot;)" office:value-type="float" office:value="215" calcext:value-type="float">
            <text:p>215</text:p>
          </table:table-cell>
          <table:table-cell table:formula="of:=IF([$Sheet1.$B149]; UNICODE([$Sheet1.E149]); &quot;&quot;)" office:value-type="float" office:value="216" calcext:value-type="float">
            <text:p>216</text:p>
          </table:table-cell>
          <table:table-cell table:formula="of:=IF([$Sheet1.$B149]; UNICODE([$Sheet1.F149]); &quot;&quot;)" office:value-type="float" office:value="217" calcext:value-type="float">
            <text:p>217</text:p>
          </table:table-cell>
          <table:table-cell table:formula="of:=IF([$Sheet1.$B149]; UNICODE([$Sheet1.G149]); &quot;&quot;)" office:value-type="float" office:value="217" calcext:value-type="float">
            <text:p>217</text:p>
          </table:table-cell>
          <table:table-cell table:formula="of:=IF([$Sheet1.$B149]; UNICODE([$Sheet1.H149]); &quot;&quot;)" office:value-type="float" office:value="215" calcext:value-type="float">
            <text:p>215</text:p>
          </table:table-cell>
          <table:table-cell table:formula="of:==IF([$Sheet1.$B149]; [$Sheet1.K149]; &quot;&quot;)" office:value-type="string" office:string-value="EMPTY" calcext:value-type="string">
            <text:p>EMPTY</text:p>
          </table:table-cell>
          <table:table-cell table:formula="of:==IF([$Sheet1.$B149]; [$Sheet1.L149]; &quot;&quot;)" office:value-type="string" office:string-value="ORTHO_BOTH" calcext:value-type="string">
            <text:p>ORTHO_BOTH</text:p>
          </table:table-cell>
          <table:table-cell table:formula="of:==IF([$Sheet1.$B149]; [$Sheet1.M149]; &quot;&quot;)" office:value-type="string" office:string-value="ORTHO_BOTH" calcext:value-type="string">
            <text:p>ORTHO_BOTH</text:p>
          </table:table-cell>
          <table:table-cell table:formula="of:==IF([$Sheet1.$B149]; [$Sheet1.N149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0]; UNICODE([$Sheet1.D150]); &quot;&quot;)" office:value-type="float" office:value="216" calcext:value-type="float">
            <text:p>216</text:p>
          </table:table-cell>
          <table:table-cell table:formula="of:=IF([$Sheet1.$B150]; UNICODE([$Sheet1.E150]); &quot;&quot;)" office:value-type="float" office:value="217" calcext:value-type="float">
            <text:p>217</text:p>
          </table:table-cell>
          <table:table-cell table:formula="of:=IF([$Sheet1.$B150]; UNICODE([$Sheet1.F150]); &quot;&quot;)" office:value-type="float" office:value="218" calcext:value-type="float">
            <text:p>218</text:p>
          </table:table-cell>
          <table:table-cell table:formula="of:=IF([$Sheet1.$B150]; UNICODE([$Sheet1.G150]); &quot;&quot;)" office:value-type="float" office:value="216" calcext:value-type="float">
            <text:p>216</text:p>
          </table:table-cell>
          <table:table-cell table:formula="of:=IF([$Sheet1.$B150]; UNICODE([$Sheet1.H150]); &quot;&quot;)" office:value-type="float" office:value="218" calcext:value-type="float">
            <text:p>218</text:p>
          </table:table-cell>
          <table:table-cell table:formula="of:==IF([$Sheet1.$B150]; [$Sheet1.K150]; &quot;&quot;)" office:value-type="string" office:string-value="ORTHO_BOTH" calcext:value-type="string">
            <text:p>ORTHO_BOTH</text:p>
          </table:table-cell>
          <table:table-cell table:formula="of:==IF([$Sheet1.$B150]; [$Sheet1.L150]; &quot;&quot;)" office:value-type="string" office:string-value="ORTHO_BOTH" calcext:value-type="string">
            <text:p>ORTHO_BOTH</text:p>
          </table:table-cell>
          <table:table-cell table:formula="of:==IF([$Sheet1.$B150]; [$Sheet1.M150]; &quot;&quot;)" office:value-type="string" office:string-value="ORTHO_BOTH" calcext:value-type="string">
            <text:p>ORTHO_BOTH</text:p>
          </table:table-cell>
          <table:table-cell table:formula="of:==IF([$Sheet1.$B150]; [$Sheet1.N15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51]; UNICODE([$Sheet1.D151]); &quot;&quot;)" office:value-type="float" office:value="217" calcext:value-type="float">
            <text:p>217</text:p>
          </table:table-cell>
          <table:table-cell table:formula="of:=IF([$Sheet1.$B151]; UNICODE([$Sheet1.E151]); &quot;&quot;)" office:value-type="float" office:value="218" calcext:value-type="float">
            <text:p>218</text:p>
          </table:table-cell>
          <table:table-cell table:formula="of:=IF([$Sheet1.$B151]; UNICODE([$Sheet1.F151]); &quot;&quot;)" office:value-type="float" office:value="215" calcext:value-type="float">
            <text:p>215</text:p>
          </table:table-cell>
          <table:table-cell table:formula="of:=IF([$Sheet1.$B151]; UNICODE([$Sheet1.G151]); &quot;&quot;)" office:value-type="float" office:value="215" calcext:value-type="float">
            <text:p>215</text:p>
          </table:table-cell>
          <table:table-cell table:formula="of:=IF([$Sheet1.$B151]; UNICODE([$Sheet1.H151]); &quot;&quot;)" office:value-type="float" office:value="217" calcext:value-type="float">
            <text:p>217</text:p>
          </table:table-cell>
          <table:table-cell table:formula="of:==IF([$Sheet1.$B151]; [$Sheet1.K151]; &quot;&quot;)" office:value-type="string" office:string-value="ORTHO_BOTH" calcext:value-type="string">
            <text:p>ORTHO_BOTH</text:p>
          </table:table-cell>
          <table:table-cell table:formula="of:==IF([$Sheet1.$B151]; [$Sheet1.L151]; &quot;&quot;)" office:value-type="string" office:string-value="EMPTY" calcext:value-type="string">
            <text:p>EMPTY</text:p>
          </table:table-cell>
          <table:table-cell table:formula="of:==IF([$Sheet1.$B151]; [$Sheet1.M151]; &quot;&quot;)" office:value-type="string" office:string-value="ORTHO_BOTH" calcext:value-type="string">
            <text:p>ORTHO_BOTH</text:p>
          </table:table-cell>
          <table:table-cell table:formula="of:==IF([$Sheet1.$B151]; [$Sheet1.N151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2]; UNICODE([$Sheet1.D152]); &quot;&quot;)" office:value-type="float" office:value="218" calcext:value-type="float">
            <text:p>218</text:p>
          </table:table-cell>
          <table:table-cell table:formula="of:=IF([$Sheet1.$B152]; UNICODE([$Sheet1.E152]); &quot;&quot;)" office:value-type="float" office:value="215" calcext:value-type="float">
            <text:p>215</text:p>
          </table:table-cell>
          <table:table-cell table:formula="of:=IF([$Sheet1.$B152]; UNICODE([$Sheet1.F152]); &quot;&quot;)" office:value-type="float" office:value="216" calcext:value-type="float">
            <text:p>216</text:p>
          </table:table-cell>
          <table:table-cell table:formula="of:=IF([$Sheet1.$B152]; UNICODE([$Sheet1.G152]); &quot;&quot;)" office:value-type="float" office:value="218" calcext:value-type="float">
            <text:p>218</text:p>
          </table:table-cell>
          <table:table-cell table:formula="of:=IF([$Sheet1.$B152]; UNICODE([$Sheet1.H152]); &quot;&quot;)" office:value-type="float" office:value="216" calcext:value-type="float">
            <text:p>216</text:p>
          </table:table-cell>
          <table:table-cell table:formula="of:==IF([$Sheet1.$B152]; [$Sheet1.K152]; &quot;&quot;)" office:value-type="string" office:string-value="ORTHO_BOTH" calcext:value-type="string">
            <text:p>ORTHO_BOTH</text:p>
          </table:table-cell>
          <table:table-cell table:formula="of:==IF([$Sheet1.$B152]; [$Sheet1.L152]; &quot;&quot;)" office:value-type="string" office:string-value="ORTHO_BOTH" calcext:value-type="string">
            <text:p>ORTHO_BOTH</text:p>
          </table:table-cell>
          <table:table-cell table:formula="of:==IF([$Sheet1.$B152]; [$Sheet1.M152]; &quot;&quot;)" office:value-type="string" office:string-value="EMPTY" calcext:value-type="string">
            <text:p>EMPTY</text:p>
          </table:table-cell>
          <table:table-cell table:formula="of:==IF([$Sheet1.$B152]; [$Sheet1.N152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3]; UNICODE([$Sheet1.D153]); &quot;&quot;)" office:value-type="float" office:value="219" calcext:value-type="float">
            <text:p>219</text:p>
          </table:table-cell>
          <table:table-cell table:formula="of:=IF([$Sheet1.$B153]; UNICODE([$Sheet1.E153]); &quot;&quot;)" office:value-type="float" office:value="220" calcext:value-type="float">
            <text:p>220</text:p>
          </table:table-cell>
          <table:table-cell table:formula="of:=IF([$Sheet1.$B153]; UNICODE([$Sheet1.F153]); &quot;&quot;)" office:value-type="float" office:value="221" calcext:value-type="float">
            <text:p>221</text:p>
          </table:table-cell>
          <table:table-cell table:formula="of:=IF([$Sheet1.$B153]; UNICODE([$Sheet1.G153]); &quot;&quot;)" office:value-type="float" office:value="221" calcext:value-type="float">
            <text:p>221</text:p>
          </table:table-cell>
          <table:table-cell table:formula="of:=IF([$Sheet1.$B153]; UNICODE([$Sheet1.H153]); &quot;&quot;)" office:value-type="float" office:value="219" calcext:value-type="float">
            <text:p>219</text:p>
          </table:table-cell>
          <table:table-cell table:formula="of:==IF([$Sheet1.$B153]; [$Sheet1.K153]; &quot;&quot;)" office:value-type="string" office:string-value="EMPTY" calcext:value-type="string">
            <text:p>EMPTY</text:p>
          </table:table-cell>
          <table:table-cell table:formula="of:==IF([$Sheet1.$B153]; [$Sheet1.L153]; &quot;&quot;)" office:value-type="string" office:string-value="ORTHO_BOTH" calcext:value-type="string">
            <text:p>ORTHO_BOTH</text:p>
          </table:table-cell>
          <table:table-cell table:formula="of:==IF([$Sheet1.$B153]; [$Sheet1.M153]; &quot;&quot;)" office:value-type="string" office:string-value="ORTHO_BOTH" calcext:value-type="string">
            <text:p>ORTHO_BOTH</text:p>
          </table:table-cell>
          <table:table-cell table:formula="of:==IF([$Sheet1.$B153]; [$Sheet1.N153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4]; UNICODE([$Sheet1.D154]); &quot;&quot;)" office:value-type="float" office:value="220" calcext:value-type="float">
            <text:p>220</text:p>
          </table:table-cell>
          <table:table-cell table:formula="of:=IF([$Sheet1.$B154]; UNICODE([$Sheet1.E154]); &quot;&quot;)" office:value-type="float" office:value="221" calcext:value-type="float">
            <text:p>221</text:p>
          </table:table-cell>
          <table:table-cell table:formula="of:=IF([$Sheet1.$B154]; UNICODE([$Sheet1.F154]); &quot;&quot;)" office:value-type="float" office:value="222" calcext:value-type="float">
            <text:p>222</text:p>
          </table:table-cell>
          <table:table-cell table:formula="of:=IF([$Sheet1.$B154]; UNICODE([$Sheet1.G154]); &quot;&quot;)" office:value-type="float" office:value="220" calcext:value-type="float">
            <text:p>220</text:p>
          </table:table-cell>
          <table:table-cell table:formula="of:=IF([$Sheet1.$B154]; UNICODE([$Sheet1.H154]); &quot;&quot;)" office:value-type="float" office:value="222" calcext:value-type="float">
            <text:p>222</text:p>
          </table:table-cell>
          <table:table-cell table:formula="of:==IF([$Sheet1.$B154]; [$Sheet1.K154]; &quot;&quot;)" office:value-type="string" office:string-value="ORTHO_BOTH" calcext:value-type="string">
            <text:p>ORTHO_BOTH</text:p>
          </table:table-cell>
          <table:table-cell table:formula="of:==IF([$Sheet1.$B154]; [$Sheet1.L154]; &quot;&quot;)" office:value-type="string" office:string-value="ORTHO_BOTH" calcext:value-type="string">
            <text:p>ORTHO_BOTH</text:p>
          </table:table-cell>
          <table:table-cell table:formula="of:==IF([$Sheet1.$B154]; [$Sheet1.M154]; &quot;&quot;)" office:value-type="string" office:string-value="ORTHO_BOTH" calcext:value-type="string">
            <text:p>ORTHO_BOTH</text:p>
          </table:table-cell>
          <table:table-cell table:formula="of:==IF([$Sheet1.$B154]; [$Sheet1.N154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55]; UNICODE([$Sheet1.D155]); &quot;&quot;)" office:value-type="float" office:value="221" calcext:value-type="float">
            <text:p>221</text:p>
          </table:table-cell>
          <table:table-cell table:formula="of:=IF([$Sheet1.$B155]; UNICODE([$Sheet1.E155]); &quot;&quot;)" office:value-type="float" office:value="222" calcext:value-type="float">
            <text:p>222</text:p>
          </table:table-cell>
          <table:table-cell table:formula="of:=IF([$Sheet1.$B155]; UNICODE([$Sheet1.F155]); &quot;&quot;)" office:value-type="float" office:value="219" calcext:value-type="float">
            <text:p>219</text:p>
          </table:table-cell>
          <table:table-cell table:formula="of:=IF([$Sheet1.$B155]; UNICODE([$Sheet1.G155]); &quot;&quot;)" office:value-type="float" office:value="219" calcext:value-type="float">
            <text:p>219</text:p>
          </table:table-cell>
          <table:table-cell table:formula="of:=IF([$Sheet1.$B155]; UNICODE([$Sheet1.H155]); &quot;&quot;)" office:value-type="float" office:value="221" calcext:value-type="float">
            <text:p>221</text:p>
          </table:table-cell>
          <table:table-cell table:formula="of:==IF([$Sheet1.$B155]; [$Sheet1.K155]; &quot;&quot;)" office:value-type="string" office:string-value="ORTHO_BOTH" calcext:value-type="string">
            <text:p>ORTHO_BOTH</text:p>
          </table:table-cell>
          <table:table-cell table:formula="of:==IF([$Sheet1.$B155]; [$Sheet1.L155]; &quot;&quot;)" office:value-type="string" office:string-value="EMPTY" calcext:value-type="string">
            <text:p>EMPTY</text:p>
          </table:table-cell>
          <table:table-cell table:formula="of:==IF([$Sheet1.$B155]; [$Sheet1.M155]; &quot;&quot;)" office:value-type="string" office:string-value="ORTHO_BOTH" calcext:value-type="string">
            <text:p>ORTHO_BOTH</text:p>
          </table:table-cell>
          <table:table-cell table:formula="of:==IF([$Sheet1.$B155]; [$Sheet1.N155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6]; UNICODE([$Sheet1.D156]); &quot;&quot;)" office:value-type="float" office:value="222" calcext:value-type="float">
            <text:p>222</text:p>
          </table:table-cell>
          <table:table-cell table:formula="of:=IF([$Sheet1.$B156]; UNICODE([$Sheet1.E156]); &quot;&quot;)" office:value-type="float" office:value="219" calcext:value-type="float">
            <text:p>219</text:p>
          </table:table-cell>
          <table:table-cell table:formula="of:=IF([$Sheet1.$B156]; UNICODE([$Sheet1.F156]); &quot;&quot;)" office:value-type="float" office:value="220" calcext:value-type="float">
            <text:p>220</text:p>
          </table:table-cell>
          <table:table-cell table:formula="of:=IF([$Sheet1.$B156]; UNICODE([$Sheet1.G156]); &quot;&quot;)" office:value-type="float" office:value="222" calcext:value-type="float">
            <text:p>222</text:p>
          </table:table-cell>
          <table:table-cell table:formula="of:=IF([$Sheet1.$B156]; UNICODE([$Sheet1.H156]); &quot;&quot;)" office:value-type="float" office:value="220" calcext:value-type="float">
            <text:p>220</text:p>
          </table:table-cell>
          <table:table-cell table:formula="of:==IF([$Sheet1.$B156]; [$Sheet1.K156]; &quot;&quot;)" office:value-type="string" office:string-value="ORTHO_BOTH" calcext:value-type="string">
            <text:p>ORTHO_BOTH</text:p>
          </table:table-cell>
          <table:table-cell table:formula="of:==IF([$Sheet1.$B156]; [$Sheet1.L156]; &quot;&quot;)" office:value-type="string" office:string-value="ORTHO_BOTH" calcext:value-type="string">
            <text:p>ORTHO_BOTH</text:p>
          </table:table-cell>
          <table:table-cell table:formula="of:==IF([$Sheet1.$B156]; [$Sheet1.M156]; &quot;&quot;)" office:value-type="string" office:string-value="EMPTY" calcext:value-type="string">
            <text:p>EMPTY</text:p>
          </table:table-cell>
          <table:table-cell table:formula="of:==IF([$Sheet1.$B156]; [$Sheet1.N156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7]; UNICODE([$Sheet1.D157]); &quot;&quot;)" office:value-type="float" office:value="223" calcext:value-type="float">
            <text:p>223</text:p>
          </table:table-cell>
          <table:table-cell table:formula="of:=IF([$Sheet1.$B157]; UNICODE([$Sheet1.E157]); &quot;&quot;)" office:value-type="float" office:value="223" calcext:value-type="float">
            <text:p>223</text:p>
          </table:table-cell>
          <table:table-cell table:formula="of:=IF([$Sheet1.$B157]; UNICODE([$Sheet1.F157]); &quot;&quot;)" office:value-type="float" office:value="223" calcext:value-type="float">
            <text:p>223</text:p>
          </table:table-cell>
          <table:table-cell table:formula="of:=IF([$Sheet1.$B157]; UNICODE([$Sheet1.G157]); &quot;&quot;)" office:value-type="float" office:value="223" calcext:value-type="float">
            <text:p>223</text:p>
          </table:table-cell>
          <table:table-cell table:formula="of:=IF([$Sheet1.$B157]; UNICODE([$Sheet1.H157]); &quot;&quot;)" office:value-type="float" office:value="223" calcext:value-type="float">
            <text:p>223</text:p>
          </table:table-cell>
          <table:table-cell table:formula="of:==IF([$Sheet1.$B157]; [$Sheet1.K157]; &quot;&quot;)" office:value-type="string" office:string-value="ORTHO_BOTH" calcext:value-type="string">
            <text:p>ORTHO_BOTH</text:p>
          </table:table-cell>
          <table:table-cell table:formula="of:==IF([$Sheet1.$B157]; [$Sheet1.L157]; &quot;&quot;)" office:value-type="string" office:string-value="ORTHO_BOTH" calcext:value-type="string">
            <text:p>ORTHO_BOTH</text:p>
          </table:table-cell>
          <table:table-cell table:formula="of:==IF([$Sheet1.$B157]; [$Sheet1.M157]; &quot;&quot;)" office:value-type="string" office:string-value="ORTHO_BOTH" calcext:value-type="string">
            <text:p>ORTHO_BOTH</text:p>
          </table:table-cell>
          <table:table-cell table:formula="of:==IF([$Sheet1.$B157]; [$Sheet1.N157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8]; UNICODE([$Sheet1.D158]); &quot;&quot;)" office:value-type="float" office:value="224" calcext:value-type="float">
            <text:p>224</text:p>
          </table:table-cell>
          <table:table-cell table:formula="of:=IF([$Sheet1.$B158]; UNICODE([$Sheet1.E158]); &quot;&quot;)" office:value-type="float" office:value="225" calcext:value-type="float">
            <text:p>225</text:p>
          </table:table-cell>
          <table:table-cell table:formula="of:=IF([$Sheet1.$B158]; UNICODE([$Sheet1.F158]); &quot;&quot;)" office:value-type="float" office:value="226" calcext:value-type="float">
            <text:p>226</text:p>
          </table:table-cell>
          <table:table-cell table:formula="of:=IF([$Sheet1.$B158]; UNICODE([$Sheet1.G158]); &quot;&quot;)" office:value-type="float" office:value="227" calcext:value-type="float">
            <text:p>227</text:p>
          </table:table-cell>
          <table:table-cell table:formula="of:=IF([$Sheet1.$B158]; UNICODE([$Sheet1.H158]); &quot;&quot;)" office:value-type="float" office:value="225" calcext:value-type="float">
            <text:p>225</text:p>
          </table:table-cell>
          <table:table-cell table:formula="of:==IF([$Sheet1.$B158]; [$Sheet1.K158]; &quot;&quot;)" office:value-type="string" office:string-value="ORTHO_RIGHT" calcext:value-type="string">
            <text:p>ORTHO_RIGHT</text:p>
          </table:table-cell>
          <table:table-cell table:formula="of:==IF([$Sheet1.$B158]; [$Sheet1.L158]; &quot;&quot;)" office:value-type="string" office:string-value="ORTHO_BOTH" calcext:value-type="string">
            <text:p>ORTHO_BOTH</text:p>
          </table:table-cell>
          <table:table-cell table:formula="of:==IF([$Sheet1.$B158]; [$Sheet1.M158]; &quot;&quot;)" office:value-type="string" office:string-value="ORTHO_DOWN" calcext:value-type="string">
            <text:p>ORTHO_DOWN</text:p>
          </table:table-cell>
          <table:table-cell table:formula="of:==IF([$Sheet1.$B158]; [$Sheet1.N158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59]; UNICODE([$Sheet1.D159]); &quot;&quot;)" office:value-type="float" office:value="225" calcext:value-type="float">
            <text:p>225</text:p>
          </table:table-cell>
          <table:table-cell table:formula="of:=IF([$Sheet1.$B159]; UNICODE([$Sheet1.E159]); &quot;&quot;)" office:value-type="float" office:value="226" calcext:value-type="float">
            <text:p>226</text:p>
          </table:table-cell>
          <table:table-cell table:formula="of:=IF([$Sheet1.$B159]; UNICODE([$Sheet1.F159]); &quot;&quot;)" office:value-type="float" office:value="227" calcext:value-type="float">
            <text:p>227</text:p>
          </table:table-cell>
          <table:table-cell table:formula="of:=IF([$Sheet1.$B159]; UNICODE([$Sheet1.G159]); &quot;&quot;)" office:value-type="float" office:value="226" calcext:value-type="float">
            <text:p>226</text:p>
          </table:table-cell>
          <table:table-cell table:formula="of:=IF([$Sheet1.$B159]; UNICODE([$Sheet1.H159]); &quot;&quot;)" office:value-type="float" office:value="224" calcext:value-type="float">
            <text:p>224</text:p>
          </table:table-cell>
          <table:table-cell table:formula="of:==IF([$Sheet1.$B159]; [$Sheet1.K159]; &quot;&quot;)" office:value-type="string" office:string-value="ORTHO_LEFT" calcext:value-type="string">
            <text:p>ORTHO_LEFT</text:p>
          </table:table-cell>
          <table:table-cell table:formula="of:==IF([$Sheet1.$B159]; [$Sheet1.L159]; &quot;&quot;)" office:value-type="string" office:string-value="ORTHO_BOTH" calcext:value-type="string">
            <text:p>ORTHO_BOTH</text:p>
          </table:table-cell>
          <table:table-cell table:formula="of:==IF([$Sheet1.$B159]; [$Sheet1.M159]; &quot;&quot;)" office:value-type="string" office:string-value="ORTHO_BOTH" calcext:value-type="string">
            <text:p>ORTHO_BOTH</text:p>
          </table:table-cell>
          <table:table-cell table:formula="of:==IF([$Sheet1.$B159]; [$Sheet1.N159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60]; UNICODE([$Sheet1.D160]); &quot;&quot;)" office:value-type="float" office:value="226" calcext:value-type="float">
            <text:p>226</text:p>
          </table:table-cell>
          <table:table-cell table:formula="of:=IF([$Sheet1.$B160]; UNICODE([$Sheet1.E160]); &quot;&quot;)" office:value-type="float" office:value="227" calcext:value-type="float">
            <text:p>227</text:p>
          </table:table-cell>
          <table:table-cell table:formula="of:=IF([$Sheet1.$B160]; UNICODE([$Sheet1.F160]); &quot;&quot;)" office:value-type="float" office:value="224" calcext:value-type="float">
            <text:p>224</text:p>
          </table:table-cell>
          <table:table-cell table:formula="of:=IF([$Sheet1.$B160]; UNICODE([$Sheet1.G160]); &quot;&quot;)" office:value-type="float" office:value="225" calcext:value-type="float">
            <text:p>225</text:p>
          </table:table-cell>
          <table:table-cell table:formula="of:=IF([$Sheet1.$B160]; UNICODE([$Sheet1.H160]); &quot;&quot;)" office:value-type="float" office:value="227" calcext:value-type="float">
            <text:p>227</text:p>
          </table:table-cell>
          <table:table-cell table:formula="of:==IF([$Sheet1.$B160]; [$Sheet1.K160]; &quot;&quot;)" office:value-type="string" office:string-value="ORTHO_BOTH" calcext:value-type="string">
            <text:p>ORTHO_BOTH</text:p>
          </table:table-cell>
          <table:table-cell table:formula="of:==IF([$Sheet1.$B160]; [$Sheet1.L160]; &quot;&quot;)" office:value-type="string" office:string-value="ORTHO_LEFT" calcext:value-type="string">
            <text:p>ORTHO_LEFT</text:p>
          </table:table-cell>
          <table:table-cell table:formula="of:==IF([$Sheet1.$B160]; [$Sheet1.M160]; &quot;&quot;)" office:value-type="string" office:string-value="ORTHO_BOTH" calcext:value-type="string">
            <text:p>ORTHO_BOTH</text:p>
          </table:table-cell>
          <table:table-cell table:formula="of:==IF([$Sheet1.$B160]; [$Sheet1.N160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61]; UNICODE([$Sheet1.D161]); &quot;&quot;)" office:value-type="float" office:value="227" calcext:value-type="float">
            <text:p>227</text:p>
          </table:table-cell>
          <table:table-cell table:formula="of:=IF([$Sheet1.$B161]; UNICODE([$Sheet1.E161]); &quot;&quot;)" office:value-type="float" office:value="224" calcext:value-type="float">
            <text:p>224</text:p>
          </table:table-cell>
          <table:table-cell table:formula="of:=IF([$Sheet1.$B161]; UNICODE([$Sheet1.F161]); &quot;&quot;)" office:value-type="float" office:value="225" calcext:value-type="float">
            <text:p>225</text:p>
          </table:table-cell>
          <table:table-cell table:formula="of:=IF([$Sheet1.$B161]; UNICODE([$Sheet1.G161]); &quot;&quot;)" office:value-type="float" office:value="224" calcext:value-type="float">
            <text:p>224</text:p>
          </table:table-cell>
          <table:table-cell table:formula="of:=IF([$Sheet1.$B161]; UNICODE([$Sheet1.H161]); &quot;&quot;)" office:value-type="float" office:value="226" calcext:value-type="float">
            <text:p>226</text:p>
          </table:table-cell>
          <table:table-cell table:formula="of:==IF([$Sheet1.$B161]; [$Sheet1.K161]; &quot;&quot;)" office:value-type="string" office:string-value="ORTHO_BOTH" calcext:value-type="string">
            <text:p>ORTHO_BOTH</text:p>
          </table:table-cell>
          <table:table-cell table:formula="of:==IF([$Sheet1.$B161]; [$Sheet1.L161]; &quot;&quot;)" office:value-type="string" office:string-value="ORTHO_RIGHT" calcext:value-type="string">
            <text:p>ORTHO_RIGHT</text:p>
          </table:table-cell>
          <table:table-cell table:formula="of:==IF([$Sheet1.$B161]; [$Sheet1.M161]; &quot;&quot;)" office:value-type="string" office:string-value="ORTHO_UP" calcext:value-type="string">
            <text:p>ORTHO_UP</text:p>
          </table:table-cell>
          <table:table-cell table:formula="of:==IF([$Sheet1.$B161]; [$Sheet1.N161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62]; UNICODE([$Sheet1.D162]); &quot;&quot;)">
            <text:p/>
          </table:table-cell>
          <table:table-cell table:formula="of:=IF([$Sheet1.$B162]; UNICODE([$Sheet1.E162]); &quot;&quot;)">
            <text:p/>
          </table:table-cell>
          <table:table-cell table:formula="of:=IF([$Sheet1.$B162]; UNICODE([$Sheet1.F162]); &quot;&quot;)">
            <text:p/>
          </table:table-cell>
          <table:table-cell table:formula="of:=IF([$Sheet1.$B162]; UNICODE([$Sheet1.G162]); &quot;&quot;)">
            <text:p/>
          </table:table-cell>
          <table:table-cell table:formula="of:=IF([$Sheet1.$B162]; UNICODE([$Sheet1.H162]); &quot;&quot;)">
            <text:p/>
          </table:table-cell>
          <table:table-cell table:formula="of:==IF([$Sheet1.$B162]; [$Sheet1.K162]; &quot;&quot;)">
            <text:p/>
          </table:table-cell>
          <table:table-cell table:formula="of:==IF([$Sheet1.$B162]; [$Sheet1.L162]; &quot;&quot;)">
            <text:p/>
          </table:table-cell>
          <table:table-cell table:formula="of:==IF([$Sheet1.$B162]; [$Sheet1.M162]; &quot;&quot;)">
            <text:p/>
          </table:table-cell>
          <table:table-cell table:formula="of:==IF([$Sheet1.$B162]; [$Sheet1.N162]; &quot;&quot;)">
            <text:p/>
          </table:table-cell>
        </table:table-row>
        <table:table-row table:style-name="ro1">
          <table:table-cell table:formula="of:=IF([$Sheet1.$B163]; UNICODE([$Sheet1.D163]); &quot;&quot;)">
            <text:p/>
          </table:table-cell>
          <table:table-cell table:formula="of:=IF([$Sheet1.$B163]; UNICODE([$Sheet1.E163]); &quot;&quot;)">
            <text:p/>
          </table:table-cell>
          <table:table-cell table:formula="of:=IF([$Sheet1.$B163]; UNICODE([$Sheet1.F163]); &quot;&quot;)">
            <text:p/>
          </table:table-cell>
          <table:table-cell table:formula="of:=IF([$Sheet1.$B163]; UNICODE([$Sheet1.G163]); &quot;&quot;)">
            <text:p/>
          </table:table-cell>
          <table:table-cell table:formula="of:=IF([$Sheet1.$B163]; UNICODE([$Sheet1.H163]); &quot;&quot;)">
            <text:p/>
          </table:table-cell>
          <table:table-cell table:formula="of:==IF([$Sheet1.$B163]; [$Sheet1.K163]; &quot;&quot;)">
            <text:p/>
          </table:table-cell>
          <table:table-cell table:formula="of:==IF([$Sheet1.$B163]; [$Sheet1.L163]; &quot;&quot;)">
            <text:p/>
          </table:table-cell>
          <table:table-cell table:formula="of:==IF([$Sheet1.$B163]; [$Sheet1.M163]; &quot;&quot;)">
            <text:p/>
          </table:table-cell>
          <table:table-cell table:formula="of:==IF([$Sheet1.$B163]; [$Sheet1.N163]; &quot;&quot;)">
            <text:p/>
          </table:table-cell>
        </table:table-row>
        <table:table-row table:style-name="ro1">
          <table:table-cell table:formula="of:=IF([$Sheet1.$B164]; UNICODE([$Sheet1.D164]); &quot;&quot;)">
            <text:p/>
          </table:table-cell>
          <table:table-cell table:formula="of:=IF([$Sheet1.$B164]; UNICODE([$Sheet1.E164]); &quot;&quot;)">
            <text:p/>
          </table:table-cell>
          <table:table-cell table:formula="of:=IF([$Sheet1.$B164]; UNICODE([$Sheet1.F164]); &quot;&quot;)">
            <text:p/>
          </table:table-cell>
          <table:table-cell table:formula="of:=IF([$Sheet1.$B164]; UNICODE([$Sheet1.G164]); &quot;&quot;)">
            <text:p/>
          </table:table-cell>
          <table:table-cell table:formula="of:=IF([$Sheet1.$B164]; UNICODE([$Sheet1.H164]); &quot;&quot;)">
            <text:p/>
          </table:table-cell>
          <table:table-cell table:formula="of:==IF([$Sheet1.$B164]; [$Sheet1.K164]; &quot;&quot;)">
            <text:p/>
          </table:table-cell>
          <table:table-cell table:formula="of:==IF([$Sheet1.$B164]; [$Sheet1.L164]; &quot;&quot;)">
            <text:p/>
          </table:table-cell>
          <table:table-cell table:formula="of:==IF([$Sheet1.$B164]; [$Sheet1.M164]; &quot;&quot;)">
            <text:p/>
          </table:table-cell>
          <table:table-cell table:formula="of:==IF([$Sheet1.$B164]; [$Sheet1.N164]; &quot;&quot;)">
            <text:p/>
          </table:table-cell>
        </table:table-row>
        <table:table-row table:style-name="ro1">
          <table:table-cell table:formula="of:=IF([$Sheet1.$B165]; UNICODE([$Sheet1.D165]); &quot;&quot;)">
            <text:p/>
          </table:table-cell>
          <table:table-cell table:formula="of:=IF([$Sheet1.$B165]; UNICODE([$Sheet1.E165]); &quot;&quot;)">
            <text:p/>
          </table:table-cell>
          <table:table-cell table:formula="of:=IF([$Sheet1.$B165]; UNICODE([$Sheet1.F165]); &quot;&quot;)">
            <text:p/>
          </table:table-cell>
          <table:table-cell table:formula="of:=IF([$Sheet1.$B165]; UNICODE([$Sheet1.G165]); &quot;&quot;)">
            <text:p/>
          </table:table-cell>
          <table:table-cell table:formula="of:=IF([$Sheet1.$B165]; UNICODE([$Sheet1.H165]); &quot;&quot;)">
            <text:p/>
          </table:table-cell>
          <table:table-cell table:formula="of:==IF([$Sheet1.$B165]; [$Sheet1.K165]; &quot;&quot;)">
            <text:p/>
          </table:table-cell>
          <table:table-cell table:formula="of:==IF([$Sheet1.$B165]; [$Sheet1.L165]; &quot;&quot;)">
            <text:p/>
          </table:table-cell>
          <table:table-cell table:formula="of:==IF([$Sheet1.$B165]; [$Sheet1.M165]; &quot;&quot;)">
            <text:p/>
          </table:table-cell>
          <table:table-cell table:formula="of:==IF([$Sheet1.$B165]; [$Sheet1.N165]; &quot;&quot;)">
            <text:p/>
          </table:table-cell>
        </table:table-row>
        <table:table-row table:style-name="ro1">
          <table:table-cell table:formula="of:=IF([$Sheet1.$B166]; UNICODE([$Sheet1.D166]); &quot;&quot;)">
            <text:p/>
          </table:table-cell>
          <table:table-cell table:formula="of:=IF([$Sheet1.$B166]; UNICODE([$Sheet1.E166]); &quot;&quot;)">
            <text:p/>
          </table:table-cell>
          <table:table-cell table:formula="of:=IF([$Sheet1.$B166]; UNICODE([$Sheet1.F166]); &quot;&quot;)">
            <text:p/>
          </table:table-cell>
          <table:table-cell table:formula="of:=IF([$Sheet1.$B166]; UNICODE([$Sheet1.G166]); &quot;&quot;)">
            <text:p/>
          </table:table-cell>
          <table:table-cell table:formula="of:=IF([$Sheet1.$B166]; UNICODE([$Sheet1.H166]); &quot;&quot;)">
            <text:p/>
          </table:table-cell>
          <table:table-cell table:formula="of:==IF([$Sheet1.$B166]; [$Sheet1.K166]; &quot;&quot;)">
            <text:p/>
          </table:table-cell>
          <table:table-cell table:formula="of:==IF([$Sheet1.$B166]; [$Sheet1.L166]; &quot;&quot;)">
            <text:p/>
          </table:table-cell>
          <table:table-cell table:formula="of:==IF([$Sheet1.$B166]; [$Sheet1.M166]; &quot;&quot;)">
            <text:p/>
          </table:table-cell>
          <table:table-cell table:formula="of:==IF([$Sheet1.$B166]; [$Sheet1.N166]; &quot;&quot;)">
            <text:p/>
          </table:table-cell>
        </table:table-row>
        <table:table-row table:style-name="ro1">
          <table:table-cell table:formula="of:=IF([$Sheet1.$B167]; UNICODE([$Sheet1.D167]); &quot;&quot;)">
            <text:p/>
          </table:table-cell>
          <table:table-cell table:formula="of:=IF([$Sheet1.$B167]; UNICODE([$Sheet1.E167]); &quot;&quot;)">
            <text:p/>
          </table:table-cell>
          <table:table-cell table:formula="of:=IF([$Sheet1.$B167]; UNICODE([$Sheet1.F167]); &quot;&quot;)">
            <text:p/>
          </table:table-cell>
          <table:table-cell table:formula="of:=IF([$Sheet1.$B167]; UNICODE([$Sheet1.G167]); &quot;&quot;)">
            <text:p/>
          </table:table-cell>
          <table:table-cell table:formula="of:=IF([$Sheet1.$B167]; UNICODE([$Sheet1.H167]); &quot;&quot;)">
            <text:p/>
          </table:table-cell>
          <table:table-cell table:formula="of:==IF([$Sheet1.$B167]; [$Sheet1.K167]; &quot;&quot;)">
            <text:p/>
          </table:table-cell>
          <table:table-cell table:formula="of:==IF([$Sheet1.$B167]; [$Sheet1.L167]; &quot;&quot;)">
            <text:p/>
          </table:table-cell>
          <table:table-cell table:formula="of:==IF([$Sheet1.$B167]; [$Sheet1.M167]; &quot;&quot;)">
            <text:p/>
          </table:table-cell>
          <table:table-cell table:formula="of:==IF([$Sheet1.$B167]; [$Sheet1.N167]; &quot;&quot;)">
            <text:p/>
          </table:table-cell>
        </table:table-row>
        <table:table-row table:style-name="ro1">
          <table:table-cell table:formula="of:=IF([$Sheet1.$B168]; UNICODE([$Sheet1.D168]); &quot;&quot;)">
            <text:p/>
          </table:table-cell>
          <table:table-cell table:formula="of:=IF([$Sheet1.$B168]; UNICODE([$Sheet1.E168]); &quot;&quot;)">
            <text:p/>
          </table:table-cell>
          <table:table-cell table:formula="of:=IF([$Sheet1.$B168]; UNICODE([$Sheet1.F168]); &quot;&quot;)">
            <text:p/>
          </table:table-cell>
          <table:table-cell table:formula="of:=IF([$Sheet1.$B168]; UNICODE([$Sheet1.G168]); &quot;&quot;)">
            <text:p/>
          </table:table-cell>
          <table:table-cell table:formula="of:=IF([$Sheet1.$B168]; UNICODE([$Sheet1.H168]); &quot;&quot;)">
            <text:p/>
          </table:table-cell>
          <table:table-cell table:formula="of:==IF([$Sheet1.$B168]; [$Sheet1.K168]; &quot;&quot;)">
            <text:p/>
          </table:table-cell>
          <table:table-cell table:formula="of:==IF([$Sheet1.$B168]; [$Sheet1.L168]; &quot;&quot;)">
            <text:p/>
          </table:table-cell>
          <table:table-cell table:formula="of:==IF([$Sheet1.$B168]; [$Sheet1.M168]; &quot;&quot;)">
            <text:p/>
          </table:table-cell>
          <table:table-cell table:formula="of:==IF([$Sheet1.$B168]; [$Sheet1.N168]; &quot;&quot;)">
            <text:p/>
          </table:table-cell>
        </table:table-row>
        <table:table-row table:style-name="ro1">
          <table:table-cell table:formula="of:=IF([$Sheet1.$B169]; UNICODE([$Sheet1.D169]); &quot;&quot;)">
            <text:p/>
          </table:table-cell>
          <table:table-cell table:formula="of:=IF([$Sheet1.$B169]; UNICODE([$Sheet1.E169]); &quot;&quot;)">
            <text:p/>
          </table:table-cell>
          <table:table-cell table:formula="of:=IF([$Sheet1.$B169]; UNICODE([$Sheet1.F169]); &quot;&quot;)">
            <text:p/>
          </table:table-cell>
          <table:table-cell table:formula="of:=IF([$Sheet1.$B169]; UNICODE([$Sheet1.G169]); &quot;&quot;)">
            <text:p/>
          </table:table-cell>
          <table:table-cell table:formula="of:=IF([$Sheet1.$B169]; UNICODE([$Sheet1.H169]); &quot;&quot;)">
            <text:p/>
          </table:table-cell>
          <table:table-cell table:formula="of:==IF([$Sheet1.$B169]; [$Sheet1.K169]; &quot;&quot;)">
            <text:p/>
          </table:table-cell>
          <table:table-cell table:formula="of:==IF([$Sheet1.$B169]; [$Sheet1.L169]; &quot;&quot;)">
            <text:p/>
          </table:table-cell>
          <table:table-cell table:formula="of:==IF([$Sheet1.$B169]; [$Sheet1.M169]; &quot;&quot;)">
            <text:p/>
          </table:table-cell>
          <table:table-cell table:formula="of:==IF([$Sheet1.$B169]; [$Sheet1.N169]; &quot;&quot;)">
            <text:p/>
          </table:table-cell>
        </table:table-row>
        <table:table-row table:style-name="ro1">
          <table:table-cell table:formula="of:=IF([$Sheet1.$B170]; UNICODE([$Sheet1.D170]); &quot;&quot;)">
            <text:p/>
          </table:table-cell>
          <table:table-cell table:formula="of:=IF([$Sheet1.$B170]; UNICODE([$Sheet1.E170]); &quot;&quot;)">
            <text:p/>
          </table:table-cell>
          <table:table-cell table:formula="of:=IF([$Sheet1.$B170]; UNICODE([$Sheet1.F170]); &quot;&quot;)">
            <text:p/>
          </table:table-cell>
          <table:table-cell table:formula="of:=IF([$Sheet1.$B170]; UNICODE([$Sheet1.G170]); &quot;&quot;)">
            <text:p/>
          </table:table-cell>
          <table:table-cell table:formula="of:=IF([$Sheet1.$B170]; UNICODE([$Sheet1.H170]); &quot;&quot;)">
            <text:p/>
          </table:table-cell>
          <table:table-cell table:formula="of:==IF([$Sheet1.$B170]; [$Sheet1.K170]; &quot;&quot;)">
            <text:p/>
          </table:table-cell>
          <table:table-cell table:formula="of:==IF([$Sheet1.$B170]; [$Sheet1.L170]; &quot;&quot;)">
            <text:p/>
          </table:table-cell>
          <table:table-cell table:formula="of:==IF([$Sheet1.$B170]; [$Sheet1.M170]; &quot;&quot;)">
            <text:p/>
          </table:table-cell>
          <table:table-cell table:formula="of:==IF([$Sheet1.$B170]; [$Sheet1.N170]; &quot;&quot;)">
            <text:p/>
          </table:table-cell>
        </table:table-row>
        <table:table-row table:style-name="ro1">
          <table:table-cell table:formula="of:=IF([$Sheet1.$B171]; UNICODE([$Sheet1.D171]); &quot;&quot;)">
            <text:p/>
          </table:table-cell>
          <table:table-cell table:formula="of:=IF([$Sheet1.$B171]; UNICODE([$Sheet1.E171]); &quot;&quot;)">
            <text:p/>
          </table:table-cell>
          <table:table-cell table:formula="of:=IF([$Sheet1.$B171]; UNICODE([$Sheet1.F171]); &quot;&quot;)">
            <text:p/>
          </table:table-cell>
          <table:table-cell table:formula="of:=IF([$Sheet1.$B171]; UNICODE([$Sheet1.G171]); &quot;&quot;)">
            <text:p/>
          </table:table-cell>
          <table:table-cell table:formula="of:=IF([$Sheet1.$B171]; UNICODE([$Sheet1.H171]); &quot;&quot;)">
            <text:p/>
          </table:table-cell>
          <table:table-cell table:formula="of:==IF([$Sheet1.$B171]; [$Sheet1.K171]; &quot;&quot;)">
            <text:p/>
          </table:table-cell>
          <table:table-cell table:formula="of:==IF([$Sheet1.$B171]; [$Sheet1.L171]; &quot;&quot;)">
            <text:p/>
          </table:table-cell>
          <table:table-cell table:formula="of:==IF([$Sheet1.$B171]; [$Sheet1.M171]; &quot;&quot;)">
            <text:p/>
          </table:table-cell>
          <table:table-cell table:formula="of:==IF([$Sheet1.$B171]; [$Sheet1.N171]; &quot;&quot;)">
            <text:p/>
          </table:table-cell>
        </table:table-row>
        <table:table-row table:style-name="ro1">
          <table:table-cell table:formula="of:=IF([$Sheet1.$B172]; UNICODE([$Sheet1.D172]); &quot;&quot;)">
            <text:p/>
          </table:table-cell>
          <table:table-cell table:formula="of:=IF([$Sheet1.$B172]; UNICODE([$Sheet1.E172]); &quot;&quot;)">
            <text:p/>
          </table:table-cell>
          <table:table-cell table:formula="of:=IF([$Sheet1.$B172]; UNICODE([$Sheet1.F172]); &quot;&quot;)">
            <text:p/>
          </table:table-cell>
          <table:table-cell table:formula="of:=IF([$Sheet1.$B172]; UNICODE([$Sheet1.G172]); &quot;&quot;)">
            <text:p/>
          </table:table-cell>
          <table:table-cell table:formula="of:=IF([$Sheet1.$B172]; UNICODE([$Sheet1.H172]); &quot;&quot;)">
            <text:p/>
          </table:table-cell>
          <table:table-cell table:formula="of:==IF([$Sheet1.$B172]; [$Sheet1.K172]; &quot;&quot;)">
            <text:p/>
          </table:table-cell>
          <table:table-cell table:formula="of:==IF([$Sheet1.$B172]; [$Sheet1.L172]; &quot;&quot;)">
            <text:p/>
          </table:table-cell>
          <table:table-cell table:formula="of:==IF([$Sheet1.$B172]; [$Sheet1.M172]; &quot;&quot;)">
            <text:p/>
          </table:table-cell>
          <table:table-cell table:formula="of:==IF([$Sheet1.$B172]; [$Sheet1.N172]; &quot;&quot;)">
            <text:p/>
          </table:table-cell>
        </table:table-row>
        <table:table-row table:style-name="ro1">
          <table:table-cell table:formula="of:=IF([$Sheet1.$B173]; UNICODE([$Sheet1.D173]); &quot;&quot;)" office:value-type="float" office:value="240" calcext:value-type="float">
            <text:p>240</text:p>
          </table:table-cell>
          <table:table-cell table:formula="of:=IF([$Sheet1.$B173]; UNICODE([$Sheet1.E173]); &quot;&quot;)" office:value-type="float" office:value="243" calcext:value-type="float">
            <text:p>243</text:p>
          </table:table-cell>
          <table:table-cell table:formula="of:=IF([$Sheet1.$B173]; UNICODE([$Sheet1.F173]); &quot;&quot;)" office:value-type="float" office:value="241" calcext:value-type="float">
            <text:p>241</text:p>
          </table:table-cell>
          <table:table-cell table:formula="of:=IF([$Sheet1.$B173]; UNICODE([$Sheet1.G173]); &quot;&quot;)" office:value-type="float" office:value="241" calcext:value-type="float">
            <text:p>241</text:p>
          </table:table-cell>
          <table:table-cell table:formula="of:=IF([$Sheet1.$B173]; UNICODE([$Sheet1.H173]); &quot;&quot;)" office:value-type="float" office:value="240" calcext:value-type="float">
            <text:p>240</text:p>
          </table:table-cell>
          <table:table-cell table:formula="of:==IF([$Sheet1.$B173]; [$Sheet1.K173]; &quot;&quot;)" office:value-type="string" office:string-value="EMPTY" calcext:value-type="string">
            <text:p>EMPTY</text:p>
          </table:table-cell>
          <table:table-cell table:formula="of:==IF([$Sheet1.$B173]; [$Sheet1.L173]; &quot;&quot;)" office:value-type="string" office:string-value="EMPTY" calcext:value-type="string">
            <text:p>EMPTY</text:p>
          </table:table-cell>
          <table:table-cell table:formula="of:==IF([$Sheet1.$B173]; [$Sheet1.M173]; &quot;&quot;)" office:value-type="string" office:string-value="DIAG_FRONT" calcext:value-type="string">
            <text:p>DIAG_FRONT</text:p>
          </table:table-cell>
          <table:table-cell table:formula="of:==IF([$Sheet1.$B173]; [$Sheet1.N173]; &quot;&quot;)" office:value-type="string" office:string-value="DIAG_BACK" calcext:value-type="string">
            <text:p>DIAG_BACK</text:p>
          </table:table-cell>
        </table:table-row>
        <table:table-row table:style-name="ro1">
          <table:table-cell table:formula="of:=IF([$Sheet1.$B174]; UNICODE([$Sheet1.D174]); &quot;&quot;)" office:value-type="float" office:value="241" calcext:value-type="float">
            <text:p>241</text:p>
          </table:table-cell>
          <table:table-cell table:formula="of:=IF([$Sheet1.$B174]; UNICODE([$Sheet1.E174]); &quot;&quot;)" office:value-type="float" office:value="242" calcext:value-type="float">
            <text:p>242</text:p>
          </table:table-cell>
          <table:table-cell table:formula="of:=IF([$Sheet1.$B174]; UNICODE([$Sheet1.F174]); &quot;&quot;)" office:value-type="float" office:value="240" calcext:value-type="float">
            <text:p>240</text:p>
          </table:table-cell>
          <table:table-cell table:formula="of:=IF([$Sheet1.$B174]; UNICODE([$Sheet1.G174]); &quot;&quot;)" office:value-type="float" office:value="240" calcext:value-type="float">
            <text:p>240</text:p>
          </table:table-cell>
          <table:table-cell table:formula="of:=IF([$Sheet1.$B174]; UNICODE([$Sheet1.H174]); &quot;&quot;)" office:value-type="float" office:value="241" calcext:value-type="float">
            <text:p>241</text:p>
          </table:table-cell>
          <table:table-cell table:formula="of:==IF([$Sheet1.$B174]; [$Sheet1.K174]; &quot;&quot;)" office:value-type="string" office:string-value="EMPTY" calcext:value-type="string">
            <text:p>EMPTY</text:p>
          </table:table-cell>
          <table:table-cell table:formula="of:==IF([$Sheet1.$B174]; [$Sheet1.L174]; &quot;&quot;)" office:value-type="string" office:string-value="EMPTY" calcext:value-type="string">
            <text:p>EMPTY</text:p>
          </table:table-cell>
          <table:table-cell table:formula="of:==IF([$Sheet1.$B174]; [$Sheet1.M174]; &quot;&quot;)" office:value-type="string" office:string-value="DIAG_BACK" calcext:value-type="string">
            <text:p>DIAG_BACK</text:p>
          </table:table-cell>
          <table:table-cell table:formula="of:==IF([$Sheet1.$B174]; [$Sheet1.N174]; &quot;&quot;)" office:value-type="string" office:string-value="DIAG_FRONT" calcext:value-type="string">
            <text:p>DIAG_FRONT</text:p>
          </table:table-cell>
        </table:table-row>
        <table:table-row table:style-name="ro1">
          <table:table-cell table:formula="of:=IF([$Sheet1.$B175]; UNICODE([$Sheet1.D175]); &quot;&quot;)" office:value-type="float" office:value="242" calcext:value-type="float">
            <text:p>242</text:p>
          </table:table-cell>
          <table:table-cell table:formula="of:=IF([$Sheet1.$B175]; UNICODE([$Sheet1.E175]); &quot;&quot;)" office:value-type="float" office:value="240" calcext:value-type="float">
            <text:p>240</text:p>
          </table:table-cell>
          <table:table-cell table:formula="of:=IF([$Sheet1.$B175]; UNICODE([$Sheet1.F175]); &quot;&quot;)" office:value-type="float" office:value="243" calcext:value-type="float">
            <text:p>243</text:p>
          </table:table-cell>
          <table:table-cell table:formula="of:=IF([$Sheet1.$B175]; UNICODE([$Sheet1.G175]); &quot;&quot;)" office:value-type="float" office:value="242" calcext:value-type="float">
            <text:p>242</text:p>
          </table:table-cell>
          <table:table-cell table:formula="of:=IF([$Sheet1.$B175]; UNICODE([$Sheet1.H175]); &quot;&quot;)" office:value-type="float" office:value="243" calcext:value-type="float">
            <text:p>243</text:p>
          </table:table-cell>
          <table:table-cell table:formula="of:==IF([$Sheet1.$B175]; [$Sheet1.K175]; &quot;&quot;)" office:value-type="string" office:string-value="DIAG_BACK" calcext:value-type="string">
            <text:p>DIAG_BACK</text:p>
          </table:table-cell>
          <table:table-cell table:formula="of:==IF([$Sheet1.$B175]; [$Sheet1.L175]; &quot;&quot;)" office:value-type="string" office:string-value="DIAG_FRONT" calcext:value-type="string">
            <text:p>DIAG_FRONT</text:p>
          </table:table-cell>
          <table:table-cell table:formula="of:==IF([$Sheet1.$B175]; [$Sheet1.M175]; &quot;&quot;)" office:value-type="string" office:string-value="EMPTY" calcext:value-type="string">
            <text:p>EMPTY</text:p>
          </table:table-cell>
          <table:table-cell table:formula="of:==IF([$Sheet1.$B175]; [$Sheet1.N17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76]; UNICODE([$Sheet1.D176]); &quot;&quot;)" office:value-type="float" office:value="243" calcext:value-type="float">
            <text:p>243</text:p>
          </table:table-cell>
          <table:table-cell table:formula="of:=IF([$Sheet1.$B176]; UNICODE([$Sheet1.E176]); &quot;&quot;)" office:value-type="float" office:value="241" calcext:value-type="float">
            <text:p>241</text:p>
          </table:table-cell>
          <table:table-cell table:formula="of:=IF([$Sheet1.$B176]; UNICODE([$Sheet1.F176]); &quot;&quot;)" office:value-type="float" office:value="242" calcext:value-type="float">
            <text:p>242</text:p>
          </table:table-cell>
          <table:table-cell table:formula="of:=IF([$Sheet1.$B176]; UNICODE([$Sheet1.G176]); &quot;&quot;)" office:value-type="float" office:value="243" calcext:value-type="float">
            <text:p>243</text:p>
          </table:table-cell>
          <table:table-cell table:formula="of:=IF([$Sheet1.$B176]; UNICODE([$Sheet1.H176]); &quot;&quot;)" office:value-type="float" office:value="242" calcext:value-type="float">
            <text:p>242</text:p>
          </table:table-cell>
          <table:table-cell table:formula="of:==IF([$Sheet1.$B176]; [$Sheet1.K176]; &quot;&quot;)" office:value-type="string" office:string-value="DIAG_FRONT" calcext:value-type="string">
            <text:p>DIAG_FRONT</text:p>
          </table:table-cell>
          <table:table-cell table:formula="of:==IF([$Sheet1.$B176]; [$Sheet1.L176]; &quot;&quot;)" office:value-type="string" office:string-value="DIAG_BACK" calcext:value-type="string">
            <text:p>DIAG_BACK</text:p>
          </table:table-cell>
          <table:table-cell table:formula="of:==IF([$Sheet1.$B176]; [$Sheet1.M176]; &quot;&quot;)" office:value-type="string" office:string-value="EMPTY" calcext:value-type="string">
            <text:p>EMPTY</text:p>
          </table:table-cell>
          <table:table-cell table:formula="of:==IF([$Sheet1.$B176]; [$Sheet1.N17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77]; UNICODE([$Sheet1.D177]); &quot;&quot;)" office:value-type="float" office:value="244" calcext:value-type="float">
            <text:p>244</text:p>
          </table:table-cell>
          <table:table-cell table:formula="of:=IF([$Sheet1.$B177]; UNICODE([$Sheet1.E177]); &quot;&quot;)" office:value-type="float" office:value="249" calcext:value-type="float">
            <text:p>249</text:p>
          </table:table-cell>
          <table:table-cell table:formula="of:=IF([$Sheet1.$B177]; UNICODE([$Sheet1.F177]); &quot;&quot;)" office:value-type="float" office:value="247" calcext:value-type="float">
            <text:p>247</text:p>
          </table:table-cell>
          <table:table-cell table:formula="of:=IF([$Sheet1.$B177]; UNICODE([$Sheet1.G177]); &quot;&quot;)" office:value-type="float" office:value="246" calcext:value-type="float">
            <text:p>246</text:p>
          </table:table-cell>
          <table:table-cell table:formula="of:=IF([$Sheet1.$B177]; UNICODE([$Sheet1.H177]); &quot;&quot;)" office:value-type="float" office:value="245" calcext:value-type="float">
            <text:p>245</text:p>
          </table:table-cell>
          <table:table-cell table:formula="of:==IF([$Sheet1.$B177]; [$Sheet1.K177]; &quot;&quot;)" office:value-type="string" office:string-value="EMPTY" calcext:value-type="string">
            <text:p>EMPTY</text:p>
          </table:table-cell>
          <table:table-cell table:formula="of:==IF([$Sheet1.$B177]; [$Sheet1.L177]; &quot;&quot;)" office:value-type="string" office:string-value="DIAG_BOTH" calcext:value-type="string">
            <text:p>DIAG_BOTH</text:p>
          </table:table-cell>
          <table:table-cell table:formula="of:==IF([$Sheet1.$B177]; [$Sheet1.M177]; &quot;&quot;)" office:value-type="string" office:string-value="EMPTY" calcext:value-type="string">
            <text:p>EMPTY</text:p>
          </table:table-cell>
          <table:table-cell table:formula="of:==IF([$Sheet1.$B177]; [$Sheet1.N177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78]; UNICODE([$Sheet1.D178]); &quot;&quot;)" office:value-type="float" office:value="245" calcext:value-type="float">
            <text:p>245</text:p>
          </table:table-cell>
          <table:table-cell table:formula="of:=IF([$Sheet1.$B178]; UNICODE([$Sheet1.E178]); &quot;&quot;)" office:value-type="float" office:value="252" calcext:value-type="float">
            <text:p>252</text:p>
          </table:table-cell>
          <table:table-cell table:formula="of:=IF([$Sheet1.$B178]; UNICODE([$Sheet1.F178]); &quot;&quot;)" office:value-type="float" office:value="246" calcext:value-type="float">
            <text:p>246</text:p>
          </table:table-cell>
          <table:table-cell table:formula="of:=IF([$Sheet1.$B178]; UNICODE([$Sheet1.G178]); &quot;&quot;)" office:value-type="float" office:value="247" calcext:value-type="float">
            <text:p>247</text:p>
          </table:table-cell>
          <table:table-cell table:formula="of:=IF([$Sheet1.$B178]; UNICODE([$Sheet1.H178]); &quot;&quot;)" office:value-type="float" office:value="244" calcext:value-type="float">
            <text:p>244</text:p>
          </table:table-cell>
          <table:table-cell table:formula="of:==IF([$Sheet1.$B178]; [$Sheet1.K178]; &quot;&quot;)" office:value-type="string" office:string-value="EMPTY" calcext:value-type="string">
            <text:p>EMPTY</text:p>
          </table:table-cell>
          <table:table-cell table:formula="of:==IF([$Sheet1.$B178]; [$Sheet1.L178]; &quot;&quot;)" office:value-type="string" office:string-value="DIAG_BOTH" calcext:value-type="string">
            <text:p>DIAG_BOTH</text:p>
          </table:table-cell>
          <table:table-cell table:formula="of:==IF([$Sheet1.$B178]; [$Sheet1.M178]; &quot;&quot;)" office:value-type="string" office:string-value="ORTHO_BOTH" calcext:value-type="string">
            <text:p>ORTHO_BOTH</text:p>
          </table:table-cell>
          <table:table-cell table:formula="of:==IF([$Sheet1.$B178]; [$Sheet1.N178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79]; UNICODE([$Sheet1.D179]); &quot;&quot;)" office:value-type="float" office:value="246" calcext:value-type="float">
            <text:p>246</text:p>
          </table:table-cell>
          <table:table-cell table:formula="of:=IF([$Sheet1.$B179]; UNICODE([$Sheet1.E179]); &quot;&quot;)" office:value-type="float" office:value="248" calcext:value-type="float">
            <text:p>248</text:p>
          </table:table-cell>
          <table:table-cell table:formula="of:=IF([$Sheet1.$B179]; UNICODE([$Sheet1.F179]); &quot;&quot;)" office:value-type="float" office:value="245" calcext:value-type="float">
            <text:p>245</text:p>
          </table:table-cell>
          <table:table-cell table:formula="of:=IF([$Sheet1.$B179]; UNICODE([$Sheet1.G179]); &quot;&quot;)" office:value-type="float" office:value="244" calcext:value-type="float">
            <text:p>244</text:p>
          </table:table-cell>
          <table:table-cell table:formula="of:=IF([$Sheet1.$B179]; UNICODE([$Sheet1.H179]); &quot;&quot;)" office:value-type="float" office:value="247" calcext:value-type="float">
            <text:p>247</text:p>
          </table:table-cell>
          <table:table-cell table:formula="of:==IF([$Sheet1.$B179]; [$Sheet1.K179]; &quot;&quot;)" office:value-type="string" office:string-value="DIAG_BOTH" calcext:value-type="string">
            <text:p>DIAG_BOTH</text:p>
          </table:table-cell>
          <table:table-cell table:formula="of:==IF([$Sheet1.$B179]; [$Sheet1.L179]; &quot;&quot;)" office:value-type="string" office:string-value="EMPTY" calcext:value-type="string">
            <text:p>EMPTY</text:p>
          </table:table-cell>
          <table:table-cell table:formula="of:==IF([$Sheet1.$B179]; [$Sheet1.M179]; &quot;&quot;)" office:value-type="string" office:string-value="EMPTY" calcext:value-type="string">
            <text:p>EMPTY</text:p>
          </table:table-cell>
          <table:table-cell table:formula="of:==IF([$Sheet1.$B179]; [$Sheet1.N179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80]; UNICODE([$Sheet1.D180]); &quot;&quot;)" office:value-type="float" office:value="247" calcext:value-type="float">
            <text:p>247</text:p>
          </table:table-cell>
          <table:table-cell table:formula="of:=IF([$Sheet1.$B180]; UNICODE([$Sheet1.E180]); &quot;&quot;)" office:value-type="float" office:value="251" calcext:value-type="float">
            <text:p>251</text:p>
          </table:table-cell>
          <table:table-cell table:formula="of:=IF([$Sheet1.$B180]; UNICODE([$Sheet1.F180]); &quot;&quot;)" office:value-type="float" office:value="244" calcext:value-type="float">
            <text:p>244</text:p>
          </table:table-cell>
          <table:table-cell table:formula="of:=IF([$Sheet1.$B180]; UNICODE([$Sheet1.G180]); &quot;&quot;)" office:value-type="float" office:value="245" calcext:value-type="float">
            <text:p>245</text:p>
          </table:table-cell>
          <table:table-cell table:formula="of:=IF([$Sheet1.$B180]; UNICODE([$Sheet1.H180]); &quot;&quot;)" office:value-type="float" office:value="246" calcext:value-type="float">
            <text:p>246</text:p>
          </table:table-cell>
          <table:table-cell table:formula="of:==IF([$Sheet1.$B180]; [$Sheet1.K180]; &quot;&quot;)" office:value-type="string" office:string-value="DIAG_BOTH" calcext:value-type="string">
            <text:p>DIAG_BOTH</text:p>
          </table:table-cell>
          <table:table-cell table:formula="of:==IF([$Sheet1.$B180]; [$Sheet1.L180]; &quot;&quot;)" office:value-type="string" office:string-value="EMPTY" calcext:value-type="string">
            <text:p>EMPTY</text:p>
          </table:table-cell>
          <table:table-cell table:formula="of:==IF([$Sheet1.$B180]; [$Sheet1.M180]; &quot;&quot;)" office:value-type="string" office:string-value="ORTHO_BOTH" calcext:value-type="string">
            <text:p>ORTHO_BOTH</text:p>
          </table:table-cell>
          <table:table-cell table:formula="of:==IF([$Sheet1.$B180]; [$Sheet1.N18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81]; UNICODE([$Sheet1.D181]); &quot;&quot;)" office:value-type="float" office:value="248" calcext:value-type="float">
            <text:p>248</text:p>
          </table:table-cell>
          <table:table-cell table:formula="of:=IF([$Sheet1.$B181]; UNICODE([$Sheet1.E181]); &quot;&quot;)" office:value-type="float" office:value="245" calcext:value-type="float">
            <text:p>245</text:p>
          </table:table-cell>
          <table:table-cell table:formula="of:=IF([$Sheet1.$B181]; UNICODE([$Sheet1.F181]); &quot;&quot;)" office:value-type="float" office:value="252" calcext:value-type="float">
            <text:p>252</text:p>
          </table:table-cell>
          <table:table-cell table:formula="of:=IF([$Sheet1.$B181]; UNICODE([$Sheet1.G181]); &quot;&quot;)" office:value-type="float" office:value="251" calcext:value-type="float">
            <text:p>251</text:p>
          </table:table-cell>
          <table:table-cell table:formula="of:=IF([$Sheet1.$B181]; UNICODE([$Sheet1.H181]); &quot;&quot;)" office:value-type="float" office:value="249" calcext:value-type="float">
            <text:p>249</text:p>
          </table:table-cell>
          <table:table-cell table:formula="of:==IF([$Sheet1.$B181]; [$Sheet1.K181]; &quot;&quot;)" office:value-type="string" office:string-value="EMPTY" calcext:value-type="string">
            <text:p>EMPTY</text:p>
          </table:table-cell>
          <table:table-cell table:formula="of:==IF([$Sheet1.$B181]; [$Sheet1.L181]; &quot;&quot;)" office:value-type="string" office:string-value="ORTHO_BOTH" calcext:value-type="string">
            <text:p>ORTHO_BOTH</text:p>
          </table:table-cell>
          <table:table-cell table:formula="of:==IF([$Sheet1.$B181]; [$Sheet1.M181]; &quot;&quot;)" office:value-type="string" office:string-value="EMPTY" calcext:value-type="string">
            <text:p>EMPTY</text:p>
          </table:table-cell>
          <table:table-cell table:formula="of:==IF([$Sheet1.$B181]; [$Sheet1.N181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82]; UNICODE([$Sheet1.D182]); &quot;&quot;)" office:value-type="float" office:value="249" calcext:value-type="float">
            <text:p>249</text:p>
          </table:table-cell>
          <table:table-cell table:formula="of:=IF([$Sheet1.$B182]; UNICODE([$Sheet1.E182]); &quot;&quot;)" office:value-type="float" office:value="247" calcext:value-type="float">
            <text:p>247</text:p>
          </table:table-cell>
          <table:table-cell table:formula="of:=IF([$Sheet1.$B182]; UNICODE([$Sheet1.F182]); &quot;&quot;)" office:value-type="float" office:value="251" calcext:value-type="float">
            <text:p>251</text:p>
          </table:table-cell>
          <table:table-cell table:formula="of:=IF([$Sheet1.$B182]; UNICODE([$Sheet1.G182]); &quot;&quot;)" office:value-type="float" office:value="252" calcext:value-type="float">
            <text:p>252</text:p>
          </table:table-cell>
          <table:table-cell table:formula="of:=IF([$Sheet1.$B182]; UNICODE([$Sheet1.H182]); &quot;&quot;)" office:value-type="float" office:value="248" calcext:value-type="float">
            <text:p>248</text:p>
          </table:table-cell>
          <table:table-cell table:formula="of:==IF([$Sheet1.$B182]; [$Sheet1.K182]; &quot;&quot;)" office:value-type="string" office:string-value="EMPTY" calcext:value-type="string">
            <text:p>EMPTY</text:p>
          </table:table-cell>
          <table:table-cell table:formula="of:==IF([$Sheet1.$B182]; [$Sheet1.L182]; &quot;&quot;)" office:value-type="string" office:string-value="ORTHO_BOTH" calcext:value-type="string">
            <text:p>ORTHO_BOTH</text:p>
          </table:table-cell>
          <table:table-cell table:formula="of:==IF([$Sheet1.$B182]; [$Sheet1.M182]; &quot;&quot;)" office:value-type="string" office:string-value="DIAG_BOTH" calcext:value-type="string">
            <text:p>DIAG_BOTH</text:p>
          </table:table-cell>
          <table:table-cell table:formula="of:==IF([$Sheet1.$B182]; [$Sheet1.N182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83]; UNICODE([$Sheet1.D183]); &quot;&quot;)" office:value-type="float" office:value="251" calcext:value-type="float">
            <text:p>251</text:p>
          </table:table-cell>
          <table:table-cell table:formula="of:=IF([$Sheet1.$B183]; UNICODE([$Sheet1.E183]); &quot;&quot;)" office:value-type="float" office:value="244" calcext:value-type="float">
            <text:p>244</text:p>
          </table:table-cell>
          <table:table-cell table:formula="of:=IF([$Sheet1.$B183]; UNICODE([$Sheet1.F183]); &quot;&quot;)" office:value-type="float" office:value="249" calcext:value-type="float">
            <text:p>249</text:p>
          </table:table-cell>
          <table:table-cell table:formula="of:=IF([$Sheet1.$B183]; UNICODE([$Sheet1.G183]); &quot;&quot;)" office:value-type="float" office:value="248" calcext:value-type="float">
            <text:p>248</text:p>
          </table:table-cell>
          <table:table-cell table:formula="of:=IF([$Sheet1.$B183]; UNICODE([$Sheet1.H183]); &quot;&quot;)" office:value-type="float" office:value="252" calcext:value-type="float">
            <text:p>252</text:p>
          </table:table-cell>
          <table:table-cell table:formula="of:==IF([$Sheet1.$B183]; [$Sheet1.K183]; &quot;&quot;)" office:value-type="string" office:string-value="ORTHO_BOTH" calcext:value-type="string">
            <text:p>ORTHO_BOTH</text:p>
          </table:table-cell>
          <table:table-cell table:formula="of:==IF([$Sheet1.$B183]; [$Sheet1.L183]; &quot;&quot;)" office:value-type="string" office:string-value="EMPTY" calcext:value-type="string">
            <text:p>EMPTY</text:p>
          </table:table-cell>
          <table:table-cell table:formula="of:==IF([$Sheet1.$B183]; [$Sheet1.M183]; &quot;&quot;)" office:value-type="string" office:string-value="EMPTY" calcext:value-type="string">
            <text:p>EMPTY</text:p>
          </table:table-cell>
          <table:table-cell table:formula="of:==IF([$Sheet1.$B183]; [$Sheet1.N183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84]; UNICODE([$Sheet1.D184]); &quot;&quot;)" office:value-type="float" office:value="252" calcext:value-type="float">
            <text:p>252</text:p>
          </table:table-cell>
          <table:table-cell table:formula="of:=IF([$Sheet1.$B184]; UNICODE([$Sheet1.E184]); &quot;&quot;)" office:value-type="float" office:value="246" calcext:value-type="float">
            <text:p>246</text:p>
          </table:table-cell>
          <table:table-cell table:formula="of:=IF([$Sheet1.$B184]; UNICODE([$Sheet1.F184]); &quot;&quot;)" office:value-type="float" office:value="248" calcext:value-type="float">
            <text:p>248</text:p>
          </table:table-cell>
          <table:table-cell table:formula="of:=IF([$Sheet1.$B184]; UNICODE([$Sheet1.G184]); &quot;&quot;)" office:value-type="float" office:value="249" calcext:value-type="float">
            <text:p>249</text:p>
          </table:table-cell>
          <table:table-cell table:formula="of:=IF([$Sheet1.$B184]; UNICODE([$Sheet1.H184]); &quot;&quot;)" office:value-type="float" office:value="251" calcext:value-type="float">
            <text:p>251</text:p>
          </table:table-cell>
          <table:table-cell table:formula="of:==IF([$Sheet1.$B184]; [$Sheet1.K184]; &quot;&quot;)" office:value-type="string" office:string-value="ORTHO_BOTH" calcext:value-type="string">
            <text:p>ORTHO_BOTH</text:p>
          </table:table-cell>
          <table:table-cell table:formula="of:==IF([$Sheet1.$B184]; [$Sheet1.L184]; &quot;&quot;)" office:value-type="string" office:string-value="EMPTY" calcext:value-type="string">
            <text:p>EMPTY</text:p>
          </table:table-cell>
          <table:table-cell table:formula="of:==IF([$Sheet1.$B184]; [$Sheet1.M184]; &quot;&quot;)" office:value-type="string" office:string-value="DIAG_BOTH" calcext:value-type="string">
            <text:p>DIAG_BOTH</text:p>
          </table:table-cell>
          <table:table-cell table:formula="of:==IF([$Sheet1.$B184]; [$Sheet1.N184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85]; UNICODE([$Sheet1.D185]); &quot;&quot;)" office:value-type="float" office:value="291" calcext:value-type="float">
            <text:p>291</text:p>
          </table:table-cell>
          <table:table-cell table:formula="of:=IF([$Sheet1.$B185]; UNICODE([$Sheet1.E185]); &quot;&quot;)" office:value-type="float" office:value="292" calcext:value-type="float">
            <text:p>292</text:p>
          </table:table-cell>
          <table:table-cell table:formula="of:=IF([$Sheet1.$B185]; UNICODE([$Sheet1.F185]); &quot;&quot;)" office:value-type="float" office:value="293" calcext:value-type="float">
            <text:p>293</text:p>
          </table:table-cell>
          <table:table-cell table:formula="of:=IF([$Sheet1.$B185]; UNICODE([$Sheet1.G185]); &quot;&quot;)" office:value-type="float" office:value="297" calcext:value-type="float">
            <text:p>297</text:p>
          </table:table-cell>
          <table:table-cell table:formula="of:=IF([$Sheet1.$B185]; UNICODE([$Sheet1.H185]); &quot;&quot;)" office:value-type="float" office:value="295" calcext:value-type="float">
            <text:p>295</text:p>
          </table:table-cell>
          <table:table-cell table:formula="of:==IF([$Sheet1.$B185]; [$Sheet1.K185]; &quot;&quot;)" office:value-type="string" office:string-value="EMPTY" calcext:value-type="string">
            <text:p>EMPTY</text:p>
          </table:table-cell>
          <table:table-cell table:formula="of:==IF([$Sheet1.$B185]; [$Sheet1.L185]; &quot;&quot;)" office:value-type="string" office:string-value="DIAG_FRONT" calcext:value-type="string">
            <text:p>DIAG_FRONT</text:p>
          </table:table-cell>
          <table:table-cell table:formula="of:==IF([$Sheet1.$B185]; [$Sheet1.M185]; &quot;&quot;)" office:value-type="string" office:string-value="ORTHO_DOWN" calcext:value-type="string">
            <text:p>ORTHO_DOWN</text:p>
          </table:table-cell>
          <table:table-cell table:formula="of:==IF([$Sheet1.$B185]; [$Sheet1.N18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86]; UNICODE([$Sheet1.D186]); &quot;&quot;)" office:value-type="float" office:value="292" calcext:value-type="float">
            <text:p>292</text:p>
          </table:table-cell>
          <table:table-cell table:formula="of:=IF([$Sheet1.$B186]; UNICODE([$Sheet1.E186]); &quot;&quot;)" office:value-type="float" office:value="293" calcext:value-type="float">
            <text:p>293</text:p>
          </table:table-cell>
          <table:table-cell table:formula="of:=IF([$Sheet1.$B186]; UNICODE([$Sheet1.F186]); &quot;&quot;)" office:value-type="float" office:value="294" calcext:value-type="float">
            <text:p>294</text:p>
          </table:table-cell>
          <table:table-cell table:formula="of:=IF([$Sheet1.$B186]; UNICODE([$Sheet1.G186]); &quot;&quot;)" office:value-type="float" office:value="296" calcext:value-type="float">
            <text:p>296</text:p>
          </table:table-cell>
          <table:table-cell table:formula="of:=IF([$Sheet1.$B186]; UNICODE([$Sheet1.H186]); &quot;&quot;)" office:value-type="float" office:value="298" calcext:value-type="float">
            <text:p>298</text:p>
          </table:table-cell>
          <table:table-cell table:formula="of:==IF([$Sheet1.$B186]; [$Sheet1.K186]; &quot;&quot;)" office:value-type="string" office:string-value="ORTHO_LEFT" calcext:value-type="string">
            <text:p>ORTHO_LEFT</text:p>
          </table:table-cell>
          <table:table-cell table:formula="of:==IF([$Sheet1.$B186]; [$Sheet1.L186]; &quot;&quot;)" office:value-type="string" office:string-value="EMPTY" calcext:value-type="string">
            <text:p>EMPTY</text:p>
          </table:table-cell>
          <table:table-cell table:formula="of:==IF([$Sheet1.$B186]; [$Sheet1.M186]; &quot;&quot;)" office:value-type="string" office:string-value="DIAG_FRONT" calcext:value-type="string">
            <text:p>DIAG_FRONT</text:p>
          </table:table-cell>
          <table:table-cell table:formula="of:==IF([$Sheet1.$B186]; [$Sheet1.N18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87]; UNICODE([$Sheet1.D187]); &quot;&quot;)" office:value-type="float" office:value="293" calcext:value-type="float">
            <text:p>293</text:p>
          </table:table-cell>
          <table:table-cell table:formula="of:=IF([$Sheet1.$B187]; UNICODE([$Sheet1.E187]); &quot;&quot;)" office:value-type="float" office:value="294" calcext:value-type="float">
            <text:p>294</text:p>
          </table:table-cell>
          <table:table-cell table:formula="of:=IF([$Sheet1.$B187]; UNICODE([$Sheet1.F187]); &quot;&quot;)" office:value-type="float" office:value="291" calcext:value-type="float">
            <text:p>291</text:p>
          </table:table-cell>
          <table:table-cell table:formula="of:=IF([$Sheet1.$B187]; UNICODE([$Sheet1.G187]); &quot;&quot;)" office:value-type="float" office:value="295" calcext:value-type="float">
            <text:p>295</text:p>
          </table:table-cell>
          <table:table-cell table:formula="of:=IF([$Sheet1.$B187]; UNICODE([$Sheet1.H187]); &quot;&quot;)" office:value-type="float" office:value="297" calcext:value-type="float">
            <text:p>297</text:p>
          </table:table-cell>
          <table:table-cell table:formula="of:==IF([$Sheet1.$B187]; [$Sheet1.K187]; &quot;&quot;)" office:value-type="string" office:string-value="DIAG_FRONT" calcext:value-type="string">
            <text:p>DIAG_FRONT</text:p>
          </table:table-cell>
          <table:table-cell table:formula="of:==IF([$Sheet1.$B187]; [$Sheet1.L187]; &quot;&quot;)" office:value-type="string" office:string-value="EMPTY" calcext:value-type="string">
            <text:p>EMPTY</text:p>
          </table:table-cell>
          <table:table-cell table:formula="of:==IF([$Sheet1.$B187]; [$Sheet1.M187]; &quot;&quot;)" office:value-type="string" office:string-value="EMPTY" calcext:value-type="string">
            <text:p>EMPTY</text:p>
          </table:table-cell>
          <table:table-cell table:formula="of:==IF([$Sheet1.$B187]; [$Sheet1.N187]; &quot;&quot;)" office:value-type="string" office:string-value="ORTHO_UP" calcext:value-type="string">
            <text:p>ORTHO_UP</text:p>
          </table:table-cell>
        </table:table-row>
        <table:table-row table:style-name="ro1">
          <table:table-cell table:formula="of:=IF([$Sheet1.$B188]; UNICODE([$Sheet1.D188]); &quot;&quot;)" office:value-type="float" office:value="294" calcext:value-type="float">
            <text:p>294</text:p>
          </table:table-cell>
          <table:table-cell table:formula="of:=IF([$Sheet1.$B188]; UNICODE([$Sheet1.E188]); &quot;&quot;)" office:value-type="float" office:value="291" calcext:value-type="float">
            <text:p>291</text:p>
          </table:table-cell>
          <table:table-cell table:formula="of:=IF([$Sheet1.$B188]; UNICODE([$Sheet1.F188]); &quot;&quot;)" office:value-type="float" office:value="292" calcext:value-type="float">
            <text:p>292</text:p>
          </table:table-cell>
          <table:table-cell table:formula="of:=IF([$Sheet1.$B188]; UNICODE([$Sheet1.G188]); &quot;&quot;)" office:value-type="float" office:value="298" calcext:value-type="float">
            <text:p>298</text:p>
          </table:table-cell>
          <table:table-cell table:formula="of:=IF([$Sheet1.$B188]; UNICODE([$Sheet1.H188]); &quot;&quot;)" office:value-type="float" office:value="296" calcext:value-type="float">
            <text:p>296</text:p>
          </table:table-cell>
          <table:table-cell table:formula="of:==IF([$Sheet1.$B188]; [$Sheet1.K188]; &quot;&quot;)" office:value-type="string" office:string-value="EMPTY" calcext:value-type="string">
            <text:p>EMPTY</text:p>
          </table:table-cell>
          <table:table-cell table:formula="of:==IF([$Sheet1.$B188]; [$Sheet1.L188]; &quot;&quot;)" office:value-type="string" office:string-value="ORTHO_RIGHT" calcext:value-type="string">
            <text:p>ORTHO_RIGHT</text:p>
          </table:table-cell>
          <table:table-cell table:formula="of:==IF([$Sheet1.$B188]; [$Sheet1.M188]; &quot;&quot;)" office:value-type="string" office:string-value="EMPTY" calcext:value-type="string">
            <text:p>EMPTY</text:p>
          </table:table-cell>
          <table:table-cell table:formula="of:==IF([$Sheet1.$B188]; [$Sheet1.N188]; &quot;&quot;)" office:value-type="string" office:string-value="DIAG_FRONT" calcext:value-type="string">
            <text:p>DIAG_FRONT</text:p>
          </table:table-cell>
        </table:table-row>
        <table:table-row table:style-name="ro1">
          <table:table-cell table:formula="of:=IF([$Sheet1.$B189]; UNICODE([$Sheet1.D189]); &quot;&quot;)" office:value-type="float" office:value="295" calcext:value-type="float">
            <text:p>295</text:p>
          </table:table-cell>
          <table:table-cell table:formula="of:=IF([$Sheet1.$B189]; UNICODE([$Sheet1.E189]); &quot;&quot;)" office:value-type="float" office:value="296" calcext:value-type="float">
            <text:p>296</text:p>
          </table:table-cell>
          <table:table-cell table:formula="of:=IF([$Sheet1.$B189]; UNICODE([$Sheet1.F189]); &quot;&quot;)" office:value-type="float" office:value="297" calcext:value-type="float">
            <text:p>297</text:p>
          </table:table-cell>
          <table:table-cell table:formula="of:=IF([$Sheet1.$B189]; UNICODE([$Sheet1.G189]); &quot;&quot;)" office:value-type="float" office:value="293" calcext:value-type="float">
            <text:p>293</text:p>
          </table:table-cell>
          <table:table-cell table:formula="of:=IF([$Sheet1.$B189]; UNICODE([$Sheet1.H189]); &quot;&quot;)" office:value-type="float" office:value="291" calcext:value-type="float">
            <text:p>291</text:p>
          </table:table-cell>
          <table:table-cell table:formula="of:==IF([$Sheet1.$B189]; [$Sheet1.K189]; &quot;&quot;)" office:value-type="string" office:string-value="EMPTY" calcext:value-type="string">
            <text:p>EMPTY</text:p>
          </table:table-cell>
          <table:table-cell table:formula="of:==IF([$Sheet1.$B189]; [$Sheet1.L189]; &quot;&quot;)" office:value-type="string" office:string-value="DIAG_BACK" calcext:value-type="string">
            <text:p>DIAG_BACK</text:p>
          </table:table-cell>
          <table:table-cell table:formula="of:==IF([$Sheet1.$B189]; [$Sheet1.M189]; &quot;&quot;)" office:value-type="string" office:string-value="EMPTY" calcext:value-type="string">
            <text:p>EMPTY</text:p>
          </table:table-cell>
          <table:table-cell table:formula="of:==IF([$Sheet1.$B189]; [$Sheet1.N189]; &quot;&quot;)" office:value-type="string" office:string-value="ORTHO_DOWN" calcext:value-type="string">
            <text:p>ORTHO_DOWN</text:p>
          </table:table-cell>
        </table:table-row>
        <table:table-row table:style-name="ro1">
          <table:table-cell table:formula="of:=IF([$Sheet1.$B190]; UNICODE([$Sheet1.D190]); &quot;&quot;)" office:value-type="float" office:value="296" calcext:value-type="float">
            <text:p>296</text:p>
          </table:table-cell>
          <table:table-cell table:formula="of:=IF([$Sheet1.$B190]; UNICODE([$Sheet1.E190]); &quot;&quot;)" office:value-type="float" office:value="297" calcext:value-type="float">
            <text:p>297</text:p>
          </table:table-cell>
          <table:table-cell table:formula="of:=IF([$Sheet1.$B190]; UNICODE([$Sheet1.F190]); &quot;&quot;)" office:value-type="float" office:value="298" calcext:value-type="float">
            <text:p>298</text:p>
          </table:table-cell>
          <table:table-cell table:formula="of:=IF([$Sheet1.$B190]; UNICODE([$Sheet1.G190]); &quot;&quot;)" office:value-type="float" office:value="292" calcext:value-type="float">
            <text:p>292</text:p>
          </table:table-cell>
          <table:table-cell table:formula="of:=IF([$Sheet1.$B190]; UNICODE([$Sheet1.H190]); &quot;&quot;)" office:value-type="float" office:value="294" calcext:value-type="float">
            <text:p>294</text:p>
          </table:table-cell>
          <table:table-cell table:formula="of:==IF([$Sheet1.$B190]; [$Sheet1.K190]; &quot;&quot;)" office:value-type="string" office:string-value="EMPTY" calcext:value-type="string">
            <text:p>EMPTY</text:p>
          </table:table-cell>
          <table:table-cell table:formula="of:==IF([$Sheet1.$B190]; [$Sheet1.L190]; &quot;&quot;)" office:value-type="string" office:string-value="ORTHO_LEFT" calcext:value-type="string">
            <text:p>ORTHO_LEFT</text:p>
          </table:table-cell>
          <table:table-cell table:formula="of:==IF([$Sheet1.$B190]; [$Sheet1.M190]; &quot;&quot;)" office:value-type="string" office:string-value="DIAG_BACK" calcext:value-type="string">
            <text:p>DIAG_BACK</text:p>
          </table:table-cell>
          <table:table-cell table:formula="of:==IF([$Sheet1.$B190]; [$Sheet1.N19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91]; UNICODE([$Sheet1.D191]); &quot;&quot;)" office:value-type="float" office:value="297" calcext:value-type="float">
            <text:p>297</text:p>
          </table:table-cell>
          <table:table-cell table:formula="of:=IF([$Sheet1.$B191]; UNICODE([$Sheet1.E191]); &quot;&quot;)" office:value-type="float" office:value="298" calcext:value-type="float">
            <text:p>298</text:p>
          </table:table-cell>
          <table:table-cell table:formula="of:=IF([$Sheet1.$B191]; UNICODE([$Sheet1.F191]); &quot;&quot;)" office:value-type="float" office:value="295" calcext:value-type="float">
            <text:p>295</text:p>
          </table:table-cell>
          <table:table-cell table:formula="of:=IF([$Sheet1.$B191]; UNICODE([$Sheet1.G191]); &quot;&quot;)" office:value-type="float" office:value="291" calcext:value-type="float">
            <text:p>291</text:p>
          </table:table-cell>
          <table:table-cell table:formula="of:=IF([$Sheet1.$B191]; UNICODE([$Sheet1.H191]); &quot;&quot;)" office:value-type="float" office:value="293" calcext:value-type="float">
            <text:p>293</text:p>
          </table:table-cell>
          <table:table-cell table:formula="of:==IF([$Sheet1.$B191]; [$Sheet1.K191]; &quot;&quot;)" office:value-type="string" office:string-value="DIAG_BACK" calcext:value-type="string">
            <text:p>DIAG_BACK</text:p>
          </table:table-cell>
          <table:table-cell table:formula="of:==IF([$Sheet1.$B191]; [$Sheet1.L191]; &quot;&quot;)" office:value-type="string" office:string-value="EMPTY" calcext:value-type="string">
            <text:p>EMPTY</text:p>
          </table:table-cell>
          <table:table-cell table:formula="of:==IF([$Sheet1.$B191]; [$Sheet1.M191]; &quot;&quot;)" office:value-type="string" office:string-value="ORTHO_UP" calcext:value-type="string">
            <text:p>ORTHO_UP</text:p>
          </table:table-cell>
          <table:table-cell table:formula="of:==IF([$Sheet1.$B191]; [$Sheet1.N191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92]; UNICODE([$Sheet1.D192]); &quot;&quot;)" office:value-type="float" office:value="298" calcext:value-type="float">
            <text:p>298</text:p>
          </table:table-cell>
          <table:table-cell table:formula="of:=IF([$Sheet1.$B192]; UNICODE([$Sheet1.E192]); &quot;&quot;)" office:value-type="float" office:value="295" calcext:value-type="float">
            <text:p>295</text:p>
          </table:table-cell>
          <table:table-cell table:formula="of:=IF([$Sheet1.$B192]; UNICODE([$Sheet1.F192]); &quot;&quot;)" office:value-type="float" office:value="296" calcext:value-type="float">
            <text:p>296</text:p>
          </table:table-cell>
          <table:table-cell table:formula="of:=IF([$Sheet1.$B192]; UNICODE([$Sheet1.G192]); &quot;&quot;)" office:value-type="float" office:value="294" calcext:value-type="float">
            <text:p>294</text:p>
          </table:table-cell>
          <table:table-cell table:formula="of:=IF([$Sheet1.$B192]; UNICODE([$Sheet1.H192]); &quot;&quot;)" office:value-type="float" office:value="292" calcext:value-type="float">
            <text:p>292</text:p>
          </table:table-cell>
          <table:table-cell table:formula="of:==IF([$Sheet1.$B192]; [$Sheet1.K192]; &quot;&quot;)" office:value-type="string" office:string-value="ORTHO_RIGHT" calcext:value-type="string">
            <text:p>ORTHO_RIGHT</text:p>
          </table:table-cell>
          <table:table-cell table:formula="of:==IF([$Sheet1.$B192]; [$Sheet1.L192]; &quot;&quot;)" office:value-type="string" office:string-value="EMPTY" calcext:value-type="string">
            <text:p>EMPTY</text:p>
          </table:table-cell>
          <table:table-cell table:formula="of:==IF([$Sheet1.$B192]; [$Sheet1.M192]; &quot;&quot;)" office:value-type="string" office:string-value="EMPTY" calcext:value-type="string">
            <text:p>EMPTY</text:p>
          </table:table-cell>
          <table:table-cell table:formula="of:==IF([$Sheet1.$B192]; [$Sheet1.N192]; &quot;&quot;)" office:value-type="string" office:string-value="DIAG_BACK" calcext:value-type="string">
            <text:p>DIAG_BACK</text:p>
          </table:table-cell>
        </table:table-row>
        <table:table-row table:style-name="ro1">
          <table:table-cell table:formula="of:=IF([$Sheet1.$B193]; UNICODE([$Sheet1.D193]); &quot;&quot;)" office:value-type="float" office:value="338" calcext:value-type="float">
            <text:p>338</text:p>
          </table:table-cell>
          <table:table-cell table:formula="of:=IF([$Sheet1.$B193]; UNICODE([$Sheet1.E193]); &quot;&quot;)" office:value-type="float" office:value="8218" calcext:value-type="float">
            <text:p>8218</text:p>
          </table:table-cell>
          <table:table-cell table:formula="of:=IF([$Sheet1.$B193]; UNICODE([$Sheet1.F193]); &quot;&quot;)" office:value-type="float" office:value="338" calcext:value-type="float">
            <text:p>338</text:p>
          </table:table-cell>
          <table:table-cell table:formula="of:=IF([$Sheet1.$B193]; UNICODE([$Sheet1.G193]); &quot;&quot;)" office:value-type="float" office:value="338" calcext:value-type="float">
            <text:p>338</text:p>
          </table:table-cell>
          <table:table-cell table:formula="of:=IF([$Sheet1.$B193]; UNICODE([$Sheet1.H193]); &quot;&quot;)" office:value-type="float" office:value="338" calcext:value-type="float">
            <text:p>338</text:p>
          </table:table-cell>
          <table:table-cell table:formula="of:==IF([$Sheet1.$B193]; [$Sheet1.K193]; &quot;&quot;)" office:value-type="string" office:string-value="EMPTY" calcext:value-type="string">
            <text:p>EMPTY</text:p>
          </table:table-cell>
          <table:table-cell table:formula="of:==IF([$Sheet1.$B193]; [$Sheet1.L193]; &quot;&quot;)" office:value-type="string" office:string-value="EMPTY" calcext:value-type="string">
            <text:p>EMPTY</text:p>
          </table:table-cell>
          <table:table-cell table:formula="of:==IF([$Sheet1.$B193]; [$Sheet1.M193]; &quot;&quot;)" office:value-type="string" office:string-value="ORTHO_BOTH" calcext:value-type="string">
            <text:p>ORTHO_BOTH</text:p>
          </table:table-cell>
          <table:table-cell table:formula="of:==IF([$Sheet1.$B193]; [$Sheet1.N193]; &quot;&quot;)" office:value-type="string" office:string-value="ORTHO_BOTH" calcext:value-type="string">
            <text:p>ORTHO_BOTH</text:p>
          </table:table-cell>
        </table:table-row>
        <table:table-row table:style-name="ro1">
          <table:table-cell table:formula="of:=IF([$Sheet1.$B194]; UNICODE([$Sheet1.D194]); &quot;&quot;)" office:value-type="float" office:value="352" calcext:value-type="float">
            <text:p>352</text:p>
          </table:table-cell>
          <table:table-cell table:formula="of:=IF([$Sheet1.$B194]; UNICODE([$Sheet1.E194]); &quot;&quot;)" office:value-type="float" office:value="710" calcext:value-type="float">
            <text:p>710</text:p>
          </table:table-cell>
          <table:table-cell table:formula="of:=IF([$Sheet1.$B194]; UNICODE([$Sheet1.F194]); &quot;&quot;)" office:value-type="float" office:value="8249" calcext:value-type="float">
            <text:p>8249</text:p>
          </table:table-cell>
          <table:table-cell table:formula="of:=IF([$Sheet1.$B194]; UNICODE([$Sheet1.G194]); &quot;&quot;)" office:value-type="float" office:value="352" calcext:value-type="float">
            <text:p>352</text:p>
          </table:table-cell>
          <table:table-cell table:formula="of:=IF([$Sheet1.$B194]; UNICODE([$Sheet1.H194]); &quot;&quot;)" office:value-type="float" office:value="8249" calcext:value-type="float">
            <text:p>8249</text:p>
          </table:table-cell>
          <table:table-cell table:formula="of:==IF([$Sheet1.$B194]; [$Sheet1.K194]; &quot;&quot;)" office:value-type="string" office:string-value="EMPTY" calcext:value-type="string">
            <text:p>EMPTY</text:p>
          </table:table-cell>
          <table:table-cell table:formula="of:==IF([$Sheet1.$B194]; [$Sheet1.L194]; &quot;&quot;)" office:value-type="string" office:string-value="EMPTY" calcext:value-type="string">
            <text:p>EMPTY</text:p>
          </table:table-cell>
          <table:table-cell table:formula="of:==IF([$Sheet1.$B194]; [$Sheet1.M194]; &quot;&quot;)" office:value-type="string" office:string-value="EMPTY" calcext:value-type="string">
            <text:p>EMPTY</text:p>
          </table:table-cell>
          <table:table-cell table:formula="of:==IF([$Sheet1.$B194]; [$Sheet1.N194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95]; UNICODE([$Sheet1.D195]); &quot;&quot;)" office:value-type="float" office:value="710" calcext:value-type="float">
            <text:p>710</text:p>
          </table:table-cell>
          <table:table-cell table:formula="of:=IF([$Sheet1.$B195]; UNICODE([$Sheet1.E195]); &quot;&quot;)" office:value-type="float" office:value="8249" calcext:value-type="float">
            <text:p>8249</text:p>
          </table:table-cell>
          <table:table-cell table:formula="of:=IF([$Sheet1.$B195]; UNICODE([$Sheet1.F195]); &quot;&quot;)" office:value-type="float" office:value="8240" calcext:value-type="float">
            <text:p>8240</text:p>
          </table:table-cell>
          <table:table-cell table:formula="of:=IF([$Sheet1.$B195]; UNICODE([$Sheet1.G195]); &quot;&quot;)" office:value-type="float" office:value="8240" calcext:value-type="float">
            <text:p>8240</text:p>
          </table:table-cell>
          <table:table-cell table:formula="of:=IF([$Sheet1.$B195]; UNICODE([$Sheet1.H195]); &quot;&quot;)" office:value-type="float" office:value="710" calcext:value-type="float">
            <text:p>710</text:p>
          </table:table-cell>
          <table:table-cell table:formula="of:==IF([$Sheet1.$B195]; [$Sheet1.K195]; &quot;&quot;)" office:value-type="string" office:string-value="EMPTY" calcext:value-type="string">
            <text:p>EMPTY</text:p>
          </table:table-cell>
          <table:table-cell table:formula="of:==IF([$Sheet1.$B195]; [$Sheet1.L195]; &quot;&quot;)" office:value-type="string" office:string-value="DIAG_BOTH" calcext:value-type="string">
            <text:p>DIAG_BOTH</text:p>
          </table:table-cell>
          <table:table-cell table:formula="of:==IF([$Sheet1.$B195]; [$Sheet1.M195]; &quot;&quot;)" office:value-type="string" office:string-value="EMPTY" calcext:value-type="string">
            <text:p>EMPTY</text:p>
          </table:table-cell>
          <table:table-cell table:formula="of:==IF([$Sheet1.$B195]; [$Sheet1.N195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96]; UNICODE([$Sheet1.D196]); &quot;&quot;)" office:value-type="float" office:value="8218" calcext:value-type="float">
            <text:p>8218</text:p>
          </table:table-cell>
          <table:table-cell table:formula="of:=IF([$Sheet1.$B196]; UNICODE([$Sheet1.E196]); &quot;&quot;)" office:value-type="float" office:value="338" calcext:value-type="float">
            <text:p>338</text:p>
          </table:table-cell>
          <table:table-cell table:formula="of:=IF([$Sheet1.$B196]; UNICODE([$Sheet1.F196]); &quot;&quot;)" office:value-type="float" office:value="8218" calcext:value-type="float">
            <text:p>8218</text:p>
          </table:table-cell>
          <table:table-cell table:formula="of:=IF([$Sheet1.$B196]; UNICODE([$Sheet1.G196]); &quot;&quot;)" office:value-type="float" office:value="8218" calcext:value-type="float">
            <text:p>8218</text:p>
          </table:table-cell>
          <table:table-cell table:formula="of:=IF([$Sheet1.$B196]; UNICODE([$Sheet1.H196]); &quot;&quot;)" office:value-type="float" office:value="8218" calcext:value-type="float">
            <text:p>8218</text:p>
          </table:table-cell>
          <table:table-cell table:formula="of:==IF([$Sheet1.$B196]; [$Sheet1.K196]; &quot;&quot;)" office:value-type="string" office:string-value="ORTHO_BOTH" calcext:value-type="string">
            <text:p>ORTHO_BOTH</text:p>
          </table:table-cell>
          <table:table-cell table:formula="of:==IF([$Sheet1.$B196]; [$Sheet1.L196]; &quot;&quot;)" office:value-type="string" office:string-value="ORTHO_BOTH" calcext:value-type="string">
            <text:p>ORTHO_BOTH</text:p>
          </table:table-cell>
          <table:table-cell table:formula="of:==IF([$Sheet1.$B196]; [$Sheet1.M196]; &quot;&quot;)" office:value-type="string" office:string-value="EMPTY" calcext:value-type="string">
            <text:p>EMPTY</text:p>
          </table:table-cell>
          <table:table-cell table:formula="of:==IF([$Sheet1.$B196]; [$Sheet1.N196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197]; UNICODE([$Sheet1.D197]); &quot;&quot;)" office:value-type="float" office:value="8222" calcext:value-type="float">
            <text:p>8222</text:p>
          </table:table-cell>
          <table:table-cell table:formula="of:=IF([$Sheet1.$B197]; UNICODE([$Sheet1.E197]); &quot;&quot;)" office:value-type="float" office:value="8230" calcext:value-type="float">
            <text:p>8230</text:p>
          </table:table-cell>
          <table:table-cell table:formula="of:=IF([$Sheet1.$B197]; UNICODE([$Sheet1.F197]); &quot;&quot;)" office:value-type="float" office:value="8225" calcext:value-type="float">
            <text:p>8225</text:p>
          </table:table-cell>
          <table:table-cell table:formula="of:=IF([$Sheet1.$B197]; UNICODE([$Sheet1.G197]); &quot;&quot;)" office:value-type="float" office:value="8224" calcext:value-type="float">
            <text:p>8224</text:p>
          </table:table-cell>
          <table:table-cell table:formula="of:=IF([$Sheet1.$B197]; UNICODE([$Sheet1.H197]); &quot;&quot;)" office:value-type="float" office:value="8230" calcext:value-type="float">
            <text:p>8230</text:p>
          </table:table-cell>
          <table:table-cell table:formula="of:==IF([$Sheet1.$B197]; [$Sheet1.K197]; &quot;&quot;)" office:value-type="string" office:string-value="EMPTY" calcext:value-type="string">
            <text:p>EMPTY</text:p>
          </table:table-cell>
          <table:table-cell table:formula="of:==IF([$Sheet1.$B197]; [$Sheet1.L197]; &quot;&quot;)" office:value-type="string" office:string-value="DIAG_BOTH" calcext:value-type="string">
            <text:p>DIAG_BOTH</text:p>
          </table:table-cell>
          <table:table-cell table:formula="of:==IF([$Sheet1.$B197]; [$Sheet1.M197]; &quot;&quot;)" office:value-type="string" office:string-value="EMPTY" calcext:value-type="string">
            <text:p>EMPTY</text:p>
          </table:table-cell>
          <table:table-cell table:formula="of:==IF([$Sheet1.$B197]; [$Sheet1.N197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98]; UNICODE([$Sheet1.D198]); &quot;&quot;)" office:value-type="float" office:value="8224" calcext:value-type="float">
            <text:p>8224</text:p>
          </table:table-cell>
          <table:table-cell table:formula="of:=IF([$Sheet1.$B198]; UNICODE([$Sheet1.E198]); &quot;&quot;)" office:value-type="float" office:value="8222" calcext:value-type="float">
            <text:p>8222</text:p>
          </table:table-cell>
          <table:table-cell table:formula="of:=IF([$Sheet1.$B198]; UNICODE([$Sheet1.F198]); &quot;&quot;)" office:value-type="float" office:value="8230" calcext:value-type="float">
            <text:p>8230</text:p>
          </table:table-cell>
          <table:table-cell table:formula="of:=IF([$Sheet1.$B198]; UNICODE([$Sheet1.G198]); &quot;&quot;)" office:value-type="float" office:value="8222" calcext:value-type="float">
            <text:p>8222</text:p>
          </table:table-cell>
          <table:table-cell table:formula="of:=IF([$Sheet1.$B198]; UNICODE([$Sheet1.H198]); &quot;&quot;)" office:value-type="float" office:value="8225" calcext:value-type="float">
            <text:p>8225</text:p>
          </table:table-cell>
          <table:table-cell table:formula="of:==IF([$Sheet1.$B198]; [$Sheet1.K198]; &quot;&quot;)" office:value-type="string" office:string-value="DIAG_BOTH" calcext:value-type="string">
            <text:p>DIAG_BOTH</text:p>
          </table:table-cell>
          <table:table-cell table:formula="of:==IF([$Sheet1.$B198]; [$Sheet1.L198]; &quot;&quot;)" office:value-type="string" office:string-value="EMPTY" calcext:value-type="string">
            <text:p>EMPTY</text:p>
          </table:table-cell>
          <table:table-cell table:formula="of:==IF([$Sheet1.$B198]; [$Sheet1.M198]; &quot;&quot;)" office:value-type="string" office:string-value="EMPTY" calcext:value-type="string">
            <text:p>EMPTY</text:p>
          </table:table-cell>
          <table:table-cell table:formula="of:==IF([$Sheet1.$B198]; [$Sheet1.N198]; &quot;&quot;)" office:value-type="string" office:string-value="DIAG_BOTH" calcext:value-type="string">
            <text:p>DIAG_BOTH</text:p>
          </table:table-cell>
        </table:table-row>
        <table:table-row table:style-name="ro1">
          <table:table-cell table:formula="of:=IF([$Sheet1.$B199]; UNICODE([$Sheet1.D199]); &quot;&quot;)" office:value-type="float" office:value="8225" calcext:value-type="float">
            <text:p>8225</text:p>
          </table:table-cell>
          <table:table-cell table:formula="of:=IF([$Sheet1.$B199]; UNICODE([$Sheet1.E199]); &quot;&quot;)" office:value-type="float" office:value="8224" calcext:value-type="float">
            <text:p>8224</text:p>
          </table:table-cell>
          <table:table-cell table:formula="of:=IF([$Sheet1.$B199]; UNICODE([$Sheet1.F199]); &quot;&quot;)" office:value-type="float" office:value="8222" calcext:value-type="float">
            <text:p>8222</text:p>
          </table:table-cell>
          <table:table-cell table:formula="of:=IF([$Sheet1.$B199]; UNICODE([$Sheet1.G199]); &quot;&quot;)" office:value-type="float" office:value="8230" calcext:value-type="float">
            <text:p>8230</text:p>
          </table:table-cell>
          <table:table-cell table:formula="of:=IF([$Sheet1.$B199]; UNICODE([$Sheet1.H199]); &quot;&quot;)" office:value-type="float" office:value="8224" calcext:value-type="float">
            <text:p>8224</text:p>
          </table:table-cell>
          <table:table-cell table:formula="of:==IF([$Sheet1.$B199]; [$Sheet1.K199]; &quot;&quot;)" office:value-type="string" office:string-value="DIAG_BOTH" calcext:value-type="string">
            <text:p>DIAG_BOTH</text:p>
          </table:table-cell>
          <table:table-cell table:formula="of:==IF([$Sheet1.$B199]; [$Sheet1.L199]; &quot;&quot;)" office:value-type="string" office:string-value="EMPTY" calcext:value-type="string">
            <text:p>EMPTY</text:p>
          </table:table-cell>
          <table:table-cell table:formula="of:==IF([$Sheet1.$B199]; [$Sheet1.M199]; &quot;&quot;)" office:value-type="string" office:string-value="DIAG_BOTH" calcext:value-type="string">
            <text:p>DIAG_BOTH</text:p>
          </table:table-cell>
          <table:table-cell table:formula="of:==IF([$Sheet1.$B199]; [$Sheet1.N199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200]; UNICODE([$Sheet1.D200]); &quot;&quot;)" office:value-type="float" office:value="8230" calcext:value-type="float">
            <text:p>8230</text:p>
          </table:table-cell>
          <table:table-cell table:formula="of:=IF([$Sheet1.$B200]; UNICODE([$Sheet1.E200]); &quot;&quot;)" office:value-type="float" office:value="8225" calcext:value-type="float">
            <text:p>8225</text:p>
          </table:table-cell>
          <table:table-cell table:formula="of:=IF([$Sheet1.$B200]; UNICODE([$Sheet1.F200]); &quot;&quot;)" office:value-type="float" office:value="8224" calcext:value-type="float">
            <text:p>8224</text:p>
          </table:table-cell>
          <table:table-cell table:formula="of:=IF([$Sheet1.$B200]; UNICODE([$Sheet1.G200]); &quot;&quot;)" office:value-type="float" office:value="8225" calcext:value-type="float">
            <text:p>8225</text:p>
          </table:table-cell>
          <table:table-cell table:formula="of:=IF([$Sheet1.$B200]; UNICODE([$Sheet1.H200]); &quot;&quot;)" office:value-type="float" office:value="8222" calcext:value-type="float">
            <text:p>8222</text:p>
          </table:table-cell>
          <table:table-cell table:formula="of:==IF([$Sheet1.$B200]; [$Sheet1.K200]; &quot;&quot;)" office:value-type="string" office:string-value="EMPTY" calcext:value-type="string">
            <text:p>EMPTY</text:p>
          </table:table-cell>
          <table:table-cell table:formula="of:==IF([$Sheet1.$B200]; [$Sheet1.L200]; &quot;&quot;)" office:value-type="string" office:string-value="DIAG_BOTH" calcext:value-type="string">
            <text:p>DIAG_BOTH</text:p>
          </table:table-cell>
          <table:table-cell table:formula="of:==IF([$Sheet1.$B200]; [$Sheet1.M200]; &quot;&quot;)" office:value-type="string" office:string-value="DIAG_BOTH" calcext:value-type="string">
            <text:p>DIAG_BOTH</text:p>
          </table:table-cell>
          <table:table-cell table:formula="of:==IF([$Sheet1.$B200]; [$Sheet1.N200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201]; UNICODE([$Sheet1.D201]); &quot;&quot;)" office:value-type="float" office:value="8240" calcext:value-type="float">
            <text:p>8240</text:p>
          </table:table-cell>
          <table:table-cell table:formula="of:=IF([$Sheet1.$B201]; UNICODE([$Sheet1.E201]); &quot;&quot;)" office:value-type="float" office:value="352" calcext:value-type="float">
            <text:p>352</text:p>
          </table:table-cell>
          <table:table-cell table:formula="of:=IF([$Sheet1.$B201]; UNICODE([$Sheet1.F201]); &quot;&quot;)" office:value-type="float" office:value="710" calcext:value-type="float">
            <text:p>710</text:p>
          </table:table-cell>
          <table:table-cell table:formula="of:=IF([$Sheet1.$B201]; UNICODE([$Sheet1.G201]); &quot;&quot;)" office:value-type="float" office:value="710" calcext:value-type="float">
            <text:p>710</text:p>
          </table:table-cell>
          <table:table-cell table:formula="of:=IF([$Sheet1.$B201]; UNICODE([$Sheet1.H201]); &quot;&quot;)" office:value-type="float" office:value="8240" calcext:value-type="float">
            <text:p>8240</text:p>
          </table:table-cell>
          <table:table-cell table:formula="of:==IF([$Sheet1.$B201]; [$Sheet1.K201]; &quot;&quot;)" office:value-type="string" office:string-value="DIAG_BOTH" calcext:value-type="string">
            <text:p>DIAG_BOTH</text:p>
          </table:table-cell>
          <table:table-cell table:formula="of:==IF([$Sheet1.$B201]; [$Sheet1.L201]; &quot;&quot;)" office:value-type="string" office:string-value="EMPTY" calcext:value-type="string">
            <text:p>EMPTY</text:p>
          </table:table-cell>
          <table:table-cell table:formula="of:==IF([$Sheet1.$B201]; [$Sheet1.M201]; &quot;&quot;)" office:value-type="string" office:string-value="EMPTY" calcext:value-type="string">
            <text:p>EMPTY</text:p>
          </table:table-cell>
          <table:table-cell table:formula="of:==IF([$Sheet1.$B201]; [$Sheet1.N201]; &quot;&quot;)" office:value-type="string" office:string-value="EMPTY" calcext:value-type="string">
            <text:p>EMPTY</text:p>
          </table:table-cell>
        </table:table-row>
        <table:table-row table:style-name="ro1">
          <table:table-cell table:formula="of:=IF([$Sheet1.$B202]; UNICODE([$Sheet1.D202]); &quot;&quot;)" office:value-type="float" office:value="8249" calcext:value-type="float">
            <text:p>8249</text:p>
          </table:table-cell>
          <table:table-cell table:formula="of:=IF([$Sheet1.$B202]; UNICODE([$Sheet1.E202]); &quot;&quot;)" office:value-type="float" office:value="8240" calcext:value-type="float">
            <text:p>8240</text:p>
          </table:table-cell>
          <table:table-cell table:formula="of:=IF([$Sheet1.$B202]; UNICODE([$Sheet1.F202]); &quot;&quot;)" office:value-type="float" office:value="352" calcext:value-type="float">
            <text:p>352</text:p>
          </table:table-cell>
          <table:table-cell table:formula="of:=IF([$Sheet1.$B202]; UNICODE([$Sheet1.G202]); &quot;&quot;)" office:value-type="float" office:value="8249" calcext:value-type="float">
            <text:p>8249</text:p>
          </table:table-cell>
          <table:table-cell table:formula="of:=IF([$Sheet1.$B202]; UNICODE([$Sheet1.H202]); &quot;&quot;)" office:value-type="float" office:value="352" calcext:value-type="float">
            <text:p>352</text:p>
          </table:table-cell>
          <table:table-cell table:formula="of:==IF([$Sheet1.$B202]; [$Sheet1.K202]; &quot;&quot;)" office:value-type="string" office:string-value="EMPTY" calcext:value-type="string">
            <text:p>EMPTY</text:p>
          </table:table-cell>
          <table:table-cell table:formula="of:==IF([$Sheet1.$B202]; [$Sheet1.L202]; &quot;&quot;)" office:value-type="string" office:string-value="EMPTY" calcext:value-type="string">
            <text:p>EMPTY</text:p>
          </table:table-cell>
          <table:table-cell table:formula="of:==IF([$Sheet1.$B202]; [$Sheet1.M202]; &quot;&quot;)" office:value-type="string" office:string-value="DIAG_BOTH" calcext:value-type="string">
            <text:p>DIAG_BOTH</text:p>
          </table:table-cell>
          <table:table-cell table:formula="of:==IF([$Sheet1.$B202]; [$Sheet1.N202]; &quot;&quot;)" office:value-type="string" office:string-value="EMPTY" calcext:value-type="string">
            <text:p>EMPTY</text:p>
          </table:table-cell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eltic Knots" svg:font-family="'Celtic Knot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number:min-decimal-places="0" number:min-integer-digits="1" number:grouping="true"/>
    </number:number-style>
    <number:number-style style:name="N110">
      <number:text>-$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</number:number-style>
    <number:number-style style:name="N113">
      <number:text>-$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ffffcc"/>
    </style:style>
    <style:style style:name="Untitled1" style:family="table-cell" style:parent-style-name="Text">
      <style:table-cell-properties fo:background-color="#ffffd7" style:diagonal-bl-tr="none" style:diagonal-tl-br="none"/>
    </style:style>
    <style:style style:name="Excel_5f_CondFormat_5f_1_5f_1_5f_1" style:display-name="Excel_CondFormat_1_1_1" style:family="table-cell" style:parent-style-name="Default">
      <style:table-cell-properties fo:background-color="#ffff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00-00-00</text:date>, <text:time style:data-style-name="N2" text:time-value="13:43:12.2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3:08:50.352000000</meta:creation-date>
    <dc:date>2022-08-09T13:45:58.683000000</dc:date>
    <meta:editing-duration>PT13M57S</meta:editing-duration>
    <meta:editing-cycles>9</meta:editing-cycles>
    <meta:generator>LibreOffice/7.2.7.2$Windows_X86_64 LibreOffice_project/8d71d29d553c0f7dcbfa38fbfda25ee34cce99a2</meta:generator>
    <meta:document-statistic meta:table-count="2" meta:cell-count="4257" meta:object-count="0"/>
  </office:meta>
</office:document-meta>
</file>